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fo:language="en" fo:country="US" style:font-size-asian="6.80000019073486pt" style:language-asian="en" style:country-asian="US" style:font-name-complex="DejaVu Sans" style:font-size-complex="6.80000019073486pt" style:language-complex="en" style:country-complex="US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1" table:number-columns-repeated="3" table:default-cell-style-name="ce1"/>
        <table:table-column table:style-name="co1" table:number-columns-repeated="12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gamma</text:p>
          </table:table-cell>
          <table:table-cell office:value-type="string">
            <text:p>Volume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 office:value-type="string">
            <text:p>theor</text:p>
          </table:table-cell>
          <table:table-cell table:formula="of:=[.Q12]" office:value-type="float" office:value="4.73244054226904">
            <text:p>4.7324405423</text:p>
          </table:table-cell>
          <table:table-cell table:formula="of:=[.R12]" office:value-type="float" office:value="4.73766025028374">
            <text:p>4.7376602503</text:p>
          </table:table-cell>
          <table:table-cell table:formula="of:=[.S12]" office:value-type="float" office:value="5.09780038244739">
            <text:p>5.0978003824</text:p>
          </table:table-cell>
          <table:table-cell table:formula="of:=[.T12]" office:value-type="float" office:value="62.80261023194">
            <text:p>62.8026102319</text:p>
          </table:table-cell>
          <table:table-cell table:formula="of:=[.U12]" office:value-type="float" office:value="62.7481201198253">
            <text:p>62.7481201198</text:p>
          </table:table-cell>
          <table:table-cell table:formula="of:=[.V12]" office:value-type="float" office:value="60.081985807895">
            <text:p>60.0819858079</text:p>
          </table:table-cell>
          <table:table-cell table:formula="of:=[.W12]" office:value-type="float" office:value="83.6981376009992">
            <text:p>83.698137601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>
            <text:p>random</text:p>
          </table:table-cell>
          <table:table-cell table:formula="of:=[.Q26]" office:value-type="float" office:value="4.73389095693091">
            <text:p>4.7338909569</text:p>
          </table:table-cell>
          <table:table-cell table:formula="of:=[.R26]" office:value-type="float" office:value="4.73773132726543">
            <text:p>4.7377313273</text:p>
          </table:table-cell>
          <table:table-cell table:formula="of:=[.S26]" office:value-type="float" office:value="5.0992400243862">
            <text:p>5.0992400244</text:p>
          </table:table-cell>
          <table:table-cell table:formula="of:=[.T26]" office:value-type="float" office:value="62.7462883783354">
            <text:p>62.7462883783</text:p>
          </table:table-cell>
          <table:table-cell table:formula="of:=[.U26]" office:value-type="float" office:value="62.7382565257924">
            <text:p>62.7382565258</text:p>
          </table:table-cell>
          <table:table-cell table:formula="of:=[.V26]" office:value-type="float" office:value="60.0510544531427">
            <text:p>60.0510544531</text:p>
          </table:table-cell>
          <table:table-cell table:formula="of:=[.W26]" office:value-type="float" office:value="83.6792071235286">
            <text:p>83.6792071235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>
            <text:p>diff</text:p>
          </table:table-cell>
          <table:table-cell table:formula="of:=ABS([.B3]-[.B2])" office:value-type="float" office:value="0.00145041466187568">
            <text:p>0.0014504147</text:p>
          </table:table-cell>
          <table:table-cell table:formula="of:=ABS([.C3]-[.C2])" office:value-type="float" office:value="0.0000710769816878454">
            <text:p>0.000071077</text:p>
          </table:table-cell>
          <table:table-cell table:formula="of:=ABS([.D3]-[.D2])" office:value-type="float" office:value="0.0014396419388083">
            <text:p>0.0014396419</text:p>
          </table:table-cell>
          <table:table-cell table:formula="of:=ABS([.E3]-[.E2])" office:value-type="float" office:value="0.0563218536045582">
            <text:p>0.0563218536</text:p>
          </table:table-cell>
          <table:table-cell table:formula="of:=ABS([.F3]-[.F2])" office:value-type="float" office:value="0.00986359403285775">
            <text:p>0.009863594</text:p>
          </table:table-cell>
          <table:table-cell table:formula="of:=ABS([.G3]-[.G2])" office:value-type="float" office:value="0.0309313547522407">
            <text:p>0.0309313548</text:p>
          </table:table-cell>
          <table:table-cell table:formula="of:=ABS([.H3]-[.H2])" office:value-type="float" office:value="0.0189304774705903">
            <text:p>0.0189304775</text:p>
          </table:table-cell>
          <table:table-cell/>
          <table:table-cell table:style-name="Default" table:number-columns-repeated="3"/>
          <table:table-cell/>
          <table:table-cell office:value-type="string">
            <text:p>UBT</text:p>
          </table:table-cell>
          <table:table-cell office:value-type="string">
            <text:p>ISAW</text:p>
          </table:table-cell>
          <table:table-cell table:number-columns-repeated="2"/>
          <table:table-cell office:value-type="string">
            <text:p>UBT</text:p>
          </table:table-cell>
          <table:table-cell office:value-type="string">
            <text:p>SNS</text:p>
          </table:table-cell>
          <table:table-cell table:number-columns-repeated="2"/>
          <table:table-cell office:value-type="string">
            <text:p>*2pi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float" office:value="-0.20660027">
            <text:p>-0.20660027</text:p>
          </table:table-cell>
          <table:table-cell office:value-type="float" office:value="0.10163262">
            <text:p>0.10163262</text:p>
          </table:table-cell>
          <table:table-cell office:value-type="float" office:value="0.11057879">
            <text:p>0.11057879</text:p>
          </table:table-cell>
          <table:table-cell/>
          <table:table-cell office:value-type="float" office:value="0.10163262">
            <text:p>0.10163262</text:p>
          </table:table-cell>
          <table:table-cell office:value-type="float" office:value="0.11057879">
            <text:p>0.11057879</text:p>
          </table:table-cell>
          <table:table-cell office:value-type="float" office:value="-0.20660027">
            <text:p>-0.20660027</text:p>
          </table:table-cell>
          <table:table-cell/>
          <table:table-cell table:formula="of:=[.R5]*2*PI()" office:value-type="float" office:value="0.638576584714166">
            <text:p>0.6385765847</text:p>
          </table:table-cell>
          <table:table-cell table:formula="of:=[.S5]*2*PI()" office:value-type="float" office:value="0.694787028613697">
            <text:p>0.6947870286</text:p>
          </table:table-cell>
          <table:table-cell table:formula="of:=[.T5]*2*PI()" office:value-type="float" office:value="-1.29810778092334">
            <text:p>-1.2981077809</text:p>
          </table:table-cell>
        </table:table-row>
        <table:table-row table:style-name="ro1">
          <table:table-cell table:number-columns-repeated="3"/>
          <table:table-cell office:value-type="string">
            <text:p>Sample</text:p>
          </table:table-cell>
          <table:table-cell office:value-type="string">
            <text:p>From peaks</text:p>
          </table:table-cell>
          <table:table-cell office:value-type="string">
            <text:p>file</text:p>
          </table:table-cell>
          <table:table-cell office:value-type="string">
            <text:p>sample</text:p>
          </table:table-cell>
          <table:table-cell office:value-type="string">
            <text:p>Calc from UB</text:p>
          </table:table-cell>
          <table:table-cell/>
          <table:table-cell table:style-name="Default" office:value-type="string">
            <text:p>random</text:p>
          </table:table-cell>
          <table:table-cell table:style-name="Default" office:value-type="string">
            <text:p>sample</text:p>
          </table:table-cell>
          <table:table-cell table:style-name="Default"/>
          <table:table-cell/>
          <table:table-cell office:value-type="float" office:value="0.1190148">
            <text:p>0.1190148</text:p>
          </table:table-cell>
          <table:table-cell office:value-type="float" office:value="-0.16267181">
            <text:p>-0.16267181</text:p>
          </table:table-cell>
          <table:table-cell office:value-type="float" office:value="0.15622593">
            <text:p>0.15622593</text:p>
          </table:table-cell>
          <table:table-cell/>
          <table:table-cell office:value-type="float" office:value="-0.16267181">
            <text:p>-0.16267181</text:p>
          </table:table-cell>
          <table:table-cell office:value-type="float" office:value="0.15622593">
            <text:p>0.15622593</text:p>
          </table:table-cell>
          <table:table-cell office:value-type="float" office:value="0.1190148">
            <text:p>0.1190148</text:p>
          </table:table-cell>
          <table:table-cell/>
          <table:table-cell table:formula="of:=[.R6]*2*PI()" office:value-type="float" office:value="-1.02209712648431">
            <text:p>-1.0220971265</text:p>
          </table:table-cell>
          <table:table-cell table:formula="of:=[.S6]*2*PI()" office:value-type="float" office:value="0.981596467976467">
            <text:p>0.981596468</text:p>
          </table:table-cell>
          <table:table-cell table:formula="of:=[.T6]*2*PI()" office:value-type="float" office:value="0.747792042696917">
            <text:p>0.7477920427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qx</text:p>
          </table:table-cell>
          <table:table-cell office:value-type="string">
            <text:p>qy</text:p>
          </table:table-cell>
          <table:table-cell office:value-type="string">
            <text:p>qz</text:p>
          </table:table-cell>
          <table:table-cell office:value-type="string">
            <text:p>qx</text:p>
          </table:table-cell>
          <table:table-cell office:value-type="string">
            <text:p>qy</text:p>
          </table:table-cell>
          <table:table-cell office:value-type="string">
            <text:p>qz</text:p>
          </table:table-cell>
          <table:table-cell table:style-name="Default" office:value-type="string">
            <text:p>qx</text:p>
          </table:table-cell>
          <table:table-cell table:style-name="Default" office:value-type="string">
            <text:p>qy</text:p>
          </table:table-cell>
          <table:table-cell table:style-name="Default" office:value-type="string">
            <text:p>qz</text:p>
          </table:table-cell>
          <table:table-cell/>
          <table:table-cell office:value-type="float" office:value="0.14686578">
            <text:p>0.14686578</text:p>
          </table:table-cell>
          <table:table-cell office:value-type="float" office:value="0.17293872">
            <text:p>0.17293872</text:p>
          </table:table-cell>
          <table:table-cell office:value-type="float" office:value="-0.04374686">
            <text:p>-0.04374686</text:p>
          </table:table-cell>
          <table:table-cell/>
          <table:table-cell office:value-type="float" office:value="0.17293872">
            <text:p>0.17293872</text:p>
          </table:table-cell>
          <table:table-cell office:value-type="float" office:value="-0.04374686">
            <text:p>-0.04374686</text:p>
          </table:table-cell>
          <table:table-cell office:value-type="float" office:value="0.14686578">
            <text:p>0.14686578</text:p>
          </table:table-cell>
          <table:table-cell/>
          <table:table-cell table:formula="of:=[.R7]*2*PI()" office:value-type="float" office:value="1.08660602454644">
            <text:p>1.0866060245</text:p>
          </table:table-cell>
          <table:table-cell table:formula="of:=[.S7]*2*PI()" office:value-type="float" office:value="-0.274869627987242">
            <text:p>-0.274869628</text:p>
          </table:table-cell>
          <table:table-cell table:formula="of:=[.T7]*2*PI()" office:value-type="float" office:value="0.92278491102347">
            <text:p>0.922784911</text:p>
          </table:table-cell>
        </table:table-row>
        <table:table-row table:style-name="ro3"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.10448">
            <text:p>-1.10448</text:p>
          </table:table-cell>
          <table:table-cell office:value-type="float" office:value="-4.71255">
            <text:p>-4.71255</text:p>
          </table:table-cell>
          <table:table-cell office:value-type="float" office:value="6.67711">
            <text:p>6.67711</text:p>
          </table:table-cell>
          <table:table-cell table:number-matrix-columns-spanned="3" table:number-matrix-rows-spanned="1" table:formula="of:=MMULT([.A8:.C8];[.$V$5:.$X$7])" office:value-type="float" office:value="-1.08417977254008">
            <text:p>-1.0841797725</text:p>
          </table:table-cell>
          <table:table-cell office:value-type="float" office:value="-4.73040123903219">
            <text:p>-4.730401239</text:p>
          </table:table-cell>
          <table:table-cell office:value-type="float" office:value="6.66553177294323">
            <text:p>6.6655317729</text:p>
          </table:table-cell>
          <table:table-cell table:formula="of:=[.G8]+NORMINV(RAND();0;[.$O$16])" office:value-type="float" office:value="-1.11260428336347">
            <text:p>-1.1126042834</text:p>
          </table:table-cell>
          <table:table-cell table:formula="of:=[.H8]+NORMINV(RAND();0;[.$O$16])" office:value-type="float" office:value="-4.77219162554121">
            <text:p>-4.7721916255</text:p>
          </table:table-cell>
          <table:table-cell table:formula="of:=[.I8]+NORMINV(RAND();0;[.$O$16])" office:value-type="float" office:value="6.65197559064198">
            <text:p>6.6519755906</text:p>
          </table:table-cell>
          <table:table-cell/>
          <table:table-cell office:value-type="string">
            <text:p>beam</text:p>
          </table:table-cell>
          <table:table-cell office:value-type="string">
            <text:p>back</text:p>
          </table:table-cell>
          <table:table-cell office:value-type="string">
            <text:p>up</text:p>
          </table:table-cell>
          <table:table-cell/>
          <table:table-cell office:value-type="string">
            <text:p>back</text:p>
          </table:table-cell>
          <table:table-cell office:value-type="string">
            <text:p>up</text:p>
          </table:table-cell>
          <table:table-cell office:value-type="string">
            <text:p>beam</text:p>
          </table:table-cell>
          <table:table-cell table:number-columns-repeated="4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447803">
            <text:p>-0.447803</text:p>
          </table:table-cell>
          <table:table-cell office:value-type="float" office:value="-4.02446">
            <text:p>-4.02446</text:p>
          </table:table-cell>
          <table:table-cell office:value-type="float" office:value="5.37708">
            <text:p>5.37708</text:p>
          </table:table-cell>
          <table:table-cell table:number-matrix-columns-spanned="3" table:number-matrix-rows-spanned="1" table:formula="of:=MMULT([.A9:.C9];[.$V$5:.$X$7])" office:value-type="float" office:value="-0.445603187825911">
            <text:p>-0.4456031878</text:p>
          </table:table-cell>
          <table:table-cell office:value-type="float" office:value="-4.0356142104185">
            <text:p>-4.0356142104</text:p>
          </table:table-cell>
          <table:table-cell office:value-type="float" office:value="5.36742399201989">
            <text:p>5.367423992</text:p>
          </table:table-cell>
          <table:table-cell table:formula="of:=[.G9]+NORMINV(RAND();0;[.$O$16])" office:value-type="float" office:value="-0.45539517514641">
            <text:p>-0.4553951751</text:p>
          </table:table-cell>
          <table:table-cell table:formula="of:=[.H9]+NORMINV(RAND();0;[.$O$16])" office:value-type="float" office:value="-4.04583849177961">
            <text:p>-4.0458384918</text:p>
          </table:table-cell>
          <table:table-cell table:formula="of:=[.I9]+NORMINV(RAND();0;[.$O$16])" office:value-type="float" office:value="5.39085154681904">
            <text:p>5.3908515468</text:p>
          </table:table-cell>
          <table:table-cell table:number-columns-repeated="12"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0.255295">
            <text:p>-0.255295</text:p>
          </table:table-cell>
          <table:table-cell office:value-type="float" office:value="-7.35588">
            <text:p>-7.35588</text:p>
          </table:table-cell>
          <table:table-cell office:value-type="float" office:value="9.45555">
            <text:p>9.45555</text:p>
          </table:table-cell>
          <table:table-cell table:number-matrix-columns-spanned="3" table:number-matrix-rows-spanned="1" table:formula="of:=MMULT([.A10:.C10];[.$V$5:.$X$7])" office:value-type="float" office:value="-0.252629790937656">
            <text:p>-0.2526297909</text:p>
          </table:table-cell>
          <table:table-cell office:value-type="float" office:value="-7.3764413922233">
            <text:p>-7.3764413922</text:p>
          </table:table-cell>
          <table:table-cell office:value-type="float" office:value="9.43674020311645">
            <text:p>9.4367402031</text:p>
          </table:table-cell>
          <table:table-cell table:formula="of:=[.G10]+NORMINV(RAND();0;[.$O$16])" office:value-type="float" office:value="-0.253139858284332">
            <text:p>-0.2531398583</text:p>
          </table:table-cell>
          <table:table-cell table:formula="of:=[.H10]+NORMINV(RAND();0;[.$O$16])" office:value-type="float" office:value="-7.38515236872195">
            <text:p>-7.3851523687</text:p>
          </table:table-cell>
          <table:table-cell table:formula="of:=[.I10]+NORMINV(RAND();0;[.$O$16])" office:value-type="float" office:value="9.37383975917399">
            <text:p>9.3738397592</text:p>
          </table:table-cell>
          <table:table-cell table:number-columns-repeated="12"/>
        </table:table-row>
        <table:table-row table:style-name="ro3"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0.652488">
            <text:p>-0.652488</text:p>
          </table:table-cell>
          <table:table-cell office:value-type="float" office:value="-5.67936">
            <text:p>-5.67936</text:p>
          </table:table-cell>
          <table:table-cell office:value-type="float" office:value="8.90409">
            <text:p>8.90409</text:p>
          </table:table-cell>
          <table:table-cell table:number-matrix-columns-spanned="3" table:number-matrix-rows-spanned="1" table:formula="of:=MMULT([.A11:.C11];[.$V$5:.$X$7])" office:value-type="float" office:value="-0.636150332707799">
            <text:p>-0.6361503327</text:p>
          </table:table-cell>
          <table:table-cell office:value-type="float" office:value="-5.70005789563313">
            <text:p>-5.7000578956</text:p>
          </table:table-cell>
          <table:table-cell office:value-type="float" office:value="8.88642446489003">
            <text:p>8.8864244649</text:p>
          </table:table-cell>
          <table:table-cell table:formula="of:=[.G11]+NORMINV(RAND();0;[.$O$16])" office:value-type="float" office:value="-0.582548204869282">
            <text:p>-0.5825482049</text:p>
          </table:table-cell>
          <table:table-cell table:formula="of:=[.H11]+NORMINV(RAND();0;[.$O$16])" office:value-type="float" office:value="-5.67136597991803">
            <text:p>-5.6713659799</text:p>
          </table:table-cell>
          <table:table-cell table:formula="of:=[.I11]+NORMINV(RAND();0;[.$O$16])" office:value-type="float" office:value="8.87024266068445">
            <text:p>8.8702426607</text:p>
          </table:table-cell>
          <table:table-cell/>
          <table:table-cell office:value-type="string">
            <text:p>G(real)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gamma</text:p>
          </table:table-cell>
          <table:table-cell office:value-type="string">
            <text:p>Volume</text:p>
          </table:table-cell>
          <table:table-cell/>
        </table:table-row>
        <table:table-row table:style-name="ro3"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0.911017">
            <text:p>-0.911017</text:p>
          </table:table-cell>
          <table:table-cell office:value-type="float" office:value="-8.04501">
            <text:p>-8.04501</text:p>
          </table:table-cell>
          <table:table-cell office:value-type="float" office:value="10.7555">
            <text:p>10.7555</text:p>
          </table:table-cell>
          <table:table-cell table:number-matrix-columns-spanned="3" table:number-matrix-rows-spanned="1" table:formula="of:=MMULT([.A12:.C12];[.$V$5:.$X$7])" office:value-type="float" office:value="-0.891206375651822">
            <text:p>-0.8912063757</text:p>
          </table:table-cell>
          <table:table-cell office:value-type="float" office:value="-8.07122842083699">
            <text:p>-8.0712284208</text:p>
          </table:table-cell>
          <table:table-cell office:value-type="float" office:value="10.7348479840398">
            <text:p>10.734847984</text:p>
          </table:table-cell>
          <table:table-cell table:formula="of:=[.G12]+NORMINV(RAND();0;[.$O$16])" office:value-type="float" office:value="-0.904182395732029">
            <text:p>-0.9041823957</text:p>
          </table:table-cell>
          <table:table-cell table:formula="of:=[.H12]+NORMINV(RAND();0;[.$O$16])" office:value-type="float" office:value="-8.03641825809364">
            <text:p>-8.0364182581</text:p>
          </table:table-cell>
          <table:table-cell table:formula="of:=[.I12]+NORMINV(RAND();0;[.$O$16])" office:value-type="float" office:value="10.7569526727454">
            <text:p>10.7569526727</text:p>
          </table:table-cell>
          <table:table-cell/>
          <table:table-cell table:number-matrix-columns-spanned="3" table:number-matrix-rows-spanned="3" table:formula="of:=MINVERSE(MMULT([.R5:.T7];TRANSPOSE([.R5:.T7])))" office:value-type="float" office:value="22.3959934861117">
            <text:p>22.3959934861</text:p>
          </table:table-cell>
          <table:table-cell office:value-type="float" office:value="11.1825521913736">
            <text:p>11.1825521914</text:p>
          </table:table-cell>
          <table:table-cell office:value-type="float" office:value="11.0469289289791">
            <text:p>11.046928929</text:p>
          </table:table-cell>
          <table:table-cell table:formula="of:=SQRT([.N12])" office:value-type="float" office:value="4.73244054226904">
            <text:p>4.7324405423</text:p>
          </table:table-cell>
          <table:table-cell table:formula="of:=SQRT([.O13])" office:value-type="float" office:value="4.73766025028374">
            <text:p>4.7376602503</text:p>
          </table:table-cell>
          <table:table-cell table:formula="of:=SQRT([.P14])" office:value-type="float" office:value="5.09780038244739">
            <text:p>5.0978003824</text:p>
          </table:table-cell>
          <table:table-cell table:formula="of:=ACOS([.P13]/[.R12]/[.S12])/PI()*180" office:value-type="float" office:value="62.80261023194">
            <text:p>62.8026102319</text:p>
          </table:table-cell>
          <table:table-cell table:formula="of:=ACOS([.P12]/[.Q12]/[.S12])/PI()*180" office:value-type="float" office:value="62.7481201198253">
            <text:p>62.7481201198</text:p>
          </table:table-cell>
          <table:table-cell table:formula="of:=ACOS([.O12]/[.Q12]/[.R12])/PI()*180" office:value-type="float" office:value="60.081985807895">
            <text:p>60.0819858079</text:p>
          </table:table-cell>
          <table:table-cell table:formula="of:=[.Q12]*[.R12]*[.S12]*SQRT(1-([.P13]/[.R12]/[.S12])^2-([.O12]/[.Q12]/[.S12])^2-([.O12]/[.Q12]/[.R12])^2+2*[.P13]*[.P12]*[.O12]/[.N12]/[.O13]/[.P14])" office:value-type="float" office:value="83.6981376009992">
            <text:p>83.698137601</text:p>
          </table:table-cell>
          <table:table-cell/>
        </table:table-row>
        <table:table-row table:style-name="ro3"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.96924">
            <text:p>-1.96924</text:p>
          </table:table-cell>
          <table:table-cell office:value-type="float" office:value="-7.78537">
            <text:p>-7.78537</text:p>
          </table:table-cell>
          <table:table-cell office:value-type="float" office:value="9.82749">
            <text:p>9.82749</text:p>
          </table:table-cell>
          <table:table-cell table:number-matrix-columns-spanned="3" table:number-matrix-rows-spanned="1" table:formula="of:=MMULT([.A13:.C13];[.$V$5:.$X$7])" office:value-type="float" office:value="-1.97781240019827">
            <text:p>-1.9778124002</text:p>
          </table:table-cell>
          <table:table-cell office:value-type="float" office:value="-7.79635879284975">
            <text:p>-7.7963587928</text:p>
          </table:table-cell>
          <table:table-cell office:value-type="float" office:value="9.81206307301632">
            <text:p>9.812063073</text:p>
          </table:table-cell>
          <table:table-cell table:formula="of:=[.G13]+NORMINV(RAND();0;[.$O$16])" office:value-type="float" office:value="-1.9362107403462">
            <text:p>-1.9362107403</text:p>
          </table:table-cell>
          <table:table-cell table:formula="of:=[.H13]+NORMINV(RAND();0;[.$O$16])" office:value-type="float" office:value="-7.78356906524879">
            <text:p>-7.7835690652</text:p>
          </table:table-cell>
          <table:table-cell table:formula="of:=[.I13]+NORMINV(RAND();0;[.$O$16])" office:value-type="float" office:value="9.7899538965433">
            <text:p>9.7899538965</text:p>
          </table:table-cell>
          <table:table-cell/>
          <table:table-cell office:value-type="float" office:value="11.1825521913736">
            <text:p>11.1825521914</text:p>
          </table:table-cell>
          <table:table-cell office:value-type="float" office:value="22.4454246471186">
            <text:p>22.4454246471</text:p>
          </table:table-cell>
          <table:table-cell office:value-type="float" office:value="11.0386888109662">
            <text:p>11.038688811</text:p>
          </table:table-cell>
          <table:table-cell table:number-columns-repeated="8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3.91019">
            <text:p>-3.91019</text:p>
          </table:table-cell>
          <table:table-cell office:value-type="float" office:value="-9.87496">
            <text:p>-9.87496</text:p>
          </table:table-cell>
          <table:table-cell office:value-type="float" office:value="13.6877">
            <text:p>13.6877</text:p>
          </table:table-cell>
          <table:table-cell table:number-matrix-columns-spanned="3" table:number-matrix-rows-spanned="1" table:formula="of:=MMULT([.A14:.C14];[.$V$5:.$X$7])" office:value-type="float" office:value="-3.89354215434076">
            <text:p>-3.8935421543</text:p>
          </table:table-cell>
          <table:table-cell office:value-type="float" office:value="-9.88071987869084">
            <text:p>-9.8807198787</text:p>
          </table:table-cell>
          <table:table-cell office:value-type="float" office:value="13.7063864157863">
            <text:p>13.7063864158</text:p>
          </table:table-cell>
          <table:table-cell table:formula="of:=[.G14]+NORMINV(RAND();0;[.$O$16])" office:value-type="float" office:value="-3.87389321968341">
            <text:p>-3.8738932197</text:p>
          </table:table-cell>
          <table:table-cell table:formula="of:=[.H14]+NORMINV(RAND();0;[.$O$16])" office:value-type="float" office:value="-9.91912631530922">
            <text:p>-9.9191263153</text:p>
          </table:table-cell>
          <table:table-cell table:formula="of:=[.I14]+NORMINV(RAND();0;[.$O$16])" office:value-type="float" office:value="13.7128914627845">
            <text:p>13.7128914628</text:p>
          </table:table-cell>
          <table:table-cell/>
          <table:table-cell office:value-type="float" office:value="11.0469289289791">
            <text:p>11.046928929</text:p>
          </table:table-cell>
          <table:table-cell office:value-type="float" office:value="11.0386888109662">
            <text:p>11.038688811</text:p>
          </table:table-cell>
          <table:table-cell office:value-type="float" office:value="25.9875687392808">
            <text:p>25.9875687393</text:p>
          </table:table-cell>
          <table:table-cell table:number-columns-repeated="8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2.841">
            <text:p>-2.841</text:p>
          </table:table-cell>
          <table:table-cell office:value-type="float" office:value="-10.1194">
            <text:p>-10.1194</text:p>
          </table:table-cell>
          <table:table-cell office:value-type="float" office:value="14.6288">
            <text:p>14.6288</text:p>
          </table:table-cell>
          <table:table-cell table:number-matrix-columns-spanned="3" table:number-matrix-rows-spanned="1" table:formula="of:=MMULT([.A15:.C15];[.$V$5:.$X$7])" office:value-type="float" office:value="-2.80693612979432">
            <text:p>-2.8069361298</text:p>
          </table:table-cell>
          <table:table-cell office:value-type="float" office:value="-10.1555895066781">
            <text:p>-10.1555895067</text:p>
          </table:table-cell>
          <table:table-cell office:value-type="float" office:value="14.6291713268098">
            <text:p>14.6291713268</text:p>
          </table:table-cell>
          <table:table-cell table:formula="of:=[.G15]+NORMINV(RAND();0;[.$O$16])" office:value-type="float" office:value="-2.79739178236675">
            <text:p>-2.7973917824</text:p>
          </table:table-cell>
          <table:table-cell table:formula="of:=[.H15]+NORMINV(RAND();0;[.$O$16])" office:value-type="float" office:value="-10.1640703631487">
            <text:p>-10.1640703631</text:p>
          </table:table-cell>
          <table:table-cell table:formula="of:=[.I15]+NORMINV(RAND();0;[.$O$16])" office:value-type="float" office:value="14.6776145637977">
            <text:p>14.6776145638</text:p>
          </table:table-cell>
          <table:table-cell table:number-columns-repeated="12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-0.0688174">
            <text:p>-0.0688174</text:p>
          </table:table-cell>
          <table:table-cell office:value-type="float" office:value="-10.6869">
            <text:p>-10.6869</text:p>
          </table:table-cell>
          <table:table-cell office:value-type="float" office:value="13.5353">
            <text:p>13.5353</text:p>
          </table:table-cell>
          <table:table-cell table:number-matrix-columns-spanned="3" table:number-matrix-rows-spanned="1" table:formula="of:=MMULT([.A16:.C16];[.$V$5:.$X$7])" office:value-type="float" office:value="-0.0596563940494019">
            <text:p>-0.059656394</text:p>
          </table:table-cell>
          <table:table-cell office:value-type="float" office:value="-10.7172685740281">
            <text:p>-10.717268574</text:p>
          </table:table-cell>
          <table:table-cell office:value-type="float" office:value="13.506056414213">
            <text:p>13.5060564142</text:p>
          </table:table-cell>
          <table:table-cell table:formula="of:=[.G16]+NORMINV(RAND();0;[.$O$16])" office:value-type="float" office:value="-0.0906610532273489">
            <text:p>-0.0906610532</text:p>
          </table:table-cell>
          <table:table-cell table:formula="of:=[.H16]+NORMINV(RAND();0;[.$O$16])" office:value-type="float" office:value="-10.7325989354836">
            <text:p>-10.7325989355</text:p>
          </table:table-cell>
          <table:table-cell table:formula="of:=[.I16]+NORMINV(RAND();0;[.$O$16])" office:value-type="float" office:value="13.4803031723277">
            <text:p>13.4803031723</text:p>
          </table:table-cell>
          <table:table-cell/>
          <table:table-cell office:value-type="string">
            <text:p>Estimate S</text:p>
          </table:table-cell>
          <table:table-cell table:formula="of:=SQRT((SUMXMY2([.D8:.D284];[.G8:.G284])+SUMXMY2([.E8:.E284];[.H8:.H284])+SUMXMY2([.F8:.F284];[.I8:.I284]))/3/276)" office:value-type="float" office:value="0.027703124303211">
            <text:p>0.0277031243</text:p>
          </table:table-cell>
          <table:table-cell table:number-columns-repeated="9"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.34603">
            <text:p>-1.34603</text:p>
          </table:table-cell>
          <table:table-cell office:value-type="float" office:value="-7.09437">
            <text:p>-7.09437</text:p>
          </table:table-cell>
          <table:table-cell office:value-type="float" office:value="8.53442">
            <text:p>8.53442</text:p>
          </table:table-cell>
          <table:table-cell table:number-matrix-columns-spanned="3" table:number-matrix-rows-spanned="1" table:formula="of:=MMULT([.A17:.C17];[.$V$5:.$X$7])" office:value-type="float" office:value="-1.3392358154841">
            <text:p>-1.3392358155</text:p>
          </table:table-cell>
          <table:table-cell office:value-type="float" office:value="-7.10157176423605">
            <text:p>-7.1015717642</text:p>
          </table:table-cell>
          <table:table-cell office:value-type="float" office:value="8.51395529209298">
            <text:p>8.5139552921</text:p>
          </table:table-cell>
          <table:table-cell table:formula="of:=[.G17]+NORMINV(RAND();0;[.$O$16])" office:value-type="float" office:value="-1.3219186600849">
            <text:p>-1.3219186601</text:p>
          </table:table-cell>
          <table:table-cell table:formula="of:=[.H17]+NORMINV(RAND();0;[.$O$16])" office:value-type="float" office:value="-7.08816504632612">
            <text:p>-7.0881650463</text:p>
          </table:table-cell>
          <table:table-cell table:formula="of:=[.I17]+NORMINV(RAND();0;[.$O$16])" office:value-type="float" office:value="8.53073570830157">
            <text:p>8.5307357083</text:p>
          </table:table-cell>
          <table:table-cell table:number-columns-repeated="12"/>
        </table:table-row>
        <table:table-row table:style-name="ro3">
          <table:table-cell office:value-type="float" office:value="-13">
            <text:p>-13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-0.900053">
            <text:p>-0.900053</text:p>
          </table:table-cell>
          <table:table-cell office:value-type="float" office:value="-13.047">
            <text:p>-13.047</text:p>
          </table:table-cell>
          <table:table-cell office:value-type="float" office:value="18.3758">
            <text:p>18.3758</text:p>
          </table:table-cell>
          <table:table-cell table:number-matrix-columns-spanned="3" table:number-matrix-rows-spanned="1" table:formula="of:=MMULT([.A18:.C18];[.$V$5:.$X$7])" office:value-type="float" office:value="-0.888780123645456">
            <text:p>-0.8887801236</text:p>
          </table:table-cell>
          <table:table-cell office:value-type="float" office:value="-13.0764992878564">
            <text:p>-13.0764992879</text:p>
          </table:table-cell>
          <table:table-cell office:value-type="float" office:value="18.3231646680065">
            <text:p>18.323164668</text:p>
          </table:table-cell>
          <table:table-cell table:formula="of:=[.G18]+NORMINV(RAND();0;[.$O$16])" office:value-type="float" office:value="-0.877735851460895">
            <text:p>-0.8777358515</text:p>
          </table:table-cell>
          <table:table-cell table:formula="of:=[.H18]+NORMINV(RAND();0;[.$O$16])" office:value-type="float" office:value="-13.1222130757943">
            <text:p>-13.1222130758</text:p>
          </table:table-cell>
          <table:table-cell table:formula="of:=[.I18]+NORMINV(RAND();0;[.$O$16])" office:value-type="float" office:value="18.3305423081134">
            <text:p>18.3305423081</text:p>
          </table:table-cell>
          <table:table-cell/>
          <table:table-cell office:value-type="string">
            <text:p>Use Normal </text:p>
          </table:table-cell>
          <table:table-cell office:value-type="string">
            <text:p>Equations</text:p>
          </table:table-cell>
          <table:table-cell office:value-type="string">
            <text:p>to get best </text:p>
          </table:table-cell>
          <table:table-cell office:value-type="string">
            <text:p>fit for rand q's</text:p>
          </table:table-cell>
          <table:table-cell office:value-type="string">
            <text:p>(QT*HKL*inv(HKLT*HKL))</text:p>
          </table:table-cell>
          <table:table-cell table:number-columns-repeated="6"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2.65747">
            <text:p>-2.65747</text:p>
          </table:table-cell>
          <table:table-cell office:value-type="float" office:value="-8.47544">
            <text:p>-8.47544</text:p>
          </table:table-cell>
          <table:table-cell office:value-type="float" office:value="11.097">
            <text:p>11.097</text:p>
          </table:table-cell>
          <table:table-cell table:number-matrix-columns-spanned="3" table:number-matrix-rows-spanned="1" table:formula="of:=MMULT([.A19:.C19];[.$V$5:.$X$7])" office:value-type="float" office:value="-2.61638898491243">
            <text:p>-2.6163889849</text:p>
          </table:table-cell>
          <table:table-cell office:value-type="float" office:value="-8.49114582146345">
            <text:p>-8.4911458215</text:p>
          </table:table-cell>
          <table:table-cell office:value-type="float" office:value="11.1101708539397">
            <text:p>11.1101708539</text:p>
          </table:table-cell>
          <table:table-cell table:formula="of:=[.G19]+NORMINV(RAND();0;[.$O$16])" office:value-type="float" office:value="-2.57444318727878">
            <text:p>-2.5744431873</text:p>
          </table:table-cell>
          <table:table-cell table:formula="of:=[.H19]+NORMINV(RAND();0;[.$O$16])" office:value-type="float" office:value="-8.50324163685601">
            <text:p>-8.5032416369</text:p>
          </table:table-cell>
          <table:table-cell table:formula="of:=[.I19]+NORMINV(RAND();0;[.$O$16])" office:value-type="float" office:value="11.1101270481524">
            <text:p>11.1101270482</text:p>
          </table:table-cell>
          <table:table-cell table:number-columns-repeated="12"/>
        </table:table-row>
        <table:table-row table:style-name="ro3">
          <table:table-cell office:value-type="float" office:value="-13">
            <text:p>-13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3.09784">
            <text:p>-3.09784</text:p>
          </table:table-cell>
          <table:table-cell office:value-type="float" office:value="-12.4804">
            <text:p>-12.4804</text:p>
          </table:table-cell>
          <table:table-cell office:value-type="float" office:value="16.4778">
            <text:p>16.4778</text:p>
          </table:table-cell>
          <table:table-cell table:number-matrix-columns-spanned="3" table:number-matrix-rows-spanned="1" table:formula="of:=MMULT([.A20:.C20];[.$V$5:.$X$7])" office:value-type="float" office:value="-3.06199217273834">
            <text:p>-3.0619921727</text:p>
          </table:table-cell>
          <table:table-cell office:value-type="float" office:value="-12.5267600318819">
            <text:p>-12.5267600319</text:p>
          </table:table-cell>
          <table:table-cell office:value-type="float" office:value="16.4775948459595">
            <text:p>16.477594846</text:p>
          </table:table-cell>
          <table:table-cell table:formula="of:=[.G20]+NORMINV(RAND();0;[.$O$16])" office:value-type="float" office:value="-3.05033132564641">
            <text:p>-3.0503313256</text:p>
          </table:table-cell>
          <table:table-cell table:formula="of:=[.H20]+NORMINV(RAND();0;[.$O$16])" office:value-type="float" office:value="-12.5394273100179">
            <text:p>-12.53942731</text:p>
          </table:table-cell>
          <table:table-cell table:formula="of:=[.I20]+NORMINV(RAND();0;[.$O$16])" office:value-type="float" office:value="16.453199270146">
            <text:p>16.4531992701</text:p>
          </table:table-cell>
          <table:table-cell/>
          <table:table-cell office:value-type="string">
            <text:p>HKLT*HKL</text:p>
          </table:table-cell>
          <table:table-cell table:number-columns-repeated="2"/>
          <table:table-cell office:value-type="string">
            <text:p>UB(sns w 2pi)</text:p>
          </table:table-cell>
          <table:table-cell table:number-columns-repeated="3"/>
          <table:table-cell office:value-type="string">
            <text:p>UB(SNS</text:p>
          </table:table-cell>
          <table:table-cell office:value-type="string">
            <text:p>no 2pi</text:p>
          </table:table-cell>
          <table:table-cell table:number-columns-repeated="2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-2.21617">
            <text:p>-2.21617</text:p>
          </table:table-cell>
          <table:table-cell office:value-type="float" office:value="-10.1537">
            <text:p>-10.1537</text:p>
          </table:table-cell>
          <table:table-cell office:value-type="float" office:value="11.6778">
            <text:p>11.6778</text:p>
          </table:table-cell>
          <table:table-cell table:number-matrix-columns-spanned="3" table:number-matrix-rows-spanned="1" table:formula="of:=MMULT([.A21:.C21];[.$V$5:.$X$7])" office:value-type="float" office:value="-2.23286844314229">
            <text:p>-2.2328684431</text:p>
          </table:table-cell>
          <table:table-cell office:value-type="float" office:value="-10.1675293180536">
            <text:p>-10.1675293181</text:p>
          </table:table-cell>
          <table:table-cell office:value-type="float" office:value="11.6604865921661">
            <text:p>11.6604865922</text:p>
          </table:table-cell>
          <table:table-cell table:formula="of:=[.G21]+NORMINV(RAND();0;[.$O$16])" office:value-type="float" office:value="-2.26573817791043">
            <text:p>-2.2657381779</text:p>
          </table:table-cell>
          <table:table-cell table:formula="of:=[.H21]+NORMINV(RAND();0;[.$O$16])" office:value-type="float" office:value="-10.1627047521297">
            <text:p>-10.1627047521</text:p>
          </table:table-cell>
          <table:table-cell table:formula="of:=[.I21]+NORMINV(RAND();0;[.$O$16])" office:value-type="float" office:value="11.6564515862172">
            <text:p>11.6564515862</text:p>
          </table:table-cell>
          <table:table-cell/>
          <table:table-cell table:number-matrix-columns-spanned="3" table:number-matrix-rows-spanned="3" table:formula="of:=MMULT(TRANSPOSE([.A8:.C284]);[.A8:.C284])" office:value-type="float" office:value="19433">
            <text:p>19433</text:p>
          </table:table-cell>
          <table:table-cell office:value-type="float" office:value="3016">
            <text:p>3016</text:p>
          </table:table-cell>
          <table:table-cell office:value-type="float" office:value="464">
            <text:p>464</text:p>
          </table:table-cell>
          <table:table-cell table:number-matrix-columns-spanned="3" table:number-matrix-rows-spanned="3" table:formula="of:=MMULT(MMULT(TRANSPOSE([.J8:.L284]);[.A8:.C284]);MINVERSE([.N21:.P23]))" office:value-type="float" office:value="0.638623367037927">
            <text:p>0.638623367</text:p>
          </table:table-cell>
          <table:table-cell office:value-type="float" office:value="-1.02340865276579">
            <text:p>-1.0234086528</text:p>
          </table:table-cell>
          <table:table-cell office:value-type="float" office:value="1.08709511029048">
            <text:p>1.0870951103</text:p>
          </table:table-cell>
          <table:table-cell/>
          <table:table-cell table:formula="of:=[.Q21]/2/PI()" office:value-type="float" office:value="0.101640065638076">
            <text:p>0.1016400656</text:p>
          </table:table-cell>
          <table:table-cell table:formula="of:=[.R21]/2/PI()" office:value-type="float" office:value="-0.162880545890692">
            <text:p>-0.1628805459</text:p>
          </table:table-cell>
          <table:table-cell table:formula="of:=[.S21]/2/PI()" office:value-type="float" office:value="0.173016560413759">
            <text:p>0.1730165604</text:p>
          </table:table-cell>
          <table:table-cell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-3.72901">
            <text:p>-3.72901</text:p>
          </table:table-cell>
          <table:table-cell office:value-type="float" office:value="-12.4428">
            <text:p>-12.4428</text:p>
          </table:table-cell>
          <table:table-cell office:value-type="float" office:value="19.4735">
            <text:p>19.4735</text:p>
          </table:table-cell>
          <table:table-cell table:number-matrix-columns-spanned="3" table:number-matrix-rows-spanned="1" table:formula="of:=MMULT([.A22:.C22];[.$V$5:.$X$7])" office:value-type="float" office:value="-3.63605985939038">
            <text:p>-3.6360598594</text:p>
          </table:table-cell>
          <table:table-cell office:value-type="float" office:value="-12.5148202205064">
            <text:p>-12.5148202205</text:p>
          </table:table-cell>
          <table:table-cell office:value-type="float" office:value="19.4462795806033">
            <text:p>19.4462795806</text:p>
          </table:table-cell>
          <table:table-cell table:formula="of:=[.G22]+NORMINV(RAND();0;[.$O$16])" office:value-type="float" office:value="-3.63294005131097">
            <text:p>-3.6329400513</text:p>
          </table:table-cell>
          <table:table-cell table:formula="of:=[.H22]+NORMINV(RAND();0;[.$O$16])" office:value-type="float" office:value="-12.4952846110875">
            <text:p>-12.4952846111</text:p>
          </table:table-cell>
          <table:table-cell table:formula="of:=[.I22]+NORMINV(RAND();0;[.$O$16])" office:value-type="float" office:value="19.4638860271316">
            <text:p>19.4638860271</text:p>
          </table:table-cell>
          <table:table-cell/>
          <table:table-cell office:value-type="float" office:value="3016">
            <text:p>3016</text:p>
          </table:table-cell>
          <table:table-cell office:value-type="float" office:value="5245">
            <text:p>5245</text:p>
          </table:table-cell>
          <table:table-cell office:value-type="float" office:value="8669">
            <text:p>8669</text:p>
          </table:table-cell>
          <table:table-cell office:value-type="float" office:value="0.694460147295846">
            <text:p>0.6944601473</text:p>
          </table:table-cell>
          <table:table-cell office:value-type="float" office:value="0.981769941905184">
            <text:p>0.9817699419</text:p>
          </table:table-cell>
          <table:table-cell office:value-type="float" office:value="-0.275065030470302">
            <text:p>-0.2750650305</text:p>
          </table:table-cell>
          <table:table-cell/>
          <table:table-cell table:formula="of:=[.Q22]/2/PI()" office:value-type="float" office:value="0.11052676522246">
            <text:p>0.1105267652</text:p>
          </table:table-cell>
          <table:table-cell table:formula="of:=[.R22]/2/PI()" office:value-type="float" office:value="0.156253539233253">
            <text:p>0.1562535392</text:p>
          </table:table-cell>
          <table:table-cell table:formula="of:=[.S22]/2/PI()" office:value-type="float" office:value="-0.0437779592710713">
            <text:p>-0.0437779593</text:p>
          </table:table-cell>
          <table:table-cell/>
        </table:table-row>
        <table:table-row table:style-name="ro3">
          <table:table-cell office:value-type="float" office:value="-13">
            <text:p>-13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-3.14879">
            <text:p>-3.14879</text:p>
          </table:table-cell>
          <table:table-cell office:value-type="float" office:value="-13.2284">
            <text:p>-13.2284</text:p>
          </table:table-cell>
          <table:table-cell office:value-type="float" office:value="14.8113">
            <text:p>14.8113</text:p>
          </table:table-cell>
          <table:table-cell table:number-matrix-columns-spanned="3" table:number-matrix-rows-spanned="1" table:formula="of:=MMULT([.A23:.C23];[.$V$5:.$X$7])" office:value-type="float" office:value="-3.12650107080048">
            <text:p>-3.1265010708</text:p>
          </table:table-cell>
          <table:table-cell office:value-type="float" office:value="-13.2334868718712">
            <text:p>-13.2334868719</text:p>
          </table:table-cell>
          <table:table-cell office:value-type="float" office:value="14.8070178922392">
            <text:p>14.8070178922</text:p>
          </table:table-cell>
          <table:table-cell table:formula="of:=[.G23]+NORMINV(RAND();0;[.$O$16])" office:value-type="float" office:value="-3.10847964108617">
            <text:p>-3.1084796411</text:p>
          </table:table-cell>
          <table:table-cell table:formula="of:=[.H23]+NORMINV(RAND();0;[.$O$16])" office:value-type="float" office:value="-13.2521403142833">
            <text:p>-13.2521403143</text:p>
          </table:table-cell>
          <table:table-cell table:formula="of:=[.I23]+NORMINV(RAND();0;[.$O$16])" office:value-type="float" office:value="14.8307517159128">
            <text:p>14.8307517159</text:p>
          </table:table-cell>
          <table:table-cell/>
          <table:table-cell office:value-type="float" office:value="464">
            <text:p>464</text:p>
          </table:table-cell>
          <table:table-cell office:value-type="float" office:value="8669">
            <text:p>8669</text:p>
          </table:table-cell>
          <table:table-cell office:value-type="float" office:value="18787">
            <text:p>18787</text:p>
          </table:table-cell>
          <table:table-cell office:value-type="float" office:value="-1.29800768959633">
            <text:p>-1.2980076896</text:p>
          </table:table-cell>
          <table:table-cell office:value-type="float" office:value="0.747768082592428">
            <text:p>0.7477680826</text:p>
          </table:table-cell>
          <table:table-cell office:value-type="float" office:value="0.922360597925419">
            <text:p>0.9223605979</text:p>
          </table:table-cell>
          <table:table-cell/>
          <table:table-cell table:formula="of:=[.Q23]/2/PI()" office:value-type="float" office:value="-0.206584339970546">
            <text:p>-0.20658434</text:p>
          </table:table-cell>
          <table:table-cell table:formula="of:=[.R23]/2/PI()" office:value-type="float" office:value="0.119010986630934">
            <text:p>0.1190109866</text:p>
          </table:table-cell>
          <table:table-cell table:formula="of:=[.S23]/2/PI()" office:value-type="float" office:value="0.146798248473027">
            <text:p>0.1467982485</text:p>
          </table:table-cell>
          <table:table-cell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1.53416">
            <text:p>-1.53416</text:p>
          </table:table-cell>
          <table:table-cell office:value-type="float" office:value="-8.76658">
            <text:p>-8.76658</text:p>
          </table:table-cell>
          <table:table-cell office:value-type="float" office:value="12.0455">
            <text:p>12.0455</text:p>
          </table:table-cell>
          <table:table-cell table:number-matrix-columns-spanned="3" table:number-matrix-rows-spanned="1" table:formula="of:=MMULT([.A24:.C24];[.$V$5:.$X$7])" office:value-type="float" office:value="-1.52978296036599">
            <text:p>-1.5297829604</text:p>
          </table:table-cell>
          <table:table-cell office:value-type="float" office:value="-8.76601544945069">
            <text:p>-8.7660154495</text:p>
          </table:table-cell>
          <table:table-cell office:value-type="float" office:value="12.0329557649631">
            <text:p>12.032955765</text:p>
          </table:table-cell>
          <table:table-cell table:formula="of:=[.G24]+NORMINV(RAND();0;[.$O$16])" office:value-type="float" office:value="-1.54802719146594">
            <text:p>-1.5480271915</text:p>
          </table:table-cell>
          <table:table-cell table:formula="of:=[.H24]+NORMINV(RAND();0;[.$O$16])" office:value-type="float" office:value="-8.7069831024424">
            <text:p>-8.7069831024</text:p>
          </table:table-cell>
          <table:table-cell table:formula="of:=[.I24]+NORMINV(RAND();0;[.$O$16])" office:value-type="float" office:value="12.0221717367232">
            <text:p>12.0221717367</text:p>
          </table:table-cell>
          <table:table-cell table:number-columns-repeated="12"/>
        </table:table-row>
        <table:table-row table:style-name="ro3">
          <table:table-cell office:value-type="float" office:value="-16">
            <text:p>-16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-3.9439">
            <text:p>-3.9439</text:p>
          </table:table-cell>
          <table:table-cell office:value-type="float" office:value="-14.8397">
            <text:p>-14.8397</text:p>
          </table:table-cell>
          <table:table-cell office:value-type="float" office:value="21.3255">
            <text:p>21.3255</text:p>
          </table:table-cell>
          <table:table-cell table:number-matrix-columns-spanned="3" table:number-matrix-rows-spanned="1" table:formula="of:=MMULT([.A25:.C25];[.$V$5:.$X$7])" office:value-type="float" office:value="-3.8911159023344">
            <text:p>-3.8911159023</text:p>
          </table:table-cell>
          <table:table-cell office:value-type="float" office:value="-14.8859907457103">
            <text:p>-14.8859907457</text:p>
          </table:table-cell>
          <table:table-cell office:value-type="float" office:value="21.294703099753">
            <text:p>21.2947030998</text:p>
          </table:table-cell>
          <table:table-cell table:formula="of:=[.G25]+NORMINV(RAND();0;[.$O$16])" office:value-type="float" office:value="-3.85637005585445">
            <text:p>-3.8563700559</text:p>
          </table:table-cell>
          <table:table-cell table:formula="of:=[.H25]+NORMINV(RAND();0;[.$O$16])" office:value-type="float" office:value="-14.8634666473844">
            <text:p>-14.8634666474</text:p>
          </table:table-cell>
          <table:table-cell table:formula="of:=[.I25]+NORMINV(RAND();0;[.$O$16])" office:value-type="float" office:value="21.3131822965815">
            <text:p>21.3131822966</text:p>
          </table:table-cell>
          <table:table-cell/>
          <table:table-cell office:value-type="string">
            <text:p>G1(Real)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gamma</text:p>
          </table:table-cell>
          <table:table-cell office:value-type="string">
            <text:p>Volume</text:p>
          </table:table-cell>
          <table:table-cell/>
        </table:table-row>
        <table:table-row table:style-name="ro3">
          <table:table-cell office:value-type="float" office:value="-13">
            <text:p>-13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-3.01559">
            <text:p>-3.01559</text:p>
          </table:table-cell>
          <table:table-cell office:value-type="float" office:value="-11.7966">
            <text:p>-11.7966</text:p>
          </table:table-cell>
          <table:table-cell office:value-type="float" office:value="18.1827">
            <text:p>18.1827</text:p>
          </table:table-cell>
          <table:table-cell table:number-matrix-columns-spanned="3" table:number-matrix-rows-spanned="1" table:formula="of:=MMULT([.A26:.C26];[.$V$5:.$X$7])" office:value-type="float" office:value="-2.99748327467621">
            <text:p>-2.9974832747</text:p>
          </table:table-cell>
          <table:table-cell office:value-type="float" office:value="-11.8200331918927">
            <text:p>-11.8200331919</text:p>
          </table:table-cell>
          <table:table-cell office:value-type="float" office:value="18.1481717996799">
            <text:p>18.1481717997</text:p>
          </table:table-cell>
          <table:table-cell table:formula="of:=[.G26]+NORMINV(RAND();0;[.$O$16])" office:value-type="float" office:value="-2.96515670031846">
            <text:p>-2.9651567003</text:p>
          </table:table-cell>
          <table:table-cell table:formula="of:=[.H26]+NORMINV(RAND();0;[.$O$16])" office:value-type="float" office:value="-11.8207293158471">
            <text:p>-11.8207293158</text:p>
          </table:table-cell>
          <table:table-cell table:formula="of:=[.I26]+NORMINV(RAND();0;[.$O$16])" office:value-type="float" office:value="18.140475063437">
            <text:p>18.1404750634</text:p>
          </table:table-cell>
          <table:table-cell/>
          <table:table-cell table:number-matrix-columns-spanned="3" table:number-matrix-rows-spanned="3" table:formula="of:=MINVERSE(MMULT(TRANSPOSE([.U21:.W23]);[.U21:.W23]))" office:value-type="float" office:value="22.4097235921123">
            <text:p>22.4097235921</text:p>
          </table:table-cell>
          <table:table-cell office:value-type="float" office:value="11.1966399543435">
            <text:p>11.1966399543</text:p>
          </table:table-cell>
          <table:table-cell office:value-type="float" office:value="11.0571294835812">
            <text:p>11.0571294836</text:p>
          </table:table-cell>
          <table:table-cell table:formula="of:=SQRT([.N26])" office:value-type="float" office:value="4.73389095693091">
            <text:p>4.7338909569</text:p>
          </table:table-cell>
          <table:table-cell table:formula="of:=SQRT([.O27])" office:value-type="float" office:value="4.73773132726543">
            <text:p>4.7377313273</text:p>
          </table:table-cell>
          <table:table-cell table:formula="of:=SQRT([.P28])" office:value-type="float" office:value="5.0992400243862">
            <text:p>5.0992400244</text:p>
          </table:table-cell>
          <table:table-cell table:formula="of:=ACOS([.P27]/[.R26]/[.S26])/PI()*180" office:value-type="float" office:value="62.7462883783354">
            <text:p>62.7462883783</text:p>
          </table:table-cell>
          <table:table-cell table:formula="of:=ACOS([.P26]/[.Q26]/[.S26])/PI()*180" office:value-type="float" office:value="62.7382565257924">
            <text:p>62.7382565258</text:p>
          </table:table-cell>
          <table:table-cell table:formula="of:=ACOS([.O26]/[.Q26]/[.R26])/PI()*180" office:value-type="float" office:value="60.0510544531427">
            <text:p>60.0510544531</text:p>
          </table:table-cell>
          <table:table-cell table:formula="of:=[.Q26]*[.R26]*[.S26]*SQRT(1-([.P27]/[.R26]/[.S26])^2-([.O26]/[.Q26]/[.S26])^2-([.O26]/[.Q26]/[.R26])^2+2*[.P27]*[.P26]*[.O26]/[.N26]/[.O27]/[.P28])" office:value-type="float" office:value="83.6792071235286">
            <text:p>83.6792071235</text:p>
          </table:table-cell>
          <table:table-cell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2.39475">
            <text:p>-2.39475</text:p>
          </table:table-cell>
          <table:table-cell office:value-type="float" office:value="-6.11019">
            <text:p>-6.11019</text:p>
          </table:table-cell>
          <table:table-cell office:value-type="float" office:value="9.26603">
            <text:p>9.26603</text:p>
          </table:table-cell>
          <table:table-cell table:number-matrix-columns-spanned="3" table:number-matrix-rows-spanned="1" table:formula="of:=MMULT([.A27:.C27];[.$V$5:.$X$7])" office:value-type="float" office:value="-2.36133294196841">
            <text:p>-2.361332942</text:p>
          </table:table-cell>
          <table:table-cell office:value-type="float" office:value="-6.11997529625959">
            <text:p>-6.1199752963</text:p>
          </table:table-cell>
          <table:table-cell office:value-type="float" office:value="9.2617473347899">
            <text:p>9.2617473348</text:p>
          </table:table-cell>
          <table:table-cell table:formula="of:=[.G27]+NORMINV(RAND();0;[.$O$16])" office:value-type="float" office:value="-2.37092924630936">
            <text:p>-2.3709292463</text:p>
          </table:table-cell>
          <table:table-cell table:formula="of:=[.H27]+NORMINV(RAND();0;[.$O$16])" office:value-type="float" office:value="-6.1145226269972">
            <text:p>-6.114522627</text:p>
          </table:table-cell>
          <table:table-cell table:formula="of:=[.I27]+NORMINV(RAND();0;[.$O$16])" office:value-type="float" office:value="9.28556620018272">
            <text:p>9.2855662002</text:p>
          </table:table-cell>
          <table:table-cell/>
          <table:table-cell office:value-type="float" office:value="11.1966399543435">
            <text:p>11.1966399543</text:p>
          </table:table-cell>
          <table:table-cell office:value-type="float" office:value="22.4460981293522">
            <text:p>22.4460981294</text:p>
          </table:table-cell>
          <table:table-cell office:value-type="float" office:value="11.063089011444">
            <text:p>11.0630890114</text:p>
          </table:table-cell>
          <table:table-cell table:number-columns-repeated="8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4.75785">
            <text:p>-4.75785</text:p>
          </table:table-cell>
          <table:table-cell office:value-type="float" office:value="-12.2101">
            <text:p>-12.2101</text:p>
          </table:table-cell>
          <table:table-cell office:value-type="float" office:value="18.498">
            <text:p>18.498</text:p>
          </table:table-cell>
          <table:table-cell table:number-matrix-columns-spanned="3" table:number-matrix-rows-spanned="1" table:formula="of:=MMULT([.A28:.C28];[.$V$5:.$X$7])" office:value-type="float" office:value="-4.72266588393682">
            <text:p>-4.7226658839</text:p>
          </table:table-cell>
          <table:table-cell office:value-type="float" office:value="-12.2399505925192">
            <text:p>-12.2399505925</text:p>
          </table:table-cell>
          <table:table-cell office:value-type="float" office:value="18.5234946695798">
            <text:p>18.5234946696</text:p>
          </table:table-cell>
          <table:table-cell table:formula="of:=[.G28]+NORMINV(RAND();0;[.$O$16])" office:value-type="float" office:value="-4.70896307097384">
            <text:p>-4.708963071</text:p>
          </table:table-cell>
          <table:table-cell table:formula="of:=[.H28]+NORMINV(RAND();0;[.$O$16])" office:value-type="float" office:value="-12.2066990308835">
            <text:p>-12.2066990309</text:p>
          </table:table-cell>
          <table:table-cell table:formula="of:=[.I28]+NORMINV(RAND();0;[.$O$16])" office:value-type="float" office:value="18.5644861146837">
            <text:p>18.5644861147</text:p>
          </table:table-cell>
          <table:table-cell/>
          <table:table-cell office:value-type="float" office:value="11.0571294835812">
            <text:p>11.0571294836</text:p>
          </table:table-cell>
          <table:table-cell office:value-type="float" office:value="11.063089011444">
            <text:p>11.0630890114</text:p>
          </table:table-cell>
          <table:table-cell office:value-type="float" office:value="26.0022488263022">
            <text:p>26.0022488263</text:p>
          </table:table-cell>
          <table:table-cell table:number-columns-repeated="8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-4.82001">
            <text:p>-4.82001</text:p>
          </table:table-cell>
          <table:table-cell office:value-type="float" office:value="-12.9012">
            <text:p>-12.9012</text:p>
          </table:table-cell>
          <table:table-cell office:value-type="float" office:value="16.8394">
            <text:p>16.8394</text:p>
          </table:table-cell>
          <table:table-cell table:number-matrix-columns-spanned="3" table:number-matrix-rows-spanned="1" table:formula="of:=MMULT([.A29:.C29];[.$V$5:.$X$7])" office:value-type="float" office:value="-4.78717478199896">
            <text:p>-4.787174782</text:p>
          </table:table-cell>
          <table:table-cell office:value-type="float" office:value="-12.9466774325084">
            <text:p>-12.9466774325</text:p>
          </table:table-cell>
          <table:table-cell office:value-type="float" office:value="16.8529177158594">
            <text:p>16.8529177159</text:p>
          </table:table-cell>
          <table:table-cell table:formula="of:=[.G29]+NORMINV(RAND();0;[.$O$16])" office:value-type="float" office:value="-4.78235129438217">
            <text:p>-4.7823512944</text:p>
          </table:table-cell>
          <table:table-cell table:formula="of:=[.H29]+NORMINV(RAND();0;[.$O$16])" office:value-type="float" office:value="-12.9862753952467">
            <text:p>-12.9862753952</text:p>
          </table:table-cell>
          <table:table-cell table:formula="of:=[.I29]+NORMINV(RAND();0;[.$O$16])" office:value-type="float" office:value="16.8577759097984">
            <text:p>16.8577759098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-3.36571">
            <text:p>-3.36571</text:p>
          </table:table-cell>
          <table:table-cell office:value-type="float" office:value="-14.8627">
            <text:p>-14.8627</text:p>
          </table:table-cell>
          <table:table-cell office:value-type="float" office:value="18.353">
            <text:p>18.353</text:p>
          </table:table-cell>
          <table:table-cell table:number-matrix-columns-spanned="3" table:number-matrix-rows-spanned="1" table:formula="of:=MMULT([.A30:.C30];[.$V$5:.$X$7])" office:value-type="float" office:value="-3.31704821568237">
            <text:p>-3.3170482157</text:p>
          </table:table-cell>
          <table:table-cell office:value-type="float" office:value="-14.8979305570858">
            <text:p>-14.8979305571</text:p>
          </table:table-cell>
          <table:table-cell office:value-type="float" office:value="18.3260183651093">
            <text:p>18.3260183651</text:p>
          </table:table-cell>
          <table:table-cell table:formula="of:=[.G30]+NORMINV(RAND();0;[.$O$16])" office:value-type="float" office:value="-3.32706365340054">
            <text:p>-3.3270636534</text:p>
          </table:table-cell>
          <table:table-cell table:formula="of:=[.H30]+NORMINV(RAND();0;[.$O$16])" office:value-type="float" office:value="-14.8865204120281">
            <text:p>-14.886520412</text:p>
          </table:table-cell>
          <table:table-cell table:formula="of:=[.I30]+NORMINV(RAND();0;[.$O$16])" office:value-type="float" office:value="18.2953818181565">
            <text:p>18.2953818182</text:p>
          </table:table-cell>
          <table:table-cell table:number-columns-repeated="12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0.455911">
            <text:p>-0.455911</text:p>
          </table:table-cell>
          <table:table-cell office:value-type="float" office:value="-14.7368">
            <text:p>-14.7368</text:p>
          </table:table-cell>
          <table:table-cell office:value-type="float" office:value="18.9253">
            <text:p>18.9253</text:p>
          </table:table-cell>
          <table:table-cell table:number-matrix-columns-spanned="3" table:number-matrix-rows-spanned="1" table:formula="of:=MMULT([.A31:.C31];[.$V$5:.$X$7])" office:value-type="float" office:value="-0.505259581875312">
            <text:p>-0.5052595819</text:p>
          </table:table-cell>
          <table:table-cell office:value-type="float" office:value="-14.7528827844466">
            <text:p>-14.7528827844</text:p>
          </table:table-cell>
          <table:table-cell office:value-type="float" office:value="18.8734804062329">
            <text:p>18.8734804062</text:p>
          </table:table-cell>
          <table:table-cell table:formula="of:=[.G31]+NORMINV(RAND();0;[.$O$16])" office:value-type="float" office:value="-0.537731884891151">
            <text:p>-0.5377318849</text:p>
          </table:table-cell>
          <table:table-cell table:formula="of:=[.H31]+NORMINV(RAND();0;[.$O$16])" office:value-type="float" office:value="-14.7735208447297">
            <text:p>-14.7735208447</text:p>
          </table:table-cell>
          <table:table-cell table:formula="of:=[.I31]+NORMINV(RAND();0;[.$O$16])" office:value-type="float" office:value="18.9018602774976">
            <text:p>18.9018602775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-3.52084">
            <text:p>-3.52084</text:p>
          </table:table-cell>
          <table:table-cell office:value-type="float" office:value="-11.5513">
            <text:p>-11.5513</text:p>
          </table:table-cell>
          <table:table-cell office:value-type="float" office:value="14.2228">
            <text:p>14.2228</text:p>
          </table:table-cell>
          <table:table-cell table:number-matrix-columns-spanned="3" table:number-matrix-rows-spanned="1" table:formula="of:=MMULT([.A32:.C32];[.$V$5:.$X$7])" office:value-type="float" office:value="-3.51002161257062">
            <text:p>-3.5100216126</text:p>
          </table:table-cell>
          <table:table-cell office:value-type="float" office:value="-11.557103375281">
            <text:p>-11.5571033753</text:p>
          </table:table-cell>
          <table:table-cell office:value-type="float" office:value="14.2567021540127">
            <text:p>14.256702154</text:p>
          </table:table-cell>
          <table:table-cell table:formula="of:=[.G32]+NORMINV(RAND();0;[.$O$16])" office:value-type="float" office:value="-3.47333370805226">
            <text:p>-3.4733337081</text:p>
          </table:table-cell>
          <table:table-cell table:formula="of:=[.H32]+NORMINV(RAND();0;[.$O$16])" office:value-type="float" office:value="-11.5208619700706">
            <text:p>-11.5208619701</text:p>
          </table:table-cell>
          <table:table-cell table:formula="of:=[.I32]+NORMINV(RAND();0;[.$O$16])" office:value-type="float" office:value="14.2326429729503">
            <text:p>14.232642973</text:p>
          </table:table-cell>
          <table:table-cell table:number-columns-repeated="12"/>
        </table:table-row>
        <table:table-row table:style-name="ro3"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.76131">
            <text:p>-1.76131</text:p>
          </table:table-cell>
          <table:table-cell office:value-type="float" office:value="-5.40242">
            <text:p>-5.40242</text:p>
          </table:table-cell>
          <table:table-cell office:value-type="float" office:value="7.97191">
            <text:p>7.97191</text:p>
          </table:table-cell>
          <table:table-cell table:number-matrix-columns-spanned="3" table:number-matrix-rows-spanned="1" table:formula="of:=MMULT([.A33:.C33];[.$V$5:.$X$7])" office:value-type="float" office:value="-1.72275635725424">
            <text:p>-1.7227563573</text:p>
          </table:table-cell>
          <table:table-cell office:value-type="float" office:value="-5.42518826764589">
            <text:p>-5.4251882676</text:p>
          </table:table-cell>
          <table:table-cell office:value-type="float" office:value="7.96363955386657">
            <text:p>7.9636395539</text:p>
          </table:table-cell>
          <table:table-cell table:formula="of:=[.G33]+NORMINV(RAND();0;[.$O$16])" office:value-type="float" office:value="-1.7241919524849">
            <text:p>-1.7241919525</text:p>
          </table:table-cell>
          <table:table-cell table:formula="of:=[.H33]+NORMINV(RAND();0;[.$O$16])" office:value-type="float" office:value="-5.50107232723396">
            <text:p>-5.5010723272</text:p>
          </table:table-cell>
          <table:table-cell table:formula="of:=[.I33]+NORMINV(RAND();0;[.$O$16])" office:value-type="float" office:value="7.96228911593067">
            <text:p>7.9622891159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-1.76054">
            <text:p>-1.76054</text:p>
          </table:table-cell>
          <table:table-cell office:value-type="float" office:value="-10.4038">
            <text:p>-10.4038</text:p>
          </table:table-cell>
          <table:table-cell office:value-type="float" office:value="15.5863">
            <text:p>15.5863</text:p>
          </table:table-cell>
          <table:table-cell table:number-matrix-columns-spanned="3" table:number-matrix-rows-spanned="1" table:formula="of:=MMULT([.A34:.C34];[.$V$5:.$X$7])" office:value-type="float" office:value="-1.72033010524788">
            <text:p>-1.7203301052</text:p>
          </table:table-cell>
          <table:table-cell office:value-type="float" office:value="-10.4304591346653">
            <text:p>-10.4304591347</text:p>
          </table:table-cell>
          <table:table-cell office:value-type="float" office:value="15.5519562378333">
            <text:p>15.5519562378</text:p>
          </table:table-cell>
          <table:table-cell table:formula="of:=[.G34]+NORMINV(RAND();0;[.$O$16])" office:value-type="float" office:value="-1.72957380059403">
            <text:p>-1.7295738006</text:p>
          </table:table-cell>
          <table:table-cell table:formula="of:=[.H34]+NORMINV(RAND();0;[.$O$16])" office:value-type="float" office:value="-10.4113604208255">
            <text:p>-10.4113604208</text:p>
          </table:table-cell>
          <table:table-cell table:formula="of:=[.I34]+NORMINV(RAND();0;[.$O$16])" office:value-type="float" office:value="15.5305384651216">
            <text:p>15.5305384651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-2.88253">
            <text:p>-2.88253</text:p>
          </table:table-cell>
          <table:table-cell office:value-type="float" office:value="-10.8403">
            <text:p>-10.8403</text:p>
          </table:table-cell>
          <table:table-cell office:value-type="float" office:value="12.9583">
            <text:p>12.9583</text:p>
          </table:table-cell>
          <table:table-cell table:number-matrix-columns-spanned="3" table:number-matrix-rows-spanned="1" table:formula="of:=MMULT([.A35:.C35];[.$V$5:.$X$7])" office:value-type="float" office:value="-2.87144502785646">
            <text:p>-2.8714450279</text:p>
          </table:table-cell>
          <table:table-cell office:value-type="float" office:value="-10.8623163466673">
            <text:p>-10.8623163467</text:p>
          </table:table-cell>
          <table:table-cell office:value-type="float" office:value="12.9585943730894">
            <text:p>12.9585943731</text:p>
          </table:table-cell>
          <table:table-cell table:formula="of:=[.G35]+NORMINV(RAND();0;[.$O$16])" office:value-type="float" office:value="-2.87209633980779">
            <text:p>-2.8720963398</text:p>
          </table:table-cell>
          <table:table-cell table:formula="of:=[.H35]+NORMINV(RAND();0;[.$O$16])" office:value-type="float" office:value="-10.9042964852291">
            <text:p>-10.9042964852</text:p>
          </table:table-cell>
          <table:table-cell table:formula="of:=[.I35]+NORMINV(RAND();0;[.$O$16])" office:value-type="float" office:value="12.9636081730835">
            <text:p>12.9636081731</text:p>
          </table:table-cell>
          <table:table-cell table:number-columns-repeated="12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3.30908">
            <text:p>-3.30908</text:p>
          </table:table-cell>
          <table:table-cell office:value-type="float" office:value="-9.16442">
            <text:p>-9.16442</text:p>
          </table:table-cell>
          <table:table-cell office:value-type="float" office:value="12.3947">
            <text:p>12.3947</text:p>
          </table:table-cell>
          <table:table-cell table:number-matrix-columns-spanned="3" table:number-matrix-rows-spanned="1" table:formula="of:=MMULT([.A36:.C36];[.$V$5:.$X$7])" office:value-type="float" office:value="-3.2549655696266">
            <text:p>-3.2549655696</text:p>
          </table:table-cell>
          <table:table-cell office:value-type="float" office:value="-9.18593285007714">
            <text:p>-9.1859328501</text:p>
          </table:table-cell>
          <table:table-cell office:value-type="float" office:value="12.408278634863">
            <text:p>12.4082786349</text:p>
          </table:table-cell>
          <table:table-cell table:formula="of:=[.G36]+NORMINV(RAND();0;[.$O$16])" office:value-type="float" office:value="-3.24170374975378">
            <text:p>-3.2417037498</text:p>
          </table:table-cell>
          <table:table-cell table:formula="of:=[.H36]+NORMINV(RAND();0;[.$O$16])" office:value-type="float" office:value="-9.16199044197898">
            <text:p>-9.161990442</text:p>
          </table:table-cell>
          <table:table-cell table:formula="of:=[.I36]+NORMINV(RAND();0;[.$O$16])" office:value-type="float" office:value="12.3729920637637">
            <text:p>12.3729920638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3.47662">
            <text:p>-3.47662</text:p>
          </table:table-cell>
          <table:table-cell office:value-type="float" office:value="-10.8407">
            <text:p>-10.8407</text:p>
          </table:table-cell>
          <table:table-cell office:value-type="float" office:value="15.9451">
            <text:p>15.9451</text:p>
          </table:table-cell>
          <table:table-cell table:number-matrix-columns-spanned="3" table:number-matrix-rows-spanned="1" table:formula="of:=MMULT([.A37:.C37];[.$V$5:.$X$7])" office:value-type="float" office:value="-3.44551271450849">
            <text:p>-3.4455127145</text:p>
          </table:table-cell>
          <table:table-cell office:value-type="float" office:value="-10.8503765352918">
            <text:p>-10.8503765353</text:p>
          </table:table-cell>
          <table:table-cell office:value-type="float" office:value="15.9272791077331">
            <text:p>15.9272791077</text:p>
          </table:table-cell>
          <table:table-cell table:formula="of:=[.G37]+NORMINV(RAND();0;[.$O$16])" office:value-type="float" office:value="-3.42518942704402">
            <text:p>-3.425189427</text:p>
          </table:table-cell>
          <table:table-cell table:formula="of:=[.H37]+NORMINV(RAND();0;[.$O$16])" office:value-type="float" office:value="-10.869919542949">
            <text:p>-10.8699195429</text:p>
          </table:table-cell>
          <table:table-cell table:formula="of:=[.I37]+NORMINV(RAND();0;[.$O$16])" office:value-type="float" office:value="15.9672734827604">
            <text:p>15.9672734828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1.29772">
            <text:p>-1.29772</text:p>
          </table:table-cell>
          <table:table-cell office:value-type="float" office:value="-11.3773">
            <text:p>-11.3773</text:p>
          </table:table-cell>
          <table:table-cell office:value-type="float" office:value="17.814">
            <text:p>17.814</text:p>
          </table:table-cell>
          <table:table-cell table:number-matrix-columns-spanned="3" table:number-matrix-rows-spanned="1" table:formula="of:=MMULT([.A38:.C38];[.$V$5:.$X$7])" office:value-type="float" office:value="-1.2723006654156">
            <text:p>-1.2723006654</text:p>
          </table:table-cell>
          <table:table-cell office:value-type="float" office:value="-11.4001157912663">
            <text:p>-11.4001157913</text:p>
          </table:table-cell>
          <table:table-cell office:value-type="float" office:value="17.7728489297801">
            <text:p>17.7728489298</text:p>
          </table:table-cell>
          <table:table-cell table:formula="of:=[.G38]+NORMINV(RAND();0;[.$O$16])" office:value-type="float" office:value="-1.21031503793237">
            <text:p>-1.2103150379</text:p>
          </table:table-cell>
          <table:table-cell table:formula="of:=[.H38]+NORMINV(RAND();0;[.$O$16])" office:value-type="float" office:value="-11.3979512157365">
            <text:p>-11.3979512157</text:p>
          </table:table-cell>
          <table:table-cell table:formula="of:=[.I38]+NORMINV(RAND();0;[.$O$16])" office:value-type="float" office:value="17.7519474529614">
            <text:p>17.751947453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-0.706567">
            <text:p>-0.706567</text:p>
          </table:table-cell>
          <table:table-cell office:value-type="float" office:value="-11.3976">
            <text:p>-11.3976</text:p>
          </table:table-cell>
          <table:table-cell office:value-type="float" office:value="14.8457">
            <text:p>14.8457</text:p>
          </table:table-cell>
          <table:table-cell table:number-matrix-columns-spanned="3" table:number-matrix-rows-spanned="1" table:formula="of:=MMULT([.A39:.C39];[.$V$5:.$X$7])" office:value-type="float" office:value="-0.698232978763568">
            <text:p>-0.6982329788</text:p>
          </table:table-cell>
          <table:table-cell office:value-type="float" office:value="-11.4120556026418">
            <text:p>-11.4120556026</text:p>
          </table:table-cell>
          <table:table-cell office:value-type="float" office:value="14.8041641951363">
            <text:p>14.8041641951</text:p>
          </table:table-cell>
          <table:table-cell table:formula="of:=[.G39]+NORMINV(RAND();0;[.$O$16])" office:value-type="float" office:value="-0.671094274350894">
            <text:p>-0.6710942744</text:p>
          </table:table-cell>
          <table:table-cell table:formula="of:=[.H39]+NORMINV(RAND();0;[.$O$16])" office:value-type="float" office:value="-11.3805894734113">
            <text:p>-11.3805894734</text:p>
          </table:table-cell>
          <table:table-cell table:formula="of:=[.I39]+NORMINV(RAND();0;[.$O$16])" office:value-type="float" office:value="14.7981223967934">
            <text:p>14.7981223968</text:p>
          </table:table-cell>
          <table:table-cell table:number-columns-repeated="12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-1.09974">
            <text:p>-1.09974</text:p>
          </table:table-cell>
          <table:table-cell office:value-type="float" office:value="-9.7253">
            <text:p>-9.7253</text:p>
          </table:table-cell>
          <table:table-cell office:value-type="float" office:value="14.2872">
            <text:p>14.2872</text:p>
          </table:table-cell>
          <table:table-cell table:number-matrix-columns-spanned="3" table:number-matrix-rows-spanned="1" table:formula="of:=MMULT([.A40:.C40];[.$V$5:.$X$7])" office:value-type="float" office:value="-1.08175352053371">
            <text:p>-1.0817535205</text:p>
          </table:table-cell>
          <table:table-cell office:value-type="float" office:value="-9.73567210605163">
            <text:p>-9.7356721061</text:p>
          </table:table-cell>
          <table:table-cell office:value-type="float" office:value="14.2538484569099">
            <text:p>14.2538484569</text:p>
          </table:table-cell>
          <table:table-cell table:formula="of:=[.G40]+NORMINV(RAND();0;[.$O$16])" office:value-type="float" office:value="-1.11292169490359">
            <text:p>-1.1129216949</text:p>
          </table:table-cell>
          <table:table-cell table:formula="of:=[.H40]+NORMINV(RAND();0;[.$O$16])" office:value-type="float" office:value="-9.72891815193513">
            <text:p>-9.7289181519</text:p>
          </table:table-cell>
          <table:table-cell table:formula="of:=[.I40]+NORMINV(RAND();0;[.$O$16])" office:value-type="float" office:value="14.2705509066272">
            <text:p>14.2705509066</text:p>
          </table:table-cell>
          <table:table-cell table:number-columns-repeated="12"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.32259">
            <text:p>-1.32259</text:p>
          </table:table-cell>
          <table:table-cell office:value-type="float" office:value="-6.35689">
            <text:p>-6.35689</text:p>
          </table:table-cell>
          <table:table-cell office:value-type="float" office:value="10.1923">
            <text:p>10.1923</text:p>
          </table:table-cell>
          <table:table-cell table:number-matrix-columns-spanned="3" table:number-matrix-rows-spanned="1" table:formula="of:=MMULT([.A41:.C41];[.$V$5:.$X$7])" office:value-type="float" office:value="-1.27472691742197">
            <text:p>-1.2747269174</text:p>
          </table:table-cell>
          <table:table-cell office:value-type="float" office:value="-6.39484492424683">
            <text:p>-6.3948449242</text:p>
          </table:table-cell>
          <table:table-cell office:value-type="float" office:value="10.1845322458134">
            <text:p>10.1845322458</text:p>
          </table:table-cell>
          <table:table-cell table:formula="of:=[.G41]+NORMINV(RAND();0;[.$O$16])" office:value-type="float" office:value="-1.27611437087739">
            <text:p>-1.2761143709</text:p>
          </table:table-cell>
          <table:table-cell table:formula="of:=[.H41]+NORMINV(RAND();0;[.$O$16])" office:value-type="float" office:value="-6.35808501398014">
            <text:p>-6.358085014</text:p>
          </table:table-cell>
          <table:table-cell table:formula="of:=[.I41]+NORMINV(RAND();0;[.$O$16])" office:value-type="float" office:value="10.1646853826294">
            <text:p>10.1646853826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1.74814">
            <text:p>-1.74814</text:p>
          </table:table-cell>
          <table:table-cell office:value-type="float" office:value="-11.1276">
            <text:p>-11.1276</text:p>
          </table:table-cell>
          <table:table-cell office:value-type="float" office:value="13.9075">
            <text:p>13.9075</text:p>
          </table:table-cell>
          <table:table-cell table:number-matrix-columns-spanned="3" table:number-matrix-rows-spanned="1" table:formula="of:=MMULT([.A42:.C42];[.$V$5:.$X$7])" office:value-type="float" office:value="-1.78483900331001">
            <text:p>-1.7848390033</text:p>
          </table:table-cell>
          <table:table-cell office:value-type="float" office:value="-11.1371859746546">
            <text:p>-11.1371859747</text:p>
          </table:table-cell>
          <table:table-cell office:value-type="float" office:value="13.8813792841129">
            <text:p>13.8813792841</text:p>
          </table:table-cell>
          <table:table-cell table:formula="of:=[.G42]+NORMINV(RAND();0;[.$O$16])" office:value-type="float" office:value="-1.76053262520309">
            <text:p>-1.7605326252</text:p>
          </table:table-cell>
          <table:table-cell table:formula="of:=[.H42]+NORMINV(RAND();0;[.$O$16])" office:value-type="float" office:value="-11.1208899224447">
            <text:p>-11.1208899224</text:p>
          </table:table-cell>
          <table:table-cell table:formula="of:=[.I42]+NORMINV(RAND();0;[.$O$16])" office:value-type="float" office:value="13.8953717382034">
            <text:p>13.8953717382</text:p>
          </table:table-cell>
          <table:table-cell table:number-columns-repeated="12"/>
        </table:table-row>
        <table:table-row table:style-name="ro3"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.90992">
            <text:p>-1.90992</text:p>
          </table:table-cell>
          <table:table-cell office:value-type="float" office:value="-7.11713">
            <text:p>-7.11713</text:p>
          </table:table-cell>
          <table:table-cell office:value-type="float" office:value="11.4909">
            <text:p>11.4909</text:p>
          </table:table-cell>
          <table:table-cell table:number-matrix-columns-spanned="3" table:number-matrix-rows-spanned="1" table:formula="of:=MMULT([.A43:.C43];[.$V$5:.$X$7])" office:value-type="float" office:value="-1.91330350213613">
            <text:p>-1.9133035021</text:p>
          </table:table-cell>
          <table:table-cell office:value-type="float" office:value="-7.08963195286053">
            <text:p>-7.0896319529</text:p>
          </table:table-cell>
          <table:table-cell office:value-type="float" office:value="11.4826400267367">
            <text:p>11.4826400267</text:p>
          </table:table-cell>
          <table:table-cell table:formula="of:=[.G43]+NORMINV(RAND();0;[.$O$16])" office:value-type="float" office:value="-1.91678269285278">
            <text:p>-1.9167826929</text:p>
          </table:table-cell>
          <table:table-cell table:formula="of:=[.H43]+NORMINV(RAND();0;[.$O$16])" office:value-type="float" office:value="-7.09019817710424">
            <text:p>-7.0901981771</text:p>
          </table:table-cell>
          <table:table-cell table:formula="of:=[.I43]+NORMINV(RAND();0;[.$O$16])" office:value-type="float" office:value="11.4836301110379">
            <text:p>11.483630111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.09281">
            <text:p>-1.09281</text:p>
          </table:table-cell>
          <table:table-cell office:value-type="float" office:value="-15.4376">
            <text:p>-15.4376</text:p>
          </table:table-cell>
          <table:table-cell office:value-type="float" office:value="20.2383">
            <text:p>20.2383</text:p>
          </table:table-cell>
          <table:table-cell table:number-matrix-columns-spanned="3" table:number-matrix-rows-spanned="1" table:formula="of:=MMULT([.A44:.C44];[.$V$5:.$X$7])" office:value-type="float" office:value="-1.14383616658948">
            <text:p>-1.1438361666</text:p>
          </table:table-cell>
          <table:table-cell office:value-type="float" office:value="-15.4476698130603">
            <text:p>-15.4476698131</text:p>
          </table:table-cell>
          <table:table-cell office:value-type="float" office:value="20.1715881871562">
            <text:p>20.1715881872</text:p>
          </table:table-cell>
          <table:table-cell table:formula="of:=[.G44]+NORMINV(RAND();0;[.$O$16])" office:value-type="float" office:value="-1.14989495300429">
            <text:p>-1.149894953</text:p>
          </table:table-cell>
          <table:table-cell table:formula="of:=[.H44]+NORMINV(RAND();0;[.$O$16])" office:value-type="float" office:value="-15.4416810956733">
            <text:p>-15.4416810957</text:p>
          </table:table-cell>
          <table:table-cell table:formula="of:=[.I44]+NORMINV(RAND();0;[.$O$16])" office:value-type="float" office:value="20.1680566999583">
            <text:p>20.1680567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4.39845">
            <text:p>-4.39845</text:p>
          </table:table-cell>
          <table:table-cell office:value-type="float" office:value="-13.8448">
            <text:p>-13.8448</text:p>
          </table:table-cell>
          <table:table-cell office:value-type="float" office:value="19.066">
            <text:p>19.066</text:p>
          </table:table-cell>
          <table:table-cell table:number-matrix-columns-spanned="3" table:number-matrix-rows-spanned="1" table:formula="of:=MMULT([.A45:.C45];[.$V$5:.$X$7])" office:value-type="float" office:value="-4.33914534216668">
            <text:p>-4.3391453422</text:p>
          </table:table-cell>
          <table:table-cell office:value-type="float" office:value="-13.9163340891093">
            <text:p>-13.9163340891</text:p>
          </table:table-cell>
          <table:table-cell office:value-type="float" office:value="19.0738104078062">
            <text:p>19.0738104078</text:p>
          </table:table-cell>
          <table:table-cell table:formula="of:=[.G45]+NORMINV(RAND();0;[.$O$16])" office:value-type="float" office:value="-4.33420400722681">
            <text:p>-4.3342040072</text:p>
          </table:table-cell>
          <table:table-cell table:formula="of:=[.H45]+NORMINV(RAND();0;[.$O$16])" office:value-type="float" office:value="-13.8925568717589">
            <text:p>-13.8925568718</text:p>
          </table:table-cell>
          <table:table-cell table:formula="of:=[.I45]+NORMINV(RAND();0;[.$O$16])" office:value-type="float" office:value="19.0581611393516">
            <text:p>19.0581611394</text:p>
          </table:table-cell>
          <table:table-cell table:number-columns-repeated="12"/>
        </table:table-row>
        <table:table-row table:style-name="ro3">
          <table:table-cell office:value-type="float" office:value="-16">
            <text:p>-16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office:value-type="float" office:value="-4.05479">
            <text:p>-4.05479</text:p>
          </table:table-cell>
          <table:table-cell office:value-type="float" office:value="-16.2738">
            <text:p>-16.2738</text:p>
          </table:table-cell>
          <table:table-cell office:value-type="float" office:value="17.9586">
            <text:p>17.9586</text:p>
          </table:table-cell>
          <table:table-cell table:number-matrix-columns-spanned="3" table:number-matrix-rows-spanned="1" table:formula="of:=MMULT([.A46:.C46];[.$V$5:.$X$7])" office:value-type="float" office:value="-4.02013369845867">
            <text:p>-4.0201336985</text:p>
          </table:table-cell>
          <table:table-cell office:value-type="float" office:value="-16.2994444256887">
            <text:p>-16.2994444257</text:p>
          </table:table-cell>
          <table:table-cell office:value-type="float" office:value="17.9535491923123">
            <text:p>17.9535491923</text:p>
          </table:table-cell>
          <table:table-cell table:formula="of:=[.G46]+NORMINV(RAND();0;[.$O$16])" office:value-type="float" office:value="-4.05818328373156">
            <text:p>-4.0581832837</text:p>
          </table:table-cell>
          <table:table-cell table:formula="of:=[.H46]+NORMINV(RAND();0;[.$O$16])" office:value-type="float" office:value="-16.2680296993146">
            <text:p>-16.2680296993</text:p>
          </table:table-cell>
          <table:table-cell table:formula="of:=[.I46]+NORMINV(RAND();0;[.$O$16])" office:value-type="float" office:value="17.9517479711316">
            <text:p>17.9517479711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-4.27265">
            <text:p>-4.27265</text:p>
          </table:table-cell>
          <table:table-cell office:value-type="float" office:value="-13.2209">
            <text:p>-13.2209</text:p>
          </table:table-cell>
          <table:table-cell office:value-type="float" office:value="20.7182">
            <text:p>20.7182</text:p>
          </table:table-cell>
          <table:table-cell table:number-matrix-columns-spanned="3" table:number-matrix-rows-spanned="1" table:formula="of:=MMULT([.A47:.C47];[.$V$5:.$X$7])" office:value-type="float" office:value="-4.27463644410454">
            <text:p>-4.2746364441</text:p>
          </table:table-cell>
          <table:table-cell office:value-type="float" office:value="-13.2096072491201">
            <text:p>-13.2096072491</text:p>
          </table:table-cell>
          <table:table-cell office:value-type="float" office:value="20.7443873615266">
            <text:p>20.7443873615</text:p>
          </table:table-cell>
          <table:table-cell table:formula="of:=[.G47]+NORMINV(RAND();0;[.$O$16])" office:value-type="float" office:value="-4.27150681641184">
            <text:p>-4.2715068164</text:p>
          </table:table-cell>
          <table:table-cell table:formula="of:=[.H47]+NORMINV(RAND();0;[.$O$16])" office:value-type="float" office:value="-13.1776613644824">
            <text:p>-13.1776613645</text:p>
          </table:table-cell>
          <table:table-cell table:formula="of:=[.I47]+NORMINV(RAND();0;[.$O$16])" office:value-type="float" office:value="20.7532561004048">
            <text:p>20.7532561004</text:p>
          </table:table-cell>
          <table:table-cell table:number-columns-repeated="12"/>
        </table:table-row>
        <table:table-row table:style-name="ro3"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.15914">
            <text:p>-2.15914</text:p>
          </table:table-cell>
          <table:table-cell office:value-type="float" office:value="-4.45451">
            <text:p>-4.45451</text:p>
          </table:table-cell>
          <table:table-cell office:value-type="float" office:value="5.74931">
            <text:p>5.74931</text:p>
          </table:table-cell>
          <table:table-cell table:number-matrix-columns-spanned="3" table:number-matrix-rows-spanned="1" table:formula="of:=MMULT([.A48:.C48];[.$V$5:.$X$7])" office:value-type="float" office:value="-2.17078579708652">
            <text:p>-2.1707857971</text:p>
          </table:table-cell>
          <table:table-cell office:value-type="float" office:value="-4.45553161104495">
            <text:p>-4.455531611</text:p>
          </table:table-cell>
          <table:table-cell office:value-type="float" office:value="5.74274686191976">
            <text:p>5.7427468619</text:p>
          </table:table-cell>
          <table:table-cell table:formula="of:=[.G48]+NORMINV(RAND();0;[.$O$16])" office:value-type="float" office:value="-2.18492992996886">
            <text:p>-2.18492993</text:p>
          </table:table-cell>
          <table:table-cell table:formula="of:=[.H48]+NORMINV(RAND();0;[.$O$16])" office:value-type="float" office:value="-4.45619695856859">
            <text:p>-4.4561969586</text:p>
          </table:table-cell>
          <table:table-cell table:formula="of:=[.I48]+NORMINV(RAND();0;[.$O$16])" office:value-type="float" office:value="5.68165928587899">
            <text:p>5.6816592859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878253">
            <text:p>-0.878253</text:p>
          </table:table-cell>
          <table:table-cell office:value-type="float" office:value="-3.07197">
            <text:p>-3.07197</text:p>
          </table:table-cell>
          <table:table-cell office:value-type="float" office:value="3.15749">
            <text:p>3.15749</text:p>
          </table:table-cell>
          <table:table-cell table:number-matrix-columns-spanned="3" table:number-matrix-rows-spanned="1" table:formula="of:=MMULT([.A49:.C49];[.$V$5:.$X$7])" office:value-type="float" office:value="-0.893632627658189">
            <text:p>-0.8936326277</text:p>
          </table:table-cell>
          <table:table-cell office:value-type="float" office:value="-3.06595755381756">
            <text:p>-3.0659575538</text:p>
          </table:table-cell>
          <table:table-cell office:value-type="float" office:value="3.14653130007309">
            <text:p>3.1465313001</text:p>
          </table:table-cell>
          <table:table-cell table:formula="of:=[.G49]+NORMINV(RAND();0;[.$O$16])" office:value-type="float" office:value="-0.87583281504221">
            <text:p>-0.875832815</text:p>
          </table:table-cell>
          <table:table-cell table:formula="of:=[.H49]+NORMINV(RAND();0;[.$O$16])" office:value-type="float" office:value="-3.02683488966208">
            <text:p>-3.0268348897</text:p>
          </table:table-cell>
          <table:table-cell table:formula="of:=[.I49]+NORMINV(RAND();0;[.$O$16])" office:value-type="float" office:value="3.10743416731603">
            <text:p>3.1074341673</text:p>
          </table:table-cell>
          <table:table-cell table:number-columns-repeated="12"/>
        </table:table-row>
        <table:table-row table:style-name="ro3">
          <table:table-cell office:value-type="float" office:value="-5">
            <text:p>-5</text:p>
          </table:table-cell>
          <table:table-cell table:number-columns-repeated="2" office:value-type="float" office:value="-1">
            <text:p>-1</text:p>
          </table:table-cell>
          <table:table-cell office:value-type="float" office:value="-3.2614">
            <text:p>-3.2614</text:p>
          </table:table-cell>
          <table:table-cell office:value-type="float" office:value="-4.17689">
            <text:p>-4.17689</text:p>
          </table:table-cell>
          <table:table-cell office:value-type="float" office:value="4.82452">
            <text:p>4.82452</text:p>
          </table:table-cell>
          <table:table-cell table:number-matrix-columns-spanned="3" table:number-matrix-rows-spanned="1" table:formula="of:=MMULT([.A50:.C50];[.$V$5:.$X$7])" office:value-type="float" office:value="-3.25739182163297">
            <text:p>-3.2573918216</text:p>
          </table:table-cell>
          <table:table-cell office:value-type="float" office:value="-4.18066198305771">
            <text:p>-4.1806619831</text:p>
          </table:table-cell>
          <table:table-cell office:value-type="float" office:value="4.81996195089629">
            <text:p>4.8199619509</text:p>
          </table:table-cell>
          <table:table-cell table:formula="of:=[.G50]+NORMINV(RAND();0;[.$O$16])" office:value-type="float" office:value="-3.25878297437312">
            <text:p>-3.2587829744</text:p>
          </table:table-cell>
          <table:table-cell table:formula="of:=[.H50]+NORMINV(RAND();0;[.$O$16])" office:value-type="float" office:value="-4.20331443986032">
            <text:p>-4.2033144399</text:p>
          </table:table-cell>
          <table:table-cell table:formula="of:=[.I50]+NORMINV(RAND();0;[.$O$16])" office:value-type="float" office:value="4.78808508624678">
            <text:p>4.7880850862</text:p>
          </table:table-cell>
          <table:table-cell table:number-columns-repeated="12"/>
        </table:table-row>
        <table:table-row table:style-name="ro3">
          <table:table-cell office:value-type="float" office:value="-6">
            <text:p>-6</text:p>
          </table:table-cell>
          <table:table-cell table:number-columns-repeated="2" office:value-type="float" office:value="-1">
            <text:p>-1</text:p>
          </table:table-cell>
          <table:table-cell office:value-type="float" office:value="-3.89968">
            <text:p>-3.89968</text:p>
          </table:table-cell>
          <table:table-cell office:value-type="float" office:value="-4.88268">
            <text:p>-4.88268</text:p>
          </table:table-cell>
          <table:table-cell office:value-type="float" office:value="6.11371">
            <text:p>6.11371</text:p>
          </table:table-cell>
          <table:table-cell table:number-matrix-columns-spanned="3" table:number-matrix-rows-spanned="1" table:formula="of:=MMULT([.A51:.C51];[.$V$5:.$X$7])" office:value-type="float" office:value="-3.89596840634713">
            <text:p>-3.8959684063</text:p>
          </table:table-cell>
          <table:table-cell office:value-type="float" office:value="-4.87544901167141">
            <text:p>-4.8754490117</text:p>
          </table:table-cell>
          <table:table-cell office:value-type="float" office:value="6.11806973181963">
            <text:p>6.1180697318</text:p>
          </table:table-cell>
          <table:table-cell table:formula="of:=[.G51]+NORMINV(RAND();0;[.$O$16])" office:value-type="float" office:value="-3.84468686913727">
            <text:p>-3.8446868691</text:p>
          </table:table-cell>
          <table:table-cell table:formula="of:=[.H51]+NORMINV(RAND();0;[.$O$16])" office:value-type="float" office:value="-4.85070045148003">
            <text:p>-4.8507004515</text:p>
          </table:table-cell>
          <table:table-cell table:formula="of:=[.I51]+NORMINV(RAND();0;[.$O$16])" office:value-type="float" office:value="6.09504869478504">
            <text:p>6.0950486948</text:p>
          </table:table-cell>
          <table:table-cell table:number-columns-repeated="12"/>
        </table:table-row>
        <table:table-row table:style-name="ro3"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.81348">
            <text:p>-2.81348</text:p>
          </table:table-cell>
          <table:table-cell office:value-type="float" office:value="-5.14226">
            <text:p>-5.14226</text:p>
          </table:table-cell>
          <table:table-cell office:value-type="float" office:value="7.04843">
            <text:p>7.04843</text:p>
          </table:table-cell>
          <table:table-cell table:number-matrix-columns-spanned="3" table:number-matrix-rows-spanned="1" table:formula="of:=MMULT([.A52:.C52];[.$V$5:.$X$7])" office:value-type="float" office:value="-2.80936238180069">
            <text:p>-2.8093623818</text:p>
          </table:table-cell>
          <table:table-cell office:value-type="float" office:value="-5.15031863965865">
            <text:p>-5.1503186397</text:p>
          </table:table-cell>
          <table:table-cell office:value-type="float" office:value="7.0408546428431">
            <text:p>7.0408546428</text:p>
          </table:table-cell>
          <table:table-cell table:formula="of:=[.G52]+NORMINV(RAND();0;[.$O$16])" office:value-type="float" office:value="-2.7797502435855">
            <text:p>-2.7797502436</text:p>
          </table:table-cell>
          <table:table-cell table:formula="of:=[.H52]+NORMINV(RAND();0;[.$O$16])" office:value-type="float" office:value="-5.15100039588875">
            <text:p>-5.1510003959</text:p>
          </table:table-cell>
          <table:table-cell table:formula="of:=[.I52]+NORMINV(RAND();0;[.$O$16])" office:value-type="float" office:value="7.04232595142309">
            <text:p>7.0423259514</text:p>
          </table:table-cell>
          <table:table-cell table:number-columns-repeated="12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4.38481">
            <text:p>-4.38481</text:p>
          </table:table-cell>
          <table:table-cell office:value-type="float" office:value="-9.61501">
            <text:p>-9.61501</text:p>
          </table:table-cell>
          <table:table-cell office:value-type="float" office:value="9.80927">
            <text:p>9.80927</text:p>
          </table:table-cell>
          <table:table-cell table:number-matrix-columns-spanned="3" table:number-matrix-rows-spanned="1" table:formula="of:=MMULT([.A53:.C53];[.$V$5:.$X$7])" office:value-type="float" office:value="-4.40608049223518">
            <text:p>-4.4060804922</text:p>
          </table:table-cell>
          <table:table-cell office:value-type="float" office:value="-9.61779006207913">
            <text:p>-9.6177900621</text:p>
          </table:table-cell>
          <table:table-cell office:value-type="float" office:value="9.81491677011913">
            <text:p>9.8149167701</text:p>
          </table:table-cell>
          <table:table-cell table:formula="of:=[.G53]+NORMINV(RAND();0;[.$O$16])" office:value-type="float" office:value="-4.46046923150942">
            <text:p>-4.4604692315</text:p>
          </table:table-cell>
          <table:table-cell table:formula="of:=[.H53]+NORMINV(RAND();0;[.$O$16])" office:value-type="float" office:value="-9.56707732377439">
            <text:p>-9.5670773238</text:p>
          </table:table-cell>
          <table:table-cell table:formula="of:=[.I53]+NORMINV(RAND();0;[.$O$16])" office:value-type="float" office:value="9.84514522235999">
            <text:p>9.8451452224</text:p>
          </table:table-cell>
          <table:table-cell table:number-columns-repeated="12"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3.50215">
            <text:p>-3.50215</text:p>
          </table:table-cell>
          <table:table-cell office:value-type="float" office:value="-6.5588">
            <text:p>-6.5588</text:p>
          </table:table-cell>
          <table:table-cell office:value-type="float" office:value="6.67122">
            <text:p>6.67122</text:p>
          </table:table-cell>
          <table:table-cell table:number-matrix-columns-spanned="3" table:number-matrix-rows-spanned="1" table:formula="of:=MMULT([.A54:.C54];[.$V$5:.$X$7])" office:value-type="float" office:value="-3.51244786457699">
            <text:p>-3.5124478646</text:p>
          </table:table-cell>
          <table:table-cell office:value-type="float" office:value="-6.55183250826157">
            <text:p>-6.5518325083</text:p>
          </table:table-cell>
          <table:table-cell office:value-type="float" office:value="6.66838547004605">
            <text:p>6.66838547</text:p>
          </table:table-cell>
          <table:table-cell table:formula="of:=[.G54]+NORMINV(RAND();0;[.$O$16])" office:value-type="float" office:value="-3.49709755643308">
            <text:p>-3.4970975564</text:p>
          </table:table-cell>
          <table:table-cell table:formula="of:=[.H54]+NORMINV(RAND();0;[.$O$16])" office:value-type="float" office:value="-6.59388030682286">
            <text:p>-6.5938803068</text:p>
          </table:table-cell>
          <table:table-cell table:formula="of:=[.I54]+NORMINV(RAND();0;[.$O$16])" office:value-type="float" office:value="6.6005780595489">
            <text:p>6.6005780595</text:p>
          </table:table-cell>
          <table:table-cell table:number-columns-repeated="12"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2.41753">
            <text:p>-2.41753</text:p>
          </table:table-cell>
          <table:table-cell office:value-type="float" office:value="-6.81814">
            <text:p>-6.81814</text:p>
          </table:table-cell>
          <table:table-cell office:value-type="float" office:value="7.60429">
            <text:p>7.60429</text:p>
          </table:table-cell>
          <table:table-cell table:number-matrix-columns-spanned="3" table:number-matrix-rows-spanned="1" table:formula="of:=MMULT([.A55:.C55];[.$V$5:.$X$7])" office:value-type="float" office:value="-2.42584184003054">
            <text:p>-2.42584184</text:p>
          </table:table-cell>
          <table:table-cell office:value-type="float" office:value="-6.82670213624881">
            <text:p>-6.8267021362</text:p>
          </table:table-cell>
          <table:table-cell office:value-type="float" office:value="7.59117038106951">
            <text:p>7.5911703811</text:p>
          </table:table-cell>
          <table:table-cell table:formula="of:=[.G55]+NORMINV(RAND();0;[.$O$16])" office:value-type="float" office:value="-2.45945031350148">
            <text:p>-2.4594503135</text:p>
          </table:table-cell>
          <table:table-cell table:formula="of:=[.H55]+NORMINV(RAND();0;[.$O$16])" office:value-type="float" office:value="-6.82853434819292">
            <text:p>-6.8285343482</text:p>
          </table:table-cell>
          <table:table-cell table:formula="of:=[.I55]+NORMINV(RAND();0;[.$O$16])" office:value-type="float" office:value="7.6223377158262">
            <text:p>7.6223377158</text:p>
          </table:table-cell>
          <table:table-cell table:number-columns-repeated="12"/>
        </table:table-row>
        <table:table-row table:style-name="ro3"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2.86648">
            <text:p>-2.86648</text:p>
          </table:table-cell>
          <table:table-cell office:value-type="float" office:value="-5.85099">
            <text:p>-5.85099</text:p>
          </table:table-cell>
          <table:table-cell office:value-type="float" office:value="5.35792">
            <text:p>5.35792</text:p>
          </table:table-cell>
          <table:table-cell table:number-matrix-columns-spanned="3" table:number-matrix-rows-spanned="1" table:formula="of:=MMULT([.A56:.C56];[.$V$5:.$X$7])" office:value-type="float" office:value="-2.87387127986282">
            <text:p>-2.8738712799</text:p>
          </table:table-cell>
          <table:table-cell office:value-type="float" office:value="-5.85704547964787">
            <text:p>-5.8570454796</text:p>
          </table:table-cell>
          <table:table-cell office:value-type="float" office:value="5.37027768912271">
            <text:p>5.3702776891</text:p>
          </table:table-cell>
          <table:table-cell table:formula="of:=[.G56]+NORMINV(RAND();0;[.$O$16])" office:value-type="float" office:value="-2.83496009075951">
            <text:p>-2.8349600908</text:p>
          </table:table-cell>
          <table:table-cell table:formula="of:=[.H56]+NORMINV(RAND();0;[.$O$16])" office:value-type="float" office:value="-5.83762773677081">
            <text:p>-5.8376277368</text:p>
          </table:table-cell>
          <table:table-cell table:formula="of:=[.I56]+NORMINV(RAND();0;[.$O$16])" office:value-type="float" office:value="5.37801757409049">
            <text:p>5.3780175741</text:p>
          </table:table-cell>
          <table:table-cell table:number-columns-repeated="12"/>
        </table:table-row>
        <table:table-row table:style-name="ro3">
          <table:table-cell office:value-type="float" office:value="-13">
            <text:p>-13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7.38981">
            <text:p>-7.38981</text:p>
          </table:table-cell>
          <table:table-cell office:value-type="float" office:value="-11.4119">
            <text:p>-11.4119</text:p>
          </table:table-cell>
          <table:table-cell office:value-type="float" office:value="12.7633">
            <text:p>12.7633</text:p>
          </table:table-cell>
          <table:table-cell table:number-matrix-columns-spanned="3" table:number-matrix-rows-spanned="1" table:formula="of:=MMULT([.A57:.C57];[.$V$5:.$X$7])" office:value-type="float" office:value="-7.40841627092412">
            <text:p>-7.4084162709</text:p>
          </table:table-cell>
          <table:table-cell office:value-type="float" office:value="-11.427281519933">
            <text:p>-11.4272815199</text:p>
          </table:table-cell>
          <table:table-cell office:value-type="float" office:value="12.7864552018657">
            <text:p>12.7864552019</text:p>
          </table:table-cell>
          <table:table-cell table:formula="of:=[.G57]+NORMINV(RAND();0;[.$O$16])" office:value-type="float" office:value="-7.40221100701413">
            <text:p>-7.402211007</text:p>
          </table:table-cell>
          <table:table-cell table:formula="of:=[.H57]+NORMINV(RAND();0;[.$O$16])" office:value-type="float" office:value="-11.4234844912576">
            <text:p>-11.4234844913</text:p>
          </table:table-cell>
          <table:table-cell table:formula="of:=[.I57]+NORMINV(RAND();0;[.$O$16])" office:value-type="float" office:value="12.7792760562094">
            <text:p>12.7792760562</text:p>
          </table:table-cell>
          <table:table-cell table:number-columns-repeated="12"/>
        </table:table-row>
        <table:table-row table:style-name="ro3"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4.15386">
            <text:p>-4.15386</text:p>
          </table:table-cell>
          <table:table-cell office:value-type="float" office:value="-7.25067">
            <text:p>-7.25067</text:p>
          </table:table-cell>
          <table:table-cell office:value-type="float" office:value="7.96499">
            <text:p>7.96499</text:p>
          </table:table-cell>
          <table:table-cell table:number-matrix-columns-spanned="3" table:number-matrix-rows-spanned="1" table:formula="of:=MMULT([.A58:.C58];[.$V$5:.$X$7])" office:value-type="float" office:value="-4.15102444929116">
            <text:p>-4.1510244493</text:p>
          </table:table-cell>
          <table:table-cell office:value-type="float" office:value="-7.24661953687527">
            <text:p>-7.2466195369</text:p>
          </table:table-cell>
          <table:table-cell office:value-type="float" office:value="7.96649325096938">
            <text:p>7.966493251</text:p>
          </table:table-cell>
          <table:table-cell table:formula="of:=[.G58]+NORMINV(RAND();0;[.$O$16])" office:value-type="float" office:value="-4.15261865329087">
            <text:p>-4.1526186533</text:p>
          </table:table-cell>
          <table:table-cell table:formula="of:=[.H58]+NORMINV(RAND();0;[.$O$16])" office:value-type="float" office:value="-7.29174910402585">
            <text:p>-7.291749104</text:p>
          </table:table-cell>
          <table:table-cell table:formula="of:=[.I58]+NORMINV(RAND();0;[.$O$16])" office:value-type="float" office:value="7.97904565205199">
            <text:p>7.9790456521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.52992">
            <text:p>-1.52992</text:p>
          </table:table-cell>
          <table:table-cell office:value-type="float" office:value="-3.76398">
            <text:p>-3.76398</text:p>
          </table:table-cell>
          <table:table-cell office:value-type="float" office:value="4.45463">
            <text:p>4.45463</text:p>
          </table:table-cell>
          <table:table-cell table:number-matrix-columns-spanned="3" table:number-matrix-rows-spanned="1" table:formula="of:=MMULT([.A59:.C59];[.$V$5:.$X$7])" office:value-type="float" office:value="-1.53220921237236">
            <text:p>-1.5322092124</text:p>
          </table:table-cell>
          <table:table-cell office:value-type="float" office:value="-3.76074458243125">
            <text:p>-3.7607445824</text:p>
          </table:table-cell>
          <table:table-cell office:value-type="float" office:value="4.44463908099643">
            <text:p>4.444639081</text:p>
          </table:table-cell>
          <table:table-cell table:formula="of:=[.G59]+NORMINV(RAND();0;[.$O$16])" office:value-type="float" office:value="-1.52450757954101">
            <text:p>-1.5245075795</text:p>
          </table:table-cell>
          <table:table-cell table:formula="of:=[.H59]+NORMINV(RAND();0;[.$O$16])" office:value-type="float" office:value="-3.7505687037221">
            <text:p>-3.7505687037</text:p>
          </table:table-cell>
          <table:table-cell table:formula="of:=[.I59]+NORMINV(RAND();0;[.$O$16])" office:value-type="float" office:value="4.44745945700883">
            <text:p>4.447459457</text:p>
          </table:table-cell>
          <table:table-cell table:number-columns-repeated="12"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3.44851">
            <text:p>-3.44851</text:p>
          </table:table-cell>
          <table:table-cell office:value-type="float" office:value="-5.85202">
            <text:p>-5.85202</text:p>
          </table:table-cell>
          <table:table-cell office:value-type="float" office:value="8.34232">
            <text:p>8.34232</text:p>
          </table:table-cell>
          <table:table-cell table:number-matrix-columns-spanned="3" table:number-matrix-rows-spanned="1" table:formula="of:=MMULT([.A60:.C60];[.$V$5:.$X$7])" office:value-type="float" office:value="-3.44793896651485">
            <text:p>-3.4479389665</text:p>
          </table:table-cell>
          <table:table-cell office:value-type="float" office:value="-5.84510566827234">
            <text:p>-5.8451056683</text:p>
          </table:table-cell>
          <table:table-cell office:value-type="float" office:value="8.33896242376643">
            <text:p>8.3389624238</text:p>
          </table:table-cell>
          <table:table-cell table:formula="of:=[.G60]+NORMINV(RAND();0;[.$O$16])" office:value-type="float" office:value="-3.47574823770975">
            <text:p>-3.4757482377</text:p>
          </table:table-cell>
          <table:table-cell table:formula="of:=[.H60]+NORMINV(RAND();0;[.$O$16])" office:value-type="float" office:value="-5.83584196662611">
            <text:p>-5.8358419666</text:p>
          </table:table-cell>
          <table:table-cell table:formula="of:=[.I60]+NORMINV(RAND();0;[.$O$16])" office:value-type="float" office:value="8.39003067070805">
            <text:p>8.3900306707</text:p>
          </table:table-cell>
          <table:table-cell table:number-columns-repeated="12"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-2.64478">
            <text:p>-2.64478</text:p>
          </table:table-cell>
          <table:table-cell office:value-type="float" office:value="-9.1831">
            <text:p>-9.1831</text:p>
          </table:table-cell>
          <table:table-cell office:value-type="float" office:value="9.46293">
            <text:p>9.46293</text:p>
          </table:table-cell>
          <table:table-cell table:number-matrix-columns-spanned="3" table:number-matrix-rows-spanned="1" table:formula="of:=MMULT([.A61:.C61];[.$V$5:.$X$7])" office:value-type="float" office:value="-2.68089788297457">
            <text:p>-2.680897883</text:p>
          </table:table-cell>
          <table:table-cell office:value-type="float" office:value="-9.19787266145267">
            <text:p>-9.1978726615</text:p>
          </table:table-cell>
          <table:table-cell office:value-type="float" office:value="9.43959390021927">
            <text:p>9.4395939002</text:p>
          </table:table-cell>
          <table:table-cell table:formula="of:=[.G61]+NORMINV(RAND();0;[.$O$16])" office:value-type="float" office:value="-2.65381039737807">
            <text:p>-2.6538103974</text:p>
          </table:table-cell>
          <table:table-cell table:formula="of:=[.H61]+NORMINV(RAND();0;[.$O$16])" office:value-type="float" office:value="-9.18242586847508">
            <text:p>-9.1824258685</text:p>
          </table:table-cell>
          <table:table-cell table:formula="of:=[.I61]+NORMINV(RAND();0;[.$O$16])" office:value-type="float" office:value="9.46382778358863">
            <text:p>9.4638277836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table:number-columns-repeated="2" office:value-type="float" office:value="-2">
            <text:p>-2</text:p>
          </table:table-cell>
          <table:table-cell office:value-type="float" office:value="-7.18427">
            <text:p>-7.18427</text:p>
          </table:table-cell>
          <table:table-cell office:value-type="float" office:value="-9.05061">
            <text:p>-9.05061</text:p>
          </table:table-cell>
          <table:table-cell office:value-type="float" office:value="10.9335">
            <text:p>10.9335</text:p>
          </table:table-cell>
          <table:table-cell table:number-matrix-columns-spanned="3" table:number-matrix-rows-spanned="1" table:formula="of:=MMULT([.A62:.C62];[.$V$5:.$X$7])" office:value-type="float" office:value="-7.1533602279801">
            <text:p>-7.153360228</text:p>
          </table:table-cell>
          <table:table-cell office:value-type="float" office:value="-9.05611099472912">
            <text:p>-9.0561109947</text:p>
          </table:table-cell>
          <table:table-cell office:value-type="float" office:value="10.9380316827159">
            <text:p>10.9380316827</text:p>
          </table:table-cell>
          <table:table-cell table:formula="of:=[.G62]+NORMINV(RAND();0;[.$O$16])" office:value-type="float" office:value="-7.13637803985562">
            <text:p>-7.1363780399</text:p>
          </table:table-cell>
          <table:table-cell table:formula="of:=[.H62]+NORMINV(RAND();0;[.$O$16])" office:value-type="float" office:value="-9.0247153387532">
            <text:p>-9.0247153388</text:p>
          </table:table-cell>
          <table:table-cell table:formula="of:=[.I62]+NORMINV(RAND();0;[.$O$16])" office:value-type="float" office:value="10.930129537338">
            <text:p>10.9301295373</text:p>
          </table:table-cell>
          <table:table-cell table:number-columns-repeated="12"/>
        </table:table-row>
        <table:table-row table:style-name="ro3">
          <table:table-cell office:value-type="float" office:value="-8">
            <text:p>-8</text:p>
          </table:table-cell>
          <table:table-cell table:number-columns-repeated="2" office:value-type="float" office:value="-1">
            <text:p>-1</text:p>
          </table:table-cell>
          <table:table-cell office:value-type="float" office:value="-5.17962">
            <text:p>-5.17962</text:p>
          </table:table-cell>
          <table:table-cell office:value-type="float" office:value="-6.26488">
            <text:p>-6.26488</text:p>
          </table:table-cell>
          <table:table-cell office:value-type="float" office:value="8.70174">
            <text:p>8.70174</text:p>
          </table:table-cell>
          <table:table-cell table:number-matrix-columns-spanned="3" table:number-matrix-rows-spanned="1" table:formula="of:=MMULT([.A63:.C63];[.$V$5:.$X$7])" office:value-type="float" office:value="-5.17312157577547">
            <text:p>-5.1731215758</text:p>
          </table:table-cell>
          <table:table-cell office:value-type="float" office:value="-6.2650230688988">
            <text:p>-6.2650230689</text:p>
          </table:table-cell>
          <table:table-cell office:value-type="float" office:value="8.7142852936663">
            <text:p>8.7142852937</text:p>
          </table:table-cell>
          <table:table-cell table:formula="of:=[.G63]+NORMINV(RAND();0;[.$O$16])" office:value-type="float" office:value="-5.21505991198069">
            <text:p>-5.215059912</text:p>
          </table:table-cell>
          <table:table-cell table:formula="of:=[.H63]+NORMINV(RAND();0;[.$O$16])" office:value-type="float" office:value="-6.26255070065313">
            <text:p>-6.2625507007</text:p>
          </table:table-cell>
          <table:table-cell table:formula="of:=[.I63]+NORMINV(RAND();0;[.$O$16])" office:value-type="float" office:value="8.6867283622873">
            <text:p>8.6867283623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4.96798">
            <text:p>-4.96798</text:p>
          </table:table-cell>
          <table:table-cell office:value-type="float" office:value="-9.61296">
            <text:p>-9.61296</text:p>
          </table:table-cell>
          <table:table-cell office:value-type="float" office:value="12.7886">
            <text:p>12.7886</text:p>
          </table:table-cell>
          <table:table-cell table:number-matrix-columns-spanned="3" table:number-matrix-rows-spanned="1" table:formula="of:=MMULT([.A64:.C64];[.$V$5:.$X$7])" office:value-type="float" office:value="-4.98014817888721">
            <text:p>-4.9801481789</text:p>
          </table:table-cell>
          <table:table-cell office:value-type="float" office:value="-9.6058502507036">
            <text:p>-9.6058502507</text:p>
          </table:table-cell>
          <table:table-cell office:value-type="float" office:value="12.7836015047629">
            <text:p>12.7836015048</text:p>
          </table:table-cell>
          <table:table-cell table:formula="of:=[.G64]+NORMINV(RAND();0;[.$O$16])" office:value-type="float" office:value="-4.99347452862223">
            <text:p>-4.9934745286</text:p>
          </table:table-cell>
          <table:table-cell table:formula="of:=[.H64]+NORMINV(RAND();0;[.$O$16])" office:value-type="float" office:value="-9.59015300937177">
            <text:p>-9.5901530094</text:p>
          </table:table-cell>
          <table:table-cell table:formula="of:=[.I64]+NORMINV(RAND();0;[.$O$16])" office:value-type="float" office:value="12.7682476429355">
            <text:p>12.7682476429</text:p>
          </table:table-cell>
          <table:table-cell table:number-columns-repeated="12"/>
        </table:table-row>
        <table:table-row table:style-name="ro3">
          <table:table-cell office:value-type="float" office:value="-16">
            <text:p>-16</text:p>
          </table:table-cell>
          <table:table-cell table:number-columns-repeated="2" office:value-type="float" office:value="-3">
            <text:p>-3</text:p>
          </table:table-cell>
          <table:table-cell office:value-type="float" office:value="-10.4384">
            <text:p>-10.4384</text:p>
          </table:table-cell>
          <table:table-cell office:value-type="float" office:value="-13.2314">
            <text:p>-13.2314</text:p>
          </table:table-cell>
          <table:table-cell office:value-type="float" office:value="15.7691">
            <text:p>15.7691</text:p>
          </table:table-cell>
          <table:table-cell table:number-matrix-columns-spanned="3" table:number-matrix-rows-spanned="1" table:formula="of:=MMULT([.A65:.C65];[.$V$5:.$X$7])" office:value-type="float" office:value="-10.4107520496131">
            <text:p>-10.4107520496</text:p>
          </table:table-cell>
          <table:table-cell office:value-type="float" office:value="-13.2367729777868">
            <text:p>-13.2367729778</text:p>
          </table:table-cell>
          <table:table-cell office:value-type="float" office:value="15.7579936336122">
            <text:p>15.7579936336</text:p>
          </table:table-cell>
          <table:table-cell table:formula="of:=[.G65]+NORMINV(RAND();0;[.$O$16])" office:value-type="float" office:value="-10.4463533978267">
            <text:p>-10.4463533978</text:p>
          </table:table-cell>
          <table:table-cell table:formula="of:=[.H65]+NORMINV(RAND();0;[.$O$16])" office:value-type="float" office:value="-13.2278601615385">
            <text:p>-13.2278601615</text:p>
          </table:table-cell>
          <table:table-cell table:formula="of:=[.I65]+NORMINV(RAND();0;[.$O$16])" office:value-type="float" office:value="15.7655480581895">
            <text:p>15.7655480582</text:p>
          </table:table-cell>
          <table:table-cell table:number-columns-repeated="12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7.97763">
            <text:p>-7.97763</text:p>
          </table:table-cell>
          <table:table-cell office:value-type="float" office:value="-11.4065">
            <text:p>-11.4065</text:p>
          </table:table-cell>
          <table:table-cell office:value-type="float" office:value="15.7543">
            <text:p>15.7543</text:p>
          </table:table-cell>
          <table:table-cell table:number-matrix-columns-spanned="3" table:number-matrix-rows-spanned="1" table:formula="of:=MMULT([.A66:.C66];[.$V$5:.$X$7])" office:value-type="float" office:value="-7.98248395757615">
            <text:p>-7.9824839576</text:p>
          </table:table-cell>
          <table:table-cell office:value-type="float" office:value="-11.4153417085574">
            <text:p>-11.4153417086</text:p>
          </table:table-cell>
          <table:table-cell office:value-type="float" office:value="15.7551399365094">
            <text:p>15.7551399365</text:p>
          </table:table-cell>
          <table:table-cell table:formula="of:=[.G66]+NORMINV(RAND();0;[.$O$16])" office:value-type="float" office:value="-7.97860666455242">
            <text:p>-7.9786066646</text:p>
          </table:table-cell>
          <table:table-cell table:formula="of:=[.H66]+NORMINV(RAND();0;[.$O$16])" office:value-type="float" office:value="-11.4082947038658">
            <text:p>-11.4082947039</text:p>
          </table:table-cell>
          <table:table-cell table:formula="of:=[.I66]+NORMINV(RAND();0;[.$O$16])" office:value-type="float" office:value="15.7722632260432">
            <text:p>15.772263226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-3.93237">
            <text:p>-3.93237</text:p>
          </table:table-cell>
          <table:table-cell office:value-type="float" office:value="-10.5824">
            <text:p>-10.5824</text:p>
          </table:table-cell>
          <table:table-cell office:value-type="float" office:value="12.0753">
            <text:p>12.0753</text:p>
          </table:table-cell>
          <table:table-cell table:number-matrix-columns-spanned="3" table:number-matrix-rows-spanned="1" table:formula="of:=MMULT([.A67:.C67];[.$V$5:.$X$7])" office:value-type="float" office:value="-3.9580510524029">
            <text:p>-3.9580510524</text:p>
          </table:table-cell>
          <table:table-cell office:value-type="float" office:value="-10.5874467186801">
            <text:p>-10.5874467187</text:p>
          </table:table-cell>
          <table:table-cell office:value-type="float" office:value="12.0358094620659">
            <text:p>12.0358094621</text:p>
          </table:table-cell>
          <table:table-cell table:formula="of:=[.G67]+NORMINV(RAND();0;[.$O$16])" office:value-type="float" office:value="-3.87090292734162">
            <text:p>-3.8709029273</text:p>
          </table:table-cell>
          <table:table-cell table:formula="of:=[.H67]+NORMINV(RAND();0;[.$O$16])" office:value-type="float" office:value="-10.5860024089177">
            <text:p>-10.5860024089</text:p>
          </table:table-cell>
          <table:table-cell table:formula="of:=[.I67]+NORMINV(RAND();0;[.$O$16])" office:value-type="float" office:value="12.0281500551927">
            <text:p>12.0281500552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4.62517">
            <text:p>-4.62517</text:p>
          </table:table-cell>
          <table:table-cell office:value-type="float" office:value="-11.9987">
            <text:p>-11.9987</text:p>
          </table:table-cell>
          <table:table-cell office:value-type="float" office:value="11.6663">
            <text:p>11.6663</text:p>
          </table:table-cell>
          <table:table-cell table:number-matrix-columns-spanned="3" table:number-matrix-rows-spanned="1" table:formula="of:=MMULT([.A68:.C68];[.$V$5:.$X$7])" office:value-type="float" office:value="-4.6611365351792">
            <text:p>-4.6611365352</text:p>
          </table:table-cell>
          <table:table-cell office:value-type="float" office:value="-11.988960587283">
            <text:p>-11.9889605873</text:p>
          </table:table-cell>
          <table:table-cell office:value-type="float" office:value="11.6633402892689">
            <text:p>11.6633402893</text:p>
          </table:table-cell>
          <table:table-cell table:formula="of:=[.G68]+NORMINV(RAND();0;[.$O$16])" office:value-type="float" office:value="-4.6302203545122">
            <text:p>-4.6302203545</text:p>
          </table:table-cell>
          <table:table-cell table:formula="of:=[.H68]+NORMINV(RAND();0;[.$O$16])" office:value-type="float" office:value="-11.9582183062456">
            <text:p>-11.9582183062</text:p>
          </table:table-cell>
          <table:table-cell table:formula="of:=[.I68]+NORMINV(RAND();0;[.$O$16])" office:value-type="float" office:value="11.6656372772306">
            <text:p>11.6656372772</text:p>
          </table:table-cell>
          <table:table-cell table:number-columns-repeated="12"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3.67593">
            <text:p>-3.67593</text:p>
          </table:table-cell>
          <table:table-cell office:value-type="float" office:value="-8.21711">
            <text:p>-8.21711</text:p>
          </table:table-cell>
          <table:table-cell office:value-type="float" office:value="10.2">
            <text:p>10.2</text:p>
          </table:table-cell>
          <table:table-cell table:number-matrix-columns-spanned="3" table:number-matrix-rows-spanned="1" table:formula="of:=MMULT([.A69:.C69];[.$V$5:.$X$7])" office:value-type="float" office:value="-3.70299500945888">
            <text:p>-3.7029950095</text:p>
          </table:table-cell>
          <table:table-cell office:value-type="float" office:value="-8.2162761934762">
            <text:p>-8.2162761935</text:p>
          </table:table-cell>
          <table:table-cell office:value-type="float" office:value="10.1873859429162">
            <text:p>10.1873859429</text:p>
          </table:table-cell>
          <table:table-cell table:formula="of:=[.G69]+NORMINV(RAND();0;[.$O$16])" office:value-type="float" office:value="-3.70000135665317">
            <text:p>-3.7000013567</text:p>
          </table:table-cell>
          <table:table-cell table:formula="of:=[.H69]+NORMINV(RAND();0;[.$O$16])" office:value-type="float" office:value="-8.24728029361979">
            <text:p>-8.2472802936</text:p>
          </table:table-cell>
          <table:table-cell table:formula="of:=[.I69]+NORMINV(RAND();0;[.$O$16])" office:value-type="float" office:value="10.2349567585382">
            <text:p>10.2349567585</text:p>
          </table:table-cell>
          <table:table-cell table:number-columns-repeated="12"/>
        </table:table-row>
        <table:table-row table:style-name="ro3">
          <table:table-cell office:value-type="float" office:value="-13">
            <text:p>-13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-5.19812">
            <text:p>-5.19812</text:p>
          </table:table-cell>
          <table:table-cell office:value-type="float" office:value="-11.9784">
            <text:p>-11.9784</text:p>
          </table:table-cell>
          <table:table-cell office:value-type="float" office:value="14.659">
            <text:p>14.659</text:p>
          </table:table-cell>
          <table:table-cell table:number-matrix-columns-spanned="3" table:number-matrix-rows-spanned="1" table:formula="of:=MMULT([.A70:.C70];[.$V$5:.$X$7])" office:value-type="float" office:value="-5.23520422183123">
            <text:p>-5.2352042218</text:p>
          </table:table-cell>
          <table:table-cell office:value-type="float" office:value="-11.9770207759075">
            <text:p>-11.9770207759</text:p>
          </table:table-cell>
          <table:table-cell office:value-type="float" office:value="14.6320250239126">
            <text:p>14.6320250239</text:p>
          </table:table-cell>
          <table:table-cell table:formula="of:=[.G70]+NORMINV(RAND();0;[.$O$16])" office:value-type="float" office:value="-5.20815829279615">
            <text:p>-5.2081582928</text:p>
          </table:table-cell>
          <table:table-cell table:formula="of:=[.H70]+NORMINV(RAND();0;[.$O$16])" office:value-type="float" office:value="-11.984558522459">
            <text:p>-11.9845585225</text:p>
          </table:table-cell>
          <table:table-cell table:formula="of:=[.I70]+NORMINV(RAND();0;[.$O$16])" office:value-type="float" office:value="14.6558158292981">
            <text:p>14.6558158293</text:p>
          </table:table-cell>
          <table:table-cell table:number-columns-repeated="12"/>
        </table:table-row>
        <table:table-row table:style-name="ro3">
          <table:table-cell office:value-type="float" office:value="-10">
            <text:p>-10</text:p>
          </table:table-cell>
          <table:table-cell table:number-columns-repeated="2" office:value-type="float" office:value="-2">
            <text:p>-2</text:p>
          </table:table-cell>
          <table:table-cell office:value-type="float" office:value="-6.50976">
            <text:p>-6.50976</text:p>
          </table:table-cell>
          <table:table-cell office:value-type="float" office:value="-8.35435">
            <text:p>-8.35435</text:p>
          </table:table-cell>
          <table:table-cell office:value-type="float" office:value="9.63224">
            <text:p>9.63224</text:p>
          </table:table-cell>
          <table:table-cell table:number-matrix-columns-spanned="3" table:number-matrix-rows-spanned="1" table:formula="of:=MMULT([.A71:.C71];[.$V$5:.$X$7])" office:value-type="float" office:value="-6.51478364326593">
            <text:p>-6.5147836433</text:p>
          </table:table-cell>
          <table:table-cell office:value-type="float" office:value="-8.36132396611542">
            <text:p>-8.3613239661</text:p>
          </table:table-cell>
          <table:table-cell office:value-type="float" office:value="9.63992390179258">
            <text:p>9.6399239018</text:p>
          </table:table-cell>
          <table:table-cell table:formula="of:=[.G71]+NORMINV(RAND();0;[.$O$16])" office:value-type="float" office:value="-6.43477016738591">
            <text:p>-6.4347701674</text:p>
          </table:table-cell>
          <table:table-cell table:formula="of:=[.H71]+NORMINV(RAND();0;[.$O$16])" office:value-type="float" office:value="-8.36391491801089">
            <text:p>-8.363914918</text:p>
          </table:table-cell>
          <table:table-cell table:formula="of:=[.I71]+NORMINV(RAND();0;[.$O$16])" office:value-type="float" office:value="9.62208033053482">
            <text:p>9.6220803305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7.6702">
            <text:p>-7.6702</text:p>
          </table:table-cell>
          <table:table-cell office:value-type="float" office:value="-13.7797">
            <text:p>-13.7797</text:p>
          </table:table-cell>
          <table:table-cell office:value-type="float" office:value="14.6063">
            <text:p>14.6063</text:p>
          </table:table-cell>
          <table:table-cell table:number-matrix-columns-spanned="3" table:number-matrix-rows-spanned="1" table:formula="of:=MMULT([.A72:.C72];[.$V$5:.$X$7])" office:value-type="float" office:value="-7.66347231386815">
            <text:p>-7.6634723139</text:p>
          </table:table-cell>
          <table:table-cell office:value-type="float" office:value="-13.7984520451368">
            <text:p>-13.7984520451</text:p>
          </table:table-cell>
          <table:table-cell office:value-type="float" office:value="14.6348787210154">
            <text:p>14.634878721</text:p>
          </table:table-cell>
          <table:table-cell table:formula="of:=[.G72]+NORMINV(RAND();0;[.$O$16])" office:value-type="float" office:value="-7.71872307623511">
            <text:p>-7.7187230762</text:p>
          </table:table-cell>
          <table:table-cell table:formula="of:=[.H72]+NORMINV(RAND();0;[.$O$16])" office:value-type="float" office:value="-13.8471880121087">
            <text:p>-13.8471880121</text:p>
          </table:table-cell>
          <table:table-cell table:formula="of:=[.I72]+NORMINV(RAND();0;[.$O$16])" office:value-type="float" office:value="14.6109532888337">
            <text:p>14.6109532888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5.45029">
            <text:p>-5.45029</text:p>
          </table:table-cell>
          <table:table-cell office:value-type="float" office:value="-14.3567">
            <text:p>-14.3567</text:p>
          </table:table-cell>
          <table:table-cell office:value-type="float" office:value="16.5103">
            <text:p>16.5103</text:p>
          </table:table-cell>
          <table:table-cell table:number-matrix-columns-spanned="3" table:number-matrix-rows-spanned="1" table:formula="of:=MMULT([.A73:.C73];[.$V$5:.$X$7])" office:value-type="float" office:value="-5.49026026477526">
            <text:p>-5.4902602648</text:p>
          </table:table-cell>
          <table:table-cell office:value-type="float" office:value="-14.3481913011113">
            <text:p>-14.3481913011</text:p>
          </table:table-cell>
          <table:table-cell office:value-type="float" office:value="16.4804485430624">
            <text:p>16.4804485431</text:p>
          </table:table-cell>
          <table:table-cell table:formula="of:=[.G73]+NORMINV(RAND();0;[.$O$16])" office:value-type="float" office:value="-5.47992903926237">
            <text:p>-5.4799290393</text:p>
          </table:table-cell>
          <table:table-cell table:formula="of:=[.H73]+NORMINV(RAND();0;[.$O$16])" office:value-type="float" office:value="-14.3815035333015">
            <text:p>-14.3815035333</text:p>
          </table:table-cell>
          <table:table-cell table:formula="of:=[.I73]+NORMINV(RAND();0;[.$O$16])" office:value-type="float" office:value="16.4803109734242">
            <text:p>16.4803109734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3.50964">
            <text:p>-3.50964</text:p>
          </table:table-cell>
          <table:table-cell office:value-type="float" office:value="-12.2761">
            <text:p>-12.2761</text:p>
          </table:table-cell>
          <table:table-cell office:value-type="float" office:value="12.6178">
            <text:p>12.6178</text:p>
          </table:table-cell>
          <table:table-cell table:number-matrix-columns-spanned="3" table:number-matrix-rows-spanned="1" table:formula="of:=MMULT([.A74:.C74];[.$V$5:.$X$7])" office:value-type="float" office:value="-3.57453051063276">
            <text:p>-3.5745305106</text:p>
          </table:table-cell>
          <table:table-cell office:value-type="float" office:value="-12.2638302152702">
            <text:p>-12.2638302153</text:p>
          </table:table-cell>
          <table:table-cell office:value-type="float" office:value="12.5861252002924">
            <text:p>12.5861252003</text:p>
          </table:table-cell>
          <table:table-cell table:formula="of:=[.G74]+NORMINV(RAND();0;[.$O$16])" office:value-type="float" office:value="-3.57814531486017">
            <text:p>-3.5781453149</text:p>
          </table:table-cell>
          <table:table-cell table:formula="of:=[.H74]+NORMINV(RAND();0;[.$O$16])" office:value-type="float" office:value="-12.216981915531">
            <text:p>-12.2169819155</text:p>
          </table:table-cell>
          <table:table-cell table:formula="of:=[.I74]+NORMINV(RAND();0;[.$O$16])" office:value-type="float" office:value="12.6069612438445">
            <text:p>12.6069612438</text:p>
          </table:table-cell>
          <table:table-cell table:number-columns-repeated="12"/>
        </table:table-row>
        <table:table-row table:style-name="ro3">
          <table:table-cell office:value-type="float" office:value="-7">
            <text:p>-7</text:p>
          </table:table-cell>
          <table:table-cell table:number-columns-repeated="2" office:value-type="float" office:value="-1">
            <text:p>-1</text:p>
          </table:table-cell>
          <table:table-cell office:value-type="float" office:value="-4.54043">
            <text:p>-4.54043</text:p>
          </table:table-cell>
          <table:table-cell office:value-type="float" office:value="-5.55887">
            <text:p>-5.55887</text:p>
          </table:table-cell>
          <table:table-cell office:value-type="float" office:value="7.40944">
            <text:p>7.40944</text:p>
          </table:table-cell>
          <table:table-cell table:number-matrix-columns-spanned="3" table:number-matrix-rows-spanned="1" table:formula="of:=MMULT([.A75:.C75];[.$V$5:.$X$7])" office:value-type="float" office:value="-4.5345449910613">
            <text:p>-4.5345449911</text:p>
          </table:table-cell>
          <table:table-cell office:value-type="float" office:value="-5.5702360402851">
            <text:p>-5.5702360403</text:p>
          </table:table-cell>
          <table:table-cell office:value-type="float" office:value="7.41617751274296">
            <text:p>7.4161775127</text:p>
          </table:table-cell>
          <table:table-cell table:formula="of:=[.G75]+NORMINV(RAND();0;[.$O$16])" office:value-type="float" office:value="-4.53897364970928">
            <text:p>-4.5389736497</text:p>
          </table:table-cell>
          <table:table-cell table:formula="of:=[.H75]+NORMINV(RAND();0;[.$O$16])" office:value-type="float" office:value="-5.56142012387824">
            <text:p>-5.5614201239</text:p>
          </table:table-cell>
          <table:table-cell table:formula="of:=[.I75]+NORMINV(RAND();0;[.$O$16])" office:value-type="float" office:value="7.42634345000324">
            <text:p>7.42634345</text:p>
          </table:table-cell>
          <table:table-cell table:number-columns-repeated="12"/>
        </table:table-row>
        <table:table-row table:style-name="ro3">
          <table:table-cell office:value-type="float" office:value="-17">
            <text:p>-1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office:value-type="float" office:value="-8.97067">
            <text:p>-8.97067</text:p>
          </table:table-cell>
          <table:table-cell office:value-type="float" office:value="-15.922">
            <text:p>-15.922</text:p>
          </table:table-cell>
          <table:table-cell office:value-type="float" office:value="15.5513">
            <text:p>15.5513</text:p>
          </table:table-cell>
          <table:table-cell table:number-matrix-columns-spanned="3" table:number-matrix-rows-spanned="1" table:formula="of:=MMULT([.A76:.C76];[.$V$5:.$X$7])" office:value-type="float" office:value="-9.00513438135861">
            <text:p>-9.0051343814</text:p>
          </table:table-cell>
          <table:table-cell office:value-type="float" office:value="-15.8947529423535">
            <text:p>-15.8947529424</text:p>
          </table:table-cell>
          <table:table-cell office:value-type="float" office:value="15.5605173291417">
            <text:p>15.5605173291</text:p>
          </table:table-cell>
          <table:table-cell table:formula="of:=[.G76]+NORMINV(RAND();0;[.$O$16])" office:value-type="float" office:value="-9.02688564555324">
            <text:p>-9.0268856456</text:p>
          </table:table-cell>
          <table:table-cell table:formula="of:=[.H76]+NORMINV(RAND();0;[.$O$16])" office:value-type="float" office:value="-15.8559722937093">
            <text:p>-15.8559722937</text:p>
          </table:table-cell>
          <table:table-cell table:formula="of:=[.I76]+NORMINV(RAND();0;[.$O$16])" office:value-type="float" office:value="15.5822944755531">
            <text:p>15.5822944756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5.62365">
            <text:p>-5.62365</text:p>
          </table:table-cell>
          <table:table-cell office:value-type="float" office:value="-10.3036">
            <text:p>-10.3036</text:p>
          </table:table-cell>
          <table:table-cell office:value-type="float" office:value="14.1008">
            <text:p>14.1008</text:p>
          </table:table-cell>
          <table:table-cell table:number-matrix-columns-spanned="3" table:number-matrix-rows-spanned="1" table:formula="of:=MMULT([.A77:.C77];[.$V$5:.$X$7])" office:value-type="float" office:value="-5.61872476360138">
            <text:p>-5.6187247636</text:p>
          </table:table-cell>
          <table:table-cell office:value-type="float" office:value="-10.3006372793173">
            <text:p>-10.3006372793</text:p>
          </table:table-cell>
          <table:table-cell office:value-type="float" office:value="14.0817092856862">
            <text:p>14.0817092857</text:p>
          </table:table-cell>
          <table:table-cell table:formula="of:=[.G77]+NORMINV(RAND();0;[.$O$16])" office:value-type="float" office:value="-5.6164379584286">
            <text:p>-5.6164379584</text:p>
          </table:table-cell>
          <table:table-cell table:formula="of:=[.H77]+NORMINV(RAND();0;[.$O$16])" office:value-type="float" office:value="-10.2746183240345">
            <text:p>-10.274618324</text:p>
          </table:table-cell>
          <table:table-cell table:formula="of:=[.I77]+NORMINV(RAND();0;[.$O$16])" office:value-type="float" office:value="14.0628569433895">
            <text:p>14.0628569434</text:p>
          </table:table-cell>
          <table:table-cell table:number-columns-repeated="12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6.92436">
            <text:p>-6.92436</text:p>
          </table:table-cell>
          <table:table-cell office:value-type="float" office:value="-11.6681">
            <text:p>-11.6681</text:p>
          </table:table-cell>
          <table:table-cell office:value-type="float" office:value="16.7138">
            <text:p>16.7138</text:p>
          </table:table-cell>
          <table:table-cell table:number-matrix-columns-spanned="3" table:number-matrix-rows-spanned="1" table:formula="of:=MMULT([.A78:.C78];[.$V$5:.$X$7])" office:value-type="float" office:value="-6.89587793302971">
            <text:p>-6.895877933</text:p>
          </table:table-cell>
          <table:table-cell office:value-type="float" office:value="-11.6902113365447">
            <text:p>-11.6902113365</text:p>
          </table:table-cell>
          <table:table-cell office:value-type="float" office:value="16.6779248475329">
            <text:p>16.6779248475</text:p>
          </table:table-cell>
          <table:table-cell table:formula="of:=[.G78]+NORMINV(RAND();0;[.$O$16])" office:value-type="float" office:value="-6.83811526241513">
            <text:p>-6.8381152624</text:p>
          </table:table-cell>
          <table:table-cell table:formula="of:=[.H78]+NORMINV(RAND();0;[.$O$16])" office:value-type="float" office:value="-11.6901821794514">
            <text:p>-11.6901821795</text:p>
          </table:table-cell>
          <table:table-cell table:formula="of:=[.I78]+NORMINV(RAND();0;[.$O$16])" office:value-type="float" office:value="16.6608425342259">
            <text:p>16.6608425342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-6.5291">
            <text:p>-6.5291</text:p>
          </table:table-cell>
          <table:table-cell office:value-type="float" office:value="-14.0883">
            <text:p>-14.0883</text:p>
          </table:table-cell>
          <table:table-cell office:value-type="float" office:value="15.5801">
            <text:p>15.5801</text:p>
          </table:table-cell>
          <table:table-cell table:number-matrix-columns-spanned="3" table:number-matrix-rows-spanned="1" table:formula="of:=MMULT([.A79:.C79];[.$V$5:.$X$7])" office:value-type="float" office:value="-6.5768662893217">
            <text:p>-6.5768662893</text:p>
          </table:table-cell>
          <table:table-cell office:value-type="float" office:value="-14.0733216731241">
            <text:p>-14.0733216731</text:p>
          </table:table-cell>
          <table:table-cell office:value-type="float" office:value="15.5576636320389">
            <text:p>15.557663632</text:p>
          </table:table-cell>
          <table:table-cell table:formula="of:=[.G79]+NORMINV(RAND();0;[.$O$16])" office:value-type="float" office:value="-6.57540661970858">
            <text:p>-6.5754066197</text:p>
          </table:table-cell>
          <table:table-cell table:formula="of:=[.H79]+NORMINV(RAND();0;[.$O$16])" office:value-type="float" office:value="-14.0796508442955">
            <text:p>-14.0796508443</text:p>
          </table:table-cell>
          <table:table-cell table:formula="of:=[.I79]+NORMINV(RAND();0;[.$O$16])" office:value-type="float" office:value="15.5807638455878">
            <text:p>15.5807638456</text:p>
          </table:table-cell>
          <table:table-cell table:number-columns-repeated="12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.82292">
            <text:p>-4.82292</text:p>
          </table:table-cell>
          <table:table-cell office:value-type="float" office:value="-13.6454">
            <text:p>-13.6454</text:p>
          </table:table-cell>
          <table:table-cell office:value-type="float" office:value="15.2286">
            <text:p>15.2286</text:p>
          </table:table-cell>
          <table:table-cell table:number-matrix-columns-spanned="3" table:number-matrix-rows-spanned="1" table:formula="of:=MMULT([.A80:.C80];[.$V$5:.$X$7])" office:value-type="float" office:value="-4.85168368006109">
            <text:p>-4.8516836801</text:p>
          </table:table-cell>
          <table:table-cell office:value-type="float" office:value="-13.6534042724976">
            <text:p>-13.6534042725</text:p>
          </table:table-cell>
          <table:table-cell office:value-type="float" office:value="15.182340762139">
            <text:p>15.1823407621</text:p>
          </table:table-cell>
          <table:table-cell table:formula="of:=[.G80]+NORMINV(RAND();0;[.$O$16])" office:value-type="float" office:value="-4.86844100399402">
            <text:p>-4.868441004</text:p>
          </table:table-cell>
          <table:table-cell table:formula="of:=[.H80]+NORMINV(RAND();0;[.$O$16])" office:value-type="float" office:value="-13.6349583855082">
            <text:p>-13.6349583855</text:p>
          </table:table-cell>
          <table:table-cell table:formula="of:=[.I80]+NORMINV(RAND();0;[.$O$16])" office:value-type="float" office:value="15.1699368857736">
            <text:p>15.1699368858</text:p>
          </table:table-cell>
          <table:table-cell table:number-columns-repeated="12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6.97296">
            <text:p>-6.97296</text:p>
          </table:table-cell>
          <table:table-cell office:value-type="float" office:value="-12.378">
            <text:p>-12.378</text:p>
          </table:table-cell>
          <table:table-cell office:value-type="float" office:value="14.992">
            <text:p>14.992</text:p>
          </table:table-cell>
          <table:table-cell table:number-matrix-columns-spanned="3" table:number-matrix-rows-spanned="1" table:formula="of:=MMULT([.A81:.C81];[.$V$5:.$X$7])" office:value-type="float" office:value="-6.96038683109184">
            <text:p>-6.9603868311</text:p>
          </table:table-cell>
          <table:table-cell office:value-type="float" office:value="-12.3969381765339">
            <text:p>-12.3969381765</text:p>
          </table:table-cell>
          <table:table-cell office:value-type="float" office:value="15.0073478938125">
            <text:p>15.0073478938</text:p>
          </table:table-cell>
          <table:table-cell table:formula="of:=[.G81]+NORMINV(RAND();0;[.$O$16])" office:value-type="float" office:value="-6.96306846560714">
            <text:p>-6.9630684656</text:p>
          </table:table-cell>
          <table:table-cell table:formula="of:=[.H81]+NORMINV(RAND();0;[.$O$16])" office:value-type="float" office:value="-12.3818347457427">
            <text:p>-12.3818347457</text:p>
          </table:table-cell>
          <table:table-cell table:formula="of:=[.I81]+NORMINV(RAND();0;[.$O$16])" office:value-type="float" office:value="14.9998751497847">
            <text:p>14.9998751498</text:p>
          </table:table-cell>
          <table:table-cell table:number-columns-repeated="12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4.32916">
            <text:p>-4.32916</text:p>
          </table:table-cell>
          <table:table-cell office:value-type="float" office:value="-8.90821">
            <text:p>-8.90821</text:p>
          </table:table-cell>
          <table:table-cell office:value-type="float" office:value="11.5151">
            <text:p>11.5151</text:p>
          </table:table-cell>
          <table:table-cell table:number-matrix-columns-spanned="3" table:number-matrix-rows-spanned="1" table:formula="of:=MMULT([.A82:.C82];[.$V$5:.$X$7])" office:value-type="float" office:value="-4.34157159417304">
            <text:p>-4.3415715942</text:p>
          </table:table-cell>
          <table:table-cell office:value-type="float" office:value="-8.9110632220899">
            <text:p>-8.9110632221</text:p>
          </table:table-cell>
          <table:table-cell office:value-type="float" office:value="11.4854937238395">
            <text:p>11.4854937238</text:p>
          </table:table-cell>
          <table:table-cell table:formula="of:=[.G82]+NORMINV(RAND();0;[.$O$16])" office:value-type="float" office:value="-4.34234016054298">
            <text:p>-4.3423401605</text:p>
          </table:table-cell>
          <table:table-cell table:formula="of:=[.H82]+NORMINV(RAND();0;[.$O$16])" office:value-type="float" office:value="-8.93210089002588">
            <text:p>-8.93210089</text:p>
          </table:table-cell>
          <table:table-cell table:formula="of:=[.I82]+NORMINV(RAND();0;[.$O$16])" office:value-type="float" office:value="11.3981289312702">
            <text:p>11.3981289313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5.01939">
            <text:p>-5.01939</text:p>
          </table:table-cell>
          <table:table-cell office:value-type="float" office:value="-10.327">
            <text:p>-10.327</text:p>
          </table:table-cell>
          <table:table-cell office:value-type="float" office:value="11.1488">
            <text:p>11.1488</text:p>
          </table:table-cell>
          <table:table-cell table:number-matrix-columns-spanned="3" table:number-matrix-rows-spanned="1" table:formula="of:=MMULT([.A83:.C83];[.$V$5:.$X$7])" office:value-type="float" office:value="-5.04465707694934">
            <text:p>-5.0446570769</text:p>
          </table:table-cell>
          <table:table-cell office:value-type="float" office:value="-10.3125770906928">
            <text:p>-10.3125770907</text:p>
          </table:table-cell>
          <table:table-cell office:value-type="float" office:value="11.1130245510425">
            <text:p>11.113024551</text:p>
          </table:table-cell>
          <table:table-cell table:formula="of:=[.G83]+NORMINV(RAND();0;[.$O$16])" office:value-type="float" office:value="-5.07585232243278">
            <text:p>-5.0758523224</text:p>
          </table:table-cell>
          <table:table-cell table:formula="of:=[.H83]+NORMINV(RAND();0;[.$O$16])" office:value-type="float" office:value="-10.3323738408038">
            <text:p>-10.3323738408</text:p>
          </table:table-cell>
          <table:table-cell table:formula="of:=[.I83]+NORMINV(RAND();0;[.$O$16])" office:value-type="float" office:value="11.1415413297176">
            <text:p>11.1415413297</text:p>
          </table:table-cell>
          <table:table-cell table:number-columns-repeated="12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5.39742">
            <text:p>-5.39742</text:p>
          </table:table-cell>
          <table:table-cell office:value-type="float" office:value="-8.66274">
            <text:p>-8.66274</text:p>
          </table:table-cell>
          <table:table-cell office:value-type="float" office:value="10.5623">
            <text:p>10.5623</text:p>
          </table:table-cell>
          <table:table-cell table:number-matrix-columns-spanned="3" table:number-matrix-rows-spanned="1" table:formula="of:=MMULT([.A84:.C84];[.$V$5:.$X$7])" office:value-type="float" office:value="-5.42817761871949">
            <text:p>-5.4281776187</text:p>
          </table:table-cell>
          <table:table-cell office:value-type="float" office:value="-8.63619359410266">
            <text:p>-8.6361935941</text:p>
          </table:table-cell>
          <table:table-cell office:value-type="float" office:value="10.5627088128161">
            <text:p>10.5627088128</text:p>
          </table:table-cell>
          <table:table-cell table:formula="of:=[.G84]+NORMINV(RAND();0;[.$O$16])" office:value-type="float" office:value="-5.42913260245266">
            <text:p>-5.4291326025</text:p>
          </table:table-cell>
          <table:table-cell table:formula="of:=[.H84]+NORMINV(RAND();0;[.$O$16])" office:value-type="float" office:value="-8.62373013872691">
            <text:p>-8.6237301387</text:p>
          </table:table-cell>
          <table:table-cell table:formula="of:=[.I84]+NORMINV(RAND();0;[.$O$16])" office:value-type="float" office:value="10.5445497434502">
            <text:p>10.5445497435</text:p>
          </table:table-cell>
          <table:table-cell table:number-columns-repeated="12"/>
        </table:table-row>
        <table:table-row table:style-name="ro3"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1.77627">
            <text:p>-1.77627</text:p>
          </table:table-cell>
          <table:table-cell office:value-type="float" office:value="-6.14487">
            <text:p>-6.14487</text:p>
          </table:table-cell>
          <table:table-cell office:value-type="float" office:value="6.31488">
            <text:p>6.31488</text:p>
          </table:table-cell>
          <table:table-cell table:number-matrix-columns-spanned="3" table:number-matrix-rows-spanned="1" table:formula="of:=MMULT([.A85:.C85];[.$V$5:.$X$7])" office:value-type="float" office:value="-1.78726525531638">
            <text:p>-1.7872652553</text:p>
          </table:table-cell>
          <table:table-cell office:value-type="float" office:value="-6.13191510763511">
            <text:p>-6.1319151076</text:p>
          </table:table-cell>
          <table:table-cell office:value-type="float" office:value="6.29306260014618">
            <text:p>6.2930626001</text:p>
          </table:table-cell>
          <table:table-cell table:formula="of:=[.G85]+NORMINV(RAND();0;[.$O$16])" office:value-type="float" office:value="-1.81066218712333">
            <text:p>-1.8106621871</text:p>
          </table:table-cell>
          <table:table-cell table:formula="of:=[.H85]+NORMINV(RAND();0;[.$O$16])" office:value-type="float" office:value="-6.14738012048146">
            <text:p>-6.1473801205</text:p>
          </table:table-cell>
          <table:table-cell table:formula="of:=[.I85]+NORMINV(RAND();0;[.$O$16])" office:value-type="float" office:value="6.22632304783975">
            <text:p>6.2263230478</text:p>
          </table:table-cell>
          <table:table-cell table:number-columns-repeated="12"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3.75754">
            <text:p>-3.75754</text:p>
          </table:table-cell>
          <table:table-cell office:value-type="float" office:value="-8.92935">
            <text:p>-8.92935</text:p>
          </table:table-cell>
          <table:table-cell office:value-type="float" office:value="8.53958">
            <text:p>8.53958</text:p>
          </table:table-cell>
          <table:table-cell table:number-matrix-columns-spanned="3" table:number-matrix-rows-spanned="1" table:formula="of:=MMULT([.A86:.C86];[.$V$5:.$X$7])" office:value-type="float" office:value="-3.76750390752101">
            <text:p>-3.7675039075</text:p>
          </table:table-cell>
          <table:table-cell office:value-type="float" office:value="-8.92300303346543">
            <text:p>-8.9230030335</text:p>
          </table:table-cell>
          <table:table-cell office:value-type="float" office:value="8.5168089891958">
            <text:p>8.5168089892</text:p>
          </table:table-cell>
          <table:table-cell table:formula="of:=[.G86]+NORMINV(RAND();0;[.$O$16])" office:value-type="float" office:value="-3.78683929049723">
            <text:p>-3.7868392905</text:p>
          </table:table-cell>
          <table:table-cell table:formula="of:=[.H86]+NORMINV(RAND();0;[.$O$16])" office:value-type="float" office:value="-8.90758658453692">
            <text:p>-8.9075865845</text:p>
          </table:table-cell>
          <table:table-cell table:formula="of:=[.I86]+NORMINV(RAND();0;[.$O$16])" office:value-type="float" office:value="8.53279635761755">
            <text:p>8.5327963576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6.77733">
            <text:p>-6.77733</text:p>
          </table:table-cell>
          <table:table-cell office:value-type="float" office:value="-10.7289">
            <text:p>-10.7289</text:p>
          </table:table-cell>
          <table:table-cell office:value-type="float" office:value="11.4703">
            <text:p>11.4703</text:p>
          </table:table-cell>
          <table:table-cell table:number-matrix-columns-spanned="3" table:number-matrix-rows-spanned="1" table:formula="of:=MMULT([.A87:.C87];[.$V$5:.$X$7])" office:value-type="float" office:value="-6.76983968620996">
            <text:p>-6.7698396862</text:p>
          </table:table-cell>
          <table:table-cell office:value-type="float" office:value="-10.7324944913193">
            <text:p>-10.7324944913</text:p>
          </table:table-cell>
          <table:table-cell office:value-type="float" office:value="11.4883474209423">
            <text:p>11.4883474209</text:p>
          </table:table-cell>
          <table:table-cell table:formula="of:=[.G87]+NORMINV(RAND();0;[.$O$16])" office:value-type="float" office:value="-6.77641614631391">
            <text:p>-6.7764161463</text:p>
          </table:table-cell>
          <table:table-cell table:formula="of:=[.H87]+NORMINV(RAND();0;[.$O$16])" office:value-type="float" office:value="-10.7372444939346">
            <text:p>-10.7372444939</text:p>
          </table:table-cell>
          <table:table-cell table:formula="of:=[.I87]+NORMINV(RAND();0;[.$O$16])" office:value-type="float" office:value="11.5190467984228">
            <text:p>11.5190467984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5.66933">
            <text:p>-5.66933</text:p>
          </table:table-cell>
          <table:table-cell office:value-type="float" office:value="-11.024">
            <text:p>-11.024</text:p>
          </table:table-cell>
          <table:table-cell office:value-type="float" office:value="12.4131">
            <text:p>12.4131</text:p>
          </table:table-cell>
          <table:table-cell table:number-matrix-columns-spanned="3" table:number-matrix-rows-spanned="1" table:formula="of:=MMULT([.A88:.C88];[.$V$5:.$X$7])" office:value-type="float" office:value="-5.68323366166351">
            <text:p>-5.6832336617</text:p>
          </table:table-cell>
          <table:table-cell office:value-type="float" office:value="-11.0073641193065">
            <text:p>-11.0073641193</text:p>
          </table:table-cell>
          <table:table-cell office:value-type="float" office:value="12.4111323319658">
            <text:p>12.411132332</text:p>
          </table:table-cell>
          <table:table-cell table:formula="of:=[.G88]+NORMINV(RAND();0;[.$O$16])" office:value-type="float" office:value="-5.66110443502478">
            <text:p>-5.661104435</text:p>
          </table:table-cell>
          <table:table-cell table:formula="of:=[.H88]+NORMINV(RAND();0;[.$O$16])" office:value-type="float" office:value="-10.9794882506753">
            <text:p>-10.9794882507</text:p>
          </table:table-cell>
          <table:table-cell table:formula="of:=[.I88]+NORMINV(RAND();0;[.$O$16])" office:value-type="float" office:value="12.4045259045809">
            <text:p>12.4045259046</text:p>
          </table:table-cell>
          <table:table-cell table:number-columns-repeated="12"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4.77989">
            <text:p>-4.77989</text:p>
          </table:table-cell>
          <table:table-cell office:value-type="float" office:value="-7.9413">
            <text:p>-7.9413</text:p>
          </table:table-cell>
          <table:table-cell office:value-type="float" office:value="9.29129">
            <text:p>9.29129</text:p>
          </table:table-cell>
          <table:table-cell table:number-matrix-columns-spanned="3" table:number-matrix-rows-spanned="1" table:formula="of:=MMULT([.A89:.C89];[.$V$5:.$X$7])" office:value-type="float" office:value="-4.78960103400532">
            <text:p>-4.789601034</text:p>
          </table:table-cell>
          <table:table-cell office:value-type="float" office:value="-7.94140656548896">
            <text:p>-7.9414065655</text:p>
          </table:table-cell>
          <table:table-cell office:value-type="float" office:value="9.26460103189272">
            <text:p>9.2646010319</text:p>
          </table:table-cell>
          <table:table-cell table:formula="of:=[.G89]+NORMINV(RAND();0;[.$O$16])" office:value-type="float" office:value="-4.77348251666809">
            <text:p>-4.7734825167</text:p>
          </table:table-cell>
          <table:table-cell table:formula="of:=[.H89]+NORMINV(RAND();0;[.$O$16])" office:value-type="float" office:value="-7.92159723607634">
            <text:p>-7.9215972361</text:p>
          </table:table-cell>
          <table:table-cell table:formula="of:=[.I89]+NORMINV(RAND();0;[.$O$16])" office:value-type="float" office:value="9.25706685542563">
            <text:p>9.2570668554</text:p>
          </table:table-cell>
          <table:table-cell table:number-columns-repeated="12"/>
        </table:table-row>
        <table:table-row table:style-name="ro3"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6.0871">
            <text:p>-6.0871</text:p>
          </table:table-cell>
          <table:table-cell office:value-type="float" office:value="-15.0633">
            <text:p>-15.0633</text:p>
          </table:table-cell>
          <table:table-cell office:value-type="float" office:value="17.8121">
            <text:p>17.8121</text:p>
          </table:table-cell>
          <table:table-cell table:number-matrix-columns-spanned="3" table:number-matrix-rows-spanned="1" table:formula="of:=MMULT([.A90:.C90];[.$V$5:.$X$7])" office:value-type="float" office:value="-6.12883684948942">
            <text:p>-6.1288368495</text:p>
          </table:table-cell>
          <table:table-cell office:value-type="float" office:value="-15.042978329725">
            <text:p>-15.0429783297</text:p>
          </table:table-cell>
          <table:table-cell office:value-type="float" office:value="17.7785563239857">
            <text:p>17.778556324</text:p>
          </table:table-cell>
          <table:table-cell table:formula="of:=[.G90]+NORMINV(RAND();0;[.$O$16])" office:value-type="float" office:value="-6.18847204611122">
            <text:p>-6.1884720461</text:p>
          </table:table-cell>
          <table:table-cell table:formula="of:=[.H90]+NORMINV(RAND();0;[.$O$16])" office:value-type="float" office:value="-15.0828109223045">
            <text:p>-15.0828109223</text:p>
          </table:table-cell>
          <table:table-cell table:formula="of:=[.I90]+NORMINV(RAND();0;[.$O$16])" office:value-type="float" office:value="17.7720134967014">
            <text:p>17.7720134967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6.58183">
            <text:p>-6.58183</text:p>
          </table:table-cell>
          <table:table-cell office:value-type="float" office:value="-14.8311">
            <text:p>-14.8311</text:p>
          </table:table-cell>
          <table:table-cell office:value-type="float" office:value="13.9417">
            <text:p>13.9417</text:p>
          </table:table-cell>
          <table:table-cell table:number-matrix-columns-spanned="3" table:number-matrix-rows-spanned="1" table:formula="of:=MMULT([.A91:.C91];[.$V$5:.$X$7])" office:value-type="float" office:value="-6.64137518738384">
            <text:p>-6.6413751874</text:p>
          </table:table-cell>
          <table:table-cell office:value-type="float" office:value="-14.7800485131133">
            <text:p>-14.7800485131</text:p>
          </table:table-cell>
          <table:table-cell office:value-type="float" office:value="13.8870866783185">
            <text:p>13.8870866783</text:p>
          </table:table-cell>
          <table:table-cell table:formula="of:=[.G91]+NORMINV(RAND();0;[.$O$16])" office:value-type="float" office:value="-6.59696865351084">
            <text:p>-6.5969686535</text:p>
          </table:table-cell>
          <table:table-cell table:formula="of:=[.H91]+NORMINV(RAND();0;[.$O$16])" office:value-type="float" office:value="-14.781868704441">
            <text:p>-14.7818687044</text:p>
          </table:table-cell>
          <table:table-cell table:formula="of:=[.I91]+NORMINV(RAND();0;[.$O$16])" office:value-type="float" office:value="13.8781221269274">
            <text:p>13.8781221269</text:p>
          </table:table-cell>
          <table:table-cell table:number-columns-repeated="12"/>
        </table:table-row>
        <table:table-row table:style-name="ro3">
          <table:table-cell office:value-type="float" office:value="-16">
            <text:p>-16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8.28536">
            <text:p>-8.28536</text:p>
          </table:table-cell>
          <table:table-cell office:value-type="float" office:value="-13.7661">
            <text:p>-13.7661</text:p>
          </table:table-cell>
          <table:table-cell office:value-type="float" office:value="17.592">
            <text:p>17.592</text:p>
          </table:table-cell>
          <table:table-cell table:number-matrix-columns-spanned="3" table:number-matrix-rows-spanned="1" table:formula="of:=MMULT([.A92:.C92];[.$V$5:.$X$7])" office:value-type="float" office:value="-8.23754000052018">
            <text:p>-8.2375400005</text:p>
          </table:table-cell>
          <table:table-cell office:value-type="float" office:value="-13.7865122337613">
            <text:p>-13.7865122338</text:p>
          </table:table-cell>
          <table:table-cell office:value-type="float" office:value="17.6035634556591">
            <text:p>17.6035634557</text:p>
          </table:table-cell>
          <table:table-cell table:formula="of:=[.G92]+NORMINV(RAND();0;[.$O$16])" office:value-type="float" office:value="-8.233668767874">
            <text:p>-8.2336687679</text:p>
          </table:table-cell>
          <table:table-cell table:formula="of:=[.H92]+NORMINV(RAND();0;[.$O$16])" office:value-type="float" office:value="-13.7883086424957">
            <text:p>-13.7883086425</text:p>
          </table:table-cell>
          <table:table-cell table:formula="of:=[.I92]+NORMINV(RAND();0;[.$O$16])" office:value-type="float" office:value="17.5804429300343">
            <text:p>17.58044293</text:p>
          </table:table-cell>
          <table:table-cell table:number-columns-repeated="12"/>
        </table:table-row>
        <table:table-row table:style-name="ro3">
          <table:table-cell office:value-type="float" office:value="-18">
            <text:p>-18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office:value-type="float" office:value="-9.55943">
            <text:p>-9.55943</text:p>
          </table:table-cell>
          <table:table-cell office:value-type="float" office:value="-16.6457">
            <text:p>-16.6457</text:p>
          </table:table-cell>
          <table:table-cell office:value-type="float" office:value="16.8751">
            <text:p>16.8751</text:p>
          </table:table-cell>
          <table:table-cell table:number-matrix-columns-spanned="3" table:number-matrix-rows-spanned="1" table:formula="of:=MMULT([.A93:.C93];[.$V$5:.$X$7])" office:value-type="float" office:value="-9.64371096607278">
            <text:p>-9.6437109661</text:p>
          </table:table-cell>
          <table:table-cell office:value-type="float" office:value="-16.5895399709672">
            <text:p>-16.589539971</text:p>
          </table:table-cell>
          <table:table-cell office:value-type="float" office:value="16.858625110065">
            <text:p>16.8586251101</text:p>
          </table:table-cell>
          <table:table-cell table:formula="of:=[.G93]+NORMINV(RAND();0;[.$O$16])" office:value-type="float" office:value="-9.62539548097829">
            <text:p>-9.625395481</text:p>
          </table:table-cell>
          <table:table-cell table:formula="of:=[.H93]+NORMINV(RAND();0;[.$O$16])" office:value-type="float" office:value="-16.5448380043388">
            <text:p>-16.5448380043</text:p>
          </table:table-cell>
          <table:table-cell table:formula="of:=[.I93]+NORMINV(RAND();0;[.$O$16])" office:value-type="float" office:value="16.8813888015993">
            <text:p>16.8813888016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8.62068">
            <text:p>-8.62068</text:p>
          </table:table-cell>
          <table:table-cell office:value-type="float" office:value="-12.1151">
            <text:p>-12.1151</text:p>
          </table:table-cell>
          <table:table-cell office:value-type="float" office:value="17.0679">
            <text:p>17.0679</text:p>
          </table:table-cell>
          <table:table-cell table:number-matrix-columns-spanned="3" table:number-matrix-rows-spanned="1" table:formula="of:=MMULT([.A94:.C94];[.$V$5:.$X$7])" office:value-type="float" office:value="-8.62106054229032">
            <text:p>-8.6210605423</text:p>
          </table:table-cell>
          <table:table-cell office:value-type="float" office:value="-12.1101287371711">
            <text:p>-12.1101287372</text:p>
          </table:table-cell>
          <table:table-cell office:value-type="float" office:value="17.0532477174327">
            <text:p>17.0532477174</text:p>
          </table:table-cell>
          <table:table-cell table:formula="of:=[.G94]+NORMINV(RAND();0;[.$O$16])" office:value-type="float" office:value="-8.68494077097426">
            <text:p>-8.684940771</text:p>
          </table:table-cell>
          <table:table-cell table:formula="of:=[.H94]+NORMINV(RAND();0;[.$O$16])" office:value-type="float" office:value="-12.1752567134002">
            <text:p>-12.1752567134</text:p>
          </table:table-cell>
          <table:table-cell table:formula="of:=[.I94]+NORMINV(RAND();0;[.$O$16])" office:value-type="float" office:value="17.0555459759449">
            <text:p>17.0555459759</text:p>
          </table:table-cell>
          <table:table-cell table:number-columns-repeated="12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7.00602">
            <text:p>-7.00602</text:p>
          </table:table-cell>
          <table:table-cell office:value-type="float" office:value="-13.1208">
            <text:p>-13.1208</text:p>
          </table:table-cell>
          <table:table-cell office:value-type="float" office:value="13.3457">
            <text:p>13.3457</text:p>
          </table:table-cell>
          <table:table-cell table:number-matrix-columns-spanned="3" table:number-matrix-rows-spanned="1" table:formula="of:=MMULT([.A95:.C95];[.$V$5:.$X$7])" office:value-type="float" office:value="-7.02489572915398">
            <text:p>-7.0248957292</text:p>
          </table:table-cell>
          <table:table-cell office:value-type="float" office:value="-13.1036650165231">
            <text:p>-13.1036650165</text:p>
          </table:table-cell>
          <table:table-cell office:value-type="float" office:value="13.3367709400921">
            <text:p>13.3367709401</text:p>
          </table:table-cell>
          <table:table-cell table:formula="of:=[.G95]+NORMINV(RAND();0;[.$O$16])" office:value-type="float" office:value="-6.99358476651149">
            <text:p>-6.9935847665</text:p>
          </table:table-cell>
          <table:table-cell table:formula="of:=[.H95]+NORMINV(RAND();0;[.$O$16])" office:value-type="float" office:value="-13.1281222021533">
            <text:p>-13.1281222022</text:p>
          </table:table-cell>
          <table:table-cell table:formula="of:=[.I95]+NORMINV(RAND();0;[.$O$16])" office:value-type="float" office:value="13.3361936880241">
            <text:p>13.336193688</text:p>
          </table:table-cell>
          <table:table-cell table:number-columns-repeated="12"/>
        </table:table-row>
        <table:table-row table:style-name="ro3">
          <table:table-cell office:value-type="float" office:value="-8">
            <text:p>-8</text:p>
          </table:table-cell>
          <table:table-cell table:number-columns-repeated="2" office:value-type="float" office:value="-2">
            <text:p>-2</text:p>
          </table:table-cell>
          <table:table-cell office:value-type="float" office:value="-5.23487">
            <text:p>-5.23487</text:p>
          </table:table-cell>
          <table:table-cell office:value-type="float" office:value="-6.96984">
            <text:p>-6.96984</text:p>
          </table:table-cell>
          <table:table-cell office:value-type="float" office:value="7.04499">
            <text:p>7.04499</text:p>
          </table:table-cell>
          <table:table-cell table:number-matrix-columns-spanned="3" table:number-matrix-rows-spanned="1" table:formula="of:=MMULT([.A96:.C96];[.$V$5:.$X$7])" office:value-type="float" office:value="-5.2376304738376">
            <text:p>-5.2376304738</text:p>
          </table:table-cell>
          <table:table-cell office:value-type="float" office:value="-6.97174990888802">
            <text:p>-6.9717499089</text:p>
          </table:table-cell>
          <table:table-cell office:value-type="float" office:value="7.04370833994591">
            <text:p>7.0437083399</text:p>
          </table:table-cell>
          <table:table-cell table:formula="of:=[.G96]+NORMINV(RAND();0;[.$O$16])" office:value-type="float" office:value="-5.20949225876437">
            <text:p>-5.2094922588</text:p>
          </table:table-cell>
          <table:table-cell table:formula="of:=[.H96]+NORMINV(RAND();0;[.$O$16])" office:value-type="float" office:value="-6.966661694367">
            <text:p>-6.9666616944</text:p>
          </table:table-cell>
          <table:table-cell table:formula="of:=[.I96]+NORMINV(RAND();0;[.$O$16])" office:value-type="float" office:value="7.03682109145823">
            <text:p>7.0368210915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table:number-columns-repeated="2" office:value-type="float" office:value="-1">
            <text:p>-1</text:p>
          </table:table-cell>
          <table:table-cell office:value-type="float" office:value="-2.60936">
            <text:p>-2.60936</text:p>
          </table:table-cell>
          <table:table-cell office:value-type="float" office:value="-3.48948">
            <text:p>-3.48948</text:p>
          </table:table-cell>
          <table:table-cell office:value-type="float" office:value="3.52957">
            <text:p>3.52957</text:p>
          </table:table-cell>
          <table:table-cell table:number-matrix-columns-spanned="3" table:number-matrix-rows-spanned="1" table:formula="of:=MMULT([.A97:.C97];[.$V$5:.$X$7])" office:value-type="float" office:value="-2.6188152369188">
            <text:p>-2.6188152369</text:p>
          </table:table-cell>
          <table:table-cell office:value-type="float" office:value="-3.48587495444401">
            <text:p>-3.4858749544</text:p>
          </table:table-cell>
          <table:table-cell office:value-type="float" office:value="3.52185416997296">
            <text:p>3.52185417</text:p>
          </table:table-cell>
          <table:table-cell table:formula="of:=[.G97]+NORMINV(RAND();0;[.$O$16])" office:value-type="float" office:value="-2.61419605173322">
            <text:p>-2.6141960517</text:p>
          </table:table-cell>
          <table:table-cell table:formula="of:=[.H97]+NORMINV(RAND();0;[.$O$16])" office:value-type="float" office:value="-3.47815421578961">
            <text:p>-3.4781542158</text:p>
          </table:table-cell>
          <table:table-cell table:formula="of:=[.I97]+NORMINV(RAND();0;[.$O$16])" office:value-type="float" office:value="3.50443982553917">
            <text:p>3.5044398255</text:p>
          </table:table-cell>
          <table:table-cell table:number-columns-repeated="12"/>
        </table:table-row>
        <table:table-row table:style-name="ro3"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5.00127">
            <text:p>-5.00127</text:p>
          </table:table-cell>
          <table:table-cell office:value-type="float" office:value="-4.6065">
            <text:p>-4.6065</text:p>
          </table:table-cell>
          <table:table-cell office:value-type="float" office:value="5.18346">
            <text:p>5.18346</text:p>
          </table:table-cell>
          <table:table-cell table:number-matrix-columns-spanned="3" table:number-matrix-rows-spanned="1" table:formula="of:=MMULT([.A98:.C98];[.$V$5:.$X$7])" office:value-type="float" office:value="-4.98257443089358">
            <text:p>-4.9825744309</text:p>
          </table:table-cell>
          <table:table-cell office:value-type="float" office:value="-4.60057938368416">
            <text:p>-4.6005793837</text:p>
          </table:table-cell>
          <table:table-cell office:value-type="float" office:value="5.19528482079616">
            <text:p>5.1952848208</text:p>
          </table:table-cell>
          <table:table-cell table:formula="of:=[.G98]+NORMINV(RAND();0;[.$O$16])" office:value-type="float" office:value="-4.95137215654451">
            <text:p>-4.9513721565</text:p>
          </table:table-cell>
          <table:table-cell table:formula="of:=[.H98]+NORMINV(RAND();0;[.$O$16])" office:value-type="float" office:value="-4.58529312744279">
            <text:p>-4.5852931274</text:p>
          </table:table-cell>
          <table:table-cell table:formula="of:=[.I98]+NORMINV(RAND();0;[.$O$16])" office:value-type="float" office:value="5.22822337123642">
            <text:p>5.2282233712</text:p>
          </table:table-cell>
          <table:table-cell table:number-columns-repeated="12"/>
        </table:table-row>
        <table:table-row table:style-name="ro3">
          <table:table-cell office:value-type="float" office:value="-7">
            <text:p>-7</text:p>
          </table:table-cell>
          <table:table-cell table:number-columns-repeated="2" office:value-type="float" office:value="-2">
            <text:p>-2</text:p>
          </table:table-cell>
          <table:table-cell office:value-type="float" office:value="-4.57171">
            <text:p>-4.57171</text:p>
          </table:table-cell>
          <table:table-cell office:value-type="float" office:value="-6.28622">
            <text:p>-6.28622</text:p>
          </table:table-cell>
          <table:table-cell office:value-type="float" office:value="5.73002">
            <text:p>5.73002</text:p>
          </table:table-cell>
          <table:table-cell table:number-matrix-columns-spanned="3" table:number-matrix-rows-spanned="1" table:formula="of:=MMULT([.A99:.C99];[.$V$5:.$X$7])" office:value-type="float" office:value="-4.59905388912343">
            <text:p>-4.5990538891</text:p>
          </table:table-cell>
          <table:table-cell office:value-type="float" office:value="-6.27696288027433">
            <text:p>-6.2769628803</text:p>
          </table:table-cell>
          <table:table-cell office:value-type="float" office:value="5.74560055902258">
            <text:p>5.745600559</text:p>
          </table:table-cell>
          <table:table-cell table:formula="of:=[.G99]+NORMINV(RAND();0;[.$O$16])" office:value-type="float" office:value="-4.58348813212962">
            <text:p>-4.5834881321</text:p>
          </table:table-cell>
          <table:table-cell table:formula="of:=[.H99]+NORMINV(RAND();0;[.$O$16])" office:value-type="float" office:value="-6.2811943458559">
            <text:p>-6.2811943459</text:p>
          </table:table-cell>
          <table:table-cell table:formula="of:=[.I99]+NORMINV(RAND();0;[.$O$16])" office:value-type="float" office:value="5.78751792014666">
            <text:p>5.7875179201</text:p>
          </table:table-cell>
          <table:table-cell table:number-columns-repeated="12"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8.01059">
            <text:p>-8.01059</text:p>
          </table:table-cell>
          <table:table-cell office:value-type="float" office:value="-6.39794">
            <text:p>-6.39794</text:p>
          </table:table-cell>
          <table:table-cell office:value-type="float" office:value="8.14265">
            <text:p>8.14265</text:p>
          </table:table-cell>
          <table:table-cell table:number-matrix-columns-spanned="3" table:number-matrix-rows-spanned="1" table:formula="of:=MMULT([.A100:.C100];[.$V$5:.$X$7])" office:value-type="float" office:value="-7.98491020958252">
            <text:p>-7.9849102096</text:p>
          </table:table-cell>
          <table:table-cell office:value-type="float" office:value="-6.41007084153801">
            <text:p>-6.4100708415</text:p>
          </table:table-cell>
          <table:table-cell office:value-type="float" office:value="8.16682325254269">
            <text:p>8.1668232525</text:p>
          </table:table-cell>
          <table:table-cell table:formula="of:=[.G100]+NORMINV(RAND();0;[.$O$16])" office:value-type="float" office:value="-8.01900127970567">
            <text:p>-8.0190012797</text:p>
          </table:table-cell>
          <table:table-cell table:formula="of:=[.H100]+NORMINV(RAND();0;[.$O$16])" office:value-type="float" office:value="-6.39213718686976">
            <text:p>-6.3921371869</text:p>
          </table:table-cell>
          <table:table-cell table:formula="of:=[.I100]+NORMINV(RAND();0;[.$O$16])" office:value-type="float" office:value="8.14560180753018">
            <text:p>8.1456018075</text:p>
          </table:table-cell>
          <table:table-cell table:number-columns-repeated="12"/>
        </table:table-row>
        <table:table-row table:style-name="ro3"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6.27409">
            <text:p>-6.27409</text:p>
          </table:table-cell>
          <table:table-cell office:value-type="float" office:value="-5.99618">
            <text:p>-5.99618</text:p>
          </table:table-cell>
          <table:table-cell office:value-type="float" office:value="7.80074">
            <text:p>7.80074</text:p>
          </table:table-cell>
          <table:table-cell table:number-matrix-columns-spanned="3" table:number-matrix-rows-spanned="1" table:formula="of:=MMULT([.A101:.C101];[.$V$5:.$X$7])" office:value-type="float" office:value="-6.25972760032191">
            <text:p>-6.2597276003</text:p>
          </table:table-cell>
          <table:table-cell office:value-type="float" office:value="-5.99015344091156">
            <text:p>-5.9901534409</text:p>
          </table:table-cell>
          <table:table-cell office:value-type="float" office:value="7.79150038264283">
            <text:p>7.7915003826</text:p>
          </table:table-cell>
          <table:table-cell table:formula="of:=[.G101]+NORMINV(RAND();0;[.$O$16])" office:value-type="float" office:value="-6.24475846758856">
            <text:p>-6.2447584676</text:p>
          </table:table-cell>
          <table:table-cell table:formula="of:=[.H101]+NORMINV(RAND();0;[.$O$16])" office:value-type="float" office:value="-6.02530729479378">
            <text:p>-6.0253072948</text:p>
          </table:table-cell>
          <table:table-cell table:formula="of:=[.I101]+NORMINV(RAND();0;[.$O$16])" office:value-type="float" office:value="7.80504454429926">
            <text:p>7.8050445443</text:p>
          </table:table-cell>
          <table:table-cell table:number-columns-repeated="12"/>
        </table:table-row>
        <table:table-row table:style-name="ro3"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6.32014">
            <text:p>-6.32014</text:p>
          </table:table-cell>
          <table:table-cell office:value-type="float" office:value="-6.71226">
            <text:p>-6.71226</text:p>
          </table:table-cell>
          <table:table-cell office:value-type="float" office:value="6.11437">
            <text:p>6.11437</text:p>
          </table:table-cell>
          <table:table-cell table:number-matrix-columns-spanned="3" table:number-matrix-rows-spanned="1" table:formula="of:=MMULT([.A102:.C102];[.$V$5:.$X$7])" office:value-type="float" office:value="-6.32423649838404">
            <text:p>-6.3242364984</text:p>
          </table:table-cell>
          <table:table-cell office:value-type="float" office:value="-6.69688028090078">
            <text:p>-6.6968802809</text:p>
          </table:table-cell>
          <table:table-cell office:value-type="float" office:value="6.12092342892244">
            <text:p>6.1209234289</text:p>
          </table:table-cell>
          <table:table-cell table:formula="of:=[.G102]+NORMINV(RAND();0;[.$O$16])" office:value-type="float" office:value="-6.30882799729466">
            <text:p>-6.3088279973</text:p>
          </table:table-cell>
          <table:table-cell table:formula="of:=[.H102]+NORMINV(RAND();0;[.$O$16])" office:value-type="float" office:value="-6.66105230614197">
            <text:p>-6.6610523061</text:p>
          </table:table-cell>
          <table:table-cell table:formula="of:=[.I102]+NORMINV(RAND();0;[.$O$16])" office:value-type="float" office:value="6.09707186292436">
            <text:p>6.0970718629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table:number-columns-repeated="2" office:value-type="float" office:value="-1">
            <text:p>-1</text:p>
          </table:table-cell>
          <table:table-cell office:value-type="float" office:value="-1.98394">
            <text:p>-1.98394</text:p>
          </table:table-cell>
          <table:table-cell office:value-type="float" office:value="-2.79264">
            <text:p>-2.79264</text:p>
          </table:table-cell>
          <table:table-cell office:value-type="float" office:value="2.21723">
            <text:p>2.21723</text:p>
          </table:table-cell>
          <table:table-cell table:number-matrix-columns-spanned="3" table:number-matrix-rows-spanned="1" table:formula="of:=MMULT([.A103:.C103];[.$V$5:.$X$7])" office:value-type="float" office:value="-1.98023865220463">
            <text:p>-1.9802386522</text:p>
          </table:table-cell>
          <table:table-cell office:value-type="float" office:value="-2.79108792583031">
            <text:p>-2.7910879258</text:p>
          </table:table-cell>
          <table:table-cell office:value-type="float" office:value="2.22374638904962">
            <text:p>2.223746389</text:p>
          </table:table-cell>
          <table:table-cell table:formula="of:=[.G103]+NORMINV(RAND();0;[.$O$16])" office:value-type="float" office:value="-2.01114463431891">
            <text:p>-2.0111446343</text:p>
          </table:table-cell>
          <table:table-cell table:formula="of:=[.H103]+NORMINV(RAND();0;[.$O$16])" office:value-type="float" office:value="-2.76964262075137">
            <text:p>-2.7696426208</text:p>
          </table:table-cell>
          <table:table-cell table:formula="of:=[.I103]+NORMINV(RAND();0;[.$O$16])" office:value-type="float" office:value="2.21784983569503">
            <text:p>2.2178498357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9.36286">
            <text:p>-9.36286</text:p>
          </table:table-cell>
          <table:table-cell office:value-type="float" office:value="-8.47001">
            <text:p>-8.47001</text:p>
          </table:table-cell>
          <table:table-cell office:value-type="float" office:value="9.0542">
            <text:p>9.0542</text:p>
          </table:table-cell>
          <table:table-cell table:number-matrix-columns-spanned="3" table:number-matrix-rows-spanned="1" table:formula="of:=MMULT([.A104:.C104];[.$V$5:.$X$7])" office:value-type="float" office:value="-9.32657227707299">
            <text:p>-9.3265722771</text:p>
          </table:table-cell>
          <table:table-cell office:value-type="float" office:value="-8.50637173875463">
            <text:p>-8.5063717388</text:p>
          </table:table-cell>
          <table:table-cell office:value-type="float" office:value="9.09246186066898">
            <text:p>9.0924618607</text:p>
          </table:table-cell>
          <table:table-cell table:formula="of:=[.G104]+NORMINV(RAND();0;[.$O$16])" office:value-type="float" office:value="-9.3371782743396">
            <text:p>-9.3371782743</text:p>
          </table:table-cell>
          <table:table-cell table:formula="of:=[.H104]+NORMINV(RAND();0;[.$O$16])" office:value-type="float" office:value="-8.52806268067312">
            <text:p>-8.5280626807</text:p>
          </table:table-cell>
          <table:table-cell table:formula="of:=[.I104]+NORMINV(RAND();0;[.$O$16])" office:value-type="float" office:value="9.06768522703312">
            <text:p>9.067685227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-11.05">
            <text:p>-11.05</text:p>
          </table:table-cell>
          <table:table-cell office:value-type="float" office:value="-8.19228">
            <text:p>-8.19228</text:p>
          </table:table-cell>
          <table:table-cell office:value-type="float" office:value="11.1212">
            <text:p>11.1212</text:p>
          </table:table-cell>
          <table:table-cell table:number-matrix-columns-spanned="3" table:number-matrix-rows-spanned="1" table:formula="of:=MMULT([.A105:.C105];[.$V$5:.$X$7])" office:value-type="float" office:value="-10.9872459882715">
            <text:p>-10.9872459883</text:p>
          </table:table-cell>
          <table:table-cell office:value-type="float" office:value="-8.21956229939186">
            <text:p>-8.2195622994</text:p>
          </table:table-cell>
          <table:table-cell office:value-type="float" office:value="11.1383616842892">
            <text:p>11.1383616843</text:p>
          </table:table-cell>
          <table:table-cell table:formula="of:=[.G105]+NORMINV(RAND();0;[.$O$16])" office:value-type="float" office:value="-11.014903369756">
            <text:p>-11.0149033698</text:p>
          </table:table-cell>
          <table:table-cell table:formula="of:=[.H105]+NORMINV(RAND();0;[.$O$16])" office:value-type="float" office:value="-8.19004978752809">
            <text:p>-8.1900497875</text:p>
          </table:table-cell>
          <table:table-cell table:formula="of:=[.I105]+NORMINV(RAND();0;[.$O$16])" office:value-type="float" office:value="11.1899209356248">
            <text:p>11.1899209356</text:p>
          </table:table-cell>
          <table:table-cell table:number-columns-repeated="12"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5.62583">
            <text:p>-5.62583</text:p>
          </table:table-cell>
          <table:table-cell office:value-type="float" office:value="-5.29975">
            <text:p>-5.29975</text:p>
          </table:table-cell>
          <table:table-cell office:value-type="float" office:value="6.48186">
            <text:p>6.48186</text:p>
          </table:table-cell>
          <table:table-cell table:number-matrix-columns-spanned="3" table:number-matrix-rows-spanned="1" table:formula="of:=MMULT([.A106:.C106];[.$V$5:.$X$7])" office:value-type="float" office:value="-5.62115101560774">
            <text:p>-5.6211510156</text:p>
          </table:table-cell>
          <table:table-cell office:value-type="float" office:value="-5.29536641229786">
            <text:p>-5.2953664123</text:p>
          </table:table-cell>
          <table:table-cell office:value-type="float" office:value="6.49339260171949">
            <text:p>6.4933926017</text:p>
          </table:table-cell>
          <table:table-cell table:formula="of:=[.G106]+NORMINV(RAND();0;[.$O$16])" office:value-type="float" office:value="-5.61635029345705">
            <text:p>-5.6163502935</text:p>
          </table:table-cell>
          <table:table-cell table:formula="of:=[.H106]+NORMINV(RAND();0;[.$O$16])" office:value-type="float" office:value="-5.30199754503189">
            <text:p>-5.301997545</text:p>
          </table:table-cell>
          <table:table-cell table:formula="of:=[.I106]+NORMINV(RAND();0;[.$O$16])" office:value-type="float" office:value="6.45006244983037">
            <text:p>6.4500624498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8.22144">
            <text:p>-8.22144</text:p>
          </table:table-cell>
          <table:table-cell office:value-type="float" office:value="-8.81438">
            <text:p>-8.81438</text:p>
          </table:table-cell>
          <table:table-cell office:value-type="float" office:value="10.0196">
            <text:p>10.0196</text:p>
          </table:table-cell>
          <table:table-cell table:number-matrix-columns-spanned="3" table:number-matrix-rows-spanned="1" table:formula="of:=MMULT([.A107:.C107];[.$V$5:.$X$7])" office:value-type="float" office:value="-8.23996625252654">
            <text:p>-8.2399662525</text:p>
          </table:table-cell>
          <table:table-cell office:value-type="float" office:value="-8.78124136674187">
            <text:p>-8.7812413667</text:p>
          </table:table-cell>
          <table:table-cell office:value-type="float" office:value="10.0152467716924">
            <text:p>10.0152467717</text:p>
          </table:table-cell>
          <table:table-cell table:formula="of:=[.G107]+NORMINV(RAND();0;[.$O$16])" office:value-type="float" office:value="-8.23528464284613">
            <text:p>-8.2352846428</text:p>
          </table:table-cell>
          <table:table-cell table:formula="of:=[.H107]+NORMINV(RAND();0;[.$O$16])" office:value-type="float" office:value="-8.81166689447352">
            <text:p>-8.8116668945</text:p>
          </table:table-cell>
          <table:table-cell table:formula="of:=[.I107]+NORMINV(RAND();0;[.$O$16])" office:value-type="float" office:value="10.0672114730983">
            <text:p>10.0672114731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6.79257">
            <text:p>-6.79257</text:p>
          </table:table-cell>
          <table:table-cell office:value-type="float" office:value="-11.4594">
            <text:p>-11.4594</text:p>
          </table:table-cell>
          <table:table-cell office:value-type="float" office:value="9.83116">
            <text:p>9.83116</text:p>
          </table:table-cell>
          <table:table-cell table:number-matrix-columns-spanned="3" table:number-matrix-rows-spanned="1" table:formula="of:=MMULT([.A108:.C108];[.$V$5:.$X$7])" office:value-type="float" office:value="-6.83434858427209">
            <text:p>-6.8343485843</text:p>
          </table:table-cell>
          <table:table-cell office:value-type="float" office:value="-11.4392213313085">
            <text:p>-11.4392213313</text:p>
          </table:table-cell>
          <table:table-cell office:value-type="float" office:value="9.81777046722195">
            <text:p>9.8177704672</text:p>
          </table:table-cell>
          <table:table-cell table:formula="of:=[.G108]+NORMINV(RAND();0;[.$O$16])" office:value-type="float" office:value="-6.82045871003557">
            <text:p>-6.82045871</text:p>
          </table:table-cell>
          <table:table-cell table:formula="of:=[.H108]+NORMINV(RAND();0;[.$O$16])" office:value-type="float" office:value="-11.4260457033824">
            <text:p>-11.4260457034</text:p>
          </table:table-cell>
          <table:table-cell table:formula="of:=[.I108]+NORMINV(RAND();0;[.$O$16])" office:value-type="float" office:value="9.79607077335218">
            <text:p>9.7960707734</text:p>
          </table:table-cell>
          <table:table-cell table:number-columns-repeated="12"/>
        </table:table-row>
        <table:table-row table:style-name="ro3">
          <table:table-cell office:value-type="float" office:value="-13">
            <text:p>-13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office:value-type="float" office:value="-11.8313">
            <text:p>-11.8313</text:p>
          </table:table-cell>
          <table:table-cell office:value-type="float" office:value="-10.2861">
            <text:p>-10.2861</text:p>
          </table:table-cell>
          <table:table-cell office:value-type="float" office:value="9.05837">
            <text:p>9.05837</text:p>
          </table:table-cell>
          <table:table-cell table:number-matrix-columns-spanned="3" table:number-matrix-rows-spanned="1" table:formula="of:=MMULT([.A109:.C109];[.$V$5:.$X$7])" office:value-type="float" office:value="-11.7548403691099">
            <text:p>-11.7548403691</text:p>
          </table:table-cell>
          <table:table-cell office:value-type="float" office:value="-10.327803007984">
            <text:p>-10.327803008</text:p>
          </table:table-cell>
          <table:table-cell office:value-type="float" office:value="9.09531555777179">
            <text:p>9.0953155578</text:p>
          </table:table-cell>
          <table:table-cell table:formula="of:=[.G109]+NORMINV(RAND();0;[.$O$16])" office:value-type="float" office:value="-11.7513411686396">
            <text:p>-11.7513411686</text:p>
          </table:table-cell>
          <table:table-cell table:formula="of:=[.H109]+NORMINV(RAND();0;[.$O$16])" office:value-type="float" office:value="-10.2913591386758">
            <text:p>-10.2913591387</text:p>
          </table:table-cell>
          <table:table-cell table:formula="of:=[.I109]+NORMINV(RAND();0;[.$O$16])" office:value-type="float" office:value="9.08294786395499">
            <text:p>9.082947864</text:p>
          </table:table-cell>
          <table:table-cell table:number-columns-repeated="12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11.272">
            <text:p>-11.272</text:p>
          </table:table-cell>
          <table:table-cell office:value-type="float" office:value="-10.5948">
            <text:p>-10.5948</text:p>
          </table:table-cell>
          <table:table-cell office:value-type="float" office:value="12.9592">
            <text:p>12.9592</text:p>
          </table:table-cell>
          <table:table-cell table:number-matrix-columns-spanned="3" table:number-matrix-rows-spanned="1" table:formula="of:=MMULT([.A110:.C110];[.$V$5:.$X$7])" office:value-type="float" office:value="-11.2423020312155">
            <text:p>-11.2423020312</text:p>
          </table:table-cell>
          <table:table-cell office:value-type="float" office:value="-10.5907328245957">
            <text:p>-10.5907328246</text:p>
          </table:table-cell>
          <table:table-cell office:value-type="float" office:value="12.986785203439">
            <text:p>12.9867852034</text:p>
          </table:table-cell>
          <table:table-cell table:formula="of:=[.G110]+NORMINV(RAND();0;[.$O$16])" office:value-type="float" office:value="-11.2797702811164">
            <text:p>-11.2797702811</text:p>
          </table:table-cell>
          <table:table-cell table:formula="of:=[.H110]+NORMINV(RAND();0;[.$O$16])" office:value-type="float" office:value="-10.5875533659129">
            <text:p>-10.5875533659</text:p>
          </table:table-cell>
          <table:table-cell table:formula="of:=[.I110]+NORMINV(RAND();0;[.$O$16])" office:value-type="float" office:value="13.0070237658161">
            <text:p>13.0070237658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office:value-type="float" office:value="-12.0025">
            <text:p>-12.0025</text:p>
          </table:table-cell>
          <table:table-cell office:value-type="float" office:value="-12.7305">
            <text:p>-12.7305</text:p>
          </table:table-cell>
          <table:table-cell office:value-type="float" office:value="10.915">
            <text:p>10.915</text:p>
          </table:table-cell>
          <table:table-cell table:number-matrix-columns-spanned="3" table:number-matrix-rows-spanned="1" table:formula="of:=MMULT([.A111:.C111];[.$V$5:.$X$7])" office:value-type="float" office:value="-12.0098964120539">
            <text:p>-12.0098964121</text:p>
          </table:table-cell>
          <table:table-cell office:value-type="float" office:value="-12.6989735331879">
            <text:p>-12.6989735332</text:p>
          </table:table-cell>
          <table:table-cell office:value-type="float" office:value="10.9437390769215">
            <text:p>10.9437390769</text:p>
          </table:table-cell>
          <table:table-cell table:formula="of:=[.G111]+NORMINV(RAND();0;[.$O$16])" office:value-type="float" office:value="-11.9598522835116">
            <text:p>-11.9598522835</text:p>
          </table:table-cell>
          <table:table-cell table:formula="of:=[.H111]+NORMINV(RAND();0;[.$O$16])" office:value-type="float" office:value="-12.7038551097395">
            <text:p>-12.7038551097</text:p>
          </table:table-cell>
          <table:table-cell table:formula="of:=[.I111]+NORMINV(RAND();0;[.$O$16])" office:value-type="float" office:value="10.946793497095">
            <text:p>10.9467934971</text:p>
          </table:table-cell>
          <table:table-cell table:number-columns-repeated="12"/>
        </table:table-row>
        <table:table-row table:style-name="ro3">
          <table:table-cell office:value-type="float" office:value="-10">
            <text:p>-10</text:p>
          </table:table-cell>
          <table:table-cell table:number-columns-repeated="2" office:value-type="float" office:value="-3">
            <text:p>-3</text:p>
          </table:table-cell>
          <table:table-cell office:value-type="float" office:value="-6.54146">
            <text:p>-6.54146</text:p>
          </table:table-cell>
          <table:table-cell office:value-type="float" office:value="-9.1158">
            <text:p>-9.1158</text:p>
          </table:table-cell>
          <table:table-cell office:value-type="float" office:value="7.97424">
            <text:p>7.97424</text:p>
          </table:table-cell>
          <table:table-cell table:number-matrix-columns-spanned="3" table:number-matrix-rows-spanned="1" table:formula="of:=MMULT([.A112:.C112];[.$V$5:.$X$7])" office:value-type="float" office:value="-6.57929254132807">
            <text:p>-6.5792925413</text:p>
          </table:table-cell>
          <table:table-cell office:value-type="float" office:value="-9.06805080610464">
            <text:p>-9.0680508061</text:p>
          </table:table-cell>
          <table:table-cell office:value-type="float" office:value="7.9693469480722">
            <text:p>7.9693469481</text:p>
          </table:table-cell>
          <table:table-cell table:formula="of:=[.G112]+NORMINV(RAND();0;[.$O$16])" office:value-type="float" office:value="-6.64209108250842">
            <text:p>-6.6420910825</text:p>
          </table:table-cell>
          <table:table-cell table:formula="of:=[.H112]+NORMINV(RAND();0;[.$O$16])" office:value-type="float" office:value="-9.0600945230776">
            <text:p>-9.0600945231</text:p>
          </table:table-cell>
          <table:table-cell table:formula="of:=[.I112]+NORMINV(RAND();0;[.$O$16])" office:value-type="float" office:value="7.98560220181224">
            <text:p>7.9856022018</text:p>
          </table:table-cell>
          <table:table-cell table:number-columns-repeated="12"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8.05259">
            <text:p>-8.05259</text:p>
          </table:table-cell>
          <table:table-cell office:value-type="float" office:value="-7.11814">
            <text:p>-7.11814</text:p>
          </table:table-cell>
          <table:table-cell office:value-type="float" office:value="6.45478">
            <text:p>6.45478</text:p>
          </table:table-cell>
          <table:table-cell table:number-matrix-columns-spanned="3" table:number-matrix-rows-spanned="1" table:formula="of:=MMULT([.A113:.C113];[.$V$5:.$X$7])" office:value-type="float" office:value="-8.04941910764466">
            <text:p>-8.0494191076</text:p>
          </table:table-cell>
          <table:table-cell office:value-type="float" office:value="-7.11679768152724">
            <text:p>-7.1167976815</text:p>
          </table:table-cell>
          <table:table-cell office:value-type="float" office:value="6.49624629882231">
            <text:p>6.4962462988</text:p>
          </table:table-cell>
          <table:table-cell table:formula="of:=[.G113]+NORMINV(RAND();0;[.$O$16])" office:value-type="float" office:value="-8.04403546436721">
            <text:p>-8.0440354644</text:p>
          </table:table-cell>
          <table:table-cell table:formula="of:=[.H113]+NORMINV(RAND();0;[.$O$16])" office:value-type="float" office:value="-7.09637550232714">
            <text:p>-7.0963755023</text:p>
          </table:table-cell>
          <table:table-cell table:formula="of:=[.I113]+NORMINV(RAND();0;[.$O$16])" office:value-type="float" office:value="6.516558049663">
            <text:p>6.5165580497</text:p>
          </table:table-cell>
          <table:table-cell table:number-columns-repeated="12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8.65806">
            <text:p>-8.65806</text:p>
          </table:table-cell>
          <table:table-cell office:value-type="float" office:value="-7.10322">
            <text:p>-7.10322</text:p>
          </table:table-cell>
          <table:table-cell office:value-type="float" office:value="9.46147">
            <text:p>9.46147</text:p>
          </table:table-cell>
          <table:table-cell table:number-matrix-columns-spanned="3" table:number-matrix-rows-spanned="1" table:formula="of:=MMULT([.A114:.C114];[.$V$5:.$X$7])" office:value-type="float" office:value="-8.62348679429669">
            <text:p>-8.6234867943</text:p>
          </table:table-cell>
          <table:table-cell office:value-type="float" office:value="-7.10485787015171">
            <text:p>-7.1048578702</text:p>
          </table:table-cell>
          <table:table-cell office:value-type="float" office:value="9.46493103346603">
            <text:p>9.4649310335</text:p>
          </table:table-cell>
          <table:table-cell table:formula="of:=[.G114]+NORMINV(RAND();0;[.$O$16])" office:value-type="float" office:value="-8.65985194349902">
            <text:p>-8.6598519435</text:p>
          </table:table-cell>
          <table:table-cell table:formula="of:=[.H114]+NORMINV(RAND();0;[.$O$16])" office:value-type="float" office:value="-7.09286251080377">
            <text:p>-7.0928625108</text:p>
          </table:table-cell>
          <table:table-cell table:formula="of:=[.I114]+NORMINV(RAND();0;[.$O$16])" office:value-type="float" office:value="9.45735490307832">
            <text:p>9.4573549031</text:p>
          </table:table-cell>
          <table:table-cell table:number-columns-repeated="12"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6.72967">
            <text:p>-6.72967</text:p>
          </table:table-cell>
          <table:table-cell office:value-type="float" office:value="-5.02417">
            <text:p>-5.02417</text:p>
          </table:table-cell>
          <table:table-cell office:value-type="float" office:value="5.53918">
            <text:p>5.53918</text:p>
          </table:table-cell>
          <table:table-cell table:number-matrix-columns-spanned="3" table:number-matrix-rows-spanned="1" table:formula="of:=MMULT([.A115:.C115];[.$V$5:.$X$7])" office:value-type="float" office:value="-6.70775704015419">
            <text:p>-6.7077570402</text:p>
          </table:table-cell>
          <table:table-cell office:value-type="float" office:value="-5.02049678431062">
            <text:p>-5.0204967843</text:p>
          </table:table-cell>
          <table:table-cell office:value-type="float" office:value="5.57060769069602">
            <text:p>5.5706076907</text:p>
          </table:table-cell>
          <table:table-cell table:formula="of:=[.G115]+NORMINV(RAND();0;[.$O$16])" office:value-type="float" office:value="-6.707899369837">
            <text:p>-6.7078993698</text:p>
          </table:table-cell>
          <table:table-cell table:formula="of:=[.H115]+NORMINV(RAND();0;[.$O$16])" office:value-type="float" office:value="-5.03610108117507">
            <text:p>-5.0361010812</text:p>
          </table:table-cell>
          <table:table-cell table:formula="of:=[.I115]+NORMINV(RAND();0;[.$O$16])" office:value-type="float" office:value="5.62608930557957">
            <text:p>5.6260893056</text:p>
          </table:table-cell>
          <table:table-cell table:number-columns-repeated="12"/>
        </table:table-row>
        <table:table-row table:style-name="ro3">
          <table:table-cell office:value-type="float" office:value="-13">
            <text:p>-13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9.56337">
            <text:p>-9.56337</text:p>
          </table:table-cell>
          <table:table-cell office:value-type="float" office:value="-10.8858">
            <text:p>-10.8858</text:p>
          </table:table-cell>
          <table:table-cell office:value-type="float" office:value="10.8983">
            <text:p>10.8983</text:p>
          </table:table-cell>
          <table:table-cell table:number-matrix-columns-spanned="3" table:number-matrix-rows-spanned="1" table:formula="of:=MMULT([.A116:.C116];[.$V$5:.$X$7])" office:value-type="float" office:value="-9.58162832001701">
            <text:p>-9.58162832</text:p>
          </table:table-cell>
          <table:table-cell office:value-type="float" office:value="-10.8775422639585">
            <text:p>-10.877542264</text:p>
          </table:table-cell>
          <table:table-cell office:value-type="float" office:value="10.9408853798187">
            <text:p>10.9408853798</text:p>
          </table:table-cell>
          <table:table-cell table:formula="of:=[.G116]+NORMINV(RAND();0;[.$O$16])" office:value-type="float" office:value="-9.56058799922799">
            <text:p>-9.5605879992</text:p>
          </table:table-cell>
          <table:table-cell table:formula="of:=[.H116]+NORMINV(RAND();0;[.$O$16])" office:value-type="float" office:value="-10.9211254928563">
            <text:p>-10.9211254929</text:p>
          </table:table-cell>
          <table:table-cell table:formula="of:=[.I116]+NORMINV(RAND();0;[.$O$16])" office:value-type="float" office:value="10.9619307714519">
            <text:p>10.9619307715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-10.8946">
            <text:p>-10.8946</text:p>
          </table:table-cell>
          <table:table-cell office:value-type="float" office:value="-13.0121">
            <text:p>-13.0121</text:p>
          </table:table-cell>
          <table:table-cell office:value-type="float" office:value="11.8428">
            <text:p>11.8428</text:p>
          </table:table-cell>
          <table:table-cell table:number-matrix-columns-spanned="3" table:number-matrix-rows-spanned="1" table:formula="of:=MMULT([.A117:.C117];[.$V$5:.$X$7])" office:value-type="float" office:value="-10.9232903875075">
            <text:p>-10.9232903875</text:p>
          </table:table-cell>
          <table:table-cell office:value-type="float" office:value="-12.9738431611751">
            <text:p>-12.9738431612</text:p>
          </table:table-cell>
          <table:table-cell office:value-type="float" office:value="11.866523987945">
            <text:p>11.8665239879</text:p>
          </table:table-cell>
          <table:table-cell table:formula="of:=[.G117]+NORMINV(RAND();0;[.$O$16])" office:value-type="float" office:value="-10.9349250784535">
            <text:p>-10.9349250785</text:p>
          </table:table-cell>
          <table:table-cell table:formula="of:=[.H117]+NORMINV(RAND();0;[.$O$16])" office:value-type="float" office:value="-12.9824113014455">
            <text:p>-12.9824113014</text:p>
          </table:table-cell>
          <table:table-cell table:formula="of:=[.I117]+NORMINV(RAND();0;[.$O$16])" office:value-type="float" office:value="11.8325904485748">
            <text:p>11.8325904486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-7.87466">
            <text:p>-7.87466</text:p>
          </table:table-cell>
          <table:table-cell office:value-type="float" office:value="-11.1925">
            <text:p>-11.1925</text:p>
          </table:table-cell>
          <table:table-cell office:value-type="float" office:value="8.88153">
            <text:p>8.88153</text:p>
          </table:table-cell>
          <table:table-cell table:number-matrix-columns-spanned="3" table:number-matrix-rows-spanned="1" table:formula="of:=MMULT([.A118:.C118];[.$V$5:.$X$7])" office:value-type="float" office:value="-7.92095460881854">
            <text:p>-7.9209546088</text:p>
          </table:table-cell>
          <table:table-cell office:value-type="float" office:value="-11.1643517033213">
            <text:p>-11.1643517033</text:p>
          </table:table-cell>
          <table:table-cell office:value-type="float" office:value="8.89498555619848">
            <text:p>8.8949855562</text:p>
          </table:table-cell>
          <table:table-cell table:formula="of:=[.G118]+NORMINV(RAND();0;[.$O$16])" office:value-type="float" office:value="-7.8847900354951">
            <text:p>-7.8847900355</text:p>
          </table:table-cell>
          <table:table-cell table:formula="of:=[.H118]+NORMINV(RAND();0;[.$O$16])" office:value-type="float" office:value="-11.1483238022207">
            <text:p>-11.1483238022</text:p>
          </table:table-cell>
          <table:table-cell table:formula="of:=[.I118]+NORMINV(RAND();0;[.$O$16])" office:value-type="float" office:value="8.9229364371631">
            <text:p>8.9229364372</text:p>
          </table:table-cell>
          <table:table-cell table:number-columns-repeated="12"/>
        </table:table-row>
        <table:table-row table:style-name="ro3">
          <table:table-cell office:value-type="float" office:value="-13">
            <text:p>-13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9.49977">
            <text:p>-9.49977</text:p>
          </table:table-cell>
          <table:table-cell office:value-type="float" office:value="-10.1887">
            <text:p>-10.1887</text:p>
          </table:table-cell>
          <table:table-cell office:value-type="float" office:value="12.6149">
            <text:p>12.6149</text:p>
          </table:table-cell>
          <table:table-cell table:number-matrix-columns-spanned="3" table:number-matrix-rows-spanned="1" table:formula="of:=MMULT([.A119:.C119];[.$V$5:.$X$7])" office:value-type="float" office:value="-9.51711942195488">
            <text:p>-9.517119422</text:p>
          </table:table-cell>
          <table:table-cell office:value-type="float" office:value="-10.1708154239693">
            <text:p>-10.170815424</text:p>
          </table:table-cell>
          <table:table-cell office:value-type="float" office:value="12.6114623335391">
            <text:p>12.6114623335</text:p>
          </table:table-cell>
          <table:table-cell table:formula="of:=[.G119]+NORMINV(RAND();0;[.$O$16])" office:value-type="float" office:value="-9.51265469818894">
            <text:p>-9.5126546982</text:p>
          </table:table-cell>
          <table:table-cell table:formula="of:=[.H119]+NORMINV(RAND();0;[.$O$16])" office:value-type="float" office:value="-10.13520446733">
            <text:p>-10.1352044673</text:p>
          </table:table-cell>
          <table:table-cell table:formula="of:=[.I119]+NORMINV(RAND();0;[.$O$16])" office:value-type="float" office:value="12.5863177610095">
            <text:p>12.586317761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-10.3901">
            <text:p>-10.3901</text:p>
          </table:table-cell>
          <table:table-cell office:value-type="float" office:value="-7.50204">
            <text:p>-7.50204</text:p>
          </table:table-cell>
          <table:table-cell office:value-type="float" office:value="9.81237">
            <text:p>9.81237</text:p>
          </table:table-cell>
          <table:table-cell table:number-matrix-columns-spanned="3" table:number-matrix-rows-spanned="1" table:formula="of:=MMULT([.A120:.C120];[.$V$5:.$X$7])" office:value-type="float" office:value="-10.3486694035573">
            <text:p>-10.3486694036</text:p>
          </table:table-cell>
          <table:table-cell office:value-type="float" office:value="-7.52477527077816">
            <text:p>-7.5247752708</text:p>
          </table:table-cell>
          <table:table-cell office:value-type="float" office:value="9.8402539033659">
            <text:p>9.8402539034</text:p>
          </table:table-cell>
          <table:table-cell table:formula="of:=[.G120]+NORMINV(RAND();0;[.$O$16])" office:value-type="float" office:value="-10.392474973475">
            <text:p>-10.3924749735</text:p>
          </table:table-cell>
          <table:table-cell table:formula="of:=[.H120]+NORMINV(RAND();0;[.$O$16])" office:value-type="float" office:value="-7.55454640912763">
            <text:p>-7.5545464091</text:p>
          </table:table-cell>
          <table:table-cell table:formula="of:=[.I120]+NORMINV(RAND();0;[.$O$16])" office:value-type="float" office:value="9.84047142916436">
            <text:p>9.8404714292</text:p>
          </table:table-cell>
          <table:table-cell table:number-columns-repeated="12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office:value-type="float" office:value="-11.3232">
            <text:p>-11.3232</text:p>
          </table:table-cell>
          <table:table-cell office:value-type="float" office:value="-12.0563">
            <text:p>-12.0563</text:p>
          </table:table-cell>
          <table:table-cell office:value-type="float" office:value="9.58186">
            <text:p>9.58186</text:p>
          </table:table-cell>
          <table:table-cell table:number-matrix-columns-spanned="3" table:number-matrix-rows-spanned="1" table:formula="of:=MMULT([.A121:.C121];[.$V$5:.$X$7])" office:value-type="float" office:value="-11.3713198273398">
            <text:p>-11.3713198273</text:p>
          </table:table-cell>
          <table:table-cell office:value-type="float" office:value="-12.0041865045742">
            <text:p>-12.0041865046</text:p>
          </table:table-cell>
          <table:table-cell office:value-type="float" office:value="9.64563129599821">
            <text:p>9.645631296</text:p>
          </table:table-cell>
          <table:table-cell table:formula="of:=[.G121]+NORMINV(RAND();0;[.$O$16])" office:value-type="float" office:value="-11.3324321360011">
            <text:p>-11.332432136</text:p>
          </table:table-cell>
          <table:table-cell table:formula="of:=[.H121]+NORMINV(RAND();0;[.$O$16])" office:value-type="float" office:value="-11.9814791888904">
            <text:p>-11.9814791889</text:p>
          </table:table-cell>
          <table:table-cell table:formula="of:=[.I121]+NORMINV(RAND();0;[.$O$16])" office:value-type="float" office:value="9.62695862992629">
            <text:p>9.6269586299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 office:value-type="float" office:value="-12.0793">
            <text:p>-12.0793</text:p>
          </table:table-cell>
          <table:table-cell office:value-type="float" office:value="-7.95112">
            <text:p>-7.95112</text:p>
          </table:table-cell>
          <table:table-cell office:value-type="float" office:value="10.1519">
            <text:p>10.1519</text:p>
          </table:table-cell>
          <table:table-cell table:number-matrix-columns-spanned="3" table:number-matrix-rows-spanned="1" table:formula="of:=MMULT([.A122:.C122];[.$V$5:.$X$7])" office:value-type="float" office:value="-12.0738520128179">
            <text:p>-12.0738520128</text:p>
          </table:table-cell>
          <table:table-cell office:value-type="float" office:value="-7.94469267140462">
            <text:p>-7.9446926714</text:p>
          </table:table-cell>
          <table:table-cell office:value-type="float" office:value="10.2155767732658">
            <text:p>10.2155767733</text:p>
          </table:table-cell>
          <table:table-cell table:formula="of:=[.G122]+NORMINV(RAND();0;[.$O$16])" office:value-type="float" office:value="-12.0731892032176">
            <text:p>-12.0731892032</text:p>
          </table:table-cell>
          <table:table-cell table:formula="of:=[.H122]+NORMINV(RAND();0;[.$O$16])" office:value-type="float" office:value="-7.95355729864872">
            <text:p>-7.9535572986</text:p>
          </table:table-cell>
          <table:table-cell table:formula="of:=[.I122]+NORMINV(RAND();0;[.$O$16])" office:value-type="float" office:value="10.2194191753638">
            <text:p>10.2194191754</text:p>
          </table:table-cell>
          <table:table-cell table:number-columns-repeated="12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office:value-type="float" office:value="-12.3555">
            <text:p>-12.3555</text:p>
          </table:table-cell>
          <table:table-cell office:value-type="float" office:value="-10.3435">
            <text:p>-10.3435</text:p>
          </table:table-cell>
          <table:table-cell office:value-type="float" office:value="12.0573">
            <text:p>12.0573</text:p>
          </table:table-cell>
          <table:table-cell table:number-matrix-columns-spanned="3" table:number-matrix-rows-spanned="1" table:formula="of:=MMULT([.A123:.C123];[.$V$5:.$X$7])" office:value-type="float" office:value="-12.3289080557619">
            <text:p>-12.3289080558</text:p>
          </table:table-cell>
          <table:table-cell office:value-type="float" office:value="-10.3158631966085">
            <text:p>-10.3158631966</text:p>
          </table:table-cell>
          <table:table-cell office:value-type="float" office:value="12.0640002924155">
            <text:p>12.0640002924</text:p>
          </table:table-cell>
          <table:table-cell table:formula="of:=[.G123]+NORMINV(RAND();0;[.$O$16])" office:value-type="float" office:value="-12.3209909845708">
            <text:p>-12.3209909846</text:p>
          </table:table-cell>
          <table:table-cell table:formula="of:=[.H123]+NORMINV(RAND();0;[.$O$16])" office:value-type="float" office:value="-10.3077334435443">
            <text:p>-10.3077334435</text:p>
          </table:table-cell>
          <table:table-cell table:formula="of:=[.I123]+NORMINV(RAND();0;[.$O$16])" office:value-type="float" office:value="12.0789364910817">
            <text:p>12.0789364911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office:value-type="float" office:value="-9.99196">
            <text:p>-9.99196</text:p>
          </table:table-cell>
          <table:table-cell office:value-type="float" office:value="-9.9218">
            <text:p>-9.9218</text:p>
          </table:table-cell>
          <table:table-cell office:value-type="float" office:value="8.66698">
            <text:p>8.66698</text:p>
          </table:table-cell>
          <table:table-cell table:number-matrix-columns-spanned="3" table:number-matrix-rows-spanned="1" table:formula="of:=MMULT([.A124:.C124];[.$V$5:.$X$7])" office:value-type="float" office:value="-10.0296577598493">
            <text:p>-10.0296577598</text:p>
          </table:table-cell>
          <table:table-cell office:value-type="float" office:value="-9.90788560735755">
            <text:p>-9.9078856074</text:p>
          </table:table-cell>
          <table:table-cell office:value-type="float" office:value="8.71999268787193">
            <text:p>8.7199926879</text:p>
          </table:table-cell>
          <table:table-cell table:formula="of:=[.G124]+NORMINV(RAND();0;[.$O$16])" office:value-type="float" office:value="-10.0178112673571">
            <text:p>-10.0178112674</text:p>
          </table:table-cell>
          <table:table-cell table:formula="of:=[.H124]+NORMINV(RAND();0;[.$O$16])" office:value-type="float" office:value="-9.89002101743234">
            <text:p>-9.8900210174</text:p>
          </table:table-cell>
          <table:table-cell table:formula="of:=[.I124]+NORMINV(RAND();0;[.$O$16])" office:value-type="float" office:value="8.67288499823493">
            <text:p>8.6728849982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 office:value-type="float" office:value="-14.013">
            <text:p>-14.013</text:p>
          </table:table-cell>
          <table:table-cell office:value-type="float" office:value="-10.0459">
            <text:p>-10.0459</text:p>
          </table:table-cell>
          <table:table-cell office:value-type="float" office:value="14.0866">
            <text:p>14.0866</text:p>
          </table:table-cell>
          <table:table-cell table:number-matrix-columns-spanned="3" table:number-matrix-rows-spanned="1" table:formula="of:=MMULT([.A125:.C125];[.$V$5:.$X$7])" office:value-type="float" office:value="-13.9895817669604">
            <text:p>-13.989581767</text:p>
          </table:table-cell>
          <table:table-cell office:value-type="float" office:value="-10.0290537572457">
            <text:p>-10.0290537572</text:p>
          </table:table-cell>
          <table:table-cell office:value-type="float" office:value="14.1099001160358">
            <text:p>14.109900116</text:p>
          </table:table-cell>
          <table:table-cell table:formula="of:=[.G125]+NORMINV(RAND();0;[.$O$16])" office:value-type="float" office:value="-13.988185230549">
            <text:p>-13.9881852305</text:p>
          </table:table-cell>
          <table:table-cell table:formula="of:=[.H125]+NORMINV(RAND();0;[.$O$16])" office:value-type="float" office:value="-10.0372366441615">
            <text:p>-10.0372366442</text:p>
          </table:table-cell>
          <table:table-cell table:formula="of:=[.I125]+NORMINV(RAND();0;[.$O$16])" office:value-type="float" office:value="14.072450144021">
            <text:p>14.072450144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office:value-type="float" office:value="-10.4341">
            <text:p>-10.4341</text:p>
          </table:table-cell>
          <table:table-cell office:value-type="float" office:value="-8.25527">
            <text:p>-8.25527</text:p>
          </table:table-cell>
          <table:table-cell office:value-type="float" office:value="8.13577">
            <text:p>8.13577</text:p>
          </table:table-cell>
          <table:table-cell table:number-matrix-columns-spanned="3" table:number-matrix-rows-spanned="1" table:formula="of:=MMULT([.A126:.C126];[.$V$5:.$X$7])" office:value-type="float" office:value="-10.4131783016194">
            <text:p>-10.4131783016</text:p>
          </table:table-cell>
          <table:table-cell office:value-type="float" office:value="-8.23150211076739">
            <text:p>-8.2315021108</text:p>
          </table:table-cell>
          <table:table-cell office:value-type="float" office:value="8.16967694964551">
            <text:p>8.1696769496</text:p>
          </table:table-cell>
          <table:table-cell table:formula="of:=[.G126]+NORMINV(RAND();0;[.$O$16])" office:value-type="float" office:value="-10.4143391127855">
            <text:p>-10.4143391128</text:p>
          </table:table-cell>
          <table:table-cell table:formula="of:=[.H126]+NORMINV(RAND();0;[.$O$16])" office:value-type="float" office:value="-8.20778049899625">
            <text:p>-8.207780499</text:p>
          </table:table-cell>
          <table:table-cell table:formula="of:=[.I126]+NORMINV(RAND();0;[.$O$16])" office:value-type="float" office:value="8.14604290911539">
            <text:p>8.1460429091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table:number-columns-repeated="2" office:value-type="float" office:value="-3">
            <text:p>-3</text:p>
          </table:table-cell>
          <table:table-cell office:value-type="float" office:value="-7.1763">
            <text:p>-7.1763</text:p>
          </table:table-cell>
          <table:table-cell office:value-type="float" office:value="-9.80966">
            <text:p>-9.80966</text:p>
          </table:table-cell>
          <table:table-cell office:value-type="float" office:value="9.28113">
            <text:p>9.28113</text:p>
          </table:table-cell>
          <table:table-cell table:number-matrix-columns-spanned="3" table:number-matrix-rows-spanned="1" table:formula="of:=MMULT([.A127:.C127];[.$V$5:.$X$7])" office:value-type="float" office:value="-7.21786912604223">
            <text:p>-7.217869126</text:p>
          </table:table-cell>
          <table:table-cell office:value-type="float" office:value="-9.76283783471834">
            <text:p>-9.7628378347</text:p>
          </table:table-cell>
          <table:table-cell office:value-type="float" office:value="9.26745472899553">
            <text:p>9.267454729</text:p>
          </table:table-cell>
          <table:table-cell table:formula="of:=[.G127]+NORMINV(RAND();0;[.$O$16])" office:value-type="float" office:value="-7.21712932341009">
            <text:p>-7.2171293234</text:p>
          </table:table-cell>
          <table:table-cell table:formula="of:=[.H127]+NORMINV(RAND();0;[.$O$16])" office:value-type="float" office:value="-9.77631167550072">
            <text:p>-9.7763116755</text:p>
          </table:table-cell>
          <table:table-cell table:formula="of:=[.I127]+NORMINV(RAND();0;[.$O$16])" office:value-type="float" office:value="9.26371824847722">
            <text:p>9.2637182485</text:p>
          </table:table-cell>
          <table:table-cell table:number-columns-repeated="12"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6.91546">
            <text:p>-6.91546</text:p>
          </table:table-cell>
          <table:table-cell office:value-type="float" office:value="-6.74279">
            <text:p>-6.74279</text:p>
          </table:table-cell>
          <table:table-cell office:value-type="float" office:value="9.10218">
            <text:p>9.10218</text:p>
          </table:table-cell>
          <table:table-cell table:number-matrix-columns-spanned="3" table:number-matrix-rows-spanned="1" table:formula="of:=MMULT([.A128:.C128];[.$V$5:.$X$7])" office:value-type="float" office:value="-6.89830418503608">
            <text:p>-6.898304185</text:p>
          </table:table-cell>
          <table:table-cell office:value-type="float" office:value="-6.68494046952525">
            <text:p>-6.6849404695</text:p>
          </table:table-cell>
          <table:table-cell office:value-type="float" office:value="9.08960816356616">
            <text:p>9.0896081636</text:p>
          </table:table-cell>
          <table:table-cell table:formula="of:=[.G128]+NORMINV(RAND();0;[.$O$16])" office:value-type="float" office:value="-6.93608580690842">
            <text:p>-6.9360858069</text:p>
          </table:table-cell>
          <table:table-cell table:formula="of:=[.H128]+NORMINV(RAND();0;[.$O$16])" office:value-type="float" office:value="-6.61595877874497">
            <text:p>-6.6159587787</text:p>
          </table:table-cell>
          <table:table-cell table:formula="of:=[.I128]+NORMINV(RAND();0;[.$O$16])" office:value-type="float" office:value="9.07915896362755">
            <text:p>9.0791589636</text:p>
          </table:table-cell>
          <table:table-cell table:number-columns-repeated="12"/>
        </table:table-row>
        <table:table-row table:style-name="ro3"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-7.36887">
            <text:p>-7.36887</text:p>
          </table:table-cell>
          <table:table-cell office:value-type="float" office:value="-5.72954">
            <text:p>-5.72954</text:p>
          </table:table-cell>
          <table:table-cell office:value-type="float" office:value="6.8571">
            <text:p>6.8571</text:p>
          </table:table-cell>
          <table:table-cell table:number-matrix-columns-spanned="3" table:number-matrix-rows-spanned="1" table:formula="of:=MMULT([.A129:.C129];[.$V$5:.$X$7])" office:value-type="float" office:value="-7.34633362486835">
            <text:p>-7.3463336249</text:p>
          </table:table-cell>
          <table:table-cell office:value-type="float" office:value="-5.71528381292432">
            <text:p>-5.7152838129</text:p>
          </table:table-cell>
          <table:table-cell office:value-type="float" office:value="6.86871547161936">
            <text:p>6.8687154716</text:p>
          </table:table-cell>
          <table:table-cell table:formula="of:=[.G129]+NORMINV(RAND();0;[.$O$16])" office:value-type="float" office:value="-7.35676396496634">
            <text:p>-7.356763965</text:p>
          </table:table-cell>
          <table:table-cell table:formula="of:=[.H129]+NORMINV(RAND();0;[.$O$16])" office:value-type="float" office:value="-5.71434397907992">
            <text:p>-5.7143439791</text:p>
          </table:table-cell>
          <table:table-cell table:formula="of:=[.I129]+NORMINV(RAND();0;[.$O$16])" office:value-type="float" office:value="6.82971100759366">
            <text:p>6.8297110076</text:p>
          </table:table-cell>
          <table:table-cell table:number-columns-repeated="12"/>
        </table:table-row>
        <table:table-row table:style-name="ro3">
          <table:table-cell office:value-type="float" office:value="-13">
            <text:p>-13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-9.6179">
            <text:p>-9.6179</text:p>
          </table:table-cell>
          <table:table-cell office:value-type="float" office:value="-11.5725">
            <text:p>-11.5725</text:p>
          </table:table-cell>
          <table:table-cell office:value-type="float" office:value="9.21184">
            <text:p>9.21184</text:p>
          </table:table-cell>
          <table:table-cell table:number-matrix-columns-spanned="3" table:number-matrix-rows-spanned="1" table:formula="of:=MMULT([.A130:.C130];[.$V$5:.$X$7])" office:value-type="float" office:value="-9.64613721807915">
            <text:p>-9.6461372181</text:p>
          </table:table-cell>
          <table:table-cell office:value-type="float" office:value="-11.5842691039477">
            <text:p>-11.5842691039</text:p>
          </table:table-cell>
          <table:table-cell office:value-type="float" office:value="9.27030842609834">
            <text:p>9.2703084261</text:p>
          </table:table-cell>
          <table:table-cell table:formula="of:=[.G130]+NORMINV(RAND();0;[.$O$16])" office:value-type="float" office:value="-9.66719852152963">
            <text:p>-9.6671985215</text:p>
          </table:table-cell>
          <table:table-cell table:formula="of:=[.H130]+NORMINV(RAND();0;[.$O$16])" office:value-type="float" office:value="-11.5653515652007">
            <text:p>-11.5653515652</text:p>
          </table:table-cell>
          <table:table-cell table:formula="of:=[.I130]+NORMINV(RAND();0;[.$O$16])" office:value-type="float" office:value="9.26193487232039">
            <text:p>9.2619348723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office:value-type="float" office:value="-9.35791">
            <text:p>-9.35791</text:p>
          </table:table-cell>
          <table:table-cell office:value-type="float" office:value="-9.17325">
            <text:p>-9.17325</text:p>
          </table:table-cell>
          <table:table-cell office:value-type="float" office:value="7.32528">
            <text:p>7.32528</text:p>
          </table:table-cell>
          <table:table-cell table:number-matrix-columns-spanned="3" table:number-matrix-rows-spanned="1" table:formula="of:=MMULT([.A131:.C131];[.$V$5:.$X$7])" office:value-type="float" office:value="-9.39108117513512">
            <text:p>-9.3910811751</text:p>
          </table:table-cell>
          <table:table-cell office:value-type="float" office:value="-9.21309857874386">
            <text:p>-9.2130985787</text:p>
          </table:table-cell>
          <table:table-cell office:value-type="float" office:value="7.42188490694859">
            <text:p>7.4218849069</text:p>
          </table:table-cell>
          <table:table-cell table:formula="of:=[.G131]+NORMINV(RAND();0;[.$O$16])" office:value-type="float" office:value="-9.41483968373651">
            <text:p>-9.4148396837</text:p>
          </table:table-cell>
          <table:table-cell table:formula="of:=[.H131]+NORMINV(RAND();0;[.$O$16])" office:value-type="float" office:value="-9.19570836450784">
            <text:p>-9.1957083645</text:p>
          </table:table-cell>
          <table:table-cell table:formula="of:=[.I131]+NORMINV(RAND();0;[.$O$16])" office:value-type="float" office:value="7.42711326998967">
            <text:p>7.42711327</text:p>
          </table:table-cell>
          <table:table-cell table:number-columns-repeated="12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7.58591">
            <text:p>-7.58591</text:p>
          </table:table-cell>
          <table:table-cell office:value-type="float" office:value="-8.10614">
            <text:p>-8.10614</text:p>
          </table:table-cell>
          <table:table-cell office:value-type="float" office:value="8.70681">
            <text:p>8.70681</text:p>
          </table:table-cell>
          <table:table-cell table:number-matrix-columns-spanned="3" table:number-matrix-rows-spanned="1" table:formula="of:=MMULT([.A132:.C132];[.$V$5:.$X$7])" office:value-type="float" office:value="-7.60138966781238">
            <text:p>-7.6013896678</text:p>
          </table:table-cell>
          <table:table-cell office:value-type="float" office:value="-8.08645433812818">
            <text:p>-8.0864543381</text:p>
          </table:table-cell>
          <table:table-cell office:value-type="float" office:value="8.71713899076911">
            <text:p>8.7171389908</text:p>
          </table:table-cell>
          <table:table-cell table:formula="of:=[.G132]+NORMINV(RAND();0;[.$O$16])" office:value-type="float" office:value="-7.64474537210666">
            <text:p>-7.6447453721</text:p>
          </table:table-cell>
          <table:table-cell table:formula="of:=[.H132]+NORMINV(RAND();0;[.$O$16])" office:value-type="float" office:value="-8.07829945595799">
            <text:p>-8.078299456</text:p>
          </table:table-cell>
          <table:table-cell table:formula="of:=[.I132]+NORMINV(RAND();0;[.$O$16])" office:value-type="float" office:value="8.73734540783499">
            <text:p>8.7373454078</text:p>
          </table:table-cell>
          <table:table-cell table:number-columns-repeated="12"/>
        </table:table-row>
        <table:table-row table:style-name="ro3"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4.34907">
            <text:p>-4.34907</text:p>
          </table:table-cell>
          <table:table-cell office:value-type="float" office:value="-3.88707">
            <text:p>-3.88707</text:p>
          </table:table-cell>
          <table:table-cell office:value-type="float" office:value="3.87033">
            <text:p>3.87033</text:p>
          </table:table-cell>
          <table:table-cell table:number-matrix-columns-spanned="3" table:number-matrix-rows-spanned="1" table:formula="of:=MMULT([.A133:.C133];[.$V$5:.$X$7])" office:value-type="float" office:value="-4.34399784617941">
            <text:p>-4.3439978462</text:p>
          </table:table-cell>
          <table:table-cell office:value-type="float" office:value="-3.90579235507047">
            <text:p>-3.9057923551</text:p>
          </table:table-cell>
          <table:table-cell office:value-type="float" office:value="3.89717703987282">
            <text:p>3.8971770399</text:p>
          </table:table-cell>
          <table:table-cell table:formula="of:=[.G133]+NORMINV(RAND();0;[.$O$16])" office:value-type="float" office:value="-4.30215798888341">
            <text:p>-4.3021579889</text:p>
          </table:table-cell>
          <table:table-cell table:formula="of:=[.H133]+NORMINV(RAND();0;[.$O$16])" office:value-type="float" office:value="-3.894765542144">
            <text:p>-3.8947655421</text:p>
          </table:table-cell>
          <table:table-cell table:formula="of:=[.I133]+NORMINV(RAND();0;[.$O$16])" office:value-type="float" office:value="3.9024765998431">
            <text:p>3.9024765998</text:p>
          </table:table-cell>
          <table:table-cell table:number-columns-repeated="12"/>
        </table:table-row>
        <table:table-row table:style-name="ro3">
          <table:table-cell office:value-type="float" office:value="-17">
            <text:p>-17</text:p>
          </table:table-cell>
          <table:table-cell office:value-type="float" office:value="-4">
            <text:p>-4</text:p>
          </table:table-cell>
          <table:table-cell office:value-type="float" office:value="-7">
            <text:p>-7</text:p>
          </table:table-cell>
          <table:table-cell office:value-type="float" office:value="-14.3545">
            <text:p>-14.3545</text:p>
          </table:table-cell>
          <table:table-cell office:value-type="float" office:value="-13.8438">
            <text:p>-13.8438</text:p>
          </table:table-cell>
          <table:table-cell office:value-type="float" office:value="12.5151">
            <text:p>12.5151</text:p>
          </table:table-cell>
          <table:table-cell table:number-matrix-columns-spanned="3" table:number-matrix-rows-spanned="1" table:formula="of:=MMULT([.A134:.C134];[.$V$5:.$X$7])" office:value-type="float" office:value="-14.3736556060287">
            <text:p>-14.373655606</text:p>
          </table:table-cell>
          <table:table-cell office:value-type="float" office:value="-13.813677962428">
            <text:p>-13.8136779624</text:p>
          </table:table-cell>
          <table:table-cell office:value-type="float" office:value="12.6171697277447">
            <text:p>12.6171697277</text:p>
          </table:table-cell>
          <table:table-cell table:formula="of:=[.G134]+NORMINV(RAND();0;[.$O$16])" office:value-type="float" office:value="-14.3860074590014">
            <text:p>-14.386007459</text:p>
          </table:table-cell>
          <table:table-cell table:formula="of:=[.H134]+NORMINV(RAND();0;[.$O$16])" office:value-type="float" office:value="-13.8126028297332">
            <text:p>-13.8126028297</text:p>
          </table:table-cell>
          <table:table-cell table:formula="of:=[.I134]+NORMINV(RAND();0;[.$O$16])" office:value-type="float" office:value="12.6822244810784">
            <text:p>12.6822244811</text:p>
          </table:table-cell>
          <table:table-cell table:number-columns-repeated="12"/>
        </table:table-row>
        <table:table-row table:style-name="ro3"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8.31302">
            <text:p>-8.31302</text:p>
          </table:table-cell>
          <table:table-cell office:value-type="float" office:value="-9.51399">
            <text:p>-9.51399</text:p>
          </table:table-cell>
          <table:table-cell office:value-type="float" office:value="8.3151">
            <text:p>8.3151</text:p>
          </table:table-cell>
          <table:table-cell table:number-matrix-columns-spanned="3" table:number-matrix-rows-spanned="1" table:formula="of:=MMULT([.A135:.C135];[.$V$5:.$X$7])" office:value-type="float" office:value="-8.30447515058868">
            <text:p>-8.3044751506</text:p>
          </table:table-cell>
          <table:table-cell office:value-type="float" office:value="-9.4879682067311">
            <text:p>-9.4879682067</text:p>
          </table:table-cell>
          <table:table-cell office:value-type="float" office:value="8.34466981797206">
            <text:p>8.344669818</text:p>
          </table:table-cell>
          <table:table-cell table:formula="of:=[.G135]+NORMINV(RAND();0;[.$O$16])" office:value-type="float" office:value="-8.31079970053718">
            <text:p>-8.3107997005</text:p>
          </table:table-cell>
          <table:table-cell table:formula="of:=[.H135]+NORMINV(RAND();0;[.$O$16])" office:value-type="float" office:value="-9.46125088401534">
            <text:p>-9.461250884</text:p>
          </table:table-cell>
          <table:table-cell table:formula="of:=[.I135]+NORMINV(RAND();0;[.$O$16])" office:value-type="float" office:value="8.3909739913849">
            <text:p>8.3909739914</text:p>
          </table:table-cell>
          <table:table-cell table:number-columns-repeated="12"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-9.05792">
            <text:p>-9.05792</text:p>
          </table:table-cell>
          <table:table-cell office:value-type="float" office:value="-6.1852">
            <text:p>-6.1852</text:p>
          </table:table-cell>
          <table:table-cell office:value-type="float" office:value="7.23736">
            <text:p>7.23736</text:p>
          </table:table-cell>
          <table:table-cell table:number-matrix-columns-spanned="3" table:number-matrix-rows-spanned="1" table:formula="of:=MMULT([.A136:.C136];[.$V$5:.$X$7])" office:value-type="float" office:value="-9.07151623412896">
            <text:p>-9.0715162341</text:p>
          </table:table-cell>
          <table:table-cell office:value-type="float" office:value="-6.13520121355077">
            <text:p>-6.1352012136</text:p>
          </table:table-cell>
          <table:table-cell office:value-type="float" office:value="7.24403834151922">
            <text:p>7.2440383415</text:p>
          </table:table-cell>
          <table:table-cell table:formula="of:=[.G136]+NORMINV(RAND();0;[.$O$16])" office:value-type="float" office:value="-9.10805892067773">
            <text:p>-9.1080589207</text:p>
          </table:table-cell>
          <table:table-cell table:formula="of:=[.H136]+NORMINV(RAND();0;[.$O$16])" office:value-type="float" office:value="-6.13441428359667">
            <text:p>-6.1344142836</text:p>
          </table:table-cell>
          <table:table-cell table:formula="of:=[.I136]+NORMINV(RAND();0;[.$O$16])" office:value-type="float" office:value="7.24713432614966">
            <text:p>7.2471343261</text:p>
          </table:table-cell>
          <table:table-cell table:number-columns-repeated="12"/>
        </table:table-row>
        <table:table-row table:style-name="ro3">
          <table:table-cell office:value-type="float" office:value="-12">
            <text:p>-12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8.86526">
            <text:p>-8.86526</text:p>
          </table:table-cell>
          <table:table-cell office:value-type="float" office:value="-9.47432">
            <text:p>-9.47432</text:p>
          </table:table-cell>
          <table:table-cell office:value-type="float" office:value="11.3052">
            <text:p>11.3052</text:p>
          </table:table-cell>
          <table:table-cell table:number-matrix-columns-spanned="3" table:number-matrix-rows-spanned="1" table:formula="of:=MMULT([.A137:.C137];[.$V$5:.$X$7])" office:value-type="float" office:value="-8.87854283724071">
            <text:p>-8.8785428372</text:p>
          </table:table-cell>
          <table:table-cell office:value-type="float" office:value="-9.47602839535557">
            <text:p>-9.4760283954</text:p>
          </table:table-cell>
          <table:table-cell office:value-type="float" office:value="11.3133545526158">
            <text:p>11.3133545526</text:p>
          </table:table-cell>
          <table:table-cell table:formula="of:=[.G137]+NORMINV(RAND();0;[.$O$16])" office:value-type="float" office:value="-8.84356443958696">
            <text:p>-8.8435644396</text:p>
          </table:table-cell>
          <table:table-cell table:formula="of:=[.H137]+NORMINV(RAND();0;[.$O$16])" office:value-type="float" office:value="-9.43693691069339">
            <text:p>-9.4369369107</text:p>
          </table:table-cell>
          <table:table-cell table:formula="of:=[.I137]+NORMINV(RAND();0;[.$O$16])" office:value-type="float" office:value="11.26764351805">
            <text:p>11.2676435181</text:p>
          </table:table-cell>
          <table:table-cell table:number-columns-repeated="12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8.73389">
            <text:p>-8.73389</text:p>
          </table:table-cell>
          <table:table-cell office:value-type="float" office:value="-7.78635">
            <text:p>-7.78635</text:p>
          </table:table-cell>
          <table:table-cell office:value-type="float" office:value="7.73627">
            <text:p>7.73627</text:p>
          </table:table-cell>
          <table:table-cell table:number-matrix-columns-spanned="3" table:number-matrix-rows-spanned="1" table:formula="of:=MMULT([.A138:.C138];[.$V$5:.$X$7])" office:value-type="float" office:value="-8.68799569235882">
            <text:p>-8.6879956924</text:p>
          </table:table-cell>
          <table:table-cell office:value-type="float" office:value="-7.81158471014093">
            <text:p>-7.8115847101</text:p>
          </table:table-cell>
          <table:table-cell office:value-type="float" office:value="7.79435407974564">
            <text:p>7.7943540797</text:p>
          </table:table-cell>
          <table:table-cell table:formula="of:=[.G138]+NORMINV(RAND();0;[.$O$16])" office:value-type="float" office:value="-8.63281528449857">
            <text:p>-8.6328152845</text:p>
          </table:table-cell>
          <table:table-cell table:formula="of:=[.H138]+NORMINV(RAND();0;[.$O$16])" office:value-type="float" office:value="-7.76003059637738">
            <text:p>-7.7600305964</text:p>
          </table:table-cell>
          <table:table-cell table:formula="of:=[.I138]+NORMINV(RAND();0;[.$O$16])" office:value-type="float" office:value="7.83371980009978">
            <text:p>7.8337198001</text:p>
          </table:table-cell>
          <table:table-cell table:number-columns-repeated="12"/>
        </table:table-row>
        <table:table-row table:style-name="ro3">
          <table:table-cell office:value-type="float" office:value="-16">
            <text:p>-16</text:p>
          </table:table-cell>
          <table:table-cell office:value-type="float" office:value="-3">
            <text:p>-3</text:p>
          </table:table-cell>
          <table:table-cell office:value-type="float" office:value="-7">
            <text:p>-7</text:p>
          </table:table-cell>
          <table:table-cell office:value-type="float" office:value="-14.8108">
            <text:p>-14.8108</text:p>
          </table:table-cell>
          <table:table-cell office:value-type="float" office:value="-12.0937">
            <text:p>-12.0937</text:p>
          </table:table-cell>
          <table:table-cell office:value-type="float" office:value="11.997">
            <text:p>11.997</text:p>
          </table:table-cell>
          <table:table-cell table:number-matrix-columns-spanned="3" table:number-matrix-rows-spanned="1" table:formula="of:=MMULT([.A139:.C139];[.$V$5:.$X$7])" office:value-type="float" office:value="-14.7571761477988">
            <text:p>-14.7571761478</text:p>
          </table:table-cell>
          <table:table-cell office:value-type="float" office:value="-12.1372944658379">
            <text:p>-12.1372944658</text:p>
          </table:table-cell>
          <table:table-cell office:value-type="float" office:value="12.0668539895183">
            <text:p>12.0668539895</text:p>
          </table:table-cell>
          <table:table-cell table:formula="of:=[.G139]+NORMINV(RAND();0;[.$O$16])" office:value-type="float" office:value="-14.7352637299153">
            <text:p>-14.7352637299</text:p>
          </table:table-cell>
          <table:table-cell table:formula="of:=[.H139]+NORMINV(RAND();0;[.$O$16])" office:value-type="float" office:value="-12.161193937289">
            <text:p>-12.1611939373</text:p>
          </table:table-cell>
          <table:table-cell table:formula="of:=[.I139]+NORMINV(RAND();0;[.$O$16])" office:value-type="float" office:value="12.086529530625">
            <text:p>12.0865295306</text:p>
          </table:table-cell>
          <table:table-cell table:number-columns-repeated="12"/>
        </table:table-row>
        <table:table-row table:style-name="ro3">
          <table:table-cell office:value-type="float" office:value="-17">
            <text:p>-17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office:value-type="float" office:value="-14.3047">
            <text:p>-14.3047</text:p>
          </table:table-cell>
          <table:table-cell office:value-type="float" office:value="-12.3821">
            <text:p>-12.3821</text:p>
          </table:table-cell>
          <table:table-cell office:value-type="float" office:value="15.9427">
            <text:p>15.9427</text:p>
          </table:table-cell>
          <table:table-cell table:number-matrix-columns-spanned="3" table:number-matrix-rows-spanned="1" table:formula="of:=MMULT([.A140:.C140];[.$V$5:.$X$7])" office:value-type="float" office:value="-14.2446378099044">
            <text:p>-14.2446378099</text:p>
          </table:table-cell>
          <table:table-cell office:value-type="float" office:value="-12.4002242824496">
            <text:p>-12.4002242824</text:p>
          </table:table-cell>
          <table:table-cell office:value-type="float" office:value="15.9583236351855">
            <text:p>15.9583236352</text:p>
          </table:table-cell>
          <table:table-cell table:formula="of:=[.G140]+NORMINV(RAND();0;[.$O$16])" office:value-type="float" office:value="-14.2483365733825">
            <text:p>-14.2483365734</text:p>
          </table:table-cell>
          <table:table-cell table:formula="of:=[.H140]+NORMINV(RAND();0;[.$O$16])" office:value-type="float" office:value="-12.3741476092735">
            <text:p>-12.3741476093</text:p>
          </table:table-cell>
          <table:table-cell table:formula="of:=[.I140]+NORMINV(RAND();0;[.$O$16])" office:value-type="float" office:value="15.9496502799193">
            <text:p>15.9496502799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table:number-columns-repeated="2" office:value-type="float" office:value="-4">
            <text:p>-4</text:p>
          </table:table-cell>
          <table:table-cell office:value-type="float" office:value="-9.79366">
            <text:p>-9.79366</text:p>
          </table:table-cell>
          <table:table-cell office:value-type="float" office:value="-13.3043">
            <text:p>-13.3043</text:p>
          </table:table-cell>
          <table:table-cell office:value-type="float" office:value="12.8146">
            <text:p>12.8146</text:p>
          </table:table-cell>
          <table:table-cell table:number-matrix-columns-spanned="3" table:number-matrix-rows-spanned="1" table:formula="of:=MMULT([.A141:.C141];[.$V$5:.$X$7])" office:value-type="float" office:value="-9.83668436296103">
            <text:p>-9.836684363</text:p>
          </table:table-cell>
          <table:table-cell office:value-type="float" office:value="-13.2487127891624">
            <text:p>-13.2487127892</text:p>
          </table:table-cell>
          <table:table-cell office:value-type="float" office:value="12.7893088989685">
            <text:p>12.789308899</text:p>
          </table:table-cell>
          <table:table-cell table:formula="of:=[.G141]+NORMINV(RAND();0;[.$O$16])" office:value-type="float" office:value="-9.87864826763881">
            <text:p>-9.8786482676</text:p>
          </table:table-cell>
          <table:table-cell table:formula="of:=[.H141]+NORMINV(RAND();0;[.$O$16])" office:value-type="float" office:value="-13.2477188541605">
            <text:p>-13.2477188542</text:p>
          </table:table-cell>
          <table:table-cell table:formula="of:=[.I141]+NORMINV(RAND();0;[.$O$16])" office:value-type="float" office:value="12.803030811506">
            <text:p>12.8030308115</text:p>
          </table:table-cell>
          <table:table-cell table:number-columns-repeated="12"/>
        </table:table-row>
        <table:table-row table:style-name="ro3">
          <table:table-cell office:value-type="float" office:value="-17">
            <text:p>-17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13.1489">
            <text:p>-13.1489</text:p>
          </table:table-cell>
          <table:table-cell office:value-type="float" office:value="-12.7083">
            <text:p>-12.7083</text:p>
          </table:table-cell>
          <table:table-cell office:value-type="float" office:value="16.9124">
            <text:p>16.9124</text:p>
          </table:table-cell>
          <table:table-cell table:number-matrix-columns-spanned="3" table:number-matrix-rows-spanned="1" table:formula="of:=MMULT([.A142:.C142];[.$V$5:.$X$7])" office:value-type="float" office:value="-13.158031785358">
            <text:p>-13.1580317854</text:p>
          </table:table-cell>
          <table:table-cell office:value-type="float" office:value="-12.6750939104368">
            <text:p>-12.6750939104</text:p>
          </table:table-cell>
          <table:table-cell office:value-type="float" office:value="16.881108546209">
            <text:p>16.8811085462</text:p>
          </table:table-cell>
          <table:table-cell table:formula="of:=[.G142]+NORMINV(RAND();0;[.$O$16])" office:value-type="float" office:value="-13.1393379837035">
            <text:p>-13.1393379837</text:p>
          </table:table-cell>
          <table:table-cell table:formula="of:=[.H142]+NORMINV(RAND();0;[.$O$16])" office:value-type="float" office:value="-12.6663238841738">
            <text:p>-12.6663238842</text:p>
          </table:table-cell>
          <table:table-cell table:formula="of:=[.I142]+NORMINV(RAND();0;[.$O$16])" office:value-type="float" office:value="16.8669870356495">
            <text:p>16.8669870356</text:p>
          </table:table-cell>
          <table:table-cell table:number-columns-repeated="12"/>
        </table:table-row>
        <table:table-row table:style-name="ro3">
          <table:table-cell office:value-type="float" office:value="-16">
            <text:p>-16</text:p>
          </table:table-cell>
          <table:table-cell table:number-columns-repeated="2" office:value-type="float" office:value="-5">
            <text:p>-5</text:p>
          </table:table-cell>
          <table:table-cell office:value-type="float" office:value="-10.4678">
            <text:p>-10.4678</text:p>
          </table:table-cell>
          <table:table-cell office:value-type="float" office:value="-14.7167">
            <text:p>-14.7167</text:p>
          </table:table-cell>
          <table:table-cell office:value-type="float" office:value="12.3688">
            <text:p>12.3688</text:p>
          </table:table-cell>
          <table:table-cell table:number-matrix-columns-spanned="3" table:number-matrix-rows-spanned="1" table:formula="of:=MMULT([.A143:.C143];[.$V$5:.$X$7])" office:value-type="float" office:value="-10.5397698457373">
            <text:p>-10.5397698457</text:p>
          </table:table-cell>
          <table:table-cell office:value-type="float" office:value="-14.6502266577653">
            <text:p>-14.6502266578</text:p>
          </table:table-cell>
          <table:table-cell office:value-type="float" office:value="12.4168397261714">
            <text:p>12.4168397262</text:p>
          </table:table-cell>
          <table:table-cell table:formula="of:=[.G143]+NORMINV(RAND();0;[.$O$16])" office:value-type="float" office:value="-10.5426503659592">
            <text:p>-10.542650366</text:p>
          </table:table-cell>
          <table:table-cell table:formula="of:=[.H143]+NORMINV(RAND();0;[.$O$16])" office:value-type="float" office:value="-14.6544271327277">
            <text:p>-14.6544271327</text:p>
          </table:table-cell>
          <table:table-cell table:formula="of:=[.I143]+NORMINV(RAND();0;[.$O$16])" office:value-type="float" office:value="12.3810872695232">
            <text:p>12.3810872695</text:p>
          </table:table-cell>
          <table:table-cell table:number-columns-repeated="12"/>
        </table:table-row>
        <table:table-row table:style-name="ro3">
          <table:table-cell office:value-type="float" office:value="-18">
            <text:p>-18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-12.8482">
            <text:p>-12.8482</text:p>
          </table:table-cell>
          <table:table-cell office:value-type="float" office:value="-15.0993">
            <text:p>-15.0993</text:p>
          </table:table-cell>
          <table:table-cell office:value-type="float" office:value="15.7698">
            <text:p>15.7698</text:p>
          </table:table-cell>
          <table:table-cell table:number-matrix-columns-spanned="3" table:number-matrix-rows-spanned="1" table:formula="of:=MMULT([.A144:.C144];[.$V$5:.$X$7])" office:value-type="float" office:value="-12.83902014165">
            <text:p>-12.8390201417</text:p>
          </table:table-cell>
          <table:table-cell office:value-type="float" office:value="-15.0582042470162">
            <text:p>-15.058204247</text:p>
          </table:table-cell>
          <table:table-cell office:value-type="float" office:value="15.760847330715">
            <text:p>15.7608473307</text:p>
          </table:table-cell>
          <table:table-cell table:formula="of:=[.G144]+NORMINV(RAND();0;[.$O$16])" office:value-type="float" office:value="-12.8289446080183">
            <text:p>-12.828944608</text:p>
          </table:table-cell>
          <table:table-cell table:formula="of:=[.H144]+NORMINV(RAND();0;[.$O$16])" office:value-type="float" office:value="-15.0740387674434">
            <text:p>-15.0740387674</text:p>
          </table:table-cell>
          <table:table-cell table:formula="of:=[.I144]+NORMINV(RAND();0;[.$O$16])" office:value-type="float" office:value="15.7579318533299">
            <text:p>15.7579318533</text:p>
          </table:table-cell>
          <table:table-cell table:number-columns-repeated="12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10.8603">
            <text:p>-10.8603</text:p>
          </table:table-cell>
          <table:table-cell office:value-type="float" office:value="-12.2891">
            <text:p>-12.2891</text:p>
          </table:table-cell>
          <table:table-cell office:value-type="float" office:value="13.5458">
            <text:p>13.5458</text:p>
          </table:table-cell>
          <table:table-cell table:number-matrix-columns-spanned="3" table:number-matrix-rows-spanned="1" table:formula="of:=MMULT([.A145:.C145];[.$V$5:.$X$7])" office:value-type="float" office:value="-10.8587814894453">
            <text:p>-10.8587814894</text:p>
          </table:table-cell>
          <table:table-cell office:value-type="float" office:value="-12.2671163211859">
            <text:p>-12.2671163212</text:p>
          </table:table-cell>
          <table:table-cell office:value-type="float" office:value="13.5371009416654">
            <text:p>13.5371009417</text:p>
          </table:table-cell>
          <table:table-cell table:formula="of:=[.G145]+NORMINV(RAND();0;[.$O$16])" office:value-type="float" office:value="-10.8306866379621">
            <text:p>-10.830686638</text:p>
          </table:table-cell>
          <table:table-cell table:formula="of:=[.H145]+NORMINV(RAND();0;[.$O$16])" office:value-type="float" office:value="-12.2823088388255">
            <text:p>-12.2823088388</text:p>
          </table:table-cell>
          <table:table-cell table:formula="of:=[.I145]+NORMINV(RAND();0;[.$O$16])" office:value-type="float" office:value="13.5514184704977">
            <text:p>13.5514184705</text:p>
          </table:table-cell>
          <table:table-cell table:number-columns-repeated="12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 office:value-type="float" office:value="-13.4104">
            <text:p>-13.4104</text:p>
          </table:table-cell>
          <table:table-cell office:value-type="float" office:value="-9.32758">
            <text:p>-9.32758</text:p>
          </table:table-cell>
          <table:table-cell office:value-type="float" office:value="12.816">
            <text:p>12.816</text:p>
          </table:table-cell>
          <table:table-cell table:number-matrix-columns-spanned="3" table:number-matrix-rows-spanned="1" table:formula="of:=MMULT([.A146:.C146];[.$V$5:.$X$7])" office:value-type="float" office:value="-13.3510051822462">
            <text:p>-13.3510051822</text:p>
          </table:table-cell>
          <table:table-cell office:value-type="float" office:value="-9.33426672863201">
            <text:p>-9.3342667286</text:p>
          </table:table-cell>
          <table:table-cell office:value-type="float" office:value="12.8117923351124">
            <text:p>12.8117923351</text:p>
          </table:table-cell>
          <table:table-cell table:formula="of:=[.G146]+NORMINV(RAND();0;[.$O$16])" office:value-type="float" office:value="-13.303579825721">
            <text:p>-13.3035798257</text:p>
          </table:table-cell>
          <table:table-cell table:formula="of:=[.H146]+NORMINV(RAND();0;[.$O$16])" office:value-type="float" office:value="-9.3175932246025">
            <text:p>-9.3175932246</text:p>
          </table:table-cell>
          <table:table-cell table:formula="of:=[.I146]+NORMINV(RAND();0;[.$O$16])" office:value-type="float" office:value="12.7720736089359">
            <text:p>12.7720736089</text:p>
          </table:table-cell>
          <table:table-cell table:number-columns-repeated="12"/>
        </table:table-row>
        <table:table-row table:style-name="ro3">
          <table:table-cell office:value-type="float" office:value="-14">
            <text:p>-14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-13.4381">
            <text:p>-13.4381</text:p>
          </table:table-cell>
          <table:table-cell office:value-type="float" office:value="-10.009">
            <text:p>-10.009</text:p>
          </table:table-cell>
          <table:table-cell office:value-type="float" office:value="11.0654">
            <text:p>11.0654</text:p>
          </table:table-cell>
          <table:table-cell table:number-matrix-columns-spanned="3" table:number-matrix-rows-spanned="1" table:formula="of:=MMULT([.A147:.C147];[.$V$5:.$X$7])" office:value-type="float" office:value="-13.4155140803084">
            <text:p>-13.4155140803</text:p>
          </table:table-cell>
          <table:table-cell office:value-type="float" office:value="-10.0409935686212">
            <text:p>-10.0409935686</text:p>
          </table:table-cell>
          <table:table-cell office:value-type="float" office:value="11.141215381392">
            <text:p>11.1412153814</text:p>
          </table:table-cell>
          <table:table-cell table:formula="of:=[.G147]+NORMINV(RAND();0;[.$O$16])" office:value-type="float" office:value="-13.4212362929647">
            <text:p>-13.421236293</text:p>
          </table:table-cell>
          <table:table-cell table:formula="of:=[.H147]+NORMINV(RAND();0;[.$O$16])" office:value-type="float" office:value="-10.0522964234806">
            <text:p>-10.0522964235</text:p>
          </table:table-cell>
          <table:table-cell table:formula="of:=[.I147]+NORMINV(RAND();0;[.$O$16])" office:value-type="float" office:value="11.1211434791893">
            <text:p>11.1211434792</text:p>
          </table:table-cell>
          <table:table-cell table:number-columns-repeated="12"/>
        </table:table-row>
        <table:table-row table:style-name="ro3">
          <table:table-cell office:value-type="float" office:value="-6">
            <text:p>-6</text:p>
          </table:table-cell>
          <table:table-cell table:number-columns-repeated="2" office:value-type="float" office:value="-2">
            <text:p>-2</text:p>
          </table:table-cell>
          <table:table-cell office:value-type="float" office:value="-3.95228">
            <text:p>-3.95228</text:p>
          </table:table-cell>
          <table:table-cell office:value-type="float" office:value="-5.5896">
            <text:p>-5.5896</text:p>
          </table:table-cell>
          <table:table-cell office:value-type="float" office:value="4.44211">
            <text:p>4.44211</text:p>
          </table:table-cell>
          <table:table-cell table:number-matrix-columns-spanned="3" table:number-matrix-rows-spanned="1" table:formula="of:=MMULT([.A148:.C148];[.$V$5:.$X$7])" office:value-type="float" office:value="-3.96047730440927">
            <text:p>-3.9604773044</text:p>
          </table:table-cell>
          <table:table-cell office:value-type="float" office:value="-5.58217585166063">
            <text:p>-5.5821758517</text:p>
          </table:table-cell>
          <table:table-cell office:value-type="float" office:value="4.44749277809924">
            <text:p>4.4474927781</text:p>
          </table:table-cell>
          <table:table-cell table:formula="of:=[.G148]+NORMINV(RAND();0;[.$O$16])" office:value-type="float" office:value="-3.98562609211297">
            <text:p>-3.9856260921</text:p>
          </table:table-cell>
          <table:table-cell table:formula="of:=[.H148]+NORMINV(RAND();0;[.$O$16])" office:value-type="float" office:value="-5.56996900940137">
            <text:p>-5.5699690094</text:p>
          </table:table-cell>
          <table:table-cell table:formula="of:=[.I148]+NORMINV(RAND();0;[.$O$16])" office:value-type="float" office:value="4.47157583301916">
            <text:p>4.471575833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.51409">
            <text:p>4.51409</text:p>
          </table:table-cell>
          <table:table-cell office:value-type="float" office:value="1.01177">
            <text:p>1.01177</text:p>
          </table:table-cell>
          <table:table-cell office:value-type="float" office:value="8.69457">
            <text:p>8.69457</text:p>
          </table:table-cell>
          <table:table-cell table:number-matrix-columns-spanned="3" table:number-matrix-rows-spanned="1" table:formula="of:=MMULT([.A149:.C149];[.$V$5:.$X$7])" office:value-type="float" office:value="4.53995079237218">
            <text:p>4.5399507924</text:p>
          </table:table-cell>
          <table:table-cell office:value-type="float" office:value="1.0207020080187">
            <text:p>1.020702008</text:p>
          </table:table-cell>
          <table:table-cell office:value-type="float" office:value="8.70287050525504">
            <text:p>8.7028705053</text:p>
          </table:table-cell>
          <table:table-cell table:formula="of:=[.G149]+NORMINV(RAND();0;[.$O$16])" office:value-type="float" office:value="4.56996266475496">
            <text:p>4.5699626648</text:p>
          </table:table-cell>
          <table:table-cell table:formula="of:=[.H149]+NORMINV(RAND();0;[.$O$16])" office:value-type="float" office:value="1.01686524058619">
            <text:p>1.0168652406</text:p>
          </table:table-cell>
          <table:table-cell table:formula="of:=[.I149]+NORMINV(RAND();0;[.$O$16])" office:value-type="float" office:value="8.74166983221211">
            <text:p>8.7416698322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.86511">
            <text:p>8.86511</text:p>
          </table:table-cell>
          <table:table-cell office:value-type="float" office:value="-0.0960488">
            <text:p>-0.0960488</text:p>
          </table:table-cell>
          <table:table-cell office:value-type="float" office:value="12.3853">
            <text:p>12.3853</text:p>
          </table:table-cell>
          <table:table-cell table:number-matrix-columns-spanned="3" table:number-matrix-rows-spanned="1" table:formula="of:=MMULT([.A150:.C150];[.$V$5:.$X$7])" office:value-type="float" office:value="8.88637489055796">
            <text:p>8.8863748906</text:p>
          </table:table-cell>
          <table:table-cell office:value-type="float" office:value="-0.0787765039302659">
            <text:p>-0.0787765039</text:p>
          </table:table-cell>
          <table:table-cell office:value-type="float" office:value="12.3940101493489">
            <text:p>12.3940101493</text:p>
          </table:table-cell>
          <table:table-cell table:formula="of:=[.G150]+NORMINV(RAND();0;[.$O$16])" office:value-type="float" office:value="8.94458978549925">
            <text:p>8.9445897855</text:p>
          </table:table-cell>
          <table:table-cell table:formula="of:=[.H150]+NORMINV(RAND();0;[.$O$16])" office:value-type="float" office:value="-0.0981371409658351">
            <text:p>-0.098137141</text:p>
          </table:table-cell>
          <table:table-cell table:formula="of:=[.I150]+NORMINV(RAND();0;[.$O$16])" office:value-type="float" office:value="12.3881618090651">
            <text:p>12.3881618091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.46279">
            <text:p>4.46279</text:p>
          </table:table-cell>
          <table:table-cell office:value-type="float" office:value="0.301959">
            <text:p>0.301959</text:p>
          </table:table-cell>
          <table:table-cell office:value-type="float" office:value="7.03071">
            <text:p>7.03071</text:p>
          </table:table-cell>
          <table:table-cell table:number-matrix-columns-spanned="3" table:number-matrix-rows-spanned="1" table:formula="of:=MMULT([.A151:.C151];[.$V$5:.$X$7])" office:value-type="float" office:value="4.47544189431005">
            <text:p>4.4754418943</text:p>
          </table:table-cell>
          <table:table-cell office:value-type="float" office:value="0.313975168029479">
            <text:p>0.313975168</text:p>
          </table:table-cell>
          <table:table-cell office:value-type="float" office:value="7.03229355153465">
            <text:p>7.0322935515</text:p>
          </table:table-cell>
          <table:table-cell table:formula="of:=[.G151]+NORMINV(RAND();0;[.$O$16])" office:value-type="float" office:value="4.45577726299927">
            <text:p>4.455777263</text:p>
          </table:table-cell>
          <table:table-cell table:formula="of:=[.H151]+NORMINV(RAND();0;[.$O$16])" office:value-type="float" office:value="0.338451777722139">
            <text:p>0.3384517777</text:p>
          </table:table-cell>
          <table:table-cell table:formula="of:=[.I151]+NORMINV(RAND();0;[.$O$16])" office:value-type="float" office:value="7.01861958649842">
            <text:p>7.0186195865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2339">
            <text:p>2.2339</text:p>
          </table:table-cell>
          <table:table-cell office:value-type="float" office:value="0.148144">
            <text:p>0.148144</text:p>
          </table:table-cell>
          <table:table-cell office:value-type="float" office:value="3.51737">
            <text:p>3.51737</text:p>
          </table:table-cell>
          <table:table-cell table:number-matrix-columns-spanned="3" table:number-matrix-rows-spanned="1" table:formula="of:=MMULT([.A152:.C152];[.$V$5:.$X$7])" office:value-type="float" office:value="2.23772094715502">
            <text:p>2.2377209472</text:p>
          </table:table-cell>
          <table:table-cell office:value-type="float" office:value="0.15698758401474">
            <text:p>0.156987584</text:p>
          </table:table-cell>
          <table:table-cell office:value-type="float" office:value="3.51614677576733">
            <text:p>3.5161467758</text:p>
          </table:table-cell>
          <table:table-cell table:formula="of:=[.G152]+NORMINV(RAND();0;[.$O$16])" office:value-type="float" office:value="2.25915723222702">
            <text:p>2.2591572322</text:p>
          </table:table-cell>
          <table:table-cell table:formula="of:=[.H152]+NORMINV(RAND();0;[.$O$16])" office:value-type="float" office:value="0.137306660384333">
            <text:p>0.1373066604</text:p>
          </table:table-cell>
          <table:table-cell table:formula="of:=[.I152]+NORMINV(RAND();0;[.$O$16])" office:value-type="float" office:value="3.4896554533399">
            <text:p>3.4896554533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.70009">
            <text:p>6.70009</text:p>
          </table:table-cell>
          <table:table-cell office:value-type="float" office:value="0.462723">
            <text:p>0.462723</text:p>
          </table:table-cell>
          <table:table-cell office:value-type="float" office:value="10.5422">
            <text:p>10.5422</text:p>
          </table:table-cell>
          <table:table-cell table:number-matrix-columns-spanned="3" table:number-matrix-rows-spanned="1" table:formula="of:=MMULT([.A153:.C153];[.$V$5:.$X$7])" office:value-type="float" office:value="6.71316284146507">
            <text:p>6.7131628415</text:p>
          </table:table-cell>
          <table:table-cell office:value-type="float" office:value="0.470962752044219">
            <text:p>0.470962752</text:p>
          </table:table-cell>
          <table:table-cell office:value-type="float" office:value="10.548440327302">
            <text:p>10.5484403273</text:p>
          </table:table-cell>
          <table:table-cell table:formula="of:=[.G153]+NORMINV(RAND();0;[.$O$16])" office:value-type="float" office:value="6.71258923608882">
            <text:p>6.7125892361</text:p>
          </table:table-cell>
          <table:table-cell table:formula="of:=[.H153]+NORMINV(RAND();0;[.$O$16])" office:value-type="float" office:value="0.479193622563207">
            <text:p>0.4791936226</text:p>
          </table:table-cell>
          <table:table-cell table:formula="of:=[.I153]+NORMINV(RAND();0;[.$O$16])" office:value-type="float" office:value="10.601192536359">
            <text:p>10.6011925364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.61783">
            <text:p>9.61783</text:p>
          </table:table-cell>
          <table:table-cell office:value-type="float" office:value="2.03749">
            <text:p>2.03749</text:p>
          </table:table-cell>
          <table:table-cell office:value-type="float" office:value="14.4116">
            <text:p>14.4116</text:p>
          </table:table-cell>
          <table:table-cell table:number-matrix-columns-spanned="3" table:number-matrix-rows-spanned="1" table:formula="of:=MMULT([.A154:.C154];[.$V$5:.$X$7])" office:value-type="float" office:value="9.6539692713964">
            <text:p>9.6539692714</text:p>
          </table:table-cell>
          <table:table-cell office:value-type="float" office:value="2.02946420466188">
            <text:p>2.0294642047</text:p>
          </table:table-cell>
          <table:table-cell office:value-type="float" office:value="14.4370562758664">
            <text:p>14.4370562759</text:p>
          </table:table-cell>
          <table:table-cell table:formula="of:=[.G154]+NORMINV(RAND();0;[.$O$16])" office:value-type="float" office:value="9.68284631820416">
            <text:p>9.6828463182</text:p>
          </table:table-cell>
          <table:table-cell table:formula="of:=[.H154]+NORMINV(RAND();0;[.$O$16])" office:value-type="float" office:value="2.02436213887444">
            <text:p>2.0243621389</text:p>
          </table:table-cell>
          <table:table-cell table:formula="of:=[.I154]+NORMINV(RAND();0;[.$O$16])" office:value-type="float" office:value="14.3775850124118">
            <text:p>14.3775850124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.25941">
            <text:p>6.25941</text:p>
          </table:table-cell>
          <table:table-cell office:value-type="float" office:value="1.44351">
            <text:p>1.44351</text:p>
          </table:table-cell>
          <table:table-cell office:value-type="float" office:value="8.31468">
            <text:p>8.31468</text:p>
          </table:table-cell>
          <table:table-cell table:number-matrix-columns-spanned="3" table:number-matrix-rows-spanned="1" table:formula="of:=MMULT([.A155:.C155];[.$V$5:.$X$7])" office:value-type="float" office:value="6.26513340163279">
            <text:p>6.2651334016</text:p>
          </table:table-cell>
          <table:table-cell office:value-type="float" office:value="1.44061940864516">
            <text:p>1.4406194086</text:p>
          </table:table-cell>
          <table:table-cell office:value-type="float" office:value="8.32754763535517">
            <text:p>8.3275476354</text:p>
          </table:table-cell>
          <table:table-cell table:formula="of:=[.G155]+NORMINV(RAND();0;[.$O$16])" office:value-type="float" office:value="6.26137263219849">
            <text:p>6.2613726322</text:p>
          </table:table-cell>
          <table:table-cell table:formula="of:=[.H155]+NORMINV(RAND();0;[.$O$16])" office:value-type="float" office:value="1.49707092057424">
            <text:p>1.4970709206</text:p>
          </table:table-cell>
          <table:table-cell table:formula="of:=[.I155]+NORMINV(RAND();0;[.$O$16])" office:value-type="float" office:value="8.30558909904692">
            <text:p>8.305589099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.97027">
            <text:p>8.97027</text:p>
          </table:table-cell>
          <table:table-cell office:value-type="float" office:value="1.35026">
            <text:p>1.35026</text:p>
          </table:table-cell>
          <table:table-cell office:value-type="float" office:value="15.7189">
            <text:p>15.7189</text:p>
          </table:table-cell>
          <table:table-cell table:number-matrix-columns-spanned="3" table:number-matrix-rows-spanned="1" table:formula="of:=MMULT([.A156:.C156];[.$V$5:.$X$7])" office:value-type="float" office:value="9.01539268668223">
            <text:p>9.0153926867</text:p>
          </table:table-cell>
          <table:table-cell office:value-type="float" office:value="1.33467717604818">
            <text:p>1.334677176</text:p>
          </table:table-cell>
          <table:table-cell office:value-type="float" office:value="15.7351640567897">
            <text:p>15.7351640568</text:p>
          </table:table-cell>
          <table:table-cell table:formula="of:=[.G156]+NORMINV(RAND();0;[.$O$16])" office:value-type="float" office:value="8.95272292242269">
            <text:p>8.9527229224</text:p>
          </table:table-cell>
          <table:table-cell table:formula="of:=[.H156]+NORMINV(RAND();0;[.$O$16])" office:value-type="float" office:value="1.24572194750039">
            <text:p>1.2457219475</text:p>
          </table:table-cell>
          <table:table-cell table:formula="of:=[.I156]+NORMINV(RAND();0;[.$O$16])" office:value-type="float" office:value="15.692038928955">
            <text:p>15.692038929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.48567">
            <text:p>8.48567</text:p>
          </table:table-cell>
          <table:table-cell office:value-type="float" office:value="1.60354">
            <text:p>1.60354</text:p>
          </table:table-cell>
          <table:table-cell office:value-type="float" office:value="11.8317">
            <text:p>11.8317</text:p>
          </table:table-cell>
          <table:table-cell table:number-matrix-columns-spanned="3" table:number-matrix-rows-spanned="1" table:formula="of:=MMULT([.A157:.C157];[.$V$5:.$X$7])" office:value-type="float" office:value="8.50285434878782">
            <text:p>8.5028543488</text:p>
          </table:table-cell>
          <table:table-cell office:value-type="float" office:value="1.5976069926599">
            <text:p>1.5976069927</text:p>
          </table:table-cell>
          <table:table-cell office:value-type="float" office:value="11.8436944111225">
            <text:p>11.8436944111</text:p>
          </table:table-cell>
          <table:table-cell table:formula="of:=[.G157]+NORMINV(RAND();0;[.$O$16])" office:value-type="float" office:value="8.49102358701028">
            <text:p>8.491023587</text:p>
          </table:table-cell>
          <table:table-cell table:formula="of:=[.H157]+NORMINV(RAND();0;[.$O$16])" office:value-type="float" office:value="1.57723144807383">
            <text:p>1.5772314481</text:p>
          </table:table-cell>
          <table:table-cell table:formula="of:=[.I157]+NORMINV(RAND();0;[.$O$16])" office:value-type="float" office:value="11.821612974782">
            <text:p>11.8216129748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1.1358">
            <text:p>11.1358</text:p>
          </table:table-cell>
          <table:table-cell office:value-type="float" office:value="0.059587">
            <text:p>0.059587</text:p>
          </table:table-cell>
          <table:table-cell office:value-type="float" office:value="15.8883">
            <text:p>15.8883</text:p>
          </table:table-cell>
          <table:table-cell table:number-matrix-columns-spanned="3" table:number-matrix-rows-spanned="1" table:formula="of:=MMULT([.A158:.C158];[.$V$5:.$X$7])" office:value-type="float" office:value="11.124095837713">
            <text:p>11.1240958377</text:p>
          </table:table-cell>
          <table:table-cell office:value-type="float" office:value="0.0782110800844738">
            <text:p>0.0782110801</text:p>
          </table:table-cell>
          <table:table-cell office:value-type="float" office:value="15.9101569251162">
            <text:p>15.9101569251</text:p>
          </table:table-cell>
          <table:table-cell table:formula="of:=[.G158]+NORMINV(RAND();0;[.$O$16])" office:value-type="float" office:value="11.1715564343286">
            <text:p>11.1715564343</text:p>
          </table:table-cell>
          <table:table-cell table:formula="of:=[.H158]+NORMINV(RAND();0;[.$O$16])" office:value-type="float" office:value="0.063087807279265">
            <text:p>0.0630878073</text:p>
          </table:table-cell>
          <table:table-cell table:formula="of:=[.I158]+NORMINV(RAND();0;[.$O$16])" office:value-type="float" office:value="15.9216098767888">
            <text:p>15.9216098768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.8311">
            <text:p>10.8311</text:p>
          </table:table-cell>
          <table:table-cell office:value-type="float" office:value="3.16343">
            <text:p>3.16343</text:p>
          </table:table-cell>
          <table:table-cell office:value-type="float" office:value="18.6616">
            <text:p>18.6616</text:p>
          </table:table-cell>
          <table:table-cell table:number-matrix-columns-spanned="3" table:number-matrix-rows-spanned="1" table:formula="of:=MMULT([.A159:.C159];[.$V$5:.$X$7])" office:value-type="float" office:value="10.8695930920671">
            <text:p>10.8695930921</text:p>
          </table:table-cell>
          <table:table-cell office:value-type="float" office:value="3.16804825665309">
            <text:p>3.1680482567</text:p>
          </table:table-cell>
          <table:table-cell office:value-type="float" office:value="18.7009950943306">
            <text:p>18.7009950943</text:p>
          </table:table-cell>
          <table:table-cell table:formula="of:=[.G159]+NORMINV(RAND();0;[.$O$16])" office:value-type="float" office:value="10.8337972810605">
            <text:p>10.8337972811</text:p>
          </table:table-cell>
          <table:table-cell table:formula="of:=[.H159]+NORMINV(RAND();0;[.$O$16])" office:value-type="float" office:value="3.23809954553877">
            <text:p>3.2380995455</text:p>
          </table:table-cell>
          <table:table-cell table:formula="of:=[.I159]+NORMINV(RAND();0;[.$O$16])" office:value-type="float" office:value="18.6948900758059">
            <text:p>18.6948900758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.40792">
            <text:p>9.40792</text:p>
          </table:table-cell>
          <table:table-cell office:value-type="float" office:value="-0.352482">
            <text:p>-0.352482</text:p>
          </table:table-cell>
          <table:table-cell office:value-type="float" office:value="16.2501">
            <text:p>16.2501</text:p>
          </table:table-cell>
          <table:table-cell table:number-matrix-columns-spanned="3" table:number-matrix-rows-spanned="1" table:formula="of:=MMULT([.A160:.C160];[.$V$5:.$X$7])" office:value-type="float" office:value="9.39891322845237">
            <text:p>9.3989132285</text:p>
          </table:table-cell>
          <table:table-cell office:value-type="float" office:value="-0.341706320541981">
            <text:p>-0.3417063205</text:p>
          </table:table-cell>
          <table:table-cell office:value-type="float" office:value="16.2854797950161">
            <text:p>16.285479795</text:p>
          </table:table-cell>
          <table:table-cell table:formula="of:=[.G160]+NORMINV(RAND();0;[.$O$16])" office:value-type="float" office:value="9.41248835535025">
            <text:p>9.4124883554</text:p>
          </table:table-cell>
          <table:table-cell table:formula="of:=[.H160]+NORMINV(RAND();0;[.$O$16])" office:value-type="float" office:value="-0.323493241149063">
            <text:p>-0.3234932411</text:p>
          </table:table-cell>
          <table:table-cell table:formula="of:=[.I160]+NORMINV(RAND();0;[.$O$16])" office:value-type="float" office:value="16.2703333179809">
            <text:p>16.270333318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.596">
            <text:p>11.596</text:p>
          </table:table-cell>
          <table:table-cell office:value-type="float" office:value="-0.210115">
            <text:p>-0.210115</text:p>
          </table:table-cell>
          <table:table-cell office:value-type="float" office:value="19.7689">
            <text:p>19.7689</text:p>
          </table:table-cell>
          <table:table-cell table:number-matrix-columns-spanned="3" table:number-matrix-rows-spanned="1" table:formula="of:=MMULT([.A161:.C161];[.$V$5:.$X$7])" office:value-type="float" office:value="11.6366341756074">
            <text:p>11.6366341756</text:p>
          </table:table-cell>
          <table:table-cell office:value-type="float" office:value="-0.184718736527242">
            <text:p>-0.1847187365</text:p>
          </table:table-cell>
          <table:table-cell office:value-type="float" office:value="19.8016265707834">
            <text:p>19.8016265708</text:p>
          </table:table-cell>
          <table:table-cell table:formula="of:=[.G161]+NORMINV(RAND();0;[.$O$16])" office:value-type="float" office:value="11.6112982198165">
            <text:p>11.6112982198</text:p>
          </table:table-cell>
          <table:table-cell table:formula="of:=[.H161]+NORMINV(RAND();0;[.$O$16])" office:value-type="float" office:value="-0.231622356446896">
            <text:p>-0.2316223564</text:p>
          </table:table-cell>
          <table:table-cell table:formula="of:=[.I161]+NORMINV(RAND();0;[.$O$16])" office:value-type="float" office:value="19.7536259560736">
            <text:p>19.7536259561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.7143">
            <text:p>10.7143</text:p>
          </table:table-cell>
          <table:table-cell office:value-type="float" office:value="1.75719">
            <text:p>1.75719</text:p>
          </table:table-cell>
          <table:table-cell office:value-type="float" office:value="15.3636">
            <text:p>15.3636</text:p>
          </table:table-cell>
          <table:table-cell table:number-matrix-columns-spanned="3" table:number-matrix-rows-spanned="1" table:formula="of:=MMULT([.A162:.C162];[.$V$5:.$X$7])" office:value-type="float" office:value="10.7405752959428">
            <text:p>10.7405752959</text:p>
          </table:table-cell>
          <table:table-cell office:value-type="float" office:value="1.75459457667464">
            <text:p>1.7545945767</text:p>
          </table:table-cell>
          <table:table-cell office:value-type="float" office:value="15.3598411868898">
            <text:p>15.3598411869</text:p>
          </table:table-cell>
          <table:table-cell table:formula="of:=[.G162]+NORMINV(RAND();0;[.$O$16])" office:value-type="float" office:value="10.7255442619939">
            <text:p>10.725544262</text:p>
          </table:table-cell>
          <table:table-cell table:formula="of:=[.H162]+NORMINV(RAND();0;[.$O$16])" office:value-type="float" office:value="1.77150325412441">
            <text:p>1.7715032541</text:p>
          </table:table-cell>
          <table:table-cell table:formula="of:=[.I162]+NORMINV(RAND();0;[.$O$16])" office:value-type="float" office:value="15.422053304716">
            <text:p>15.4220533047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.04395">
            <text:p>9.04395</text:p>
          </table:table-cell>
          <table:table-cell office:value-type="float" office:value="2.0243">
            <text:p>2.0243</text:p>
          </table:table-cell>
          <table:table-cell office:value-type="float" office:value="17.3861">
            <text:p>17.3861</text:p>
          </table:table-cell>
          <table:table-cell table:number-matrix-columns-spanned="3" table:number-matrix-rows-spanned="1" table:formula="of:=MMULT([.A163:.C163];[.$V$5:.$X$7])" office:value-type="float" office:value="9.07990158474437">
            <text:p>9.0799015847</text:p>
          </table:table-cell>
          <table:table-cell office:value-type="float" office:value="2.04140401603741">
            <text:p>2.041404016</text:p>
          </table:table-cell>
          <table:table-cell office:value-type="float" office:value="17.4057410105101">
            <text:p>17.4057410105</text:p>
          </table:table-cell>
          <table:table-cell table:formula="of:=[.G163]+NORMINV(RAND();0;[.$O$16])" office:value-type="float" office:value="9.09830303382062">
            <text:p>9.0983030338</text:p>
          </table:table-cell>
          <table:table-cell table:formula="of:=[.H163]+NORMINV(RAND();0;[.$O$16])" office:value-type="float" office:value="2.03149664792833">
            <text:p>2.0314966479</text:p>
          </table:table-cell>
          <table:table-cell table:formula="of:=[.I163]+NORMINV(RAND();0;[.$O$16])" office:value-type="float" office:value="17.3625280487583">
            <text:p>17.3625280488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.69734">
            <text:p>9.69734</text:p>
          </table:table-cell>
          <table:table-cell office:value-type="float" office:value="2.73219">
            <text:p>2.73219</text:p>
          </table:table-cell>
          <table:table-cell office:value-type="float" office:value="16.0819">
            <text:p>16.0819</text:p>
          </table:table-cell>
          <table:table-cell table:number-matrix-columns-spanned="3" table:number-matrix-rows-spanned="1" table:formula="of:=MMULT([.A164:.C164];[.$V$5:.$X$7])" office:value-type="float" office:value="9.71847816945853">
            <text:p>9.7184781695</text:p>
          </table:table-cell>
          <table:table-cell office:value-type="float" office:value="2.7361910446511">
            <text:p>2.7361910447</text:p>
          </table:table-cell>
          <table:table-cell office:value-type="float" office:value="16.1076332295867">
            <text:p>16.1076332296</text:p>
          </table:table-cell>
          <table:table-cell table:formula="of:=[.G164]+NORMINV(RAND();0;[.$O$16])" office:value-type="float" office:value="9.6851857856209">
            <text:p>9.6851857856</text:p>
          </table:table-cell>
          <table:table-cell table:formula="of:=[.H164]+NORMINV(RAND();0;[.$O$16])" office:value-type="float" office:value="2.7507120342587">
            <text:p>2.7507120343</text:p>
          </table:table-cell>
          <table:table-cell table:formula="of:=[.I164]+NORMINV(RAND();0;[.$O$16])" office:value-type="float" office:value="16.1159092358221">
            <text:p>16.1159092358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2.8206">
            <text:p>12.8206</text:p>
          </table:table-cell>
          <table:table-cell office:value-type="float" office:value="0.49651">
            <text:p>0.49651</text:p>
          </table:table-cell>
          <table:table-cell office:value-type="float" office:value="15.5042">
            <text:p>15.5042</text:p>
          </table:table-cell>
          <table:table-cell table:number-matrix-columns-spanned="3" table:number-matrix-rows-spanned="1" table:formula="of:=MMULT([.A165:.C165];[.$V$5:.$X$7])" office:value-type="float" office:value="12.8492784469736">
            <text:p>12.849278447</text:p>
          </table:table-cell>
          <table:table-cell office:value-type="float" office:value="0.498128480710928">
            <text:p>0.4981284807</text:p>
          </table:table-cell>
          <table:table-cell office:value-type="float" office:value="15.5348340552164">
            <text:p>15.5348340552</text:p>
          </table:table-cell>
          <table:table-cell table:formula="of:=[.G165]+NORMINV(RAND();0;[.$O$16])" office:value-type="float" office:value="12.8578546826692">
            <text:p>12.8578546827</text:p>
          </table:table-cell>
          <table:table-cell table:formula="of:=[.H165]+NORMINV(RAND();0;[.$O$16])" office:value-type="float" office:value="0.47897520251992">
            <text:p>0.4789752025</text:p>
          </table:table-cell>
          <table:table-cell table:formula="of:=[.I165]+NORMINV(RAND();0;[.$O$16])" office:value-type="float" office:value="15.5907405509525">
            <text:p>15.590740551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3.4438">
            <text:p>13.4438</text:p>
          </table:table-cell>
          <table:table-cell office:value-type="float" office:value="0.911949">
            <text:p>0.911949</text:p>
          </table:table-cell>
          <table:table-cell office:value-type="float" office:value="21.0657">
            <text:p>21.0657</text:p>
          </table:table-cell>
          <table:table-cell table:number-matrix-columns-spanned="3" table:number-matrix-rows-spanned="1" table:formula="of:=MMULT([.A166:.C166];[.$V$5:.$X$7])" office:value-type="float" office:value="13.4263256829301">
            <text:p>13.4263256829</text:p>
          </table:table-cell>
          <table:table-cell office:value-type="float" office:value="0.941925504088437">
            <text:p>0.9419255041</text:p>
          </table:table-cell>
          <table:table-cell office:value-type="float" office:value="21.0968806546039">
            <text:p>21.0968806546</text:p>
          </table:table-cell>
          <table:table-cell table:formula="of:=[.G166]+NORMINV(RAND();0;[.$O$16])" office:value-type="float" office:value="13.3983675700712">
            <text:p>13.3983675701</text:p>
          </table:table-cell>
          <table:table-cell table:formula="of:=[.H166]+NORMINV(RAND();0;[.$O$16])" office:value-type="float" office:value="0.917898970051351">
            <text:p>0.9178989701</text:p>
          </table:table-cell>
          <table:table-cell table:formula="of:=[.I166]+NORMINV(RAND();0;[.$O$16])" office:value-type="float" office:value="21.0344213932398">
            <text:p>21.0344213932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3.9767">
            <text:p>13.9767</text:p>
          </table:table-cell>
          <table:table-cell office:value-type="float" office:value="0.855999">
            <text:p>0.855999</text:p>
          </table:table-cell>
          <table:table-cell office:value-type="float" office:value="18.0894">
            <text:p>18.0894</text:p>
          </table:table-cell>
          <table:table-cell table:number-matrix-columns-spanned="3" table:number-matrix-rows-spanned="1" table:formula="of:=MMULT([.A167:.C167];[.$V$5:.$X$7])" office:value-type="float" office:value="14.0003933695822">
            <text:p>14.0003933696</text:p>
          </table:table-cell>
          <table:table-cell office:value-type="float" office:value="0.92998569271291">
            <text:p>0.9299856927</text:p>
          </table:table-cell>
          <table:table-cell office:value-type="float" office:value="18.1281959199602">
            <text:p>18.12819592</text:p>
          </table:table-cell>
          <table:table-cell table:formula="of:=[.G167]+NORMINV(RAND();0;[.$O$16])" office:value-type="float" office:value="13.9778891804114">
            <text:p>13.9778891804</text:p>
          </table:table-cell>
          <table:table-cell table:formula="of:=[.H167]+NORMINV(RAND();0;[.$O$16])" office:value-type="float" office:value="0.907765119909268">
            <text:p>0.9077651199</text:p>
          </table:table-cell>
          <table:table-cell table:formula="of:=[.I167]+NORMINV(RAND();0;[.$O$16])" office:value-type="float" office:value="18.1008643035618">
            <text:p>18.1008643036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2.937">
            <text:p>12.937</text:p>
          </table:table-cell>
          <table:table-cell office:value-type="float" office:value="1.906">
            <text:p>1.906</text:p>
          </table:table-cell>
          <table:table-cell office:value-type="float" office:value="18.9004">
            <text:p>18.9004</text:p>
          </table:table-cell>
          <table:table-cell table:number-matrix-columns-spanned="3" table:number-matrix-rows-spanned="1" table:formula="of:=MMULT([.A168:.C168];[.$V$5:.$X$7])" office:value-type="float" office:value="12.9782962430979">
            <text:p>12.9782962431</text:p>
          </table:table-cell>
          <table:table-cell office:value-type="float" office:value="1.91158216068938">
            <text:p>1.9115821607</text:p>
          </table:table-cell>
          <table:table-cell office:value-type="float" office:value="18.8759879626571">
            <text:p>18.8759879627</text:p>
          </table:table-cell>
          <table:table-cell table:formula="of:=[.G168]+NORMINV(RAND();0;[.$O$16])" office:value-type="float" office:value="12.9795601546913">
            <text:p>12.9795601547</text:p>
          </table:table-cell>
          <table:table-cell table:formula="of:=[.H168]+NORMINV(RAND();0;[.$O$16])" office:value-type="float" office:value="1.88465802830536">
            <text:p>1.8846580283</text:p>
          </table:table-cell>
          <table:table-cell table:formula="of:=[.I168]+NORMINV(RAND();0;[.$O$16])" office:value-type="float" office:value="18.8229057436501">
            <text:p>18.8229057437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1.8083">
            <text:p>11.8083</text:p>
          </table:table-cell>
          <table:table-cell office:value-type="float" office:value="1.49866">
            <text:p>1.49866</text:p>
          </table:table-cell>
          <table:table-cell office:value-type="float" office:value="16.2944">
            <text:p>16.2944</text:p>
          </table:table-cell>
          <table:table-cell table:number-matrix-columns-spanned="3" table:number-matrix-rows-spanned="1" table:formula="of:=MMULT([.A169:.C169];[.$V$5:.$X$7])" office:value-type="float" office:value="11.8271813204893">
            <text:p>11.8271813205</text:p>
          </table:table-cell>
          <table:table-cell office:value-type="float" office:value="1.47972494868739">
            <text:p>1.4797249487</text:p>
          </table:table-cell>
          <table:table-cell office:value-type="float" office:value="16.2826260979133">
            <text:p>16.2826260979</text:p>
          </table:table-cell>
          <table:table-cell table:formula="of:=[.G169]+NORMINV(RAND();0;[.$O$16])" office:value-type="float" office:value="11.7963980352092">
            <text:p>11.7963980352</text:p>
          </table:table-cell>
          <table:table-cell table:formula="of:=[.H169]+NORMINV(RAND();0;[.$O$16])" office:value-type="float" office:value="1.45234754769875">
            <text:p>1.4523475477</text:p>
          </table:table-cell>
          <table:table-cell table:formula="of:=[.I169]+NORMINV(RAND();0;[.$O$16])" office:value-type="float" office:value="16.3244449191894">
            <text:p>16.3244449192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2.4951">
            <text:p>12.4951</text:p>
          </table:table-cell>
          <table:table-cell office:value-type="float" office:value="2.94167">
            <text:p>2.94167</text:p>
          </table:table-cell>
          <table:table-cell office:value-type="float" office:value="16.6286">
            <text:p>16.6286</text:p>
          </table:table-cell>
          <table:table-cell table:number-matrix-columns-spanned="3" table:number-matrix-rows-spanned="1" table:formula="of:=MMULT([.A170:.C170];[.$V$5:.$X$7])" office:value-type="float" office:value="12.5302668032656">
            <text:p>12.5302668033</text:p>
          </table:table-cell>
          <table:table-cell office:value-type="float" office:value="2.88123881729032">
            <text:p>2.8812388173</text:p>
          </table:table-cell>
          <table:table-cell office:value-type="float" office:value="16.6550952707103">
            <text:p>16.6550952707</text:p>
          </table:table-cell>
          <table:table-cell table:formula="of:=[.G170]+NORMINV(RAND();0;[.$O$16])" office:value-type="float" office:value="12.5995717230896">
            <text:p>12.5995717231</text:p>
          </table:table-cell>
          <table:table-cell table:formula="of:=[.H170]+NORMINV(RAND();0;[.$O$16])" office:value-type="float" office:value="2.87460685185622">
            <text:p>2.8746068519</text:p>
          </table:table-cell>
          <table:table-cell table:formula="of:=[.I170]+NORMINV(RAND();0;[.$O$16])" office:value-type="float" office:value="16.694614285411">
            <text:p>16.6946142854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1.4165">
            <text:p>11.4165</text:p>
          </table:table-cell>
          <table:table-cell office:value-type="float" office:value="3.18696">
            <text:p>3.18696</text:p>
          </table:table-cell>
          <table:table-cell office:value-type="float" office:value="15.6998">
            <text:p>15.6998</text:p>
          </table:table-cell>
          <table:table-cell table:number-matrix-columns-spanned="3" table:number-matrix-rows-spanned="1" table:formula="of:=MMULT([.A171:.C171];[.$V$5:.$X$7])" office:value-type="float" office:value="11.4436607787191">
            <text:p>11.4436607787</text:p>
          </table:table-cell>
          <table:table-cell office:value-type="float" office:value="3.15610844527756">
            <text:p>3.1561084453</text:p>
          </table:table-cell>
          <table:table-cell office:value-type="float" office:value="15.7323103596869">
            <text:p>15.7323103597</text:p>
          </table:table-cell>
          <table:table-cell table:formula="of:=[.G171]+NORMINV(RAND();0;[.$O$16])" office:value-type="float" office:value="11.4938879940058">
            <text:p>11.493887994</text:p>
          </table:table-cell>
          <table:table-cell table:formula="of:=[.H171]+NORMINV(RAND();0;[.$O$16])" office:value-type="float" office:value="3.22319821688674">
            <text:p>3.2231982169</text:p>
          </table:table-cell>
          <table:table-cell table:formula="of:=[.I171]+NORMINV(RAND();0;[.$O$16])" office:value-type="float" office:value="15.7256344162022">
            <text:p>15.7256344162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.74295">
            <text:p>6.74295</text:p>
          </table:table-cell>
          <table:table-cell office:value-type="float" office:value="1.16453">
            <text:p>1.16453</text:p>
          </table:table-cell>
          <table:table-cell office:value-type="float" office:value="12.2055">
            <text:p>12.2055</text:p>
          </table:table-cell>
          <table:table-cell table:number-matrix-columns-spanned="3" table:number-matrix-rows-spanned="1" table:formula="of:=MMULT([.A172:.C172];[.$V$5:.$X$7])" office:value-type="float" office:value="6.77767173952721">
            <text:p>6.7776717395</text:p>
          </table:table-cell>
          <table:table-cell office:value-type="float" office:value="1.17768959203344">
            <text:p>1.177689592</text:p>
          </table:table-cell>
          <table:table-cell office:value-type="float" office:value="12.2190172810224">
            <text:p>12.219017281</text:p>
          </table:table-cell>
          <table:table-cell table:formula="of:=[.G172]+NORMINV(RAND();0;[.$O$16])" office:value-type="float" office:value="6.75417357957453">
            <text:p>6.7541735796</text:p>
          </table:table-cell>
          <table:table-cell table:formula="of:=[.H172]+NORMINV(RAND();0;[.$O$16])" office:value-type="float" office:value="1.19032392623081">
            <text:p>1.1903239262</text:p>
          </table:table-cell>
          <table:table-cell table:formula="of:=[.I172]+NORMINV(RAND();0;[.$O$16])" office:value-type="float" office:value="12.2277884791293">
            <text:p>12.2277884791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3.6809">
            <text:p>13.6809</text:p>
          </table:table-cell>
          <table:table-cell office:value-type="float" office:value="3.33556">
            <text:p>3.33556</text:p>
          </table:table-cell>
          <table:table-cell office:value-type="float" office:value="19.1913">
            <text:p>19.1913</text:p>
          </table:table-cell>
          <table:table-cell table:number-matrix-columns-spanned="3" table:number-matrix-rows-spanned="1" table:formula="of:=MMULT([.A173:.C173];[.$V$5:.$X$7])" office:value-type="float" office:value="13.6813817258742">
            <text:p>13.6813817259</text:p>
          </table:table-cell>
          <table:table-cell office:value-type="float" office:value="3.3130960292923">
            <text:p>3.3130960293</text:p>
          </table:table-cell>
          <table:table-cell office:value-type="float" office:value="19.2484571354542">
            <text:p>19.2484571355</text:p>
          </table:table-cell>
          <table:table-cell table:formula="of:=[.G173]+NORMINV(RAND();0;[.$O$16])" office:value-type="float" office:value="13.6995401376795">
            <text:p>13.6995401377</text:p>
          </table:table-cell>
          <table:table-cell table:formula="of:=[.H173]+NORMINV(RAND();0;[.$O$16])" office:value-type="float" office:value="3.2608348648184">
            <text:p>3.2608348648</text:p>
          </table:table-cell>
          <table:table-cell table:formula="of:=[.I173]+NORMINV(RAND();0;[.$O$16])" office:value-type="float" office:value="19.2278293086673">
            <text:p>19.2278293087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.93778">
            <text:p>8.93778</text:p>
          </table:table-cell>
          <table:table-cell office:value-type="float" office:value="0.629768">
            <text:p>0.629768</text:p>
          </table:table-cell>
          <table:table-cell office:value-type="float" office:value="14.0455">
            <text:p>14.0455</text:p>
          </table:table-cell>
          <table:table-cell table:number-matrix-columns-spanned="3" table:number-matrix-rows-spanned="1" table:formula="of:=MMULT([.A174:.C174];[.$V$5:.$X$7])" office:value-type="float" office:value="8.9508837886201">
            <text:p>8.9508837886</text:p>
          </table:table-cell>
          <table:table-cell office:value-type="float" office:value="0.627950336058958">
            <text:p>0.6279503361</text:p>
          </table:table-cell>
          <table:table-cell office:value-type="float" office:value="14.0645871030693">
            <text:p>14.0645871031</text:p>
          </table:table-cell>
          <table:table-cell table:formula="of:=[.G174]+NORMINV(RAND();0;[.$O$16])" office:value-type="float" office:value="8.94555137433806">
            <text:p>8.9455513743</text:p>
          </table:table-cell>
          <table:table-cell table:formula="of:=[.H174]+NORMINV(RAND();0;[.$O$16])" office:value-type="float" office:value="0.623206509145524">
            <text:p>0.6232065091</text:p>
          </table:table-cell>
          <table:table-cell table:formula="of:=[.I174]+NORMINV(RAND();0;[.$O$16])" office:value-type="float" office:value="14.0648102471671">
            <text:p>14.0648102472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.38464">
            <text:p>7.38464</text:p>
          </table:table-cell>
          <table:table-cell office:value-type="float" office:value="1.87315">
            <text:p>1.87315</text:p>
          </table:table-cell>
          <table:table-cell office:value-type="float" office:value="10.8996">
            <text:p>10.8996</text:p>
          </table:table-cell>
          <table:table-cell table:number-matrix-columns-spanned="3" table:number-matrix-rows-spanned="1" table:formula="of:=MMULT([.A175:.C175];[.$V$5:.$X$7])" office:value-type="float" office:value="7.41624832424137">
            <text:p>7.4162483242</text:p>
          </table:table-cell>
          <table:table-cell office:value-type="float" office:value="1.87247662064714">
            <text:p>1.8724766206</text:p>
          </table:table-cell>
          <table:table-cell office:value-type="float" office:value="10.920909500099">
            <text:p>10.9209095001</text:p>
          </table:table-cell>
          <table:table-cell table:formula="of:=[.G175]+NORMINV(RAND();0;[.$O$16])" office:value-type="float" office:value="7.44381127456525">
            <text:p>7.4438112746</text:p>
          </table:table-cell>
          <table:table-cell table:formula="of:=[.H175]+NORMINV(RAND();0;[.$O$16])" office:value-type="float" office:value="1.92085786438301">
            <text:p>1.9208578644</text:p>
          </table:table-cell>
          <table:table-cell table:formula="of:=[.I175]+NORMINV(RAND();0;[.$O$16])" office:value-type="float" office:value="10.882413101612">
            <text:p>10.8824131016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.33941">
            <text:p>8.33941</text:p>
          </table:table-cell>
          <table:table-cell office:value-type="float" office:value="-0.106558">
            <text:p>-0.106558</text:p>
          </table:table-cell>
          <table:table-cell office:value-type="float" office:value="15.3272">
            <text:p>15.3272</text:p>
          </table:table-cell>
          <table:table-cell table:number-matrix-columns-spanned="3" table:number-matrix-rows-spanned="1" table:formula="of:=MMULT([.A176:.C176];[.$V$5:.$X$7])" office:value-type="float" office:value="8.31230720390593">
            <text:p>8.3123072039</text:p>
          </table:table-cell>
          <table:table-cell office:value-type="float" office:value="-0.0668366925547388">
            <text:p>-0.0668366926</text:p>
          </table:table-cell>
          <table:table-cell office:value-type="float" office:value="15.3626948839926">
            <text:p>15.362694884</text:p>
          </table:table-cell>
          <table:table-cell table:formula="of:=[.G176]+NORMINV(RAND();0;[.$O$16])" office:value-type="float" office:value="8.31851528986143">
            <text:p>8.3185152899</text:p>
          </table:table-cell>
          <table:table-cell table:formula="of:=[.H176]+NORMINV(RAND();0;[.$O$16])" office:value-type="float" office:value="-0.079691025438793">
            <text:p>-0.0796910254</text:p>
          </table:table-cell>
          <table:table-cell table:formula="of:=[.I176]+NORMINV(RAND();0;[.$O$16])" office:value-type="float" office:value="15.4026951401879">
            <text:p>15.4026951402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2.8873">
            <text:p>12.8873</text:p>
          </table:table-cell>
          <table:table-cell office:value-type="float" office:value="1.21783">
            <text:p>1.21783</text:p>
          </table:table-cell>
          <table:table-cell office:value-type="float" office:value="17.1799">
            <text:p>17.1799</text:p>
          </table:table-cell>
          <table:table-cell table:number-matrix-columns-spanned="3" table:number-matrix-rows-spanned="1" table:formula="of:=MMULT([.A177:.C177];[.$V$5:.$X$7])" office:value-type="float" office:value="12.9137873450357">
            <text:p>12.913787345</text:p>
          </table:table-cell>
          <table:table-cell office:value-type="float" office:value="1.20485532070015">
            <text:p>1.2048553207</text:p>
          </table:table-cell>
          <table:table-cell office:value-type="float" office:value="17.2054110089368">
            <text:p>17.2054110089</text:p>
          </table:table-cell>
          <table:table-cell table:formula="of:=[.G177]+NORMINV(RAND();0;[.$O$16])" office:value-type="float" office:value="12.9053409544633">
            <text:p>12.9053409545</text:p>
          </table:table-cell>
          <table:table-cell table:formula="of:=[.H177]+NORMINV(RAND();0;[.$O$16])" office:value-type="float" office:value="1.17712133863218">
            <text:p>1.1771213386</text:p>
          </table:table-cell>
          <table:table-cell table:formula="of:=[.I177]+NORMINV(RAND();0;[.$O$16])" office:value-type="float" office:value="17.2109359580124">
            <text:p>17.210935958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.887">
            <text:p>11.887</text:p>
          </table:table-cell>
          <table:table-cell office:value-type="float" office:value="2.20946">
            <text:p>2.20946</text:p>
          </table:table-cell>
          <table:table-cell office:value-type="float" office:value="17.9467">
            <text:p>17.9467</text:p>
          </table:table-cell>
          <table:table-cell table:number-matrix-columns-spanned="3" table:number-matrix-rows-spanned="1" table:formula="of:=MMULT([.A178:.C178];[.$V$5:.$X$7])" office:value-type="float" office:value="11.8916902185514">
            <text:p>11.8916902186</text:p>
          </table:table-cell>
          <table:table-cell office:value-type="float" office:value="2.18645178867662">
            <text:p>2.1864517887</text:p>
          </table:table-cell>
          <table:table-cell office:value-type="float" office:value="17.9532030516337">
            <text:p>17.9532030516</text:p>
          </table:table-cell>
          <table:table-cell table:formula="of:=[.G178]+NORMINV(RAND();0;[.$O$16])" office:value-type="float" office:value="11.8737217684758">
            <text:p>11.8737217685</text:p>
          </table:table-cell>
          <table:table-cell table:formula="of:=[.H178]+NORMINV(RAND();0;[.$O$16])" office:value-type="float" office:value="2.17202518686729">
            <text:p>2.1720251869</text:p>
          </table:table-cell>
          <table:table-cell table:formula="of:=[.I178]+NORMINV(RAND();0;[.$O$16])" office:value-type="float" office:value="17.9399895825136">
            <text:p>17.9399895825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.6763">
            <text:p>10.6763</text:p>
          </table:table-cell>
          <table:table-cell office:value-type="float" office:value="1.01898">
            <text:p>1.01898</text:p>
          </table:table-cell>
          <table:table-cell office:value-type="float" office:value="13.6569">
            <text:p>13.6569</text:p>
          </table:table-cell>
          <table:table-cell table:number-matrix-columns-spanned="3" table:number-matrix-rows-spanned="1" table:formula="of:=MMULT([.A179:.C179];[.$V$5:.$X$7])" office:value-type="float" office:value="10.6760663978807">
            <text:p>10.6760663979</text:p>
          </table:table-cell>
          <table:table-cell office:value-type="float" office:value="1.04786773668541">
            <text:p>1.0478677367</text:p>
          </table:table-cell>
          <table:table-cell office:value-type="float" office:value="13.6892642331694">
            <text:p>13.6892642332</text:p>
          </table:table-cell>
          <table:table-cell table:formula="of:=[.G179]+NORMINV(RAND();0;[.$O$16])" office:value-type="float" office:value="10.6965941727951">
            <text:p>10.6965941728</text:p>
          </table:table-cell>
          <table:table-cell table:formula="of:=[.H179]+NORMINV(RAND();0;[.$O$16])" office:value-type="float" office:value="1.1140863399875">
            <text:p>1.11408634</text:p>
          </table:table-cell>
          <table:table-cell table:formula="of:=[.I179]+NORMINV(RAND();0;[.$O$16])" office:value-type="float" office:value="13.7065167814439">
            <text:p>13.7065167814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.5307">
            <text:p>9.5307</text:p>
          </table:table-cell>
          <table:table-cell office:value-type="float" office:value="1.36049">
            <text:p>1.36049</text:p>
          </table:table-cell>
          <table:table-cell office:value-type="float" office:value="12.7683">
            <text:p>12.7683</text:p>
          </table:table-cell>
          <table:table-cell table:number-matrix-columns-spanned="3" table:number-matrix-rows-spanned="1" table:formula="of:=MMULT([.A180:.C180];[.$V$5:.$X$7])" office:value-type="float" office:value="9.58946037333426">
            <text:p>9.5894603733</text:p>
          </table:table-cell>
          <table:table-cell office:value-type="float" office:value="1.32273736467266">
            <text:p>1.3227373647</text:p>
          </table:table-cell>
          <table:table-cell office:value-type="float" office:value="12.766479322146">
            <text:p>12.7664793221</text:p>
          </table:table-cell>
          <table:table-cell table:formula="of:=[.G180]+NORMINV(RAND();0;[.$O$16])" office:value-type="float" office:value="9.56997336498225">
            <text:p>9.569973365</text:p>
          </table:table-cell>
          <table:table-cell table:formula="of:=[.H180]+NORMINV(RAND();0;[.$O$16])" office:value-type="float" office:value="1.32999349048689">
            <text:p>1.3299934905</text:p>
          </table:table-cell>
          <table:table-cell table:formula="of:=[.I180]+NORMINV(RAND();0;[.$O$16])" office:value-type="float" office:value="12.7663656151467">
            <text:p>12.7663656151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4.0641">
            <text:p>14.0641</text:p>
          </table:table-cell>
          <table:table-cell office:value-type="float" office:value="1.65154">
            <text:p>1.65154</text:p>
          </table:table-cell>
          <table:table-cell office:value-type="float" office:value="19.7903">
            <text:p>19.7903</text:p>
          </table:table-cell>
          <table:table-cell table:number-matrix-columns-spanned="3" table:number-matrix-rows-spanned="1" table:formula="of:=MMULT([.A181:.C181];[.$V$5:.$X$7])" office:value-type="float" office:value="14.0649022676443">
            <text:p>14.0649022676</text:p>
          </table:table-cell>
          <table:table-cell office:value-type="float" office:value="1.63671253270213">
            <text:p>1.6367125327</text:p>
          </table:table-cell>
          <table:table-cell office:value-type="float" office:value="19.7987728736806">
            <text:p>19.7987728737</text:p>
          </table:table-cell>
          <table:table-cell table:formula="of:=[.G181]+NORMINV(RAND();0;[.$O$16])" office:value-type="float" office:value="14.0453793399594">
            <text:p>14.04537934</text:p>
          </table:table-cell>
          <table:table-cell table:formula="of:=[.H181]+NORMINV(RAND();0;[.$O$16])" office:value-type="float" office:value="1.6397453489058">
            <text:p>1.6397453489</text:p>
          </table:table-cell>
          <table:table-cell table:formula="of:=[.I181]+NORMINV(RAND();0;[.$O$16])" office:value-type="float" office:value="19.8160097353367">
            <text:p>19.8160097353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.2377">
            <text:p>11.2377</text:p>
          </table:table-cell>
          <table:table-cell office:value-type="float" office:value="1.46248">
            <text:p>1.46248</text:p>
          </table:table-cell>
          <table:table-cell office:value-type="float" office:value="19.242">
            <text:p>19.242</text:p>
          </table:table-cell>
          <table:table-cell table:number-matrix-columns-spanned="3" table:number-matrix-rows-spanned="1" table:formula="of:=MMULT([.A182:.C182];[.$V$5:.$X$7])" office:value-type="float" office:value="11.2531136338373">
            <text:p>11.2531136338</text:p>
          </table:table-cell>
          <table:table-cell office:value-type="float" office:value="1.49166476006292">
            <text:p>1.4916647601</text:p>
          </table:table-cell>
          <table:table-cell office:value-type="float" office:value="19.251310832557">
            <text:p>19.2513108326</text:p>
          </table:table-cell>
          <table:table-cell table:formula="of:=[.G182]+NORMINV(RAND();0;[.$O$16])" office:value-type="float" office:value="11.188193719833">
            <text:p>11.1881937198</text:p>
          </table:table-cell>
          <table:table-cell table:formula="of:=[.H182]+NORMINV(RAND();0;[.$O$16])" office:value-type="float" office:value="1.51528931865176">
            <text:p>1.5152893187</text:p>
          </table:table-cell>
          <table:table-cell table:formula="of:=[.I182]+NORMINV(RAND();0;[.$O$16])" office:value-type="float" office:value="19.2040715350739">
            <text:p>19.2040715351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.66774">
            <text:p>5.66774</text:p>
          </table:table-cell>
          <table:table-cell office:value-type="float" office:value="1.4406">
            <text:p>1.4406</text:p>
          </table:table-cell>
          <table:table-cell office:value-type="float" office:value="11.2868">
            <text:p>11.2868</text:p>
          </table:table-cell>
          <table:table-cell table:number-matrix-columns-spanned="3" table:number-matrix-rows-spanned="1" table:formula="of:=MMULT([.A183:.C183];[.$V$5:.$X$7])" office:value-type="float" office:value="5.69106571498076">
            <text:p>5.691065715</text:p>
          </table:table-cell>
          <table:table-cell office:value-type="float" office:value="1.45255922002069">
            <text:p>1.45255922</text:p>
          </table:table-cell>
          <table:table-cell office:value-type="float" office:value="11.2962323699989">
            <text:p>11.29623237</text:p>
          </table:table-cell>
          <table:table-cell table:formula="of:=[.G183]+NORMINV(RAND();0;[.$O$16])" office:value-type="float" office:value="5.63493109560657">
            <text:p>5.6349310956</text:p>
          </table:table-cell>
          <table:table-cell table:formula="of:=[.H183]+NORMINV(RAND();0;[.$O$16])" office:value-type="float" office:value="1.48034105215468">
            <text:p>1.4803410522</text:p>
          </table:table-cell>
          <table:table-cell table:formula="of:=[.I183]+NORMINV(RAND();0;[.$O$16])" office:value-type="float" office:value="11.3082538346325">
            <text:p>11.3082538346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.5076">
            <text:p>10.5076</text:p>
          </table:table-cell>
          <table:table-cell office:value-type="float" office:value="0.0444422">
            <text:p>0.0444422</text:p>
          </table:table-cell>
          <table:table-cell office:value-type="float" office:value="18.877">
            <text:p>18.877</text:p>
          </table:table-cell>
          <table:table-cell table:number-matrix-columns-spanned="3" table:number-matrix-rows-spanned="1" table:formula="of:=MMULT([.A184:.C184];[.$V$5:.$X$7])" office:value-type="float" office:value="10.550028151061">
            <text:p>10.5500281511</text:p>
          </table:table-cell>
          <table:table-cell office:value-type="float" office:value="0.0901508914600004">
            <text:p>0.0901508915</text:p>
          </table:table-cell>
          <table:table-cell office:value-type="float" office:value="18.87884165976">
            <text:p>18.8788416598</text:p>
          </table:table-cell>
          <table:table-cell table:formula="of:=[.G184]+NORMINV(RAND();0;[.$O$16])" office:value-type="float" office:value="10.5671924475794">
            <text:p>10.5671924476</text:p>
          </table:table-cell>
          <table:table-cell table:formula="of:=[.H184]+NORMINV(RAND();0;[.$O$16])" office:value-type="float" office:value="0.062646356468315">
            <text:p>0.0626463565</text:p>
          </table:table-cell>
          <table:table-cell table:formula="of:=[.I184]+NORMINV(RAND();0;[.$O$16])" office:value-type="float" office:value="18.8937411911716">
            <text:p>18.8937411912</text:p>
          </table:table-cell>
          <table:table-cell table:number-columns-repeated="12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.78164">
            <text:p>7.78164</text:p>
          </table:table-cell>
          <table:table-cell office:value-type="float" office:value="0.226334">
            <text:p>0.226334</text:p>
          </table:table-cell>
          <table:table-cell office:value-type="float" office:value="11.4571">
            <text:p>11.4571</text:p>
          </table:table-cell>
          <table:table-cell table:number-matrix-columns-spanned="3" table:number-matrix-rows-spanned="1" table:formula="of:=MMULT([.A185:.C185];[.$V$5:.$X$7])" office:value-type="float" office:value="7.79976886601152">
            <text:p>7.799768866</text:p>
          </table:table-cell>
          <table:table-cell office:value-type="float" office:value="0.196093124056976">
            <text:p>0.1960931241</text:p>
          </table:table-cell>
          <table:table-cell office:value-type="float" office:value="11.4712252383254">
            <text:p>11.4712252383</text:p>
          </table:table-cell>
          <table:table-cell table:formula="of:=[.G185]+NORMINV(RAND();0;[.$O$16])" office:value-type="float" office:value="7.82981374705826">
            <text:p>7.8298137471</text:p>
          </table:table-cell>
          <table:table-cell table:formula="of:=[.H185]+NORMINV(RAND();0;[.$O$16])" office:value-type="float" office:value="0.175629185572242">
            <text:p>0.1756291856</text:p>
          </table:table-cell>
          <table:table-cell table:formula="of:=[.I185]+NORMINV(RAND();0;[.$O$16])" office:value-type="float" office:value="11.4281498956016">
            <text:p>11.4281498956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2.5651">
            <text:p>12.5651</text:p>
          </table:table-cell>
          <table:table-cell office:value-type="float" office:value="3.54092">
            <text:p>3.54092</text:p>
          </table:table-cell>
          <table:table-cell office:value-type="float" office:value="18.3081">
            <text:p>18.3081</text:p>
          </table:table-cell>
          <table:table-cell table:number-matrix-columns-spanned="3" table:number-matrix-rows-spanned="1" table:formula="of:=MMULT([.A186:.C186];[.$V$5:.$X$7])" office:value-type="float" office:value="12.5947757013277">
            <text:p>12.5947757013</text:p>
          </table:table-cell>
          <table:table-cell office:value-type="float" office:value="3.58796565727954">
            <text:p>3.5879656573</text:p>
          </table:table-cell>
          <table:table-cell office:value-type="float" office:value="18.3256722244307">
            <text:p>18.3256722244</text:p>
          </table:table-cell>
          <table:table-cell table:formula="of:=[.G186]+NORMINV(RAND();0;[.$O$16])" office:value-type="float" office:value="12.5925077054753">
            <text:p>12.5925077055</text:p>
          </table:table-cell>
          <table:table-cell table:formula="of:=[.H186]+NORMINV(RAND();0;[.$O$16])" office:value-type="float" office:value="3.61345562667777">
            <text:p>3.6134556267</text:p>
          </table:table-cell>
          <table:table-cell table:formula="of:=[.I186]+NORMINV(RAND();0;[.$O$16])" office:value-type="float" office:value="18.358477575292">
            <text:p>18.3584775753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3.5879">
            <text:p>13.5879</text:p>
          </table:table-cell>
          <table:table-cell office:value-type="float" office:value="2.64869">
            <text:p>2.64869</text:p>
          </table:table-cell>
          <table:table-cell office:value-type="float" office:value="17.5739">
            <text:p>17.5739</text:p>
          </table:table-cell>
          <table:table-cell table:number-matrix-columns-spanned="3" table:number-matrix-rows-spanned="1" table:formula="of:=MMULT([.A187:.C187];[.$V$5:.$X$7])" office:value-type="float" office:value="13.616872827812">
            <text:p>13.6168728278</text:p>
          </table:table-cell>
          <table:table-cell office:value-type="float" office:value="2.60636918930307">
            <text:p>2.6063691893</text:p>
          </table:table-cell>
          <table:table-cell office:value-type="float" office:value="17.5778801817338">
            <text:p>17.5778801817</text:p>
          </table:table-cell>
          <table:table-cell table:formula="of:=[.G187]+NORMINV(RAND();0;[.$O$16])" office:value-type="float" office:value="13.6350450119224">
            <text:p>13.6350450119</text:p>
          </table:table-cell>
          <table:table-cell table:formula="of:=[.H187]+NORMINV(RAND();0;[.$O$16])" office:value-type="float" office:value="2.57893972968567">
            <text:p>2.5789397297</text:p>
          </table:table-cell>
          <table:table-cell table:formula="of:=[.I187]+NORMINV(RAND();0;[.$O$16])" office:value-type="float" office:value="17.5978432674628">
            <text:p>17.5978432675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7.2783">
            <text:p>17.2783</text:p>
          </table:table-cell>
          <table:table-cell office:value-type="float" office:value="0.0966921">
            <text:p>0.0966921</text:p>
          </table:table-cell>
          <table:table-cell office:value-type="float" office:value="20.8211">
            <text:p>20.8211</text:p>
          </table:table-cell>
          <table:table-cell table:number-matrix-columns-spanned="3" table:number-matrix-rows-spanned="1" table:formula="of:=MMULT([.A188:.C188];[.$V$5:.$X$7])" office:value-type="float" office:value="17.2602114432215">
            <text:p>17.2602114432</text:p>
          </table:table-cell>
          <table:table-cell office:value-type="float" office:value="0.105376808751182">
            <text:p>0.1053768088</text:p>
          </table:table-cell>
          <table:table-cell office:value-type="float" office:value="20.8965506530306">
            <text:p>20.896550653</text:p>
          </table:table-cell>
          <table:table-cell table:formula="of:=[.G188]+NORMINV(RAND();0;[.$O$16])" office:value-type="float" office:value="17.2364580631808">
            <text:p>17.2364580632</text:p>
          </table:table-cell>
          <table:table-cell table:formula="of:=[.H188]+NORMINV(RAND();0;[.$O$16])" office:value-type="float" office:value="0.102668952746645">
            <text:p>0.1026689527</text:p>
          </table:table-cell>
          <table:table-cell table:formula="of:=[.I188]+NORMINV(RAND();0;[.$O$16])" office:value-type="float" office:value="20.8797986480599">
            <text:p>20.8797986481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.98269">
            <text:p>3.98269</text:p>
          </table:table-cell>
          <table:table-cell office:value-type="float" office:value="1.02649">
            <text:p>1.02649</text:p>
          </table:table-cell>
          <table:table-cell office:value-type="float" office:value="11.669">
            <text:p>11.669</text:p>
          </table:table-cell>
          <table:table-cell table:number-matrix-columns-spanned="3" table:number-matrix-rows-spanned="1" table:formula="of:=MMULT([.A189:.C189];[.$V$5:.$X$7])" office:value-type="float" office:value="3.96588310572015">
            <text:p>3.9658831057</text:p>
          </table:table-cell>
          <table:table-cell office:value-type="float" office:value="1.03264181939423">
            <text:p>1.0326418194</text:p>
          </table:table-cell>
          <table:table-cell office:value-type="float" office:value="11.6715552398988">
            <text:p>11.6715552399</text:p>
          </table:table-cell>
          <table:table-cell table:formula="of:=[.G189]+NORMINV(RAND();0;[.$O$16])" office:value-type="float" office:value="3.96057581873137">
            <text:p>3.9605758187</text:p>
          </table:table-cell>
          <table:table-cell table:formula="of:=[.H189]+NORMINV(RAND();0;[.$O$16])" office:value-type="float" office:value="0.999217434420083">
            <text:p>0.9992174344</text:p>
          </table:table-cell>
          <table:table-cell table:formula="of:=[.I189]+NORMINV(RAND();0;[.$O$16])" office:value-type="float" office:value="11.6744895967715">
            <text:p>11.6744895968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75814">
            <text:p>2.75814</text:p>
          </table:table-cell>
          <table:table-cell office:value-type="float" office:value="-0.100789">
            <text:p>-0.100789</text:p>
          </table:table-cell>
          <table:table-cell office:value-type="float" office:value="7.40997">
            <text:p>7.40997</text:p>
          </table:table-cell>
          <table:table-cell table:number-matrix-columns-spanned="3" table:number-matrix-rows-spanned="1" table:formula="of:=MMULT([.A190:.C190];[.$V$5:.$X$7])" office:value-type="float" office:value="2.75025928504944">
            <text:p>2.750259285</text:p>
          </table:table-cell>
          <table:table-cell office:value-type="float" office:value="-0.105942232596976">
            <text:p>-0.1059422326</text:p>
          </table:table-cell>
          <table:table-cell office:value-type="float" office:value="7.40761642143452">
            <text:p>7.4076164214</text:p>
          </table:table-cell>
          <table:table-cell table:formula="of:=[.G190]+NORMINV(RAND();0;[.$O$16])" office:value-type="float" office:value="2.77806429805864">
            <text:p>2.7780642981</text:p>
          </table:table-cell>
          <table:table-cell table:formula="of:=[.H190]+NORMINV(RAND();0;[.$O$16])" office:value-type="float" office:value="-0.134028469193681">
            <text:p>-0.1340284692</text:p>
          </table:table-cell>
          <table:table-cell table:formula="of:=[.I190]+NORMINV(RAND();0;[.$O$16])" office:value-type="float" office:value="7.38196246782972">
            <text:p>7.3819624678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.06343">
            <text:p>5.06343</text:p>
          </table:table-cell>
          <table:table-cell office:value-type="float" office:value="0.749639">
            <text:p>0.749639</text:p>
          </table:table-cell>
          <table:table-cell office:value-type="float" office:value="12.5874">
            <text:p>12.5874</text:p>
          </table:table-cell>
          <table:table-cell table:number-matrix-columns-spanned="3" table:number-matrix-rows-spanned="1" table:formula="of:=MMULT([.A191:.C191];[.$V$5:.$X$7])" office:value-type="float" office:value="5.0524891302666">
            <text:p>5.0524891303</text:p>
          </table:table-cell>
          <table:table-cell office:value-type="float" office:value="0.757772191406988">
            <text:p>0.7577721914</text:p>
          </table:table-cell>
          <table:table-cell office:value-type="float" office:value="12.5943401509222">
            <text:p>12.5943401509</text:p>
          </table:table-cell>
          <table:table-cell table:formula="of:=[.G191]+NORMINV(RAND();0;[.$O$16])" office:value-type="float" office:value="5.08553614052938">
            <text:p>5.0855361405</text:p>
          </table:table-cell>
          <table:table-cell table:formula="of:=[.H191]+NORMINV(RAND();0;[.$O$16])" office:value-type="float" office:value="0.735007912499864">
            <text:p>0.7350079125</text:p>
          </table:table-cell>
          <table:table-cell table:formula="of:=[.I191]+NORMINV(RAND();0;[.$O$16])" office:value-type="float" office:value="12.5988717411736">
            <text:p>12.5988717412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.66565">
            <text:p>1.66565</text:p>
          </table:table-cell>
          <table:table-cell office:value-type="float" office:value="0.161975">
            <text:p>0.161975</text:p>
          </table:table-cell>
          <table:table-cell office:value-type="float" office:value="6.48289">
            <text:p>6.48289</text:p>
          </table:table-cell>
          <table:table-cell table:number-matrix-columns-spanned="3" table:number-matrix-rows-spanned="1" table:formula="of:=MMULT([.A192:.C192];[.$V$5:.$X$7])" office:value-type="float" office:value="1.66365326050299">
            <text:p>1.6636532605</text:p>
          </table:table-cell>
          <table:table-cell office:value-type="float" office:value="0.168927395390267">
            <text:p>0.1689273954</text:p>
          </table:table-cell>
          <table:table-cell office:value-type="float" office:value="6.48483151041105">
            <text:p>6.4848315104</text:p>
          </table:table-cell>
          <table:table-cell table:formula="of:=[.G192]+NORMINV(RAND();0;[.$O$16])" office:value-type="float" office:value="1.67097695368169">
            <text:p>1.6709769537</text:p>
          </table:table-cell>
          <table:table-cell table:formula="of:=[.H192]+NORMINV(RAND();0;[.$O$16])" office:value-type="float" office:value="0.14126697302085">
            <text:p>0.141266973</text:p>
          </table:table-cell>
          <table:table-cell table:formula="of:=[.I192]+NORMINV(RAND();0;[.$O$16])" office:value-type="float" office:value="6.49069090909837">
            <text:p>6.4906909091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.35042">
            <text:p>3.35042</text:p>
          </table:table-cell>
          <table:table-cell office:value-type="float" office:value="1.05968">
            <text:p>1.05968</text:p>
          </table:table-cell>
          <table:table-cell office:value-type="float" office:value="14.6353">
            <text:p>14.6353</text:p>
          </table:table-cell>
          <table:table-cell table:number-matrix-columns-spanned="3" table:number-matrix-rows-spanned="1" table:formula="of:=MMULT([.A193:.C193];[.$V$5:.$X$7])" office:value-type="float" office:value="3.39181541906812">
            <text:p>3.3918154191</text:p>
          </table:table-cell>
          <table:table-cell office:value-type="float" office:value="1.04458163076976">
            <text:p>1.0445816308</text:p>
          </table:table-cell>
          <table:table-cell office:value-type="float" office:value="14.6402399745425">
            <text:p>14.6402399745</text:p>
          </table:table-cell>
          <table:table-cell table:formula="of:=[.G193]+NORMINV(RAND();0;[.$O$16])" office:value-type="float" office:value="3.36137731888943">
            <text:p>3.3613773189</text:p>
          </table:table-cell>
          <table:table-cell table:formula="of:=[.H193]+NORMINV(RAND();0;[.$O$16])" office:value-type="float" office:value="1.07776663619799">
            <text:p>1.0777666362</text:p>
          </table:table-cell>
          <table:table-cell table:formula="of:=[.I193]+NORMINV(RAND();0;[.$O$16])" office:value-type="float" office:value="14.6132374986951">
            <text:p>14.6132374987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.15178">
            <text:p>6.15178</text:p>
          </table:table-cell>
          <table:table-cell office:value-type="float" office:value="0.469477">
            <text:p>0.469477</text:p>
          </table:table-cell>
          <table:table-cell office:value-type="float" office:value="13.5108">
            <text:p>13.5108</text:p>
          </table:table-cell>
          <table:table-cell table:number-matrix-columns-spanned="3" table:number-matrix-rows-spanned="1" table:formula="of:=MMULT([.A194:.C194];[.$V$5:.$X$7])" office:value-type="float" office:value="6.13909515481304">
            <text:p>6.1390951548</text:p>
          </table:table-cell>
          <table:table-cell office:value-type="float" office:value="0.482902563419746">
            <text:p>0.4829025634</text:p>
          </table:table-cell>
          <table:table-cell office:value-type="float" office:value="13.5171250619457">
            <text:p>13.5171250619</text:p>
          </table:table-cell>
          <table:table-cell table:formula="of:=[.G194]+NORMINV(RAND();0;[.$O$16])" office:value-type="float" office:value="6.14830879612144">
            <text:p>6.1483087961</text:p>
          </table:table-cell>
          <table:table-cell table:formula="of:=[.H194]+NORMINV(RAND();0;[.$O$16])" office:value-type="float" office:value="0.487501801929883">
            <text:p>0.4875018019</text:p>
          </table:table-cell>
          <table:table-cell table:formula="of:=[.I194]+NORMINV(RAND();0;[.$O$16])" office:value-type="float" office:value="13.5259059520302">
            <text:p>13.525905952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.01973">
            <text:p>4.01973</text:p>
          </table:table-cell>
          <table:table-cell office:value-type="float" office:value="1.75324">
            <text:p>1.75324</text:p>
          </table:table-cell>
          <table:table-cell office:value-type="float" office:value="13.334">
            <text:p>13.334</text:p>
          </table:table-cell>
          <table:table-cell table:number-matrix-columns-spanned="3" table:number-matrix-rows-spanned="1" table:formula="of:=MMULT([.A195:.C195];[.$V$5:.$X$7])" office:value-type="float" office:value="4.03039200378229">
            <text:p>4.0303920038</text:p>
          </table:table-cell>
          <table:table-cell office:value-type="float" office:value="1.73936865938345">
            <text:p>1.7393686594</text:p>
          </table:table-cell>
          <table:table-cell office:value-type="float" office:value="13.3421321936191">
            <text:p>13.3421321936</text:p>
          </table:table-cell>
          <table:table-cell table:formula="of:=[.G195]+NORMINV(RAND();0;[.$O$16])" office:value-type="float" office:value="4.04645459815336">
            <text:p>4.0464545982</text:p>
          </table:table-cell>
          <table:table-cell table:formula="of:=[.H195]+NORMINV(RAND();0;[.$O$16])" office:value-type="float" office:value="1.76916607652469">
            <text:p>1.7691660765</text:p>
          </table:table-cell>
          <table:table-cell table:formula="of:=[.I195]+NORMINV(RAND();0;[.$O$16])" office:value-type="float" office:value="13.3189336598316">
            <text:p>13.3189336598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47701">
            <text:p>4.47701</text:p>
          </table:table-cell>
          <table:table-cell office:value-type="float" office:value="0.781057">
            <text:p>0.781057</text:p>
          </table:table-cell>
          <table:table-cell office:value-type="float" office:value="15.573">
            <text:p>15.573</text:p>
          </table:table-cell>
          <table:table-cell table:number-matrix-columns-spanned="3" table:number-matrix-rows-spanned="1" table:formula="of:=MMULT([.A196:.C196];[.$V$5:.$X$7])" office:value-type="float" office:value="4.47842144361456">
            <text:p>4.4784214436</text:p>
          </table:table-cell>
          <table:table-cell office:value-type="float" office:value="0.769712002782515">
            <text:p>0.7697120028</text:p>
          </table:table-cell>
          <table:table-cell office:value-type="float" office:value="15.563024885566">
            <text:p>15.5630248856</text:p>
          </table:table-cell>
          <table:table-cell table:formula="of:=[.G196]+NORMINV(RAND();0;[.$O$16])" office:value-type="float" office:value="4.49776630613068">
            <text:p>4.4977663061</text:p>
          </table:table-cell>
          <table:table-cell table:formula="of:=[.H196]+NORMINV(RAND();0;[.$O$16])" office:value-type="float" office:value="0.738400178147955">
            <text:p>0.7384001781</text:p>
          </table:table-cell>
          <table:table-cell table:formula="of:=[.I196]+NORMINV(RAND();0;[.$O$16])" office:value-type="float" office:value="15.5334747095987">
            <text:p>15.5334747096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.11905">
            <text:p>5.11905</text:p>
          </table:table-cell>
          <table:table-cell office:value-type="float" office:value="1.4726">
            <text:p>1.4726</text:p>
          </table:table-cell>
          <table:table-cell office:value-type="float" office:value="14.2591">
            <text:p>14.2591</text:p>
          </table:table-cell>
          <table:table-cell table:number-matrix-columns-spanned="3" table:number-matrix-rows-spanned="1" table:formula="of:=MMULT([.A197:.C197];[.$V$5:.$X$7])" office:value-type="float" office:value="5.11699802832873">
            <text:p>5.1169980283</text:p>
          </table:table-cell>
          <table:table-cell office:value-type="float" office:value="1.46449903139621">
            <text:p>1.4644990314</text:p>
          </table:table-cell>
          <table:table-cell office:value-type="float" office:value="14.2649171046426">
            <text:p>14.2649171046</text:p>
          </table:table-cell>
          <table:table-cell table:formula="of:=[.G197]+NORMINV(RAND();0;[.$O$16])" office:value-type="float" office:value="5.13902403744718">
            <text:p>5.1390240374</text:p>
          </table:table-cell>
          <table:table-cell table:formula="of:=[.H197]+NORMINV(RAND();0;[.$O$16])" office:value-type="float" office:value="1.48396094292072">
            <text:p>1.4839609429</text:p>
          </table:table-cell>
          <table:table-cell table:formula="of:=[.I197]+NORMINV(RAND();0;[.$O$16])" office:value-type="float" office:value="14.2745846542641">
            <text:p>14.2745846543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.19149">
            <text:p>5.19149</text:p>
          </table:table-cell>
          <table:table-cell office:value-type="float" office:value="2.15708">
            <text:p>2.15708</text:p>
          </table:table-cell>
          <table:table-cell office:value-type="float" office:value="15.9236">
            <text:p>15.9236</text:p>
          </table:table-cell>
          <table:table-cell table:number-matrix-columns-spanned="3" table:number-matrix-rows-spanned="1" table:formula="of:=MMULT([.A198:.C198];[.$V$5:.$X$7])" office:value-type="float" office:value="5.18150692639087">
            <text:p>5.1815069264</text:p>
          </table:table-cell>
          <table:table-cell office:value-type="float" office:value="2.17122587138544">
            <text:p>2.1712258714</text:p>
          </table:table-cell>
          <table:table-cell office:value-type="float" office:value="15.935494058363">
            <text:p>15.9354940584</text:p>
          </table:table-cell>
          <table:table-cell table:formula="of:=[.G198]+NORMINV(RAND();0;[.$O$16])" office:value-type="float" office:value="5.22183776581328">
            <text:p>5.2218377658</text:p>
          </table:table-cell>
          <table:table-cell table:formula="of:=[.H198]+NORMINV(RAND();0;[.$O$16])" office:value-type="float" office:value="2.13038204592246">
            <text:p>2.1303820459</text:p>
          </table:table-cell>
          <table:table-cell table:formula="of:=[.I198]+NORMINV(RAND();0;[.$O$16])" office:value-type="float" office:value="15.9257933198479">
            <text:p>15.9257933198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.83511">
            <text:p>3.83511</text:p>
          </table:table-cell>
          <table:table-cell office:value-type="float" office:value="-0.368407">
            <text:p>-0.368407</text:p>
          </table:table-cell>
          <table:table-cell office:value-type="float" office:value="8.3306">
            <text:p>8.3306</text:p>
          </table:table-cell>
          <table:table-cell table:number-matrix-columns-spanned="3" table:number-matrix-rows-spanned="1" table:formula="of:=MMULT([.A199:.C199];[.$V$5:.$X$7])" office:value-type="float" office:value="3.83686530959588">
            <text:p>3.8368653096</text:p>
          </table:table-cell>
          <table:table-cell office:value-type="float" office:value="-0.380811860584218">
            <text:p>-0.3808118606</text:p>
          </table:table-cell>
          <table:table-cell office:value-type="float" office:value="8.33040133245799">
            <text:p>8.3304013325</text:p>
          </table:table-cell>
          <table:table-cell table:formula="of:=[.G199]+NORMINV(RAND();0;[.$O$16])" office:value-type="float" office:value="3.82036335354522">
            <text:p>3.8203633535</text:p>
          </table:table-cell>
          <table:table-cell table:formula="of:=[.H199]+NORMINV(RAND();0;[.$O$16])" office:value-type="float" office:value="-0.395760375256357">
            <text:p>-0.3957603753</text:p>
          </table:table-cell>
          <table:table-cell table:formula="of:=[.I199]+NORMINV(RAND();0;[.$O$16])" office:value-type="float" office:value="8.30404836336063">
            <text:p>8.3040483634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.23693">
            <text:p>6.23693</text:p>
          </table:table-cell>
          <table:table-cell office:value-type="float" office:value="1.17059">
            <text:p>1.17059</text:p>
          </table:table-cell>
          <table:table-cell office:value-type="float" office:value="15.1815">
            <text:p>15.1815</text:p>
          </table:table-cell>
          <table:table-cell table:number-matrix-columns-spanned="3" table:number-matrix-rows-spanned="1" table:formula="of:=MMULT([.A200:.C200];[.$V$5:.$X$7])" office:value-type="float" office:value="6.20360405287518">
            <text:p>6.2036040529</text:p>
          </table:table-cell>
          <table:table-cell office:value-type="float" office:value="1.18962940340897">
            <text:p>1.1896294034</text:p>
          </table:table-cell>
          <table:table-cell office:value-type="float" office:value="15.1877020156661">
            <text:p>15.1877020157</text:p>
          </table:table-cell>
          <table:table-cell table:formula="of:=[.G200]+NORMINV(RAND();0;[.$O$16])" office:value-type="float" office:value="6.24252127874817">
            <text:p>6.2425212787</text:p>
          </table:table-cell>
          <table:table-cell table:formula="of:=[.H200]+NORMINV(RAND();0;[.$O$16])" office:value-type="float" office:value="1.22861746058363">
            <text:p>1.2286174606</text:p>
          </table:table-cell>
          <table:table-cell table:formula="of:=[.I200]+NORMINV(RAND();0;[.$O$16])" office:value-type="float" office:value="15.192648998101">
            <text:p>15.1926489981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.4502">
            <text:p>4.4502</text:p>
          </table:table-cell>
          <table:table-cell office:value-type="float" office:value="0.0383338">
            <text:p>0.0383338</text:p>
          </table:table-cell>
          <table:table-cell office:value-type="float" office:value="13.9075">
            <text:p>13.9075</text:p>
          </table:table-cell>
          <table:table-cell table:number-matrix-columns-spanned="3" table:number-matrix-rows-spanned="1" table:formula="of:=MMULT([.A201:.C201];[.$V$5:.$X$7])" office:value-type="float" office:value="4.41391254555243">
            <text:p>4.4139125456</text:p>
          </table:table-cell>
          <table:table-cell office:value-type="float" office:value="0.0629851627932911">
            <text:p>0.0629851628</text:p>
          </table:table-cell>
          <table:table-cell office:value-type="float" office:value="13.8924479318456">
            <text:p>13.8924479318</text:p>
          </table:table-cell>
          <table:table-cell table:formula="of:=[.G201]+NORMINV(RAND();0;[.$O$16])" office:value-type="float" office:value="4.4530433338741">
            <text:p>4.4530433339</text:p>
          </table:table-cell>
          <table:table-cell table:formula="of:=[.H201]+NORMINV(RAND();0;[.$O$16])" office:value-type="float" office:value="0.0612893874818263">
            <text:p>0.0612893875</text:p>
          </table:table-cell>
          <table:table-cell table:formula="of:=[.I201]+NORMINV(RAND();0;[.$O$16])" office:value-type="float" office:value="13.8768127831722">
            <text:p>13.8768127832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.53626">
            <text:p>4.53626</text:p>
          </table:table-cell>
          <table:table-cell office:value-type="float" office:value="1.46632">
            <text:p>1.46632</text:p>
          </table:table-cell>
          <table:table-cell office:value-type="float" office:value="17.2291">
            <text:p>17.2291</text:p>
          </table:table-cell>
          <table:table-cell table:number-matrix-columns-spanned="3" table:number-matrix-rows-spanned="1" table:formula="of:=MMULT([.A202:.C202];[.$V$5:.$X$7])" office:value-type="float" office:value="4.5429303416767">
            <text:p>4.5429303417</text:p>
          </table:table-cell>
          <table:table-cell office:value-type="float" office:value="1.47643884277174">
            <text:p>1.4764388428</text:p>
          </table:table-cell>
          <table:table-cell office:value-type="float" office:value="17.2336018392863">
            <text:p>17.2336018393</text:p>
          </table:table-cell>
          <table:table-cell table:formula="of:=[.G202]+NORMINV(RAND();0;[.$O$16])" office:value-type="float" office:value="4.52343349470435">
            <text:p>4.5234334947</text:p>
          </table:table-cell>
          <table:table-cell table:formula="of:=[.H202]+NORMINV(RAND();0;[.$O$16])" office:value-type="float" office:value="1.46086614045571">
            <text:p>1.4608661405</text:p>
          </table:table-cell>
          <table:table-cell table:formula="of:=[.I202]+NORMINV(RAND();0;[.$O$16])" office:value-type="float" office:value="17.2388777775272">
            <text:p>17.2388777775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.15522">
            <text:p>6.15522</text:p>
          </table:table-cell>
          <table:table-cell office:value-type="float" office:value="0.960499">
            <text:p>0.960499</text:p>
          </table:table-cell>
          <table:table-cell office:value-type="float" office:value="22.0512">
            <text:p>22.0512</text:p>
          </table:table-cell>
          <table:table-cell table:number-matrix-columns-spanned="3" table:number-matrix-rows-spanned="1" table:formula="of:=MMULT([.A203:.C203];[.$V$5:.$X$7])" office:value-type="float" office:value="6.14207470411756">
            <text:p>6.1420747041</text:p>
          </table:table-cell>
          <table:table-cell office:value-type="float" office:value="0.938639398172784">
            <text:p>0.9386393982</text:p>
          </table:table-cell>
          <table:table-cell office:value-type="float" office:value="22.047856395977">
            <text:p>22.047856396</text:p>
          </table:table-cell>
          <table:table-cell table:formula="of:=[.G203]+NORMINV(RAND();0;[.$O$16])" office:value-type="float" office:value="6.10926188579764">
            <text:p>6.1092618858</text:p>
          </table:table-cell>
          <table:table-cell table:formula="of:=[.H203]+NORMINV(RAND();0;[.$O$16])" office:value-type="float" office:value="0.945383304523248">
            <text:p>0.9453833045</text:p>
          </table:table-cell>
          <table:table-cell table:formula="of:=[.I203]+NORMINV(RAND();0;[.$O$16])" office:value-type="float" office:value="22.0240518119268">
            <text:p>22.0240518119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.01543">
            <text:p>6.01543</text:p>
          </table:table-cell>
          <table:table-cell office:value-type="float" office:value="-0.51334">
            <text:p>-0.51334</text:p>
          </table:table-cell>
          <table:table-cell office:value-type="float" office:value="18.6866">
            <text:p>18.6866</text:p>
          </table:table-cell>
          <table:table-cell table:number-matrix-columns-spanned="3" table:number-matrix-rows-spanned="1" table:formula="of:=MMULT([.A204:.C204];[.$V$5:.$X$7])" office:value-type="float" office:value="6.01305690799329">
            <text:p>6.013056908</text:p>
          </table:table-cell>
          <table:table-cell office:value-type="float" office:value="-0.474814281805666">
            <text:p>-0.4748142818</text:p>
          </table:table-cell>
          <table:table-cell office:value-type="float" office:value="18.7067024885362">
            <text:p>18.7067024885</text:p>
          </table:table-cell>
          <table:table-cell table:formula="of:=[.G204]+NORMINV(RAND();0;[.$O$16])" office:value-type="float" office:value="6.02486367001464">
            <text:p>6.02486367</text:p>
          </table:table-cell>
          <table:table-cell table:formula="of:=[.H204]+NORMINV(RAND();0;[.$O$16])" office:value-type="float" office:value="-0.47445243183819">
            <text:p>-0.4744524318</text:p>
          </table:table-cell>
          <table:table-cell table:formula="of:=[.I204]+NORMINV(RAND();0;[.$O$16])" office:value-type="float" office:value="18.7077098161875">
            <text:p>18.7077098162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.33007">
            <text:p>7.33007</text:p>
          </table:table-cell>
          <table:table-cell office:value-type="float" office:value="0.909549">
            <text:p>0.909549</text:p>
          </table:table-cell>
          <table:table-cell office:value-type="float" office:value="16.1067">
            <text:p>16.1067</text:p>
          </table:table-cell>
          <table:table-cell table:number-matrix-columns-spanned="3" table:number-matrix-rows-spanned="1" table:formula="of:=MMULT([.A205:.C205];[.$V$5:.$X$7])" office:value-type="float" office:value="7.29021007742162">
            <text:p>7.2902100774</text:p>
          </table:table-cell>
          <table:table-cell office:value-type="float" office:value="0.914759775421727">
            <text:p>0.9147597754</text:p>
          </table:table-cell>
          <table:table-cell office:value-type="float" office:value="16.1104869266896">
            <text:p>16.1104869267</text:p>
          </table:table-cell>
          <table:table-cell table:formula="of:=[.G205]+NORMINV(RAND();0;[.$O$16])" office:value-type="float" office:value="7.30197519162789">
            <text:p>7.3019751916</text:p>
          </table:table-cell>
          <table:table-cell table:formula="of:=[.H205]+NORMINV(RAND();0;[.$O$16])" office:value-type="float" office:value="0.930826768685269">
            <text:p>0.9308267687</text:p>
          </table:table-cell>
          <table:table-cell table:formula="of:=[.I205]+NORMINV(RAND();0;[.$O$16])" office:value-type="float" office:value="16.0713246032935">
            <text:p>16.0713246033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.61081">
            <text:p>5.61081</text:p>
          </table:table-cell>
          <table:table-cell office:value-type="float" office:value="1.18222">
            <text:p>1.18222</text:p>
          </table:table-cell>
          <table:table-cell office:value-type="float" office:value="18.1232">
            <text:p>18.1232</text:p>
          </table:table-cell>
          <table:table-cell table:number-matrix-columns-spanned="3" table:number-matrix-rows-spanned="1" table:formula="of:=MMULT([.A206:.C206];[.$V$5:.$X$7])" office:value-type="float" office:value="5.62953636622314">
            <text:p>5.6295363662</text:p>
          </table:table-cell>
          <table:table-cell office:value-type="float" office:value="1.2015692147845">
            <text:p>1.2015692148</text:p>
          </table:table-cell>
          <table:table-cell office:value-type="float" office:value="18.1563867503098">
            <text:p>18.1563867503</text:p>
          </table:table-cell>
          <table:table-cell table:formula="of:=[.G206]+NORMINV(RAND();0;[.$O$16])" office:value-type="float" office:value="5.67747859127195">
            <text:p>5.6774785913</text:p>
          </table:table-cell>
          <table:table-cell table:formula="of:=[.H206]+NORMINV(RAND();0;[.$O$16])" office:value-type="float" office:value="1.2054565289949">
            <text:p>1.205456529</text:p>
          </table:table-cell>
          <table:table-cell table:formula="of:=[.I206]+NORMINV(RAND();0;[.$O$16])" office:value-type="float" office:value="18.1400273346457">
            <text:p>18.1400273346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6.38913">
            <text:p>6.38913</text:p>
          </table:table-cell>
          <table:table-cell office:value-type="float" office:value="3.35007">
            <text:p>3.35007</text:p>
          </table:table-cell>
          <table:table-cell office:value-type="float" office:value="20.1945">
            <text:p>20.1945</text:p>
          </table:table-cell>
          <table:table-cell table:number-matrix-columns-spanned="3" table:number-matrix-rows-spanned="1" table:formula="of:=MMULT([.A207:.C207];[.$V$5:.$X$7])" office:value-type="float" office:value="6.39713074706158">
            <text:p>6.3971307471</text:p>
          </table:table-cell>
          <table:table-cell office:value-type="float" office:value="3.30980992337664">
            <text:p>3.3098099234</text:p>
          </table:table-cell>
          <table:table-cell office:value-type="float" office:value="20.1994328768272">
            <text:p>20.1994328768</text:p>
          </table:table-cell>
          <table:table-cell table:formula="of:=[.G207]+NORMINV(RAND();0;[.$O$16])" office:value-type="float" office:value="6.37876420374233">
            <text:p>6.3787642037</text:p>
          </table:table-cell>
          <table:table-cell table:formula="of:=[.H207]+NORMINV(RAND();0;[.$O$16])" office:value-type="float" office:value="3.33586623442264">
            <text:p>3.3358662344</text:p>
          </table:table-cell>
          <table:table-cell table:formula="of:=[.I207]+NORMINV(RAND();0;[.$O$16])" office:value-type="float" office:value="20.1952588422264">
            <text:p>20.1952588422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.35295">
            <text:p>6.35295</text:p>
          </table:table-cell>
          <table:table-cell office:value-type="float" office:value="2.6374">
            <text:p>2.6374</text:p>
          </table:table-cell>
          <table:table-cell office:value-type="float" office:value="18.5087">
            <text:p>18.5087</text:p>
          </table:table-cell>
          <table:table-cell table:number-matrix-columns-spanned="3" table:number-matrix-rows-spanned="1" table:formula="of:=MMULT([.A208:.C208];[.$V$5:.$X$7])" office:value-type="float" office:value="6.33262184899945">
            <text:p>6.332621849</text:p>
          </table:table-cell>
          <table:table-cell office:value-type="float" office:value="2.60308308338742">
            <text:p>2.6030830834</text:p>
          </table:table-cell>
          <table:table-cell office:value-type="float" office:value="18.5288559231069">
            <text:p>18.5288559231</text:p>
          </table:table-cell>
          <table:table-cell table:formula="of:=[.G208]+NORMINV(RAND();0;[.$O$16])" office:value-type="float" office:value="6.2855638213271">
            <text:p>6.2855638213</text:p>
          </table:table-cell>
          <table:table-cell table:formula="of:=[.H208]+NORMINV(RAND();0;[.$O$16])" office:value-type="float" office:value="2.63527907079906">
            <text:p>2.6352790708</text:p>
          </table:table-cell>
          <table:table-cell table:formula="of:=[.I208]+NORMINV(RAND();0;[.$O$16])" office:value-type="float" office:value="18.5401141849718">
            <text:p>18.540114185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.77144">
            <text:p>7.77144</text:p>
          </table:table-cell>
          <table:table-cell office:value-type="float" office:value="-0.0765017">
            <text:p>-0.0765017</text:p>
          </table:table-cell>
          <table:table-cell office:value-type="float" office:value="18.3229">
            <text:p>18.3229</text:p>
          </table:table-cell>
          <table:table-cell table:number-matrix-columns-spanned="3" table:number-matrix-rows-spanned="1" table:formula="of:=MMULT([.A209:.C209];[.$V$5:.$X$7])" office:value-type="float" office:value="7.7382395172539">
            <text:p>7.7382395173</text:p>
          </table:table-cell>
          <table:table-cell office:value-type="float" office:value="-0.0548968811792121">
            <text:p>-0.0548968812</text:p>
          </table:table-cell>
          <table:table-cell office:value-type="float" office:value="18.3313796186364">
            <text:p>18.3313796186</text:p>
          </table:table-cell>
          <table:table-cell table:formula="of:=[.G209]+NORMINV(RAND();0;[.$O$16])" office:value-type="float" office:value="7.71652139118428">
            <text:p>7.7165213912</text:p>
          </table:table-cell>
          <table:table-cell table:formula="of:=[.H209]+NORMINV(RAND();0;[.$O$16])" office:value-type="float" office:value="-0.0253314552997905">
            <text:p>-0.0253314553</text:p>
          </table:table-cell>
          <table:table-cell table:formula="of:=[.I209]+NORMINV(RAND();0;[.$O$16])" office:value-type="float" office:value="18.3379767106249">
            <text:p>18.3379767106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.0038">
            <text:p>5.0038</text:p>
          </table:table-cell>
          <table:table-cell office:value-type="float" office:value="0.0442596">
            <text:p>0.0442596</text:p>
          </table:table-cell>
          <table:table-cell office:value-type="float" office:value="10.9211">
            <text:p>10.9211</text:p>
          </table:table-cell>
          <table:table-cell table:number-matrix-columns-spanned="3" table:number-matrix-rows-spanned="1" table:formula="of:=MMULT([.A210:.C210];[.$V$5:.$X$7])" office:value-type="float" office:value="4.98798023220446">
            <text:p>4.9879802322</text:p>
          </table:table-cell>
          <table:table-cell office:value-type="float" office:value="0.051045351417764">
            <text:p>0.0510453514</text:p>
          </table:table-cell>
          <table:table-cell office:value-type="float" office:value="10.9237631972018">
            <text:p>10.9237631972</text:p>
          </table:table-cell>
          <table:table-cell table:formula="of:=[.G210]+NORMINV(RAND();0;[.$O$16])" office:value-type="float" office:value="4.93335859189387">
            <text:p>4.9333585919</text:p>
          </table:table-cell>
          <table:table-cell table:formula="of:=[.H210]+NORMINV(RAND();0;[.$O$16])" office:value-type="float" office:value="0.0762055748085679">
            <text:p>0.0762055748</text:p>
          </table:table-cell>
          <table:table-cell table:formula="of:=[.I210]+NORMINV(RAND();0;[.$O$16])" office:value-type="float" office:value="10.8976995500719">
            <text:p>10.8976995501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.6698">
            <text:p>6.6698</text:p>
          </table:table-cell>
          <table:table-cell office:value-type="float" office:value="0.222476">
            <text:p>0.222476</text:p>
          </table:table-cell>
          <table:table-cell office:value-type="float" office:value="17.3982">
            <text:p>17.3982</text:p>
          </table:table-cell>
          <table:table-cell table:number-matrix-columns-spanned="3" table:number-matrix-rows-spanned="1" table:formula="of:=MMULT([.A211:.C211];[.$V$5:.$X$7])" office:value-type="float" office:value="6.65163349270745">
            <text:p>6.6516334927</text:p>
          </table:table-cell>
          <table:table-cell office:value-type="float" office:value="0.21997274680803">
            <text:p>0.2199727468</text:p>
          </table:table-cell>
          <table:table-cell office:value-type="float" office:value="17.4085947076129">
            <text:p>17.4085947076</text:p>
          </table:table-cell>
          <table:table-cell table:formula="of:=[.G211]+NORMINV(RAND();0;[.$O$16])" office:value-type="float" office:value="6.6359446764063">
            <text:p>6.6359446764</text:p>
          </table:table-cell>
          <table:table-cell table:formula="of:=[.H211]+NORMINV(RAND();0;[.$O$16])" office:value-type="float" office:value="0.21863400360166">
            <text:p>0.2186340036</text:p>
          </table:table-cell>
          <table:table-cell table:formula="of:=[.I211]+NORMINV(RAND();0;[.$O$16])" office:value-type="float" office:value="17.380601449864">
            <text:p>17.3806014499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.6068">
            <text:p>4.6068</text:p>
          </table:table-cell>
          <table:table-cell office:value-type="float" office:value="2.16948">
            <text:p>2.16948</text:p>
          </table:table-cell>
          <table:table-cell office:value-type="float" office:value="18.9207">
            <text:p>18.9207</text:p>
          </table:table-cell>
          <table:table-cell table:number-matrix-columns-spanned="3" table:number-matrix-rows-spanned="1" table:formula="of:=MMULT([.A212:.C212];[.$V$5:.$X$7])" office:value-type="float" office:value="4.60743923973883">
            <text:p>4.6074392397</text:p>
          </table:table-cell>
          <table:table-cell office:value-type="float" office:value="2.18316568276096">
            <text:p>2.1831656828</text:p>
          </table:table-cell>
          <table:table-cell office:value-type="float" office:value="18.9041787930067">
            <text:p>18.904178793</text:p>
          </table:table-cell>
          <table:table-cell table:formula="of:=[.G212]+NORMINV(RAND();0;[.$O$16])" office:value-type="float" office:value="4.60444915749712">
            <text:p>4.6044491575</text:p>
          </table:table-cell>
          <table:table-cell table:formula="of:=[.H212]+NORMINV(RAND();0;[.$O$16])" office:value-type="float" office:value="2.1761939122321">
            <text:p>2.1761939122</text:p>
          </table:table-cell>
          <table:table-cell table:formula="of:=[.I212]+NORMINV(RAND();0;[.$O$16])" office:value-type="float" office:value="18.8917777634888">
            <text:p>18.8917777635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.93091">
            <text:p>3.93091</text:p>
          </table:table-cell>
          <table:table-cell office:value-type="float" office:value="0.321063">
            <text:p>0.321063</text:p>
          </table:table-cell>
          <table:table-cell office:value-type="float" office:value="10.0074">
            <text:p>10.0074</text:p>
          </table:table-cell>
          <table:table-cell table:number-matrix-columns-spanned="3" table:number-matrix-rows-spanned="1" table:formula="of:=MMULT([.A213:.C213];[.$V$5:.$X$7])" office:value-type="float" office:value="3.90137420765802">
            <text:p>3.9013742077</text:p>
          </table:table-cell>
          <table:table-cell office:value-type="float" office:value="0.325914979405006">
            <text:p>0.3259149794</text:p>
          </table:table-cell>
          <table:table-cell office:value-type="float" office:value="10.0009782861784">
            <text:p>10.0009782862</text:p>
          </table:table-cell>
          <table:table-cell table:formula="of:=[.G213]+NORMINV(RAND();0;[.$O$16])" office:value-type="float" office:value="3.85077068032333">
            <text:p>3.8507706803</text:p>
          </table:table-cell>
          <table:table-cell table:formula="of:=[.H213]+NORMINV(RAND();0;[.$O$16])" office:value-type="float" office:value="0.334466872482751">
            <text:p>0.3344668725</text:p>
          </table:table-cell>
          <table:table-cell table:formula="of:=[.I213]+NORMINV(RAND();0;[.$O$16])" office:value-type="float" office:value="9.97934932061358">
            <text:p>9.9793493206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.71441">
            <text:p>4.71441</text:p>
          </table:table-cell>
          <table:table-cell office:value-type="float" office:value="3.64289">
            <text:p>3.64289</text:p>
          </table:table-cell>
          <table:table-cell office:value-type="float" office:value="22.2521">
            <text:p>22.2521</text:p>
          </table:table-cell>
          <table:table-cell table:number-matrix-columns-spanned="3" table:number-matrix-rows-spanned="1" table:formula="of:=MMULT([.A214:.C214];[.$V$5:.$X$7])" office:value-type="float" office:value="4.7364570358631">
            <text:p>4.7364570359</text:p>
          </table:table-cell>
          <table:table-cell office:value-type="float" office:value="3.59661936273941">
            <text:p>3.5966193627</text:p>
          </table:table-cell>
          <table:table-cell office:value-type="float" office:value="22.2453327004475">
            <text:p>22.2453327004</text:p>
          </table:table-cell>
          <table:table-cell table:formula="of:=[.G214]+NORMINV(RAND();0;[.$O$16])" office:value-type="float" office:value="4.7224808685241">
            <text:p>4.7224808685</text:p>
          </table:table-cell>
          <table:table-cell table:formula="of:=[.H214]+NORMINV(RAND();0;[.$O$16])" office:value-type="float" office:value="3.58387607145928">
            <text:p>3.5838760715</text:p>
          </table:table-cell>
          <table:table-cell table:formula="of:=[.I214]+NORMINV(RAND();0;[.$O$16])" office:value-type="float" office:value="22.2711130401568">
            <text:p>22.2711130402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.59636">
            <text:p>6.59636</text:p>
          </table:table-cell>
          <table:table-cell office:value-type="float" office:value="-0.511896">
            <text:p>-0.511896</text:p>
          </table:table-cell>
          <table:table-cell office:value-type="float" office:value="15.7087">
            <text:p>15.7087</text:p>
          </table:table-cell>
          <table:table-cell table:number-matrix-columns-spanned="3" table:number-matrix-rows-spanned="1" table:formula="of:=MMULT([.A215:.C215];[.$V$5:.$X$7])" office:value-type="float" office:value="6.58712459464532">
            <text:p>6.5871245946</text:p>
          </table:table-cell>
          <table:table-cell office:value-type="float" office:value="-0.486754093181193">
            <text:p>-0.4867540932</text:p>
          </table:table-cell>
          <table:table-cell office:value-type="float" office:value="15.7380177538925">
            <text:p>15.7380177539</text:p>
          </table:table-cell>
          <table:table-cell table:formula="of:=[.G215]+NORMINV(RAND();0;[.$O$16])" office:value-type="float" office:value="6.56272819973328">
            <text:p>6.5627281997</text:p>
          </table:table-cell>
          <table:table-cell table:formula="of:=[.H215]+NORMINV(RAND();0;[.$O$16])" office:value-type="float" office:value="-0.482498154835458">
            <text:p>-0.4824981548</text:p>
          </table:table-cell>
          <table:table-cell table:formula="of:=[.I215]+NORMINV(RAND();0;[.$O$16])" office:value-type="float" office:value="15.6866519742663">
            <text:p>15.6866519743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.87459">
            <text:p>2.87459</text:p>
          </table:table-cell>
          <table:table-cell office:value-type="float" office:value="1.29628">
            <text:p>1.29628</text:p>
          </table:table-cell>
          <table:table-cell office:value-type="float" office:value="10.7365">
            <text:p>10.7365</text:p>
          </table:table-cell>
          <table:table-cell table:number-matrix-columns-spanned="3" table:number-matrix-rows-spanned="1" table:formula="of:=MMULT([.A216:.C216];[.$V$5:.$X$7])" office:value-type="float" office:value="2.87927708117371">
            <text:p>2.8792770812</text:p>
          </table:table-cell>
          <table:table-cell office:value-type="float" office:value="1.30751144738147">
            <text:p>1.3075114474</text:p>
          </table:table-cell>
          <table:table-cell office:value-type="float" office:value="10.7487703288753">
            <text:p>10.7487703289</text:p>
          </table:table-cell>
          <table:table-cell table:formula="of:=[.G216]+NORMINV(RAND();0;[.$O$16])" office:value-type="float" office:value="2.9139761984609">
            <text:p>2.9139761985</text:p>
          </table:table-cell>
          <table:table-cell table:formula="of:=[.H216]+NORMINV(RAND();0;[.$O$16])" office:value-type="float" office:value="1.33637555248989">
            <text:p>1.3363755525</text:p>
          </table:table-cell>
          <table:table-cell table:formula="of:=[.I216]+NORMINV(RAND();0;[.$O$16])" office:value-type="float" office:value="10.7324145825966">
            <text:p>10.7324145826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.45881">
            <text:p>7.45881</text:p>
          </table:table-cell>
          <table:table-cell office:value-type="float" office:value="2.31611">
            <text:p>2.31611</text:p>
          </table:table-cell>
          <table:table-cell office:value-type="float" office:value="19.4461">
            <text:p>19.4461</text:p>
          </table:table-cell>
          <table:table-cell table:number-matrix-columns-spanned="3" table:number-matrix-rows-spanned="1" table:formula="of:=MMULT([.A217:.C217];[.$V$5:.$X$7])" office:value-type="float" office:value="7.41922787354589">
            <text:p>7.4192278735</text:p>
          </table:table-cell>
          <table:table-cell office:value-type="float" office:value="2.32821345540018">
            <text:p>2.3282134554</text:p>
          </table:table-cell>
          <table:table-cell office:value-type="float" office:value="19.4516408341303">
            <text:p>19.4516408341</text:p>
          </table:table-cell>
          <table:table-cell table:formula="of:=[.G217]+NORMINV(RAND();0;[.$O$16])" office:value-type="float" office:value="7.4400935476114">
            <text:p>7.4400935476</text:p>
          </table:table-cell>
          <table:table-cell table:formula="of:=[.H217]+NORMINV(RAND();0;[.$O$16])" office:value-type="float" office:value="2.29877869430528">
            <text:p>2.2987786943</text:p>
          </table:table-cell>
          <table:table-cell table:formula="of:=[.I217]+NORMINV(RAND();0;[.$O$16])" office:value-type="float" office:value="19.4666322364023">
            <text:p>19.4666322364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.71048">
            <text:p>6.71048</text:p>
          </table:table-cell>
          <table:table-cell office:value-type="float" office:value="0.898237">
            <text:p>0.898237</text:p>
          </table:table-cell>
          <table:table-cell office:value-type="float" office:value="19.073">
            <text:p>19.073</text:p>
          </table:table-cell>
          <table:table-cell table:number-matrix-columns-spanned="3" table:number-matrix-rows-spanned="1" table:formula="of:=MMULT([.A218:.C218];[.$V$5:.$X$7])" office:value-type="float" office:value="6.71614239076959">
            <text:p>6.7161423908</text:p>
          </table:table-cell>
          <table:table-cell office:value-type="float" office:value="0.926699586797255">
            <text:p>0.9266995868</text:p>
          </table:table-cell>
          <table:table-cell office:value-type="float" office:value="19.0791716613333">
            <text:p>19.0791716613</text:p>
          </table:table-cell>
          <table:table-cell table:formula="of:=[.G218]+NORMINV(RAND();0;[.$O$16])" office:value-type="float" office:value="6.75772703447533">
            <text:p>6.7577270345</text:p>
          </table:table-cell>
          <table:table-cell table:formula="of:=[.H218]+NORMINV(RAND();0;[.$O$16])" office:value-type="float" office:value="0.943019695564984">
            <text:p>0.9430196956</text:p>
          </table:table-cell>
          <table:table-cell table:formula="of:=[.I218]+NORMINV(RAND();0;[.$O$16])" office:value-type="float" office:value="19.1021214508976">
            <text:p>19.1021214509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.69574">
            <text:p>7.69574</text:p>
          </table:table-cell>
          <table:table-cell office:value-type="float" office:value="-0.763437">
            <text:p>-0.763437</text:p>
          </table:table-cell>
          <table:table-cell office:value-type="float" office:value="16.6429">
            <text:p>16.6429</text:p>
          </table:table-cell>
          <table:table-cell table:number-matrix-columns-spanned="3" table:number-matrix-rows-spanned="1" table:formula="of:=MMULT([.A219:.C219];[.$V$5:.$X$7])" office:value-type="float" office:value="7.67373061919176">
            <text:p>7.6737306192</text:p>
          </table:table-cell>
          <table:table-cell office:value-type="float" office:value="-0.761623721168436">
            <text:p>-0.7616237212</text:p>
          </table:table-cell>
          <table:table-cell office:value-type="float" office:value="16.660802664916">
            <text:p>16.6608026649</text:p>
          </table:table-cell>
          <table:table-cell table:formula="of:=[.G219]+NORMINV(RAND();0;[.$O$16])" office:value-type="float" office:value="7.63665855663133">
            <text:p>7.6366585566</text:p>
          </table:table-cell>
          <table:table-cell table:formula="of:=[.H219]+NORMINV(RAND();0;[.$O$16])" office:value-type="float" office:value="-0.775176875991507">
            <text:p>-0.775176876</text:p>
          </table:table-cell>
          <table:table-cell table:formula="of:=[.I219]+NORMINV(RAND();0;[.$O$16])" office:value-type="float" office:value="16.6642946192733">
            <text:p>16.6642946193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.97294">
            <text:p>4.97294</text:p>
          </table:table-cell>
          <table:table-cell office:value-type="float" office:value="-0.259337">
            <text:p>-0.259337</text:p>
          </table:table-cell>
          <table:table-cell office:value-type="float" office:value="17.7812">
            <text:p>17.7812</text:p>
          </table:table-cell>
          <table:table-cell table:number-matrix-columns-spanned="3" table:number-matrix-rows-spanned="1" table:formula="of:=MMULT([.A220:.C220];[.$V$5:.$X$7])" office:value-type="float" office:value="4.92645088344684">
            <text:p>4.9264508834</text:p>
          </table:table-cell>
          <table:table-cell office:value-type="float" office:value="-0.199944653818424">
            <text:p>-0.1999446538</text:p>
          </table:table-cell>
          <table:table-cell office:value-type="float" office:value="17.7839175775128">
            <text:p>17.7839175775</text:p>
          </table:table-cell>
          <table:table-cell table:formula="of:=[.G220]+NORMINV(RAND();0;[.$O$16])" office:value-type="float" office:value="4.9029734927173">
            <text:p>4.9029734927</text:p>
          </table:table-cell>
          <table:table-cell table:formula="of:=[.H220]+NORMINV(RAND();0;[.$O$16])" office:value-type="float" office:value="-0.217954674311066">
            <text:p>-0.2179546743</text:p>
          </table:table-cell>
          <table:table-cell table:formula="of:=[.I220]+NORMINV(RAND();0;[.$O$16])" office:value-type="float" office:value="17.7650550823586">
            <text:p>17.7650550824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.51154">
            <text:p>5.51154</text:p>
          </table:table-cell>
          <table:table-cell office:value-type="float" office:value="-0.215233">
            <text:p>-0.215233</text:p>
          </table:table-cell>
          <table:table-cell office:value-type="float" office:value="14.8322">
            <text:p>14.8322</text:p>
          </table:table-cell>
          <table:table-cell table:number-matrix-columns-spanned="3" table:number-matrix-rows-spanned="1" table:formula="of:=MMULT([.A221:.C221];[.$V$5:.$X$7])" office:value-type="float" office:value="5.50051857009887">
            <text:p>5.5005185701</text:p>
          </table:table-cell>
          <table:table-cell office:value-type="float" office:value="-0.211884465193951">
            <text:p>-0.2118844652</text:p>
          </table:table-cell>
          <table:table-cell office:value-type="float" office:value="14.815232842869">
            <text:p>14.8152328429</text:p>
          </table:table-cell>
          <table:table-cell table:formula="of:=[.G221]+NORMINV(RAND();0;[.$O$16])" office:value-type="float" office:value="5.52149822614851">
            <text:p>5.5214982261</text:p>
          </table:table-cell>
          <table:table-cell table:formula="of:=[.H221]+NORMINV(RAND();0;[.$O$16])" office:value-type="float" office:value="-0.179685909177557">
            <text:p>-0.1796859092</text:p>
          </table:table-cell>
          <table:table-cell table:formula="of:=[.I221]+NORMINV(RAND();0;[.$O$16])" office:value-type="float" office:value="14.8688354047777">
            <text:p>14.8688354048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.08996">
            <text:p>4.08996</text:p>
          </table:table-cell>
          <table:table-cell office:value-type="float" office:value="2.44408">
            <text:p>2.44408</text:p>
          </table:table-cell>
          <table:table-cell office:value-type="float" office:value="14.9961">
            <text:p>14.9961</text:p>
          </table:table-cell>
          <table:table-cell table:number-matrix-columns-spanned="3" table:number-matrix-rows-spanned="1" table:formula="of:=MMULT([.A222:.C222];[.$V$5:.$X$7])" office:value-type="float" office:value="4.09490090184442">
            <text:p>4.0949009018</text:p>
          </table:table-cell>
          <table:table-cell office:value-type="float" office:value="2.44609549937268">
            <text:p>2.4460954994</text:p>
          </table:table-cell>
          <table:table-cell office:value-type="float" office:value="15.0127091473395">
            <text:p>15.0127091473</text:p>
          </table:table-cell>
          <table:table-cell table:formula="of:=[.G222]+NORMINV(RAND();0;[.$O$16])" office:value-type="float" office:value="4.14871460766265">
            <text:p>4.1487146077</text:p>
          </table:table-cell>
          <table:table-cell table:formula="of:=[.H222]+NORMINV(RAND();0;[.$O$16])" office:value-type="float" office:value="2.44734291181886">
            <text:p>2.4473429118</text:p>
          </table:table-cell>
          <table:table-cell table:formula="of:=[.I222]+NORMINV(RAND();0;[.$O$16])" office:value-type="float" office:value="14.9794727696034">
            <text:p>14.9794727696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.28374">
            <text:p>6.28374</text:p>
          </table:table-cell>
          <table:table-cell office:value-type="float" office:value="1.88012">
            <text:p>1.88012</text:p>
          </table:table-cell>
          <table:table-cell office:value-type="float" office:value="16.8415">
            <text:p>16.8415</text:p>
          </table:table-cell>
          <table:table-cell table:number-matrix-columns-spanned="3" table:number-matrix-rows-spanned="1" table:formula="of:=MMULT([.A223:.C223];[.$V$5:.$X$7])" office:value-type="float" office:value="6.26811295093731">
            <text:p>6.2681129509</text:p>
          </table:table-cell>
          <table:table-cell office:value-type="float" office:value="1.89635624339819">
            <text:p>1.8963562434</text:p>
          </table:table-cell>
          <table:table-cell office:value-type="float" office:value="16.8582789693865">
            <text:p>16.8582789694</text:p>
          </table:table-cell>
          <table:table-cell table:formula="of:=[.G223]+NORMINV(RAND();0;[.$O$16])" office:value-type="float" office:value="6.29168861955746">
            <text:p>6.2916886196</text:p>
          </table:table-cell>
          <table:table-cell table:formula="of:=[.H223]+NORMINV(RAND();0;[.$O$16])" office:value-type="float" office:value="1.89053900890916">
            <text:p>1.8905390089</text:p>
          </table:table-cell>
          <table:table-cell table:formula="of:=[.I223]+NORMINV(RAND();0;[.$O$16])" office:value-type="float" office:value="16.884902109165">
            <text:p>16.8849021092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.11162">
            <text:p>6.11162</text:p>
          </table:table-cell>
          <table:table-cell office:value-type="float" office:value="-0.231817">
            <text:p>-0.231817</text:p>
          </table:table-cell>
          <table:table-cell office:value-type="float" office:value="11.8546">
            <text:p>11.8546</text:p>
          </table:table-cell>
          <table:table-cell table:number-matrix-columns-spanned="3" table:number-matrix-rows-spanned="1" table:formula="of:=MMULT([.A224:.C224];[.$V$5:.$X$7])" office:value-type="float" office:value="6.07458625675091">
            <text:p>6.0745862568</text:p>
          </table:table-cell>
          <table:table-cell office:value-type="float" office:value="-0.223824276569478">
            <text:p>-0.2238242766</text:p>
          </table:table-cell>
          <table:table-cell office:value-type="float" office:value="11.8465481082253">
            <text:p>11.8465481082</text:p>
          </table:table-cell>
          <table:table-cell table:formula="of:=[.G224]+NORMINV(RAND();0;[.$O$16])" office:value-type="float" office:value="6.11198856967914">
            <text:p>6.1119885697</text:p>
          </table:table-cell>
          <table:table-cell table:formula="of:=[.H224]+NORMINV(RAND();0;[.$O$16])" office:value-type="float" office:value="-0.204082839868699">
            <text:p>-0.2040828399</text:p>
          </table:table-cell>
          <table:table-cell table:formula="of:=[.I224]+NORMINV(RAND();0;[.$O$16])" office:value-type="float" office:value="11.816413770236">
            <text:p>11.8164137702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.3163">
            <text:p>4.3163</text:p>
          </table:table-cell>
          <table:table-cell office:value-type="float" office:value="-0.605113">
            <text:p>-0.605113</text:p>
          </table:table-cell>
          <table:table-cell office:value-type="float" office:value="12.2346">
            <text:p>12.2346</text:p>
          </table:table-cell>
          <table:table-cell table:number-matrix-columns-spanned="3" table:number-matrix-rows-spanned="1" table:formula="of:=MMULT([.A225:.C225];[.$V$5:.$X$7])" office:value-type="float" office:value="4.3494036474903">
            <text:p>4.3494036475</text:p>
          </table:table-cell>
          <table:table-cell office:value-type="float" office:value="-0.643741677195933">
            <text:p>-0.6437416772</text:p>
          </table:table-cell>
          <table:table-cell office:value-type="float" office:value="12.2218709781252">
            <text:p>12.2218709781</text:p>
          </table:table-cell>
          <table:table-cell table:formula="of:=[.G225]+NORMINV(RAND();0;[.$O$16])" office:value-type="float" office:value="4.35672652598838">
            <text:p>4.356726526</text:p>
          </table:table-cell>
          <table:table-cell table:formula="of:=[.H225]+NORMINV(RAND();0;[.$O$16])" office:value-type="float" office:value="-0.681955253802716">
            <text:p>-0.6819552538</text:p>
          </table:table-cell>
          <table:table-cell table:formula="of:=[.I225]+NORMINV(RAND();0;[.$O$16])" office:value-type="float" office:value="12.2396497659551">
            <text:p>12.239649766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7.98982">
            <text:p>7.98982</text:p>
          </table:table-cell>
          <table:table-cell office:value-type="float" office:value="2.75102">
            <text:p>2.75102</text:p>
          </table:table-cell>
          <table:table-cell office:value-type="float" office:value="24.9858">
            <text:p>24.9858</text:p>
          </table:table-cell>
          <table:table-cell table:number-matrix-columns-spanned="3" table:number-matrix-rows-spanned="1" table:formula="of:=MMULT([.A226:.C226];[.$V$5:.$X$7])" office:value-type="float" office:value="7.99627510950244">
            <text:p>7.9962751095</text:p>
          </table:table-cell>
          <table:table-cell office:value-type="float" office:value="2.77201047877768">
            <text:p>2.7720104788</text:p>
          </table:table-cell>
          <table:table-cell office:value-type="float" office:value="25.0136874335179">
            <text:p>25.0136874335</text:p>
          </table:table-cell>
          <table:table-cell table:formula="of:=[.G226]+NORMINV(RAND();0;[.$O$16])" office:value-type="float" office:value="7.99777561199402">
            <text:p>7.997775612</text:p>
          </table:table-cell>
          <table:table-cell table:formula="of:=[.H226]+NORMINV(RAND();0;[.$O$16])" office:value-type="float" office:value="2.75551588166402">
            <text:p>2.7555158817</text:p>
          </table:table-cell>
          <table:table-cell table:formula="of:=[.I226]+NORMINV(RAND();0;[.$O$16])" office:value-type="float" office:value="24.9627243547223">
            <text:p>24.9627243547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.25751">
            <text:p>5.25751</text:p>
          </table:table-cell>
          <table:table-cell office:value-type="float" office:value="2.86749">
            <text:p>2.86749</text:p>
          </table:table-cell>
          <table:table-cell office:value-type="float" office:value="17.6131">
            <text:p>17.6131</text:p>
          </table:table-cell>
          <table:table-cell table:number-matrix-columns-spanned="3" table:number-matrix-rows-spanned="1" table:formula="of:=MMULT([.A227:.C227];[.$V$5:.$X$7])" office:value-type="float" office:value="5.246015824453">
            <text:p>5.2460158245</text:p>
          </table:table-cell>
          <table:table-cell office:value-type="float" office:value="2.87795271137466">
            <text:p>2.8779527114</text:p>
          </table:table-cell>
          <table:table-cell office:value-type="float" office:value="17.6060710120834">
            <text:p>17.6060710121</text:p>
          </table:table-cell>
          <table:table-cell table:formula="of:=[.G227]+NORMINV(RAND();0;[.$O$16])" office:value-type="float" office:value="5.25812730146498">
            <text:p>5.2581273015</text:p>
          </table:table-cell>
          <table:table-cell table:formula="of:=[.H227]+NORMINV(RAND();0;[.$O$16])" office:value-type="float" office:value="2.91209967682858">
            <text:p>2.9120996768</text:p>
          </table:table-cell>
          <table:table-cell table:formula="of:=[.I227]+NORMINV(RAND();0;[.$O$16])" office:value-type="float" office:value="17.5900404109822">
            <text:p>17.590040411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.93837">
            <text:p>2.93837</text:p>
          </table:table-cell>
          <table:table-cell office:value-type="float" office:value="2.02242">
            <text:p>2.02242</text:p>
          </table:table-cell>
          <table:table-cell office:value-type="float" office:value="12.4135">
            <text:p>12.4135</text:p>
          </table:table-cell>
          <table:table-cell table:number-matrix-columns-spanned="3" table:number-matrix-rows-spanned="1" table:formula="of:=MMULT([.A228:.C228];[.$V$5:.$X$7])" office:value-type="float" office:value="2.94378597923584">
            <text:p>2.9437859792</text:p>
          </table:table-cell>
          <table:table-cell office:value-type="float" office:value="2.0142382873707">
            <text:p>2.0142382874</text:p>
          </table:table-cell>
          <table:table-cell office:value-type="float" office:value="12.4193472825957">
            <text:p>12.4193472826</text:p>
          </table:table-cell>
          <table:table-cell table:formula="of:=[.G228]+NORMINV(RAND();0;[.$O$16])" office:value-type="float" office:value="2.93611677319669">
            <text:p>2.9361167732</text:p>
          </table:table-cell>
          <table:table-cell table:formula="of:=[.H228]+NORMINV(RAND();0;[.$O$16])" office:value-type="float" office:value="2.04209792173572">
            <text:p>2.0420979217</text:p>
          </table:table-cell>
          <table:table-cell table:formula="of:=[.I228]+NORMINV(RAND();0;[.$O$16])" office:value-type="float" office:value="12.4105878793546">
            <text:p>12.4105878794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6.918">
            <text:p>6.918</text:p>
          </table:table-cell>
          <table:table-cell office:value-type="float" office:value="3.01105">
            <text:p>3.01105</text:p>
          </table:table-cell>
          <table:table-cell office:value-type="float" office:value="24.0907">
            <text:p>24.0907</text:p>
          </table:table-cell>
          <table:table-cell table:number-matrix-columns-spanned="3" table:number-matrix-rows-spanned="1" table:formula="of:=MMULT([.A229:.C229];[.$V$5:.$X$7])" office:value-type="float" office:value="6.90966908495599">
            <text:p>6.909669085</text:p>
          </table:table-cell>
          <table:table-cell office:value-type="float" office:value="3.04688010676493">
            <text:p>3.0468801068</text:p>
          </table:table-cell>
          <table:table-cell office:value-type="float" office:value="24.0909025224944">
            <text:p>24.0909025225</text:p>
          </table:table-cell>
          <table:table-cell table:formula="of:=[.G229]+NORMINV(RAND();0;[.$O$16])" office:value-type="float" office:value="6.90610924427708">
            <text:p>6.9061092443</text:p>
          </table:table-cell>
          <table:table-cell table:formula="of:=[.H229]+NORMINV(RAND();0;[.$O$16])" office:value-type="float" office:value="3.03590431324681">
            <text:p>3.0359043132</text:p>
          </table:table-cell>
          <table:table-cell table:formula="of:=[.I229]+NORMINV(RAND();0;[.$O$16])" office:value-type="float" office:value="24.0835981639588">
            <text:p>24.083598164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.67764">
            <text:p>9.67764</text:p>
          </table:table-cell>
          <table:table-cell office:value-type="float" office:value="2.52128">
            <text:p>2.52128</text:p>
          </table:table-cell>
          <table:table-cell office:value-type="float" office:value="22.9344">
            <text:p>22.9344</text:p>
          </table:table-cell>
          <table:table-cell table:number-matrix-columns-spanned="3" table:number-matrix-rows-spanned="1" table:formula="of:=MMULT([.A230:.C230];[.$V$5:.$X$7])" office:value-type="float" office:value="9.65694882070092">
            <text:p>9.6569488207</text:p>
          </table:table-cell>
          <table:table-cell office:value-type="float" office:value="2.48520103941492">
            <text:p>2.4852010394</text:p>
          </table:table-cell>
          <table:table-cell office:value-type="float" office:value="22.9677876098977">
            <text:p>22.9677876099</text:p>
          </table:table-cell>
          <table:table-cell table:formula="of:=[.G230]+NORMINV(RAND();0;[.$O$16])" office:value-type="float" office:value="9.70115168312882">
            <text:p>9.7011516831</text:p>
          </table:table-cell>
          <table:table-cell table:formula="of:=[.H230]+NORMINV(RAND();0;[.$O$16])" office:value-type="float" office:value="2.46045667837242">
            <text:p>2.4604566784</text:p>
          </table:table-cell>
          <table:table-cell table:formula="of:=[.I230]+NORMINV(RAND();0;[.$O$16])" office:value-type="float" office:value="22.9644565305738">
            <text:p>22.9644565306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.57059">
            <text:p>7.57059</text:p>
          </table:table-cell>
          <table:table-cell office:value-type="float" office:value="3.72143">
            <text:p>3.72143</text:p>
          </table:table-cell>
          <table:table-cell office:value-type="float" office:value="22.7997">
            <text:p>22.7997</text:p>
          </table:table-cell>
          <table:table-cell table:number-matrix-columns-spanned="3" table:number-matrix-rows-spanned="1" table:formula="of:=MMULT([.A231:.C231];[.$V$5:.$X$7])" office:value-type="float" office:value="7.54824566967016">
            <text:p>7.5482456697</text:p>
          </table:table-cell>
          <table:table-cell office:value-type="float" office:value="3.74166713537863">
            <text:p>3.7416671354</text:p>
          </table:table-cell>
          <table:table-cell office:value-type="float" office:value="22.7927947415711">
            <text:p>22.7927947416</text:p>
          </table:table-cell>
          <table:table-cell table:formula="of:=[.G231]+NORMINV(RAND();0;[.$O$16])" office:value-type="float" office:value="7.53458065069329">
            <text:p>7.5345806507</text:p>
          </table:table-cell>
          <table:table-cell table:formula="of:=[.H231]+NORMINV(RAND();0;[.$O$16])" office:value-type="float" office:value="3.76150635178827">
            <text:p>3.7615063518</text:p>
          </table:table-cell>
          <table:table-cell table:formula="of:=[.I231]+NORMINV(RAND();0;[.$O$16])" office:value-type="float" office:value="22.8375219822085">
            <text:p>22.8375219822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.30656">
            <text:p>3.30656</text:p>
          </table:table-cell>
          <table:table-cell office:value-type="float" office:value="-0.412566">
            <text:p>-0.412566</text:p>
          </table:table-cell>
          <table:table-cell office:value-type="float" office:value="11.2852">
            <text:p>11.2852</text:p>
          </table:table-cell>
          <table:table-cell table:number-matrix-columns-spanned="3" table:number-matrix-rows-spanned="1" table:formula="of:=MMULT([.A232:.C232];[.$V$5:.$X$7])" office:value-type="float" office:value="3.26279762294385">
            <text:p>3.2627976229</text:p>
          </table:table-cell>
          <table:table-cell office:value-type="float" office:value="-0.36887204920869">
            <text:p>-0.3688720492</text:p>
          </table:table-cell>
          <table:table-cell office:value-type="float" office:value="11.2990860671017">
            <text:p>11.2990860671</text:p>
          </table:table-cell>
          <table:table-cell table:formula="of:=[.G232]+NORMINV(RAND();0;[.$O$16])" office:value-type="float" office:value="3.25360249287553">
            <text:p>3.2536024929</text:p>
          </table:table-cell>
          <table:table-cell table:formula="of:=[.H232]+NORMINV(RAND();0;[.$O$16])" office:value-type="float" office:value="-0.343346705412184">
            <text:p>-0.3433467054</text:p>
          </table:table-cell>
          <table:table-cell table:formula="of:=[.I232]+NORMINV(RAND();0;[.$O$16])" office:value-type="float" office:value="11.3122185782689">
            <text:p>11.3122185783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.53728">
            <text:p>6.53728</text:p>
          </table:table-cell>
          <table:table-cell office:value-type="float" office:value="-0.819485">
            <text:p>-0.819485</text:p>
          </table:table-cell>
          <table:table-cell office:value-type="float" office:value="22.5464">
            <text:p>22.5464</text:p>
          </table:table-cell>
          <table:table-cell table:number-matrix-columns-spanned="3" table:number-matrix-rows-spanned="1" table:formula="of:=MMULT([.A233:.C233];[.$V$5:.$X$7])" office:value-type="float" office:value="6.5255952458877">
            <text:p>6.5255952459</text:p>
          </table:table-cell>
          <table:table-cell office:value-type="float" office:value="-0.737744098417381">
            <text:p>-0.7377440984</text:p>
          </table:table-cell>
          <table:table-cell office:value-type="float" office:value="22.5981721342034">
            <text:p>22.5981721342</text:p>
          </table:table-cell>
          <table:table-cell table:formula="of:=[.G233]+NORMINV(RAND();0;[.$O$16])" office:value-type="float" office:value="6.50081151566064">
            <text:p>6.5008115157</text:p>
          </table:table-cell>
          <table:table-cell table:formula="of:=[.H233]+NORMINV(RAND();0;[.$O$16])" office:value-type="float" office:value="-0.739628099148056">
            <text:p>-0.7396280991</text:p>
          </table:table-cell>
          <table:table-cell table:formula="of:=[.I233]+NORMINV(RAND();0;[.$O$16])" office:value-type="float" office:value="22.5450856290414">
            <text:p>22.545085629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0.045">
            <text:p>10.045</text:p>
          </table:table-cell>
          <table:table-cell office:value-type="float" office:value="0.0526468">
            <text:p>0.0526468</text:p>
          </table:table-cell>
          <table:table-cell office:value-type="float" office:value="21.8322">
            <text:p>21.8322</text:p>
          </table:table-cell>
          <table:table-cell table:number-matrix-columns-spanned="3" table:number-matrix-rows-spanned="1" table:formula="of:=MMULT([.A234:.C234];[.$V$5:.$X$7])" office:value-type="float" office:value="9.97596046440892">
            <text:p>9.9759604644</text:p>
          </table:table-cell>
          <table:table-cell office:value-type="float" office:value="0.102090702835528">
            <text:p>0.1020907028</text:p>
          </table:table-cell>
          <table:table-cell office:value-type="float" office:value="21.8475263944037">
            <text:p>21.8475263944</text:p>
          </table:table-cell>
          <table:table-cell table:formula="of:=[.G234]+NORMINV(RAND();0;[.$O$16])" office:value-type="float" office:value="9.97100597228439">
            <text:p>9.9710059723</text:p>
          </table:table-cell>
          <table:table-cell table:formula="of:=[.H234]+NORMINV(RAND();0;[.$O$16])" office:value-type="float" office:value="0.0921019143912194">
            <text:p>0.0921019144</text:p>
          </table:table-cell>
          <table:table-cell table:formula="of:=[.I234]+NORMINV(RAND();0;[.$O$16])" office:value-type="float" office:value="21.817832000199">
            <text:p>21.8178320002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.0894">
            <text:p>6.0894</text:p>
          </table:table-cell>
          <table:table-cell office:value-type="float" office:value="0.198522">
            <text:p>0.198522</text:p>
          </table:table-cell>
          <table:table-cell office:value-type="float" office:value="20.3464">
            <text:p>20.3464</text:p>
          </table:table-cell>
          <table:table-cell table:number-matrix-columns-spanned="3" table:number-matrix-rows-spanned="1" table:formula="of:=MMULT([.A235:.C235];[.$V$5:.$X$7])" office:value-type="float" office:value="6.07756580605542">
            <text:p>6.0775658061</text:p>
          </table:table-cell>
          <table:table-cell office:value-type="float" office:value="0.231912558183558">
            <text:p>0.2319125582</text:p>
          </table:table-cell>
          <table:table-cell office:value-type="float" office:value="20.3772794422566">
            <text:p>20.3772794423</text:p>
          </table:table-cell>
          <table:table-cell table:formula="of:=[.G235]+NORMINV(RAND();0;[.$O$16])" office:value-type="float" office:value="6.02736697231241">
            <text:p>6.0273669723</text:p>
          </table:table-cell>
          <table:table-cell table:formula="of:=[.H235]+NORMINV(RAND();0;[.$O$16])" office:value-type="float" office:value="0.219479316654186">
            <text:p>0.2194793167</text:p>
          </table:table-cell>
          <table:table-cell table:formula="of:=[.I235]+NORMINV(RAND();0;[.$O$16])" office:value-type="float" office:value="20.3536425999086">
            <text:p>20.3536425999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.56453">
            <text:p>8.56453</text:p>
          </table:table-cell>
          <table:table-cell office:value-type="float" office:value="2.01892">
            <text:p>2.01892</text:p>
          </table:table-cell>
          <table:table-cell office:value-type="float" office:value="20.3503">
            <text:p>20.3503</text:p>
          </table:table-cell>
          <table:table-cell table:number-matrix-columns-spanned="3" table:number-matrix-rows-spanned="1" table:formula="of:=MMULT([.A236:.C236];[.$V$5:.$X$7])" office:value-type="float" office:value="8.50583389809233">
            <text:p>8.5058338981</text:p>
          </table:table-cell>
          <table:table-cell office:value-type="float" office:value="2.05334382741293">
            <text:p>2.0533438274</text:p>
          </table:table-cell>
          <table:table-cell office:value-type="float" office:value="20.3744257451538">
            <text:p>20.3744257452</text:p>
          </table:table-cell>
          <table:table-cell table:formula="of:=[.G236]+NORMINV(RAND();0;[.$O$16])" office:value-type="float" office:value="8.53454188734826">
            <text:p>8.5345418873</text:p>
          </table:table-cell>
          <table:table-cell table:formula="of:=[.H236]+NORMINV(RAND();0;[.$O$16])" office:value-type="float" office:value="2.02921904930347">
            <text:p>2.0292190493</text:p>
          </table:table-cell>
          <table:table-cell table:formula="of:=[.I236]+NORMINV(RAND();0;[.$O$16])" office:value-type="float" office:value="20.3399102083981">
            <text:p>20.3399102084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.63067">
            <text:p>8.63067</text:p>
          </table:table-cell>
          <table:table-cell office:value-type="float" office:value="2.79166">
            <text:p>2.79166</text:p>
          </table:table-cell>
          <table:table-cell office:value-type="float" office:value="22.0694">
            <text:p>22.0694</text:p>
          </table:table-cell>
          <table:table-cell table:number-matrix-columns-spanned="3" table:number-matrix-rows-spanned="1" table:formula="of:=MMULT([.A237:.C237];[.$V$5:.$X$7])" office:value-type="float" office:value="8.57034279615447">
            <text:p>8.5703427962</text:p>
          </table:table-cell>
          <table:table-cell office:value-type="float" office:value="2.76007066740216">
            <text:p>2.7600706674</text:p>
          </table:table-cell>
          <table:table-cell office:value-type="float" office:value="22.0450026988742">
            <text:p>22.0450026989</text:p>
          </table:table-cell>
          <table:table-cell table:formula="of:=[.G237]+NORMINV(RAND();0;[.$O$16])" office:value-type="float" office:value="8.56240722539478">
            <text:p>8.5624072254</text:p>
          </table:table-cell>
          <table:table-cell table:formula="of:=[.H237]+NORMINV(RAND();0;[.$O$16])" office:value-type="float" office:value="2.79808655995932">
            <text:p>2.79808656</text:p>
          </table:table-cell>
          <table:table-cell table:formula="of:=[.I237]+NORMINV(RAND();0;[.$O$16])" office:value-type="float" office:value="22.0393604422845">
            <text:p>22.0393604423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.78889">
            <text:p>2.78889</text:p>
          </table:table-cell>
          <table:table-cell office:value-type="float" office:value="0.624468">
            <text:p>0.624468</text:p>
          </table:table-cell>
          <table:table-cell office:value-type="float" office:value="9.0718">
            <text:p>9.0718</text:p>
          </table:table-cell>
          <table:table-cell table:number-matrix-columns-spanned="3" table:number-matrix-rows-spanned="1" table:formula="of:=MMULT([.A238:.C238];[.$V$5:.$X$7])" office:value-type="float" office:value="2.81476818311157">
            <text:p>2.8147681831</text:p>
          </table:table-cell>
          <table:table-cell office:value-type="float" office:value="0.600784607392249">
            <text:p>0.6007846074</text:p>
          </table:table-cell>
          <table:table-cell office:value-type="float" office:value="9.0781933751549">
            <text:p>9.0781933752</text:p>
          </table:table-cell>
          <table:table-cell table:formula="of:=[.G238]+NORMINV(RAND();0;[.$O$16])" office:value-type="float" office:value="2.79932941394032">
            <text:p>2.7993294139</text:p>
          </table:table-cell>
          <table:table-cell table:formula="of:=[.H238]+NORMINV(RAND();0;[.$O$16])" office:value-type="float" office:value="0.572463818664782">
            <text:p>0.5724638187</text:p>
          </table:table-cell>
          <table:table-cell table:formula="of:=[.I238]+NORMINV(RAND();0;[.$O$16])" office:value-type="float" office:value="9.08789361274465">
            <text:p>9.0878936127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640081">
            <text:p>0.640081</text:p>
          </table:table-cell>
          <table:table-cell office:value-type="float" office:value="1.16932">
            <text:p>1.16932</text:p>
          </table:table-cell>
          <table:table-cell office:value-type="float" office:value="7.2379">
            <text:p>7.2379</text:p>
          </table:table-cell>
          <table:table-cell table:number-matrix-columns-spanned="3" table:number-matrix-rows-spanned="1" table:formula="of:=MMULT([.A239:.C239];[.$V$5:.$X$7])" office:value-type="float" office:value="0.641556134018684">
            <text:p>0.641556134</text:p>
          </table:table-cell>
          <table:table-cell office:value-type="float" office:value="1.15052386336673">
            <text:p>1.1505238634</text:p>
          </table:table-cell>
          <table:table-cell office:value-type="float" office:value="7.23262355310797">
            <text:p>7.2326235531</text:p>
          </table:table-cell>
          <table:table-cell table:formula="of:=[.G239]+NORMINV(RAND();0;[.$O$16])" office:value-type="float" office:value="0.676231267511647">
            <text:p>0.6762312675</text:p>
          </table:table-cell>
          <table:table-cell table:formula="of:=[.H239]+NORMINV(RAND();0;[.$O$16])" office:value-type="float" office:value="1.10950346783884">
            <text:p>1.1095034678</text:p>
          </table:table-cell>
          <table:table-cell table:formula="of:=[.I239]+NORMINV(RAND();0;[.$O$16])" office:value-type="float" office:value="7.25256381498973">
            <text:p>7.252563815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08776">
            <text:p>1.08776</text:p>
          </table:table-cell>
          <table:table-cell office:value-type="float" office:value="0.171642">
            <text:p>0.171642</text:p>
          </table:table-cell>
          <table:table-cell office:value-type="float" office:value="9.4588">
            <text:p>9.4588</text:p>
          </table:table-cell>
          <table:table-cell table:number-matrix-columns-spanned="3" table:number-matrix-rows-spanned="1" table:formula="of:=MMULT([.A240:.C240];[.$V$5:.$X$7])" office:value-type="float" office:value="1.08958557385096">
            <text:p>1.0895855739</text:p>
          </table:table-cell>
          <table:table-cell office:value-type="float" office:value="0.180867206765794">
            <text:p>0.1808672068</text:p>
          </table:table-cell>
          <table:table-cell office:value-type="float" office:value="9.45351624505477">
            <text:p>9.4535162451</text:p>
          </table:table-cell>
          <table:table-cell table:formula="of:=[.G240]+NORMINV(RAND();0;[.$O$16])" office:value-type="float" office:value="1.0968768032744">
            <text:p>1.0968768033</text:p>
          </table:table-cell>
          <table:table-cell table:formula="of:=[.H240]+NORMINV(RAND();0;[.$O$16])" office:value-type="float" office:value="0.201525209671916">
            <text:p>0.2015252097</text:p>
          </table:table-cell>
          <table:table-cell table:formula="of:=[.I240]+NORMINV(RAND();0;[.$O$16])" office:value-type="float" office:value="9.39218456807567">
            <text:p>9.3921845681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.61393">
            <text:p>1.61393</text:p>
          </table:table-cell>
          <table:table-cell office:value-type="float" office:value="-0.0902296">
            <text:p>-0.0902296</text:p>
          </table:table-cell>
          <table:table-cell office:value-type="float" office:value="13.3482">
            <text:p>13.3482</text:p>
          </table:table-cell>
          <table:table-cell table:number-matrix-columns-spanned="3" table:number-matrix-rows-spanned="1" table:formula="of:=MMULT([.A241:.C241];[.$V$5:.$X$7])" office:value-type="float" office:value="1.60212391174538">
            <text:p>1.6021239117</text:p>
          </table:table-cell>
          <table:table-cell office:value-type="float" office:value="-0.0820626098459205">
            <text:p>-0.0820626098</text:p>
          </table:table-cell>
          <table:table-cell office:value-type="float" office:value="13.344985890722">
            <text:p>13.3449858907</text:p>
          </table:table-cell>
          <table:table-cell table:formula="of:=[.G241]+NORMINV(RAND();0;[.$O$16])" office:value-type="float" office:value="1.58862134829413">
            <text:p>1.5886213483</text:p>
          </table:table-cell>
          <table:table-cell table:formula="of:=[.H241]+NORMINV(RAND();0;[.$O$16])" office:value-type="float" office:value="-0.0293619022652197">
            <text:p>-0.0293619023</text:p>
          </table:table-cell>
          <table:table-cell table:formula="of:=[.I241]+NORMINV(RAND();0;[.$O$16])" office:value-type="float" office:value="13.3693355097166">
            <text:p>13.3693355097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-0.396613">
            <text:p>-0.396613</text:p>
          </table:table-cell>
          <table:table-cell office:value-type="float" office:value="2.59573">
            <text:p>2.59573</text:p>
          </table:table-cell>
          <table:table-cell office:value-type="float" office:value="16.5249">
            <text:p>16.5249</text:p>
          </table:table-cell>
          <table:table-cell table:number-matrix-columns-spanned="3" table:number-matrix-rows-spanned="1" table:formula="of:=MMULT([.A242:.C242];[.$V$5:.$X$7])" office:value-type="float" office:value="-0.377561443161108">
            <text:p>-0.3775614432</text:p>
          </table:table-cell>
          <table:table-cell office:value-type="float" office:value="2.58785716609624">
            <text:p>2.5878571661</text:p>
          </table:table-cell>
          <table:table-cell office:value-type="float" office:value="16.5111469298362">
            <text:p>16.5111469298</text:p>
          </table:table-cell>
          <table:table-cell table:formula="of:=[.G242]+NORMINV(RAND();0;[.$O$16])" office:value-type="float" office:value="-0.402894267965316">
            <text:p>-0.402894268</text:p>
          </table:table-cell>
          <table:table-cell table:formula="of:=[.H242]+NORMINV(RAND();0;[.$O$16])" office:value-type="float" office:value="2.59134329185906">
            <text:p>2.5913432919</text:p>
          </table:table-cell>
          <table:table-cell table:formula="of:=[.I242]+NORMINV(RAND();0;[.$O$16])" office:value-type="float" office:value="16.5501287818675">
            <text:p>16.5501287819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474164">
            <text:p>0.0474164</text:p>
          </table:table-cell>
          <table:table-cell office:value-type="float" office:value="1.16778">
            <text:p>1.16778</text:p>
          </table:table-cell>
          <table:table-cell office:value-type="float" office:value="10.2035">
            <text:p>10.2035</text:p>
          </table:table-cell>
          <table:table-cell table:number-matrix-columns-spanned="3" table:number-matrix-rows-spanned="1" table:formula="of:=MMULT([.A243:.C243];[.$V$5:.$X$7])" office:value-type="float" office:value="0.0674884473666522">
            <text:p>0.0674884474</text:p>
          </table:table-cell>
          <table:table-cell office:value-type="float" office:value="1.16246367474226">
            <text:p>1.1624636747</text:p>
          </table:table-cell>
          <table:table-cell office:value-type="float" office:value="10.2013082877517">
            <text:p>10.2013082878</text:p>
          </table:table-cell>
          <table:table-cell table:formula="of:=[.G243]+NORMINV(RAND();0;[.$O$16])" office:value-type="float" office:value="0.0246067271281835">
            <text:p>0.0246067271</text:p>
          </table:table-cell>
          <table:table-cell table:formula="of:=[.H243]+NORMINV(RAND();0;[.$O$16])" office:value-type="float" office:value="1.13632714293456">
            <text:p>1.1363271429</text:p>
          </table:table-cell>
          <table:table-cell table:formula="of:=[.I243]+NORMINV(RAND();0;[.$O$16])" office:value-type="float" office:value="10.1899289809723">
            <text:p>10.189928981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35698">
            <text:p>0.135698</text:p>
          </table:table-cell>
          <table:table-cell office:value-type="float" office:value="1.87173">
            <text:p>1.87173</text:p>
          </table:table-cell>
          <table:table-cell office:value-type="float" office:value="11.8852">
            <text:p>11.8852</text:p>
          </table:table-cell>
          <table:table-cell table:number-matrix-columns-spanned="3" table:number-matrix-rows-spanned="1" table:formula="of:=MMULT([.A244:.C244];[.$V$5:.$X$7])" office:value-type="float" office:value="0.131997345428786">
            <text:p>0.1319973454</text:p>
          </table:table-cell>
          <table:table-cell office:value-type="float" office:value="1.86919051473148">
            <text:p>1.8691905147</text:p>
          </table:table-cell>
          <table:table-cell office:value-type="float" office:value="11.8718852414721">
            <text:p>11.8718852415</text:p>
          </table:table-cell>
          <table:table-cell table:formula="of:=[.G244]+NORMINV(RAND();0;[.$O$16])" office:value-type="float" office:value="0.121087822705367">
            <text:p>0.1210878227</text:p>
          </table:table-cell>
          <table:table-cell table:formula="of:=[.H244]+NORMINV(RAND();0;[.$O$16])" office:value-type="float" office:value="1.87568398628341">
            <text:p>1.8756839863</text:p>
          </table:table-cell>
          <table:table-cell table:formula="of:=[.I244]+NORMINV(RAND();0;[.$O$16])" office:value-type="float" office:value="11.8188409499566">
            <text:p>11.81884095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0.464003">
            <text:p>-0.464003</text:p>
          </table:table-cell>
          <table:table-cell office:value-type="float" office:value="1.87467">
            <text:p>1.87467</text:p>
          </table:table-cell>
          <table:table-cell office:value-type="float" office:value="14.846">
            <text:p>14.846</text:p>
          </table:table-cell>
          <table:table-cell table:number-matrix-columns-spanned="3" table:number-matrix-rows-spanned="1" table:formula="of:=MMULT([.A245:.C245];[.$V$5:.$X$7])" office:value-type="float" office:value="-0.442070341223245">
            <text:p>-0.4420703412</text:p>
          </table:table-cell>
          <table:table-cell office:value-type="float" office:value="1.88113032610701">
            <text:p>1.8811303261</text:p>
          </table:table-cell>
          <table:table-cell office:value-type="float" office:value="14.8405699761158">
            <text:p>14.8405699761</text:p>
          </table:table-cell>
          <table:table-cell table:formula="of:=[.G245]+NORMINV(RAND();0;[.$O$16])" office:value-type="float" office:value="-0.442959426460152">
            <text:p>-0.4429594265</text:p>
          </table:table-cell>
          <table:table-cell table:formula="of:=[.H245]+NORMINV(RAND();0;[.$O$16])" office:value-type="float" office:value="1.91270834467196">
            <text:p>1.9127083447</text:p>
          </table:table-cell>
          <table:table-cell table:formula="of:=[.I245]+NORMINV(RAND();0;[.$O$16])" office:value-type="float" office:value="14.8587591927765">
            <text:p>14.8587591928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-0.518411">
            <text:p>-0.518411</text:p>
          </table:table-cell>
          <table:table-cell office:value-type="float" office:value="1.19454">
            <text:p>1.19454</text:p>
          </table:table-cell>
          <table:table-cell office:value-type="float" office:value="13.1774">
            <text:p>13.1774</text:p>
          </table:table-cell>
          <table:table-cell table:number-matrix-columns-spanned="3" table:number-matrix-rows-spanned="1" table:formula="of:=MMULT([.A246:.C246];[.$V$5:.$X$7])" office:value-type="float" office:value="-0.506579239285379">
            <text:p>-0.5065792393</text:p>
          </table:table-cell>
          <table:table-cell office:value-type="float" office:value="1.17440348611779">
            <text:p>1.1744034861</text:p>
          </table:table-cell>
          <table:table-cell office:value-type="float" office:value="13.1699930223954">
            <text:p>13.1699930224</text:p>
          </table:table-cell>
          <table:table-cell table:formula="of:=[.G246]+NORMINV(RAND();0;[.$O$16])" office:value-type="float" office:value="-0.525257727854373">
            <text:p>-0.5252577279</text:p>
          </table:table-cell>
          <table:table-cell table:formula="of:=[.H246]+NORMINV(RAND();0;[.$O$16])" office:value-type="float" office:value="1.1916975716125">
            <text:p>1.1916975716</text:p>
          </table:table-cell>
          <table:table-cell table:formula="of:=[.I246]+NORMINV(RAND();0;[.$O$16])" office:value-type="float" office:value="13.1609816643314">
            <text:p>13.1609816643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192552">
            <text:p>0.192552</text:p>
          </table:table-cell>
          <table:table-cell office:value-type="float" office:value="2.59659">
            <text:p>2.59659</text:p>
          </table:table-cell>
          <table:table-cell office:value-type="float" office:value="13.554">
            <text:p>13.554</text:p>
          </table:table-cell>
          <table:table-cell table:number-matrix-columns-spanned="3" table:number-matrix-rows-spanned="1" table:formula="of:=MMULT([.A247:.C247];[.$V$5:.$X$7])" office:value-type="float" office:value="0.196506243490923">
            <text:p>0.1965062435</text:p>
          </table:table-cell>
          <table:table-cell office:value-type="float" office:value="2.57591735472071">
            <text:p>2.5759173547</text:p>
          </table:table-cell>
          <table:table-cell office:value-type="float" office:value="13.5424621951925">
            <text:p>13.5424621952</text:p>
          </table:table-cell>
          <table:table-cell table:formula="of:=[.G247]+NORMINV(RAND();0;[.$O$16])" office:value-type="float" office:value="0.177088556877708">
            <text:p>0.1770885569</text:p>
          </table:table-cell>
          <table:table-cell table:formula="of:=[.H247]+NORMINV(RAND();0;[.$O$16])" office:value-type="float" office:value="2.57201111920894">
            <text:p>2.5720111192</text:p>
          </table:table-cell>
          <table:table-cell table:formula="of:=[.I247]+NORMINV(RAND();0;[.$O$16])" office:value-type="float" office:value="13.5283494554283">
            <text:p>13.5283494554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table:number-columns-repeated="2" office:value-type="float" office:value="6">
            <text:p>6</text:p>
          </table:table-cell>
          <table:table-cell office:value-type="float" office:value="-0.881136">
            <text:p>-0.881136</text:p>
          </table:table-cell>
          <table:table-cell office:value-type="float" office:value="2.90311">
            <text:p>2.90311</text:p>
          </table:table-cell>
          <table:table-cell office:value-type="float" office:value="12.6463">
            <text:p>12.6463</text:p>
          </table:table-cell>
          <table:table-cell table:number-matrix-columns-spanned="3" table:number-matrix-rows-spanned="1" table:formula="of:=MMULT([.A248:.C248];[.$V$5:.$X$7])" office:value-type="float" office:value="-0.890099781055522">
            <text:p>-0.8900997811</text:p>
          </table:table-cell>
          <table:table-cell office:value-type="float" office:value="2.85078698270795">
            <text:p>2.8507869827</text:p>
          </table:table-cell>
          <table:table-cell office:value-type="float" office:value="12.619677284169">
            <text:p>12.6196772842</text:p>
          </table:table-cell>
          <table:table-cell table:formula="of:=[.G248]+NORMINV(RAND();0;[.$O$16])" office:value-type="float" office:value="-0.907791941907273">
            <text:p>-0.9077919419</text:p>
          </table:table-cell>
          <table:table-cell table:formula="of:=[.H248]+NORMINV(RAND();0;[.$O$16])" office:value-type="float" office:value="2.79194418457362">
            <text:p>2.7919441846</text:p>
          </table:table-cell>
          <table:table-cell table:formula="of:=[.I248]+NORMINV(RAND();0;[.$O$16])" office:value-type="float" office:value="12.6162009325738">
            <text:p>12.6162009326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.33736">
            <text:p>2.33736</text:p>
          </table:table-cell>
          <table:table-cell office:value-type="float" office:value="1.33794">
            <text:p>1.33794</text:p>
          </table:table-cell>
          <table:table-cell office:value-type="float" office:value="13.7481">
            <text:p>13.7481</text:p>
          </table:table-cell>
          <table:table-cell table:number-matrix-columns-spanned="3" table:number-matrix-rows-spanned="1" table:formula="of:=MMULT([.A249:.C249];[.$V$5:.$X$7])" office:value-type="float" office:value="2.30520939452168">
            <text:p>2.3052093945</text:p>
          </table:table-cell>
          <table:table-cell office:value-type="float" office:value="1.319451258757">
            <text:p>1.3194512588</text:p>
          </table:table-cell>
          <table:table-cell office:value-type="float" office:value="13.717455063519">
            <text:p>13.7174550635</text:p>
          </table:table-cell>
          <table:table-cell table:formula="of:=[.G249]+NORMINV(RAND();0;[.$O$16])" office:value-type="float" office:value="2.28020912049313">
            <text:p>2.2802091205</text:p>
          </table:table-cell>
          <table:table-cell table:formula="of:=[.H249]+NORMINV(RAND();0;[.$O$16])" office:value-type="float" office:value="1.3163811226384">
            <text:p>1.3163811226</text:p>
          </table:table-cell>
          <table:table-cell table:formula="of:=[.I249]+NORMINV(RAND();0;[.$O$16])" office:value-type="float" office:value="13.6908863774251">
            <text:p>13.6908863774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.28105">
            <text:p>2.28105</text:p>
          </table:table-cell>
          <table:table-cell office:value-type="float" office:value="0.60216">
            <text:p>0.60216</text:p>
          </table:table-cell>
          <table:table-cell office:value-type="float" office:value="12.0661">
            <text:p>12.0661</text:p>
          </table:table-cell>
          <table:table-cell table:number-matrix-columns-spanned="3" table:number-matrix-rows-spanned="1" table:formula="of:=MMULT([.A250:.C250];[.$V$5:.$X$7])" office:value-type="float" office:value="2.24070049645954">
            <text:p>2.2407004965</text:p>
          </table:table-cell>
          <table:table-cell office:value-type="float" office:value="0.612724418767776">
            <text:p>0.6127244188</text:p>
          </table:table-cell>
          <table:table-cell office:value-type="float" office:value="12.0468781097986">
            <text:p>12.0468781098</text:p>
          </table:table-cell>
          <table:table-cell table:formula="of:=[.G250]+NORMINV(RAND();0;[.$O$16])" office:value-type="float" office:value="2.22867346833501">
            <text:p>2.2286734683</text:p>
          </table:table-cell>
          <table:table-cell table:formula="of:=[.H250]+NORMINV(RAND();0;[.$O$16])" office:value-type="float" office:value="0.631960524537649">
            <text:p>0.6319605245</text:p>
          </table:table-cell>
          <table:table-cell table:formula="of:=[.I250]+NORMINV(RAND();0;[.$O$16])" office:value-type="float" office:value="12.0762375761913">
            <text:p>12.0762375762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0.00273542">
            <text:p>-0.00273542</text:p>
          </table:table-cell>
          <table:table-cell office:value-type="float" office:value="0.455296">
            <text:p>0.455296</text:p>
          </table:table-cell>
          <table:table-cell office:value-type="float" office:value="8.53942">
            <text:p>8.53942</text:p>
          </table:table-cell>
          <table:table-cell table:number-matrix-columns-spanned="3" table:number-matrix-rows-spanned="1" table:formula="of:=MMULT([.A251:.C251];[.$V$5:.$X$7])" office:value-type="float" office:value="0.00297954930451727">
            <text:p>0.0029795493</text:p>
          </table:table-cell>
          <table:table-cell office:value-type="float" office:value="0.455736834753037">
            <text:p>0.4557368348</text:p>
          </table:table-cell>
          <table:table-cell office:value-type="float" office:value="8.5307313340313">
            <text:p>8.530731334</text:p>
          </table:table-cell>
          <table:table-cell table:formula="of:=[.G251]+NORMINV(RAND();0;[.$O$16])" office:value-type="float" office:value="0.000190162241089193">
            <text:p>0.0001901622</text:p>
          </table:table-cell>
          <table:table-cell table:formula="of:=[.H251]+NORMINV(RAND();0;[.$O$16])" office:value-type="float" office:value="0.439147468034854">
            <text:p>0.439147468</text:p>
          </table:table-cell>
          <table:table-cell table:formula="of:=[.I251]+NORMINV(RAND();0;[.$O$16])" office:value-type="float" office:value="8.54510318706982">
            <text:p>8.5451031871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.17977">
            <text:p>2.17977</text:p>
          </table:table-cell>
          <table:table-cell office:value-type="float" office:value="-0.0841643">
            <text:p>-0.0841643</text:p>
          </table:table-cell>
          <table:table-cell office:value-type="float" office:value="10.3964">
            <text:p>10.3964</text:p>
          </table:table-cell>
          <table:table-cell table:number-matrix-columns-spanned="3" table:number-matrix-rows-spanned="1" table:formula="of:=MMULT([.A252:.C252];[.$V$5:.$X$7])" office:value-type="float" office:value="2.17619159839741">
            <text:p>2.1761915984</text:p>
          </table:table-cell>
          <table:table-cell office:value-type="float" office:value="-0.0940024212214481">
            <text:p>-0.0940024212</text:p>
          </table:table-cell>
          <table:table-cell office:value-type="float" office:value="10.3763011560782">
            <text:p>10.3763011561</text:p>
          </table:table-cell>
          <table:table-cell table:formula="of:=[.G252]+NORMINV(RAND();0;[.$O$16])" office:value-type="float" office:value="2.22436608453946">
            <text:p>2.2243660845</text:p>
          </table:table-cell>
          <table:table-cell table:formula="of:=[.H252]+NORMINV(RAND();0;[.$O$16])" office:value-type="float" office:value="-0.105936242369226">
            <text:p>-0.1059362424</text:p>
          </table:table-cell>
          <table:table-cell table:formula="of:=[.I252]+NORMINV(RAND();0;[.$O$16])" office:value-type="float" office:value="10.3466533132966">
            <text:p>10.3466533133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.05392">
            <text:p>1.05392</text:p>
          </table:table-cell>
          <table:table-cell office:value-type="float" office:value="-0.0899914">
            <text:p>-0.0899914</text:p>
          </table:table-cell>
          <table:table-cell office:value-type="float" office:value="16.3351">
            <text:p>16.3351</text:p>
          </table:table-cell>
          <table:table-cell table:number-matrix-columns-spanned="3" table:number-matrix-rows-spanned="1" table:formula="of:=MMULT([.A253:.C253];[.$V$5:.$X$7])" office:value-type="float" office:value="1.02805622509334">
            <text:p>1.0280562251</text:p>
          </table:table-cell>
          <table:table-cell office:value-type="float" office:value="-0.0701227984703938">
            <text:p>-0.0701227985</text:p>
          </table:table-cell>
          <table:table-cell office:value-type="float" office:value="16.3136706253657">
            <text:p>16.3136706254</text:p>
          </table:table-cell>
          <table:table-cell table:formula="of:=[.G253]+NORMINV(RAND();0;[.$O$16])" office:value-type="float" office:value="1.0140090518022">
            <text:p>1.0140090518</text:p>
          </table:table-cell>
          <table:table-cell table:formula="of:=[.H253]+NORMINV(RAND();0;[.$O$16])" office:value-type="float" office:value="-0.0867465057747414">
            <text:p>-0.0867465058</text:p>
          </table:table-cell>
          <table:table-cell table:formula="of:=[.I253]+NORMINV(RAND();0;[.$O$16])" office:value-type="float" office:value="16.3659799125957">
            <text:p>16.3659799126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.16188">
            <text:p>1.16188</text:p>
          </table:table-cell>
          <table:table-cell office:value-type="float" office:value="0.897945">
            <text:p>0.897945</text:p>
          </table:table-cell>
          <table:table-cell office:value-type="float" office:value="11.1435">
            <text:p>11.1435</text:p>
          </table:table-cell>
          <table:table-cell table:number-matrix-columns-spanned="3" table:number-matrix-rows-spanned="1" table:formula="of:=MMULT([.A254:.C254];[.$V$5:.$X$7])" office:value-type="float" office:value="1.1540944719131">
            <text:p>1.1540944719</text:p>
          </table:table-cell>
          <table:table-cell office:value-type="float" office:value="0.887594046755018">
            <text:p>0.8875940468</text:p>
          </table:table-cell>
          <table:table-cell office:value-type="float" office:value="11.1240931987752">
            <text:p>11.1240931988</text:p>
          </table:table-cell>
          <table:table-cell table:formula="of:=[.G254]+NORMINV(RAND();0;[.$O$16])" office:value-type="float" office:value="1.13648625569182">
            <text:p>1.1364862557</text:p>
          </table:table-cell>
          <table:table-cell table:formula="of:=[.H254]+NORMINV(RAND();0;[.$O$16])" office:value-type="float" office:value="0.901447307612923">
            <text:p>0.9014473076</text:p>
          </table:table-cell>
          <table:table-cell table:formula="of:=[.I254]+NORMINV(RAND();0;[.$O$16])" office:value-type="float" office:value="11.1261624714208">
            <text:p>11.1261624714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.36506">
            <text:p>2.36506</text:p>
          </table:table-cell>
          <table:table-cell office:value-type="float" office:value="2.06794">
            <text:p>2.06794</text:p>
          </table:table-cell>
          <table:table-cell office:value-type="float" office:value="15.4102">
            <text:p>15.4102</text:p>
          </table:table-cell>
          <table:table-cell table:number-matrix-columns-spanned="3" table:number-matrix-rows-spanned="1" table:formula="of:=MMULT([.A255:.C255];[.$V$5:.$X$7])" office:value-type="float" office:value="2.36971829258381">
            <text:p>2.3697182926</text:p>
          </table:table-cell>
          <table:table-cell office:value-type="float" office:value="2.02617809874622">
            <text:p>2.0261780987</text:p>
          </table:table-cell>
          <table:table-cell office:value-type="float" office:value="15.3880320172394">
            <text:p>15.3880320172</text:p>
          </table:table-cell>
          <table:table-cell table:formula="of:=[.G255]+NORMINV(RAND();0;[.$O$16])" office:value-type="float" office:value="2.40098691272193">
            <text:p>2.4009869127</text:p>
          </table:table-cell>
          <table:table-cell table:formula="of:=[.H255]+NORMINV(RAND();0;[.$O$16])" office:value-type="float" office:value="1.9899153931314">
            <text:p>1.9899153931</text:p>
          </table:table-cell>
          <table:table-cell table:formula="of:=[.I255]+NORMINV(RAND();0;[.$O$16])" office:value-type="float" office:value="15.3719361228662">
            <text:p>15.3719361229</text:p>
          </table:table-cell>
          <table:table-cell table:number-columns-repeated="12"/>
        </table:table-row>
        <table:table-row table:style-name="ro3"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.49234">
            <text:p>1.49234</text:p>
          </table:table-cell>
          <table:table-cell office:value-type="float" office:value="-0.27898">
            <text:p>-0.27898</text:p>
          </table:table-cell>
          <table:table-cell office:value-type="float" office:value="20.2632">
            <text:p>20.2632</text:p>
          </table:table-cell>
          <table:table-cell table:number-matrix-columns-spanned="3" table:number-matrix-rows-spanned="1" table:formula="of:=MMULT([.A256:.C256];[.$V$5:.$X$7])" office:value-type="float" office:value="1.54059456298776">
            <text:p>1.540594563</text:p>
          </table:table-cell>
          <table:table-cell office:value-type="float" office:value="-0.333052615082109">
            <text:p>-0.3330526151</text:p>
          </table:table-cell>
          <table:table-cell office:value-type="float" office:value="20.2051402710329">
            <text:p>20.205140271</text:p>
          </table:table-cell>
          <table:table-cell table:formula="of:=[.G256]+NORMINV(RAND();0;[.$O$16])" office:value-type="float" office:value="1.57778801018936">
            <text:p>1.5777880102</text:p>
          </table:table-cell>
          <table:table-cell table:formula="of:=[.H256]+NORMINV(RAND();0;[.$O$16])" office:value-type="float" office:value="-0.343122572734005">
            <text:p>-0.3431225727</text:p>
          </table:table-cell>
          <table:table-cell table:formula="of:=[.I256]+NORMINV(RAND();0;[.$O$16])" office:value-type="float" office:value="20.2204696961761">
            <text:p>20.2204696962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.46488">
            <text:p>2.46488</text:p>
          </table:table-cell>
          <table:table-cell office:value-type="float" office:value="2.75729">
            <text:p>2.75729</text:p>
          </table:table-cell>
          <table:table-cell office:value-type="float" office:value="17.0848">
            <text:p>17.0848</text:p>
          </table:table-cell>
          <table:table-cell table:number-matrix-columns-spanned="3" table:number-matrix-rows-spanned="1" table:formula="of:=MMULT([.A257:.C257];[.$V$5:.$X$7])" office:value-type="float" office:value="2.43422719064595">
            <text:p>2.4342271906</text:p>
          </table:table-cell>
          <table:table-cell office:value-type="float" office:value="2.73290493873545">
            <text:p>2.7329049387</text:p>
          </table:table-cell>
          <table:table-cell office:value-type="float" office:value="17.0586089709598">
            <text:p>17.058608971</text:p>
          </table:table-cell>
          <table:table-cell table:formula="of:=[.G257]+NORMINV(RAND();0;[.$O$16])" office:value-type="float" office:value="2.45600644680145">
            <text:p>2.4560064468</text:p>
          </table:table-cell>
          <table:table-cell table:formula="of:=[.H257]+NORMINV(RAND();0;[.$O$16])" office:value-type="float" office:value="2.7839370462977">
            <text:p>2.7839370463</text:p>
          </table:table-cell>
          <table:table-cell table:formula="of:=[.I257]+NORMINV(RAND();0;[.$O$16])" office:value-type="float" office:value="17.0629798723491">
            <text:p>17.0629798723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0947969">
            <text:p>0.0947969</text:p>
          </table:table-cell>
          <table:table-cell office:value-type="float" office:value="2.33468">
            <text:p>2.33468</text:p>
          </table:table-cell>
          <table:table-cell office:value-type="float" office:value="20.3992">
            <text:p>20.3992</text:p>
          </table:table-cell>
          <table:table-cell table:number-matrix-columns-spanned="3" table:number-matrix-rows-spanned="1" table:formula="of:=MMULT([.A258:.C258];[.$V$5:.$X$7])" office:value-type="float" office:value="0.134976894733304">
            <text:p>0.1349768947</text:p>
          </table:table-cell>
          <table:table-cell office:value-type="float" office:value="2.32492734948452">
            <text:p>2.3249273495</text:p>
          </table:table-cell>
          <table:table-cell office:value-type="float" office:value="20.4026165755034">
            <text:p>20.4026165755</text:p>
          </table:table-cell>
          <table:table-cell table:formula="of:=[.G258]+NORMINV(RAND();0;[.$O$16])" office:value-type="float" office:value="0.137724407041174">
            <text:p>0.137724407</text:p>
          </table:table-cell>
          <table:table-cell table:formula="of:=[.H258]+NORMINV(RAND();0;[.$O$16])" office:value-type="float" office:value="2.38612099910701">
            <text:p>2.3861209991</text:p>
          </table:table-cell>
          <table:table-cell table:formula="of:=[.I258]+NORMINV(RAND();0;[.$O$16])" office:value-type="float" office:value="20.4069412512288">
            <text:p>20.4069412512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.27309">
            <text:p>2.27309</text:p>
          </table:table-cell>
          <table:table-cell office:value-type="float" office:value="0.288023">
            <text:p>0.288023</text:p>
          </table:table-cell>
          <table:table-cell office:value-type="float" office:value="18.9347">
            <text:p>18.9347</text:p>
          </table:table-cell>
          <table:table-cell table:number-matrix-columns-spanned="3" table:number-matrix-rows-spanned="1" table:formula="of:=MMULT([.A259:.C259];[.$V$5:.$X$7])" office:value-type="float" office:value="2.17917114770192">
            <text:p>2.1791711477</text:p>
          </table:table-cell>
          <table:table-cell office:value-type="float" office:value="0.361734413531588">
            <text:p>0.3617344135</text:p>
          </table:table-cell>
          <table:table-cell office:value-type="float" office:value="18.9070324901095">
            <text:p>18.9070324901</text:p>
          </table:table-cell>
          <table:table-cell table:formula="of:=[.G259]+NORMINV(RAND();0;[.$O$16])" office:value-type="float" office:value="2.16474295790192">
            <text:p>2.1647429579</text:p>
          </table:table-cell>
          <table:table-cell table:formula="of:=[.H259]+NORMINV(RAND();0;[.$O$16])" office:value-type="float" office:value="0.338500445022209">
            <text:p>0.338500445</text:p>
          </table:table-cell>
          <table:table-cell table:formula="of:=[.I259]+NORMINV(RAND();0;[.$O$16])" office:value-type="float" office:value="18.8691807024496">
            <text:p>18.8691807024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.77323">
            <text:p>1.77323</text:p>
          </table:table-cell>
          <table:table-cell office:value-type="float" office:value="2.0695">
            <text:p>2.0695</text:p>
          </table:table-cell>
          <table:table-cell office:value-type="float" office:value="18.3546">
            <text:p>18.3546</text:p>
          </table:table-cell>
          <table:table-cell table:number-matrix-columns-spanned="3" table:number-matrix-rows-spanned="1" table:formula="of:=MMULT([.A260:.C260];[.$V$5:.$X$7])" office:value-type="float" office:value="1.79565060593178">
            <text:p>1.7956506059</text:p>
          </table:table-cell>
          <table:table-cell office:value-type="float" office:value="2.03811791012175">
            <text:p>2.0381179101</text:p>
          </table:table-cell>
          <table:table-cell office:value-type="float" office:value="18.3567167518831">
            <text:p>18.3567167519</text:p>
          </table:table-cell>
          <table:table-cell table:formula="of:=[.G260]+NORMINV(RAND();0;[.$O$16])" office:value-type="float" office:value="1.77545420131193">
            <text:p>1.7754542013</text:p>
          </table:table-cell>
          <table:table-cell table:formula="of:=[.H260]+NORMINV(RAND();0;[.$O$16])" office:value-type="float" office:value="2.02463604611955">
            <text:p>2.0246360461</text:p>
          </table:table-cell>
          <table:table-cell table:formula="of:=[.I260]+NORMINV(RAND();0;[.$O$16])" office:value-type="float" office:value="18.4048044523794">
            <text:p>18.4048044524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.00429">
            <text:p>-1.00429</text:p>
          </table:table-cell>
          <table:table-cell office:value-type="float" office:value="2.62859">
            <text:p>2.62859</text:p>
          </table:table-cell>
          <table:table-cell office:value-type="float" office:value="19.4756">
            <text:p>19.4756</text:p>
          </table:table-cell>
          <table:table-cell table:number-matrix-columns-spanned="3" table:number-matrix-rows-spanned="1" table:formula="of:=MMULT([.A261:.C261];[.$V$5:.$X$7])" office:value-type="float" office:value="-0.95162912981314">
            <text:p>-0.9516291298</text:p>
          </table:table-cell>
          <table:table-cell office:value-type="float" office:value="2.59979697747176">
            <text:p>2.5997969775</text:p>
          </table:table-cell>
          <table:table-cell office:value-type="float" office:value="19.4798316644799">
            <text:p>19.4798316645</text:p>
          </table:table-cell>
          <table:table-cell table:formula="of:=[.G261]+NORMINV(RAND();0;[.$O$16])" office:value-type="float" office:value="-0.95272582123896">
            <text:p>-0.9527258212</text:p>
          </table:table-cell>
          <table:table-cell table:formula="of:=[.H261]+NORMINV(RAND();0;[.$O$16])" office:value-type="float" office:value="2.57361272220169">
            <text:p>2.5736127222</text:p>
          </table:table-cell>
          <table:table-cell table:formula="of:=[.I261]+NORMINV(RAND();0;[.$O$16])" office:value-type="float" office:value="19.4190925730973">
            <text:p>19.4190925731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0134262">
            <text:p>0.0134262</text:p>
          </table:table-cell>
          <table:table-cell office:value-type="float" office:value="0.903698">
            <text:p>0.903698</text:p>
          </table:table-cell>
          <table:table-cell office:value-type="float" office:value="17.0737">
            <text:p>17.0737</text:p>
          </table:table-cell>
          <table:table-cell table:number-matrix-columns-spanned="3" table:number-matrix-rows-spanned="1" table:formula="of:=MMULT([.A262:.C262];[.$V$5:.$X$7])" office:value-type="float" office:value="0.00595909860903454">
            <text:p>0.0059590986</text:p>
          </table:table-cell>
          <table:table-cell office:value-type="float" office:value="0.911473669506073">
            <text:p>0.9114736695</text:p>
          </table:table-cell>
          <table:table-cell office:value-type="float" office:value="17.0614626680626">
            <text:p>17.0614626681</text:p>
          </table:table-cell>
          <table:table-cell table:formula="of:=[.G262]+NORMINV(RAND();0;[.$O$16])" office:value-type="float" office:value="0.0138532061294215">
            <text:p>0.0138532061</text:p>
          </table:table-cell>
          <table:table-cell table:formula="of:=[.H262]+NORMINV(RAND();0;[.$O$16])" office:value-type="float" office:value="0.961270008743381">
            <text:p>0.9612700087</text:p>
          </table:table-cell>
          <table:table-cell table:formula="of:=[.I262]+NORMINV(RAND();0;[.$O$16])" office:value-type="float" office:value="17.0104228092717">
            <text:p>17.0104228093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 office:value-type="float" office:value="-0.433679">
            <text:p>-0.433679</text:p>
          </table:table-cell>
          <table:table-cell office:value-type="float" office:value="1.44082">
            <text:p>1.44082</text:p>
          </table:table-cell>
          <table:table-cell office:value-type="float" office:value="6.31956">
            <text:p>6.31956</text:p>
          </table:table-cell>
          <table:table-cell table:number-matrix-columns-spanned="3" table:number-matrix-rows-spanned="1" table:formula="of:=MMULT([.A263:.C263];[.$V$5:.$X$7])" office:value-type="float" office:value="-0.445049890527761">
            <text:p>-0.4450498905</text:p>
          </table:table-cell>
          <table:table-cell office:value-type="float" office:value="1.42539349135398">
            <text:p>1.4253934914</text:p>
          </table:table-cell>
          <table:table-cell office:value-type="float" office:value="6.3098386420845">
            <text:p>6.3098386421</text:p>
          </table:table-cell>
          <table:table-cell table:formula="of:=[.G263]+NORMINV(RAND();0;[.$O$16])" office:value-type="float" office:value="-0.437818367195848">
            <text:p>-0.4378183672</text:p>
          </table:table-cell>
          <table:table-cell table:formula="of:=[.H263]+NORMINV(RAND();0;[.$O$16])" office:value-type="float" office:value="1.39481321023102">
            <text:p>1.3948132102</text:p>
          </table:table-cell>
          <table:table-cell table:formula="of:=[.I263]+NORMINV(RAND();0;[.$O$16])" office:value-type="float" office:value="6.31984080201773">
            <text:p>6.319840802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.12492">
            <text:p>2.12492</text:p>
          </table:table-cell>
          <table:table-cell office:value-type="float" office:value="-0.363483">
            <text:p>-0.363483</text:p>
          </table:table-cell>
          <table:table-cell office:value-type="float" office:value="17.2193">
            <text:p>17.2193</text:p>
          </table:table-cell>
          <table:table-cell table:number-matrix-columns-spanned="3" table:number-matrix-rows-spanned="1" table:formula="of:=MMULT([.A264:.C264];[.$V$5:.$X$7])" office:value-type="float" office:value="2.11466224963979">
            <text:p>2.1146622496</text:p>
          </table:table-cell>
          <table:table-cell office:value-type="float" office:value="-0.344992426457636">
            <text:p>-0.3449924265</text:p>
          </table:table-cell>
          <table:table-cell office:value-type="float" office:value="17.2364555363892">
            <text:p>17.2364555364</text:p>
          </table:table-cell>
          <table:table-cell table:formula="of:=[.G264]+NORMINV(RAND();0;[.$O$16])" office:value-type="float" office:value="2.12682677761305">
            <text:p>2.1268267776</text:p>
          </table:table-cell>
          <table:table-cell table:formula="of:=[.H264]+NORMINV(RAND();0;[.$O$16])" office:value-type="float" office:value="-0.334677805423104">
            <text:p>-0.3346778054</text:p>
          </table:table-cell>
          <table:table-cell table:formula="of:=[.I264]+NORMINV(RAND();0;[.$O$16])" office:value-type="float" office:value="17.1885360525466">
            <text:p>17.1885360525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.23618">
            <text:p>3.23618</text:p>
          </table:table-cell>
          <table:table-cell office:value-type="float" office:value="-0.66666">
            <text:p>-0.66666</text:p>
          </table:table-cell>
          <table:table-cell office:value-type="float" office:value="18.175">
            <text:p>18.175</text:p>
          </table:table-cell>
          <table:table-cell table:number-matrix-columns-spanned="3" table:number-matrix-rows-spanned="1" table:formula="of:=MMULT([.A265:.C265];[.$V$5:.$X$7])" office:value-type="float" office:value="3.20126827418623">
            <text:p>3.2012682742</text:p>
          </table:table-cell>
          <table:table-cell office:value-type="float" office:value="-0.619862054444879">
            <text:p>-0.6198620544</text:p>
          </table:table-cell>
          <table:table-cell office:value-type="float" office:value="18.1592404474126">
            <text:p>18.1592404474</text:p>
          </table:table-cell>
          <table:table-cell table:formula="of:=[.G265]+NORMINV(RAND();0;[.$O$16])" office:value-type="float" office:value="3.15314711420788">
            <text:p>3.1531471142</text:p>
          </table:table-cell>
          <table:table-cell table:formula="of:=[.H265]+NORMINV(RAND();0;[.$O$16])" office:value-type="float" office:value="-0.632580344255262">
            <text:p>-0.6325803443</text:p>
          </table:table-cell>
          <table:table-cell table:formula="of:=[.I265]+NORMINV(RAND();0;[.$O$16])" office:value-type="float" office:value="18.1333060127454">
            <text:p>18.1333060127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.2142">
            <text:p>1.2142</text:p>
          </table:table-cell>
          <table:table-cell office:value-type="float" office:value="2.05996">
            <text:p>2.05996</text:p>
          </table:table-cell>
          <table:table-cell office:value-type="float" office:value="21.3316">
            <text:p>21.3316</text:p>
          </table:table-cell>
          <table:table-cell table:number-matrix-columns-spanned="3" table:number-matrix-rows-spanned="1" table:formula="of:=MMULT([.A266:.C266];[.$V$5:.$X$7])" office:value-type="float" office:value="1.22158291927975">
            <text:p>1.2215829193</text:p>
          </table:table-cell>
          <table:table-cell office:value-type="float" office:value="2.05005772149728">
            <text:p>2.0500577215</text:p>
          </table:table-cell>
          <table:table-cell office:value-type="float" office:value="21.3254014865268">
            <text:p>21.3254014865</text:p>
          </table:table-cell>
          <table:table-cell table:formula="of:=[.G266]+NORMINV(RAND();0;[.$O$16])" office:value-type="float" office:value="1.23136233934771">
            <text:p>1.2313623393</text:p>
          </table:table-cell>
          <table:table-cell table:formula="of:=[.H266]+NORMINV(RAND();0;[.$O$16])" office:value-type="float" office:value="2.04738805623531">
            <text:p>2.0473880562</text:p>
          </table:table-cell>
          <table:table-cell table:formula="of:=[.I266]+NORMINV(RAND();0;[.$O$16])" office:value-type="float" office:value="21.3526946045935">
            <text:p>21.3526946046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.71277">
            <text:p>1.71277</text:p>
          </table:table-cell>
          <table:table-cell office:value-type="float" office:value="0.603992">
            <text:p>0.603992</text:p>
          </table:table-cell>
          <table:table-cell office:value-type="float" office:value="15.0467">
            <text:p>15.0467</text:p>
          </table:table-cell>
          <table:table-cell table:number-matrix-columns-spanned="3" table:number-matrix-rows-spanned="1" table:formula="of:=MMULT([.A267:.C267];[.$V$5:.$X$7])" office:value-type="float" office:value="1.66663280980751">
            <text:p>1.6666328098</text:p>
          </table:table-cell>
          <table:table-cell office:value-type="float" office:value="0.624664230143303">
            <text:p>0.6246642301</text:p>
          </table:table-cell>
          <table:table-cell office:value-type="float" office:value="15.0155628444423">
            <text:p>15.0155628444</text:p>
          </table:table-cell>
          <table:table-cell table:formula="of:=[.G267]+NORMINV(RAND();0;[.$O$16])" office:value-type="float" office:value="1.66799921406777">
            <text:p>1.6679992141</text:p>
          </table:table-cell>
          <table:table-cell table:formula="of:=[.H267]+NORMINV(RAND();0;[.$O$16])" office:value-type="float" office:value="0.651885354828491">
            <text:p>0.6518853548</text:p>
          </table:table-cell>
          <table:table-cell table:formula="of:=[.I267]+NORMINV(RAND();0;[.$O$16])" office:value-type="float" office:value="14.9866400524079">
            <text:p>14.9866400524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580088">
            <text:p>0.580088</text:p>
          </table:table-cell>
          <table:table-cell office:value-type="float" office:value="0.889198">
            <text:p>0.889198</text:p>
          </table:table-cell>
          <table:table-cell office:value-type="float" office:value="14.0917">
            <text:p>14.0917</text:p>
          </table:table-cell>
          <table:table-cell table:number-matrix-columns-spanned="3" table:number-matrix-rows-spanned="1" table:formula="of:=MMULT([.A268:.C268];[.$V$5:.$X$7])" office:value-type="float" office:value="0.580026785261065">
            <text:p>0.5800267853</text:p>
          </table:table-cell>
          <table:table-cell office:value-type="float" office:value="0.899533858130546">
            <text:p>0.8995338581</text:p>
          </table:table-cell>
          <table:table-cell office:value-type="float" office:value="14.0927779334189">
            <text:p>14.0927779334</text:p>
          </table:table-cell>
          <table:table-cell table:formula="of:=[.G268]+NORMINV(RAND();0;[.$O$16])" office:value-type="float" office:value="0.575031841110538">
            <text:p>0.5750318411</text:p>
          </table:table-cell>
          <table:table-cell table:formula="of:=[.H268]+NORMINV(RAND();0;[.$O$16])" office:value-type="float" office:value="0.879796734913289">
            <text:p>0.8797967349</text:p>
          </table:table-cell>
          <table:table-cell table:formula="of:=[.I268]+NORMINV(RAND();0;[.$O$16])" office:value-type="float" office:value="14.0993600856277">
            <text:p>14.0993600856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15192">
            <text:p>0.515192</text:p>
          </table:table-cell>
          <table:table-cell office:value-type="float" office:value="-0.227748">
            <text:p>-0.227748</text:p>
          </table:table-cell>
          <table:table-cell office:value-type="float" office:value="3.90265">
            <text:p>3.90265</text:p>
          </table:table-cell>
          <table:table-cell table:number-matrix-columns-spanned="3" table:number-matrix-rows-spanned="1" table:formula="of:=MMULT([.A269:.C269];[.$V$5:.$X$7])" office:value-type="float" office:value="0.512538337894413">
            <text:p>0.5125383379</text:p>
          </table:table-cell>
          <table:table-cell office:value-type="float" office:value="-0.262929816611715">
            <text:p>-0.2629298166</text:p>
          </table:table-cell>
          <table:table-cell office:value-type="float" office:value="3.89146964566719">
            <text:p>3.8914696457</text:p>
          </table:table-cell>
          <table:table-cell table:formula="of:=[.G269]+NORMINV(RAND();0;[.$O$16])" office:value-type="float" office:value="0.552737985068737">
            <text:p>0.5527379851</text:p>
          </table:table-cell>
          <table:table-cell table:formula="of:=[.H269]+NORMINV(RAND();0;[.$O$16])" office:value-type="float" office:value="-0.25483482731204">
            <text:p>-0.2548348273</text:p>
          </table:table-cell>
          <table:table-cell table:formula="of:=[.I269]+NORMINV(RAND();0;[.$O$16])" office:value-type="float" office:value="3.88970630020663">
            <text:p>3.8897063002</text:p>
          </table:table-cell>
          <table:table-cell table:number-columns-repeated="12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574304">
            <text:p>0.574304</text:p>
          </table:table-cell>
          <table:table-cell office:value-type="float" office:value="0.449646">
            <text:p>0.449646</text:p>
          </table:table-cell>
          <table:table-cell office:value-type="float" office:value="5.56397">
            <text:p>5.56397</text:p>
          </table:table-cell>
          <table:table-cell table:number-matrix-columns-spanned="3" table:number-matrix-rows-spanned="1" table:formula="of:=MMULT([.A270:.C270];[.$V$5:.$X$7])" office:value-type="float" office:value="0.577047235956548">
            <text:p>0.577047236</text:p>
          </table:table-cell>
          <table:table-cell office:value-type="float" office:value="0.443797023377509">
            <text:p>0.4437970234</text:p>
          </table:table-cell>
          <table:table-cell office:value-type="float" office:value="5.56204659938758">
            <text:p>5.5620465994</text:p>
          </table:table-cell>
          <table:table-cell table:formula="of:=[.G270]+NORMINV(RAND();0;[.$O$16])" office:value-type="float" office:value="0.571051271143977">
            <text:p>0.5710512711</text:p>
          </table:table-cell>
          <table:table-cell table:formula="of:=[.H270]+NORMINV(RAND();0;[.$O$16])" office:value-type="float" office:value="0.480341444524731">
            <text:p>0.4803414445</text:p>
          </table:table-cell>
          <table:table-cell table:formula="of:=[.I270]+NORMINV(RAND();0;[.$O$16])" office:value-type="float" office:value="5.59960457382372">
            <text:p>5.5996045738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table:number-columns-repeated="2" office:value-type="float" office:value="7">
            <text:p>7</text:p>
          </table:table-cell>
          <table:table-cell office:value-type="float" office:value="-0.834619">
            <text:p>-0.834619</text:p>
          </table:table-cell>
          <table:table-cell office:value-type="float" office:value="3.55445">
            <text:p>3.55445</text:p>
          </table:table-cell>
          <table:table-cell office:value-type="float" office:value="14.2897">
            <text:p>14.2897</text:p>
          </table:table-cell>
          <table:table-cell table:number-matrix-columns-spanned="3" table:number-matrix-rows-spanned="1" table:formula="of:=MMULT([.A271:.C271];[.$V$5:.$X$7])" office:value-type="float" office:value="-0.825590882993387">
            <text:p>-0.825590883</text:p>
          </table:table-cell>
          <table:table-cell office:value-type="float" office:value="3.55751382269718">
            <text:p>3.5575138227</text:p>
          </table:table-cell>
          <table:table-cell office:value-type="float" office:value="14.2902542378894">
            <text:p>14.2902542379</text:p>
          </table:table-cell>
          <table:table-cell table:formula="of:=[.G271]+NORMINV(RAND();0;[.$O$16])" office:value-type="float" office:value="-0.876803540678337">
            <text:p>-0.8768035407</text:p>
          </table:table-cell>
          <table:table-cell table:formula="of:=[.H271]+NORMINV(RAND();0;[.$O$16])" office:value-type="float" office:value="3.49323805364139">
            <text:p>3.4932380536</text:p>
          </table:table-cell>
          <table:table-cell table:formula="of:=[.I271]+NORMINV(RAND();0;[.$O$16])" office:value-type="float" office:value="14.2977989967607">
            <text:p>14.2977989968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.77483">
            <text:p>2.77483</text:p>
          </table:table-cell>
          <table:table-cell office:value-type="float" office:value="0.345519">
            <text:p>0.345519</text:p>
          </table:table-cell>
          <table:table-cell office:value-type="float" office:value="15.9421">
            <text:p>15.9421</text:p>
          </table:table-cell>
          <table:table-cell table:number-matrix-columns-spanned="3" table:number-matrix-rows-spanned="1" table:formula="of:=MMULT([.A272:.C272];[.$V$5:.$X$7])" office:value-type="float" office:value="2.75323883435395">
            <text:p>2.7532388344</text:p>
          </table:table-cell>
          <table:table-cell office:value-type="float" office:value="0.349794602156061">
            <text:p>0.3497946022</text:p>
          </table:table-cell>
          <table:table-cell office:value-type="float" office:value="15.9383477554658">
            <text:p>15.9383477555</text:p>
          </table:table-cell>
          <table:table-cell table:formula="of:=[.G272]+NORMINV(RAND();0;[.$O$16])" office:value-type="float" office:value="2.73363717614744">
            <text:p>2.7336371761</text:p>
          </table:table-cell>
          <table:table-cell table:formula="of:=[.H272]+NORMINV(RAND();0;[.$O$16])" office:value-type="float" office:value="0.355840005716859">
            <text:p>0.3558400057</text:p>
          </table:table-cell>
          <table:table-cell table:formula="of:=[.I272]+NORMINV(RAND();0;[.$O$16])" office:value-type="float" office:value="15.9226035489396">
            <text:p>15.9226035489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289485">
            <text:p>0.289485</text:p>
          </table:table-cell>
          <table:table-cell office:value-type="float" office:value="3.27528">
            <text:p>3.27528</text:p>
          </table:table-cell>
          <table:table-cell office:value-type="float" office:value="15.2584">
            <text:p>15.2584</text:p>
          </table:table-cell>
          <table:table-cell table:number-matrix-columns-spanned="3" table:number-matrix-rows-spanned="1" table:formula="of:=MMULT([.A273:.C273];[.$V$5:.$X$7])" office:value-type="float" office:value="0.261015141553058">
            <text:p>0.2610151416</text:p>
          </table:table-cell>
          <table:table-cell office:value-type="float" office:value="3.28264419470993">
            <text:p>3.2826441947</text:p>
          </table:table-cell>
          <table:table-cell office:value-type="float" office:value="15.2130391489128">
            <text:p>15.2130391489</text:p>
          </table:table-cell>
          <table:table-cell table:formula="of:=[.G273]+NORMINV(RAND();0;[.$O$16])" office:value-type="float" office:value="0.267644735983972">
            <text:p>0.267644736</text:p>
          </table:table-cell>
          <table:table-cell table:formula="of:=[.H273]+NORMINV(RAND();0;[.$O$16])" office:value-type="float" office:value="3.27961816500222">
            <text:p>3.279618165</text:p>
          </table:table-cell>
          <table:table-cell table:formula="of:=[.I273]+NORMINV(RAND();0;[.$O$16])" office:value-type="float" office:value="15.2397710376209">
            <text:p>15.2397710376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.01376">
            <text:p>2.01376</text:p>
          </table:table-cell>
          <table:table-cell office:value-type="float" office:value="4.18843">
            <text:p>4.18843</text:p>
          </table:table-cell>
          <table:table-cell office:value-type="float" office:value="23.4422">
            <text:p>23.4422</text:p>
          </table:table-cell>
          <table:table-cell table:number-matrix-columns-spanned="3" table:number-matrix-rows-spanned="1" table:formula="of:=MMULT([.A274:.C274];[.$V$5:.$X$7])" office:value-type="float" office:value="1.98917730011818">
            <text:p>1.9891773001</text:p>
          </table:table-cell>
          <table:table-cell office:value-type="float" office:value="4.15829843008942">
            <text:p>4.1582984301</text:p>
          </table:table-cell>
          <table:table-cell office:value-type="float" office:value="23.3684476130443">
            <text:p>23.368447613</text:p>
          </table:table-cell>
          <table:table-cell table:formula="of:=[.G274]+NORMINV(RAND();0;[.$O$16])" office:value-type="float" office:value="1.95255292887931">
            <text:p>1.9525529289</text:p>
          </table:table-cell>
          <table:table-cell table:formula="of:=[.H274]+NORMINV(RAND();0;[.$O$16])" office:value-type="float" office:value="4.13324367945877">
            <text:p>4.1332436795</text:p>
          </table:table-cell>
          <table:table-cell table:formula="of:=[.I274]+NORMINV(RAND();0;[.$O$16])" office:value-type="float" office:value="23.4134721779885">
            <text:p>23.413472178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.2292">
            <text:p>4.2292</text:p>
          </table:table-cell>
          <table:table-cell office:value-type="float" office:value="3.63485">
            <text:p>3.63485</text:p>
          </table:table-cell>
          <table:table-cell office:value-type="float" office:value="25.2693">
            <text:p>25.2693</text:p>
          </table:table-cell>
          <table:table-cell table:number-matrix-columns-spanned="3" table:number-matrix-rows-spanned="1" table:formula="of:=MMULT([.A275:.C275];[.$V$5:.$X$7])" office:value-type="float" office:value="4.16238934921107">
            <text:p>4.1623893492</text:p>
          </table:table-cell>
          <table:table-cell office:value-type="float" office:value="3.60855917411494">
            <text:p>3.6085591741</text:p>
          </table:table-cell>
          <table:table-cell office:value-type="float" office:value="25.2140174350912">
            <text:p>25.2140174351</text:p>
          </table:table-cell>
          <table:table-cell table:formula="of:=[.G275]+NORMINV(RAND();0;[.$O$16])" office:value-type="float" office:value="4.16844195357969">
            <text:p>4.1684419536</text:p>
          </table:table-cell>
          <table:table-cell table:formula="of:=[.H275]+NORMINV(RAND();0;[.$O$16])" office:value-type="float" office:value="3.58309836642622">
            <text:p>3.5830983664</text:p>
          </table:table-cell>
          <table:table-cell table:formula="of:=[.I275]+NORMINV(RAND();0;[.$O$16])" office:value-type="float" office:value="25.2004902642649">
            <text:p>25.2004902643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-0.137658">
            <text:p>-0.137658</text:p>
          </table:table-cell>
          <table:table-cell office:value-type="float" office:value="4.69509">
            <text:p>4.69509</text:p>
          </table:table-cell>
          <table:table-cell office:value-type="float" office:value="21.5569">
            <text:p>21.5569</text:p>
          </table:table-cell>
          <table:table-cell table:number-matrix-columns-spanned="3" table:number-matrix-rows-spanned="1" table:formula="of:=MMULT([.A276:.C276];[.$V$5:.$X$7])" office:value-type="float" office:value="-0.184034748974703">
            <text:p>-0.184034749</text:p>
          </table:table-cell>
          <table:table-cell office:value-type="float" office:value="4.70803768606391">
            <text:p>4.7080376861</text:p>
          </table:table-cell>
          <table:table-cell office:value-type="float" office:value="21.5228777909973">
            <text:p>21.522877791</text:p>
          </table:table-cell>
          <table:table-cell table:formula="of:=[.G276]+NORMINV(RAND();0;[.$O$16])" office:value-type="float" office:value="-0.22263331029246">
            <text:p>-0.2226333103</text:p>
          </table:table-cell>
          <table:table-cell table:formula="of:=[.H276]+NORMINV(RAND();0;[.$O$16])" office:value-type="float" office:value="4.69580020811555">
            <text:p>4.6958002081</text:p>
          </table:table-cell>
          <table:table-cell table:formula="of:=[.I276]+NORMINV(RAND();0;[.$O$16])" office:value-type="float" office:value="21.5282574447282">
            <text:p>21.5282574447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.5165">
            <text:p>1.5165</text:p>
          </table:table-cell>
          <table:table-cell office:value-type="float" office:value="-0.677687">
            <text:p>-0.677687</text:p>
          </table:table-cell>
          <table:table-cell office:value-type="float" office:value="11.6851">
            <text:p>11.6851</text:p>
          </table:table-cell>
          <table:table-cell table:number-matrix-columns-spanned="3" table:number-matrix-rows-spanned="1" table:formula="of:=MMULT([.A277:.C277];[.$V$5:.$X$7])" office:value-type="float" office:value="1.53761501368324">
            <text:p>1.5376150137</text:p>
          </table:table-cell>
          <table:table-cell office:value-type="float" office:value="-0.788789449835145">
            <text:p>-0.7887894498</text:p>
          </table:table-cell>
          <table:table-cell office:value-type="float" office:value="11.6744089370016">
            <text:p>11.674408937</text:p>
          </table:table-cell>
          <table:table-cell table:formula="of:=[.G277]+NORMINV(RAND();0;[.$O$16])" office:value-type="float" office:value="1.52642692888927">
            <text:p>1.5264269289</text:p>
          </table:table-cell>
          <table:table-cell table:formula="of:=[.H277]+NORMINV(RAND();0;[.$O$16])" office:value-type="float" office:value="-0.750476602686158">
            <text:p>-0.7504766027</text:p>
          </table:table-cell>
          <table:table-cell table:formula="of:=[.I277]+NORMINV(RAND();0;[.$O$16])" office:value-type="float" office:value="11.6614854431624">
            <text:p>11.6614854432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.90079">
            <text:p>1.90079</text:p>
          </table:table-cell>
          <table:table-cell office:value-type="float" office:value="3.51813">
            <text:p>3.51813</text:p>
          </table:table-cell>
          <table:table-cell office:value-type="float" office:value="21.7397">
            <text:p>21.7397</text:p>
          </table:table-cell>
          <table:table-cell table:number-matrix-columns-spanned="3" table:number-matrix-rows-spanned="1" table:formula="of:=MMULT([.A278:.C278];[.$V$5:.$X$7])" office:value-type="float" office:value="1.92466840205605">
            <text:p>1.9246684021</text:p>
          </table:table-cell>
          <table:table-cell office:value-type="float" office:value="3.4515715901002">
            <text:p>3.4515715901</text:p>
          </table:table-cell>
          <table:table-cell office:value-type="float" office:value="21.6978706593239">
            <text:p>21.6978706593</text:p>
          </table:table-cell>
          <table:table-cell table:formula="of:=[.G278]+NORMINV(RAND();0;[.$O$16])" office:value-type="float" office:value="1.95089983697093">
            <text:p>1.950899837</text:p>
          </table:table-cell>
          <table:table-cell table:formula="of:=[.H278]+NORMINV(RAND();0;[.$O$16])" office:value-type="float" office:value="3.46025041952206">
            <text:p>3.4602504195</text:p>
          </table:table-cell>
          <table:table-cell table:formula="of:=[.I278]+NORMINV(RAND();0;[.$O$16])" office:value-type="float" office:value="21.7061806424608">
            <text:p>21.7061806425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.07771">
            <text:p>4.07771</text:p>
          </table:table-cell>
          <table:table-cell office:value-type="float" office:value="2.14336">
            <text:p>2.14336</text:p>
          </table:table-cell>
          <table:table-cell office:value-type="float" office:value="21.9077">
            <text:p>21.9077</text:p>
          </table:table-cell>
          <table:table-cell table:number-matrix-columns-spanned="3" table:number-matrix-rows-spanned="1" table:formula="of:=MMULT([.A279:.C279];[.$V$5:.$X$7])" office:value-type="float" office:value="4.0333715530868">
            <text:p>4.0333715531</text:p>
          </table:table-cell>
          <table:table-cell office:value-type="float" office:value="2.19510549413649">
            <text:p>2.1951054941</text:p>
          </table:table-cell>
          <table:table-cell office:value-type="float" office:value="21.8728635276504">
            <text:p>21.8728635277</text:p>
          </table:table-cell>
          <table:table-cell table:formula="of:=[.G279]+NORMINV(RAND();0;[.$O$16])" office:value-type="float" office:value="4.02219378788185">
            <text:p>4.0221937879</text:p>
          </table:table-cell>
          <table:table-cell table:formula="of:=[.H279]+NORMINV(RAND();0;[.$O$16])" office:value-type="float" office:value="2.18414410585053">
            <text:p>2.1841441059</text:p>
          </table:table-cell>
          <table:table-cell table:formula="of:=[.I279]+NORMINV(RAND();0;[.$O$16])" office:value-type="float" office:value="21.8195088511869">
            <text:p>21.8195088512</text:p>
          </table:table-cell>
          <table:table-cell table:number-columns-repeated="12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.26048">
            <text:p>1.26048</text:p>
          </table:table-cell>
          <table:table-cell office:value-type="float" office:value="1.57782">
            <text:p>1.57782</text:p>
          </table:table-cell>
          <table:table-cell office:value-type="float" office:value="12.8204">
            <text:p>12.8204</text:p>
          </table:table-cell>
          <table:table-cell table:number-matrix-columns-spanned="3" table:number-matrix-rows-spanned="1" table:formula="of:=MMULT([.A280:.C280];[.$V$5:.$X$7])" office:value-type="float" office:value="1.21860336997523">
            <text:p>1.21860337</text:p>
          </table:table-cell>
          <table:table-cell office:value-type="float" office:value="1.59432088674424">
            <text:p>1.5943208867</text:p>
          </table:table-cell>
          <table:table-cell office:value-type="float" office:value="12.7946701524955">
            <text:p>12.7946701525</text:p>
          </table:table-cell>
          <table:table-cell table:formula="of:=[.G280]+NORMINV(RAND();0;[.$O$16])" office:value-type="float" office:value="1.22044993557691">
            <text:p>1.2204499356</text:p>
          </table:table-cell>
          <table:table-cell table:formula="of:=[.H280]+NORMINV(RAND();0;[.$O$16])" office:value-type="float" office:value="1.58531388023124">
            <text:p>1.5853138802</text:p>
          </table:table-cell>
          <table:table-cell table:formula="of:=[.I280]+NORMINV(RAND();0;[.$O$16])" office:value-type="float" office:value="12.7939197971422">
            <text:p>12.7939197971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208523">
            <text:p>0.208523</text:p>
          </table:table-cell>
          <table:table-cell office:value-type="float" office:value="3.05795">
            <text:p>3.05795</text:p>
          </table:table-cell>
          <table:table-cell office:value-type="float" office:value="22.1532">
            <text:p>22.1532</text:p>
          </table:table-cell>
          <table:table-cell table:number-matrix-columns-spanned="3" table:number-matrix-rows-spanned="1" table:formula="of:=MMULT([.A281:.C281];[.$V$5:.$X$7])" office:value-type="float" office:value="0.199485792795441">
            <text:p>0.1994857928</text:p>
          </table:table-cell>
          <table:table-cell office:value-type="float" office:value="3.03165418947375">
            <text:p>3.0316541895</text:p>
          </table:table-cell>
          <table:table-cell office:value-type="float" office:value="22.0731935292238">
            <text:p>22.0731935292</text:p>
          </table:table-cell>
          <table:table-cell table:formula="of:=[.G281]+NORMINV(RAND();0;[.$O$16])" office:value-type="float" office:value="0.171963809989631">
            <text:p>0.17196381</text:p>
          </table:table-cell>
          <table:table-cell table:formula="of:=[.H281]+NORMINV(RAND();0;[.$O$16])" office:value-type="float" office:value="3.02313607334929">
            <text:p>3.0231360733</text:p>
          </table:table-cell>
          <table:table-cell table:formula="of:=[.I281]+NORMINV(RAND();0;[.$O$16])" office:value-type="float" office:value="22.0713365244522">
            <text:p>22.0713365245</text:p>
          </table:table-cell>
          <table:table-cell table:number-columns-repeated="12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528482">
            <text:p>0.528482</text:p>
          </table:table-cell>
          <table:table-cell office:value-type="float" office:value="0.180322">
            <text:p>0.180322</text:p>
          </table:table-cell>
          <table:table-cell office:value-type="float" office:value="12.4502">
            <text:p>12.4502</text:p>
          </table:table-cell>
          <table:table-cell table:number-matrix-columns-spanned="3" table:number-matrix-rows-spanned="1" table:formula="of:=MMULT([.A282:.C282];[.$V$5:.$X$7])" office:value-type="float" office:value="0.51551788719893">
            <text:p>0.5155178872</text:p>
          </table:table-cell>
          <table:table-cell office:value-type="float" office:value="0.192807018141322">
            <text:p>0.1928070181</text:p>
          </table:table-cell>
          <table:table-cell office:value-type="float" office:value="12.4222009796985">
            <text:p>12.4222009797</text:p>
          </table:table-cell>
          <table:table-cell table:formula="of:=[.G282]+NORMINV(RAND();0;[.$O$16])" office:value-type="float" office:value="0.539151113980086">
            <text:p>0.539151114</text:p>
          </table:table-cell>
          <table:table-cell table:formula="of:=[.H282]+NORMINV(RAND();0;[.$O$16])" office:value-type="float" office:value="0.201329273764764">
            <text:p>0.2013292738</text:p>
          </table:table-cell>
          <table:table-cell table:formula="of:=[.I282]+NORMINV(RAND();0;[.$O$16])" office:value-type="float" office:value="12.438769015261">
            <text:p>12.4387690153</text:p>
          </table:table-cell>
          <table:table-cell table:number-columns-repeated="12"/>
        </table:table-row>
        <table:table-row table:style-name="ro3">
          <table:table-cell office:value-type="float" office:value="-5">
            <text:p>-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-0.631247">
            <text:p>-0.631247</text:p>
          </table:table-cell>
          <table:table-cell office:value-type="float" office:value="0.934003">
            <text:p>0.934003</text:p>
          </table:table-cell>
          <table:table-cell office:value-type="float" office:value="20.0085">
            <text:p>20.0085</text:p>
          </table:table-cell>
          <table:table-cell table:number-matrix-columns-spanned="3" table:number-matrix-rows-spanned="1" table:formula="of:=MMULT([.A283:.C283];[.$V$5:.$X$7])" office:value-type="float" office:value="-0.568108588042996">
            <text:p>-0.568108588</text:p>
          </table:table-cell>
          <table:table-cell office:value-type="float" office:value="0.923413480881601">
            <text:p>0.9234134809</text:p>
          </table:table-cell>
          <table:table-cell office:value-type="float" office:value="20.0301474027063">
            <text:p>20.0301474027</text:p>
          </table:table-cell>
          <table:table-cell table:formula="of:=[.G283]+NORMINV(RAND();0;[.$O$16])" office:value-type="float" office:value="-0.569112189114181">
            <text:p>-0.5691121891</text:p>
          </table:table-cell>
          <table:table-cell table:formula="of:=[.H283]+NORMINV(RAND();0;[.$O$16])" office:value-type="float" office:value="0.938409917433944">
            <text:p>0.9384099174</text:p>
          </table:table-cell>
          <table:table-cell table:formula="of:=[.I283]+NORMINV(RAND();0;[.$O$16])" office:value-type="float" office:value="20.039448022426">
            <text:p>20.0394480224</text:p>
          </table:table-cell>
          <table:table-cell table:number-columns-repeated="12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11088">
            <text:p>0.11088</text:p>
          </table:table-cell>
          <table:table-cell office:value-type="float" office:value="1.58696">
            <text:p>1.58696</text:p>
          </table:table-cell>
          <table:table-cell office:value-type="float" office:value="18.7597">
            <text:p>18.7597</text:p>
          </table:table-cell>
          <table:table-cell table:number-matrix-columns-spanned="3" table:number-matrix-rows-spanned="1" table:formula="of:=MMULT([.A284:.C284];[.$V$5:.$X$7])" office:value-type="float" office:value="0.0704679966711712">
            <text:p>0.0704679967</text:p>
          </table:table-cell>
          <table:table-cell office:value-type="float" office:value="1.6182005094953">
            <text:p>1.6182005095</text:p>
          </table:table-cell>
          <table:table-cell office:value-type="float" office:value="18.732039621783">
            <text:p>18.7320396218</text:p>
          </table:table-cell>
          <table:table-cell table:formula="of:=[.G284]+NORMINV(RAND();0;[.$O$16])" office:value-type="float" office:value="0.0681249332938507">
            <text:p>0.0681249333</text:p>
          </table:table-cell>
          <table:table-cell table:formula="of:=[.H284]+NORMINV(RAND();0;[.$O$16])" office:value-type="float" office:value="1.62913514311249">
            <text:p>1.6291351431</text:p>
          </table:table-cell>
          <table:table-cell table:formula="of:=[.I284]+NORMINV(RAND();0;[.$O$16])" office:value-type="float" office:value="18.7281225442131">
            <text:p>18.7281225442</text:p>
          </table:table-cell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5/03/2013</text:date>, <text:time>11:2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 Mikkelson</meta:initial-creator>
    <meta:creation-date>2013-05-03T10:07:32</meta:creation-date>
    <dc:date>2013-05-03T11:28:50</dc:date>
    <dc:creator>Ruth Mikkelson</dc:creator>
    <meta:editing-duration>PT5M36S</meta:editing-duration>
    <meta:editing-cycles>1</meta:editing-cycles>
    <meta:document-statistic meta:table-count="3" meta:cell-count="3498" meta:object-count="0"/>
    <meta:generator>LibreOffice/3.4$Unix LibreOffice_project/340m1$Build-502</meta:generator>
  </office:meta>
</office:document-meta>
</file>